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509cm"/>
    </style:style>
    <style:style style:name="co3" style:family="table-column">
      <style:table-column-properties fo:break-before="auto" style:column-width="2.879cm"/>
    </style:style>
    <style:style style:name="co4" style:family="table-column">
      <style:table-column-properties fo:break-before="auto" style:column-width="3.429cm"/>
    </style:style>
    <style:style style:name="co5" style:family="table-column">
      <style:table-column-properties fo:break-before="auto" style:column-width="3.052cm"/>
    </style:style>
    <style:style style:name="co6" style:family="table-column">
      <style:table-column-properties fo:break-before="auto" style:column-width="3.12cm"/>
    </style:style>
    <style:style style:name="co7" style:family="table-column">
      <style:table-column-properties fo:break-before="auto" style:column-width="2.983cm"/>
    </style:style>
    <style:style style:name="co8" style:family="table-column">
      <style:table-column-properties fo:break-before="auto" style:column-width="3.134cm"/>
    </style:style>
    <style:style style:name="co10" style:family="table-column">
      <style:table-column-properties fo:break-before="auto" style:column-width="3.295cm"/>
    </style:style>
    <style:style style:name="co11" style:family="table-column">
      <style:table-column-properties fo:break-before="auto" style:column-width="3.634cm"/>
    </style:style>
    <style:style style:name="co12" style:family="table-column">
      <style:table-column-properties fo:break-before="auto" style:column-width="3.156cm"/>
    </style:style>
    <style:style style:name="co13" style:family="table-column">
      <style:table-column-properties fo:break-before="auto" style:column-width="3.399cm"/>
    </style:style>
    <style:style style:name="co14" style:family="table-column">
      <style:table-column-properties fo:break-before="auto" style:column-width="3.274cm"/>
    </style:style>
    <style:style style:name="co15" style:family="table-column">
      <style:table-column-properties fo:break-before="auto" style:column-width="3.328cm"/>
    </style:style>
    <style:style style:name="co16" style:family="table-column">
      <style:table-column-properties fo:break-before="auto" style:column-width="3.302cm"/>
    </style:style>
    <style:style style:name="co17" style:family="table-column">
      <style:table-column-properties fo:break-before="auto" style:column-width="3.778cm"/>
    </style:style>
    <style:style style:name="co18" style:family="table-column">
      <style:table-column-properties fo:break-before="auto" style:column-width="5.95cm"/>
    </style:style>
    <style:style style:name="co19" style:family="table-column">
      <style:table-column-properties fo:break-before="auto" style:column-width="1.229cm"/>
    </style:style>
    <style:style style:name="co20" style:family="table-column">
      <style:table-column-properties fo:break-before="auto" style:column-width="1.295cm"/>
    </style:style>
    <style:style style:name="co21" style:family="table-column">
      <style:table-column-properties fo:break-before="auto" style:column-width="4.161cm"/>
    </style:style>
    <style:style style:name="co22" style:family="table-column">
      <style:table-column-properties fo:break-before="auto" style:column-width="8.04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9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6600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1" style:family="table-cell" style:parent-style-name="Default">
      <style:table-cell-properties fo:border-bottom="none" fo:border-left="none" fo:border-right="none" fo:border-top="0.002cm solid #000000"/>
    </style:style>
    <style:style style:name="ce12" style:family="table-cell" style:parent-style-name="Default">
      <style:table-cell-properties fo:background-color="#ff00cc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66ffff"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99ff66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17" style:family="table-cell" style:parent-style-name="Default">
      <style:table-cell-properties fo:border-bottom="none" fo:background-color="#99ff66" style:text-align-source="fix" style:repeat-content="false" fo:border-left="none" fo:border-right="0.002cm solid #000000" fo:border-top="none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22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4" style:family="table-cell" style:parent-style-name="Default" style:data-style-name="N11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</office:automatic-styles>
  <office:body>
    <office:spreadsheet>
      <table:table table:name="Tabelle1" table:style-name="ta1" table:print="false"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number-columns-repeated="2" table:default-cell-style-name="ce1"/>
        <table:table-column table:style-name="co11" table:number-columns-repeated="2" table:default-cell-style-name="ce1"/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9" table:number-columns-repeated="2" table:default-cell-style-name="ce1"/>
        <table:table-column table:style-name="co18" table:default-cell-style-name="ce1"/>
        <table:table-column table:style-name="co19" table:number-columns-repeated="5" table:default-cell-style-name="ce1"/>
        <table:table-column table:style-name="co20" table:number-columns-repeated="4" table:default-cell-style-name="ce1"/>
        <table:table-column table:style-name="co21" table:default-cell-style-name="ce1"/>
        <table:table-column table:style-name="co19" table:number-columns-repeated="9" table:default-cell-style-name="ce1"/>
        <table:table-column table:style-name="co22" table:default-cell-style-name="ce1"/>
        <table:table-column table:style-name="co19" table:number-columns-repeated="9" table:default-cell-style-name="ce1"/>
        <table:table-column table:style-name="co9" table:number-columns-repeated="967" table:default-cell-style-name="ce1"/>
        <table:table-row table:style-name="ro1">
          <table:table-cell office:value-type="string">
            <text:p>VORAUSWAHL: GPT-4o SO, NoReas</text:p>
          </table:table-cell>
          <table:table-cell office:value-type="string">
            <text:p>Zeit</text:p>
          </table:table-cell>
          <table:table-cell office:value-type="string">
            <text:p>Tokenverbr.</text:p>
          </table:table-cell>
          <table:table-cell table:number-columns-repeated="2"/>
          <table:table-cell office:value-type="string">
            <text:p>Syntax-Regeln</text:p>
          </table:table-cell>
          <table:table-cell table:style-name="Default"/>
          <table:table-cell table:number-columns-repeated="5"/>
          <table:table-cell office:value-type="string">
            <text:p>Semantik-Regeln</text:p>
          </table:table-cell>
          <table:table-cell table:style-name="Default"/>
          <table:table-cell table:number-columns-repeated="11"/>
          <table:table-cell office:value-type="string">
            <text:p>*</text:p>
          </table:table-cell>
          <table:table-cell office:value-type="string">
            <text:p>Conf1</text:p>
          </table:table-cell>
          <table:table-cell office:value-type="string">
            <text:p>Conf2</text:p>
          </table:table-cell>
          <table:table-cell office:value-type="string">
            <text:p>Conf3</text:p>
          </table:table-cell>
          <table:table-cell office:value-type="string">
            <text:p>Conf4</text:p>
          </table:table-cell>
          <table:table-cell office:value-type="string">
            <text:p>Conf5</text:p>
          </table:table-cell>
          <table:table-cell office:value-type="string">
            <text:p>TK-2</text:p>
          </table:table-cell>
          <table:table-cell office:value-type="string">
            <text:p>TK-3</text:p>
          </table:table-cell>
          <table:table-cell office:value-type="string">
            <text:p>PK-2</text:p>
          </table:table-cell>
          <table:table-cell office:value-type="string">
            <text:p>PK-3</text:p>
          </table:table-cell>
          <table:table-cell office:value-type="string">
            <text:p>**</text:p>
          </table:table-cell>
          <table:table-cell office:value-type="string">
            <text:p>Conf1</text:p>
          </table:table-cell>
          <table:table-cell office:value-type="string">
            <text:p>Conf2</text:p>
          </table:table-cell>
          <table:table-cell office:value-type="string">
            <text:p>Conf3</text:p>
          </table:table-cell>
          <table:table-cell office:value-type="string">
            <text:p>Conf4</text:p>
          </table:table-cell>
          <table:table-cell office:value-type="string">
            <text:p>Conf5</text:p>
          </table:table-cell>
          <table:table-cell office:value-type="string">
            <text:p>TK-2</text:p>
          </table:table-cell>
          <table:table-cell office:value-type="string">
            <text:p>TK-3</text:p>
          </table:table-cell>
          <table:table-cell office:value-type="string">
            <text:p>PK-2</text:p>
          </table:table-cell>
          <table:table-cell office:value-type="string">
            <text:p>PK-3</text:p>
          </table:table-cell>
          <table:table-cell office:value-type="string">
            <text:p>*** (I = Image, NNI = Not Necessarily Image)</text:p>
          </table:table-cell>
          <table:table-cell office:value-type="string">
            <text:p>Conf1</text:p>
          </table:table-cell>
          <table:table-cell office:value-type="string">
            <text:p>Conf2</text:p>
          </table:table-cell>
          <table:table-cell office:value-type="string">
            <text:p>Conf3</text:p>
          </table:table-cell>
          <table:table-cell office:value-type="string">
            <text:p>Conf4</text:p>
          </table:table-cell>
          <table:table-cell office:value-type="string">
            <text:p>Conf5</text:p>
          </table:table-cell>
          <table:table-cell office:value-type="string">
            <text:p>TK-2</text:p>
          </table:table-cell>
          <table:table-cell office:value-type="string">
            <text:p>TK-3</text:p>
          </table:table-cell>
          <table:table-cell office:value-type="string">
            <text:p>PK-2</text:p>
          </table:table-cell>
          <table:table-cell office:value-type="string">
            <text:p>PK-3</text:p>
          </table:table-cell>
          <table:table-cell table:number-columns-repeated="967"/>
        </table:table-row>
        <table:table-row table:style-name="ro1">
          <table:table-cell office:value-type="string">
            <text:p>Template</text:p>
          </table:table-cell>
          <table:table-cell/>
          <table:table-cell office:value-type="string">
            <text:p>Prompt-Tokens</text:p>
          </table:table-cell>
          <table:table-cell office:value-type="string">
            <text:p>Completion-Tokens</text:p>
          </table:table-cell>
          <table:table-cell office:value-type="string">
            <text:p>Total Tokens</text:p>
          </table:table-cell>
          <table:table-cell table:style-name="ce9" office:value-type="string">
            <text:p>JSON-Parsing</text:p>
          </table:table-cell>
          <table:table-cell table:style-name="ce9" office:value-type="string">
            <text:p>Prop-Vollst.</text:p>
          </table:table-cell>
          <table:table-cell table:style-name="ce9" office:value-type="string">
            <text:p>Datentyp-Korr.</text:p>
          </table:table-cell>
          <table:table-cell table:style-name="ce12" office:value-type="string">
            <text:p>Img-Formate</text:p>
          </table:table-cell>
          <table:table-cell table:style-name="ce12" office:value-type="string">
            <text:p>HexColor-Konv.</text:p>
          </table:table-cell>
          <table:table-cell table:style-name="ce12" office:value-type="string">
            <text:p>PathToShape-Frmt</text:p>
          </table:table-cell>
          <table:table-cell table:style-name="ce12" office:value-type="string">
            <text:p>Form- vs ImgShape</text:p>
          </table:table-cell>
          <table:table-cell table:style-name="ce13" office:value-type="string">
            <text:p>Temp.Min/Max</text:p>
          </table:table-cell>
          <table:table-cell table:style-name="ce13" office:value-type="string">
            <text:p>Img quadrat.</text:p>
          </table:table-cell>
          <table:table-cell table:style-name="ce13" office:value-type="string">
            <text:p>Mindestabstand</text:p>
          </table:table-cell>
          <table:table-cell table:style-name="ce13" office:value-type="string">
            <text:p>Enthaltenheit</text:p>
          </table:table-cell>
          <table:table-cell table:style-name="ce13" office:value-type="string">
            <text:p>Leerraumregel</text:p>
          </table:table-cell>
          <table:table-cell table:style-name="ce15" office:value-type="string">
            <text:p>DomObjTypeName</text:p>
          </table:table-cell>
          <table:table-cell table:style-name="ce15" office:value-type="string">
            <text:p>#NotBehav=#Vis</text:p>
          </table:table-cell>
          <table:table-cell table:style-name="ce15" office:value-type="string">
            <text:p>Shape-Vollst. *</text:p>
          </table:table-cell>
          <table:table-cell table:style-name="ce15" office:value-type="string">
            <text:p>State-Vollst. **</text:p>
          </table:table-cell>
          <table:table-cell table:style-name="ce15" office:value-type="string">
            <text:p>Img-Vollst. ***</text:p>
          </table:table-cell>
          <table:table-cell table:number-columns-repeated="3"/>
          <table:table-cell table:style-name="ce20" office:value-type="string">
            <text:p>Conveyor</text:p>
          </table:table-cell>
          <table:table-cell table:style-name="ce23" table:number-columns-repeated="29"/>
          <table:table-cell table:number-columns-repeated="967"/>
        </table:table-row>
        <table:table-row table:style-name="ro1">
          <table:table-cell office:value-type="string">
            <text:p>Conveyor</text:p>
          </table:table-cell>
          <table:table-cell office:value-type="float" office:value="14.511">
            <text:p>14,511</text:p>
          </table:table-cell>
          <table:table-cell office:value-type="float" office:value="9691">
            <text:p>9691</text:p>
          </table:table-cell>
          <table:table-cell office:value-type="float" office:value="2069">
            <text:p>2069</text:p>
          </table:table-cell>
          <table:table-cell table:formula="of:= SUM([.C3:.D3])" office:value-type="float" office:value="11760">
            <text:p>11760</text:p>
          </table:table-cell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table:formula="of:=100 * 8/10" office:value-type="float" office:value="80">
            <text:p>80</text:p>
          </table:table-cell>
          <table:table-cell table:formula="of:=100 * 8/10" office:value-type="float" office:value="80">
            <text:p>80</text:p>
          </table:table-cell>
          <table:table-cell table:number-columns-repeated="3"/>
          <table:table-cell table:style-name="ce21" office:value-type="string">
            <text:p>Speed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 office:value-type="string">
            <text:p>/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Off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string">
            <text:p>/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conveyorSpeed_stopped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string">
            <text:p>/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office:value-type="string">
            <text:p>ServiceStaff</text:p>
          </table:table-cell>
          <table:table-cell office:value-type="float" office:value="20.662">
            <text:p>20,662</text:p>
          </table:table-cell>
          <table:table-cell office:value-type="float" office:value="9422">
            <text:p>9422</text:p>
          </table:table-cell>
          <table:table-cell office:value-type="float" office:value="2319">
            <text:p>2319</text:p>
          </table:table-cell>
          <table:table-cell table:formula="of:= SUM([.C4:.D4])" office:value-type="float" office:value="11741">
            <text:p>11741</text:p>
          </table:table-cell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100">
            <text:p>100</text:p>
          </table:table-cell>
          <table:table-cell table:number-columns-repeated="3"/>
          <table:table-cell table:style-name="ce21" table:number-columns-repeated="10"/>
          <table:table-cell table:style-name="ce21" office:value-type="string">
            <text:p>Slow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 office:value-type="string">
            <text:p>/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conveyorSpeed_slow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 office:value-type="string">
            <text:p>/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office:value-type="string">
            <text:p>ConferenceRoom</text:p>
          </table:table-cell>
          <table:table-cell office:value-type="float" office:value="12.664">
            <text:p>12,664</text:p>
          </table:table-cell>
          <table:table-cell office:value-type="float" office:value="9191">
            <text:p>9191</text:p>
          </table:table-cell>
          <table:table-cell office:value-type="float" office:value="1699">
            <text:p>1699</text:p>
          </table:table-cell>
          <table:table-cell table:formula="of:= SUM([.C5:.D5])" office:value-type="float" office:value="10890">
            <text:p>10890</text:p>
          </table:table-cell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100 * 2/3" office:value-type="float" office:value="66.6666666666667">
            <text:p>66,6666666667</text:p>
          </table:table-cell>
          <table:table-cell table:formula="of:=100 * 6/9" office:value-type="float" office:value="66.6666666666667">
            <text:p>66,6666666667</text:p>
          </table:table-cell>
          <table:table-cell table:formula="of:=100*2/9" office:value-type="float" office:value="22.2222222222222">
            <text:p>22,2222222222</text:p>
          </table:table-cell>
          <table:table-cell table:number-columns-repeated="3"/>
          <table:table-cell table:style-name="ce21" table:number-columns-repeated="10"/>
          <table:table-cell table:style-name="ce21" office:value-type="string">
            <text:p>Medium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 office:value-type="string">
            <text:p>/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conveyorSpeed_medium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 office:value-type="string">
            <text:p>/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office:value-type="string">
            <text:p>CoolingUnit</text:p>
          </table:table-cell>
          <table:table-cell office:value-type="float" office:value="22.283">
            <text:p>22,283</text:p>
          </table:table-cell>
          <table:table-cell office:value-type="float" office:value="10360">
            <text:p>10360</text:p>
          </table:table-cell>
          <table:table-cell office:value-type="float" office:value="1391">
            <text:p>1391</text:p>
          </table:table-cell>
          <table:table-cell table:formula="of:= SUM([.C6:.D6])" office:value-type="float" office:value="11751">
            <text:p>11751</text:p>
          </table:table-cell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100 * 2/3" office:value-type="float" office:value="66.6666666666667">
            <text:p>66,6666666667</text:p>
          </table:table-cell>
          <table:table-cell table:formula="of:=100*6/9" office:value-type="float" office:value="66.6666666666667">
            <text:p>66,6666666667</text:p>
          </table:table-cell>
          <table:table-cell table:formula="of:=100 * 0/9" office:value-type="float" office:value="0">
            <text:p>0</text:p>
          </table:table-cell>
          <table:table-cell table:number-columns-repeated="3"/>
          <table:table-cell table:style-name="ce21" table:number-columns-repeated="10"/>
          <table:table-cell table:style-name="ce21" office:value-type="string">
            <text:p>Fast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 office:value-type="string">
            <text:p>/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conveyorSpeed_fast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 office:value-type="string">
            <text:p>/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office:value-type="string">
            <text:p>Forklift</text:p>
          </table:table-cell>
          <table:table-cell office:value-type="float" office:value="19.432">
            <text:p>19,432</text:p>
          </table:table-cell>
          <table:table-cell office:value-type="float" office:value="9841">
            <text:p>9841</text:p>
          </table:table-cell>
          <table:table-cell office:value-type="float" office:value="1592">
            <text:p>1592</text:p>
          </table:table-cell>
          <table:table-cell table:formula="of:= SUM([.C7:.D7])" office:value-type="float" office:value="11433">
            <text:p>11433</text:p>
          </table:table-cell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100 * 1/3" office:value-type="float" office:value="33.3333333333333">
            <text:p>33,3333333333</text:p>
          </table:table-cell>
          <table:table-cell table:formula="of:=100*3/14" office:value-type="float" office:value="21.4285714285714">
            <text:p>21,4285714286</text:p>
          </table:table-cell>
          <table:table-cell table:formula="of:=100*3/14" office:value-type="float" office:value="21.4285714285714">
            <text:p>21,4285714286</text:p>
          </table:table-cell>
          <table:table-cell table:number-columns-repeated="3"/>
          <table:table-cell table:style-name="ce21" table:number-columns-repeated="30"/>
          <table:table-cell table:number-columns-repeated="15"/>
          <table:table-cell office:value-type="string">
            <text:p>Minimalistisch</text:p>
          </table:table-cell>
          <table:table-cell table:number-columns-repeated="3"/>
          <table:table-cell office:value-type="string">
            <text:p>Moderat Komplex</text:p>
          </table:table-cell>
          <table:table-cell table:number-columns-repeated="947"/>
        </table:table-row>
        <table:table-row table:style-name="ro1">
          <table:table-cell office:value-type="string">
            <text:p>SecurityCamera</text:p>
          </table:table-cell>
          <table:table-cell office:value-type="float" office:value="12.061">
            <text:p>12,061</text:p>
          </table:table-cell>
          <table:table-cell office:value-type="float" office:value="9671">
            <text:p>9671</text:p>
          </table:table-cell>
          <table:table-cell office:value-type="float" office:value="1192">
            <text:p>1192</text:p>
          </table:table-cell>
          <table:table-cell table:formula="of:= SUM([.C8:.D8])" office:value-type="float" office:value="10863">
            <text:p>10863</text:p>
          </table:table-cell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 100 *2/4" office:value-type="float" office:value="50">
            <text:p>50</text:p>
          </table:table-cell>
          <table:table-cell table:formula="of:=100 * 4/12" office:value-type="float" office:value="33.3333333333333">
            <text:p>33,3333333333</text:p>
          </table:table-cell>
          <table:table-cell table:formula="of:=100*4/12" office:value-type="float" office:value="33.3333333333333">
            <text:p>33,3333333333</text:p>
          </table:table-cell>
          <table:table-cell table:number-columns-repeated="3"/>
          <table:table-cell table:style-name="ce21" office:value-type="string">
            <text:p>Load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 office:value-type="string">
            <text:p>/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Empty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string">
            <text:p>/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conveyorLoad_low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string">
            <text:p>/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15"/>
          <table:table-cell office:value-type="string">
            <text:p>#Shapes + #Visualisierungen</text:p>
          </table:table-cell>
          <table:table-cell office:value-type="string">
            <text:p>Zeit in Sekunden</text:p>
          </table:table-cell>
          <table:table-cell office:value-type="string">
            <text:p>Referenzzeit – berechnet durch Mittelwerte</text:p>
          </table:table-cell>
          <table:table-cell office:value-type="string">
            <text:p>Differenz-Zeit</text:p>
          </table:table-cell>
          <table:table-cell table:number-columns-repeated="948"/>
        </table:table-row>
        <table:table-row table:style-name="ro1">
          <table:table-cell office:value-type="string">
            <text:p>WaterPump</text:p>
          </table:table-cell>
          <table:table-cell office:value-type="float" office:value="30.57">
            <text:p>30,57</text:p>
          </table:table-cell>
          <table:table-cell office:value-type="float" office:value="9367">
            <text:p>9367</text:p>
          </table:table-cell>
          <table:table-cell office:value-type="float" office:value="2688">
            <text:p>2688</text:p>
          </table:table-cell>
          <table:table-cell table:formula="of:= SUM([.C9:.D9])" office:value-type="float" office:value="12055">
            <text:p>12055</text:p>
          </table:table-cell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formula="of:= 100*3/4" office:value-type="float" office:value="75">
            <text:p>75</text:p>
          </table:table-cell>
          <table:table-cell table:formula="of:=100*9/12" office:value-type="float" office:value="75">
            <text:p>75</text:p>
          </table:table-cell>
          <table:table-cell table:formula="of:=100*9/12" office:value-type="float" office:value="75">
            <text:p>75</text:p>
          </table:table-cell>
          <table:table-cell table:number-columns-repeated="3"/>
          <table:table-cell table:style-name="ce21" table:number-columns-repeated="10"/>
          <table:table-cell table:style-name="ce21" office:value-type="string">
            <text:p>Partial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 office:value-type="string">
            <text:p>/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conveyorLoad_medium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 office:value-type="string">
            <text:p>/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15"/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table:formula="of:=[.BT9]-[.BU9]" office:value-type="float" office:value="5">
            <text:p>5</text:p>
          </table:table-cell>
          <table:table-cell office:value-type="string">
            <text:p>2 + 8 = 10</text:p>
          </table:table-cell>
          <table:table-cell table:number-columns-repeated="947"/>
        </table:table-row>
        <table:table-row table:style-name="ro1">
          <table:table-cell office:value-type="string">
            <text:p>RobotArm</text:p>
          </table:table-cell>
          <table:table-cell office:value-type="float" office:value="21.555">
            <text:p>21,555</text:p>
          </table:table-cell>
          <table:table-cell office:value-type="float" office:value="8883">
            <text:p>8883</text:p>
          </table:table-cell>
          <table:table-cell office:value-type="float" office:value="2418">
            <text:p>2418</text:p>
          </table:table-cell>
          <table:table-cell table:formula="of:= SUM([.C10:.D10])" office:value-type="float" office:value="11301">
            <text:p>11301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21" table:number-columns-repeated="10"/>
          <table:table-cell table:style-name="ce21" office:value-type="string">
            <text:p>Full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 office:value-type="string">
            <text:p>/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conveyorLoad_high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 office:value-type="string">
            <text:p>/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15"/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table:formula="of:=[.BT10]-[.BU10]" office:value-type="float" office:value="-3">
            <text:p>-3</text:p>
          </table:table-cell>
          <table:table-cell office:value-type="string">
            <text:p>2 + 7 = 9</text:p>
          </table:table-cell>
          <table:table-cell table:number-columns-repeated="947"/>
        </table:table-row>
        <table:table-row table:style-name="ro1">
          <table:table-cell office:value-type="string">
            <text:p>WarehouseWorker</text:p>
          </table:table-cell>
          <table:table-cell office:value-type="float" office:value="17.049">
            <text:p>17,049</text:p>
          </table:table-cell>
          <table:table-cell office:value-type="float" office:value="9479">
            <text:p>9479</text:p>
          </table:table-cell>
          <table:table-cell office:value-type="float" office:value="1550">
            <text:p>1550</text:p>
          </table:table-cell>
          <table:table-cell table:formula="of:= SUM([.C11:.D11])" office:value-type="float" office:value="11029">
            <text:p>11029</text:p>
          </table:table-cell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100 * 2/4" office:value-type="float" office:value="50">
            <text:p>50</text:p>
          </table:table-cell>
          <table:table-cell table:formula="of:=100 * 7/15" office:value-type="float" office:value="46.6666666666667">
            <text:p>46,6666666667</text:p>
          </table:table-cell>
          <table:table-cell table:formula="of:=100 * 7/15" office:value-type="float" office:value="46.6666666666667">
            <text:p>46,6666666667</text:p>
          </table:table-cell>
          <table:table-cell table:number-columns-repeated="3"/>
          <table:table-cell table:style-name="ce21" table:number-columns-repeated="30"/>
          <table:table-cell table:number-columns-repeated="15"/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28">
            <text:p>28</text:p>
          </table:table-cell>
          <table:table-cell table:formula="of:=[.BT11]-[.BU11]" office:value-type="float" office:value="15">
            <text:p>15</text:p>
          </table:table-cell>
          <table:table-cell office:value-type="string">
            <text:p>2 + 7 = 9</text:p>
          </table:table-cell>
          <table:table-cell table:number-columns-repeated="947"/>
        </table:table-row>
        <table:table-row table:style-name="ro1">
          <table:table-cell office:value-type="string">
            <text:p>TrainCrossingGate</text:p>
          </table:table-cell>
          <table:table-cell office:value-type="float" office:value="13.901">
            <text:p>13,901</text:p>
          </table:table-cell>
          <table:table-cell office:value-type="float" office:value="9972">
            <text:p>9972</text:p>
          </table:table-cell>
          <table:table-cell office:value-type="float" office:value="1329">
            <text:p>1329</text:p>
          </table:table-cell>
          <table:table-cell table:formula="of:= SUM([.C12:.D12])" office:value-type="float" office:value="11301">
            <text:p>11301</text:p>
          </table:table-cell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100 * 2/3" office:value-type="float" office:value="66.6666666666667">
            <text:p>66,6666666667</text:p>
          </table:table-cell>
          <table:table-cell table:formula="of:=100*5/12" office:value-type="float" office:value="41.6666666666667">
            <text:p>41,6666666667</text:p>
          </table:table-cell>
          <table:table-cell table:formula="of:=100*5/12" office:value-type="float" office:value="41.6666666666667">
            <text:p>41,6666666667</text:p>
          </table:table-cell>
          <table:table-cell table:number-columns-repeated="3"/>
          <table:table-cell table:style-name="ce21" office:value-type="string">
            <text:p>Status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 office:value-type="string">
            <text:p>/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Running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 office:value-type="string">
            <text:p>/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NNI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 office:value-type="string">
            <text:p>/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15"/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office:value-type="float" office:value="29">
            <text:p>29</text:p>
          </table:table-cell>
          <table:table-cell table:formula="of:=[.BT12]-[.BU12]" office:value-type="float" office:value="8">
            <text:p>8</text:p>
          </table:table-cell>
          <table:table-cell office:value-type="string">
            <text:p>2 + 8 = 10</text:p>
          </table:table-cell>
          <table:table-cell table:number-columns-repeated="947"/>
        </table:table-row>
        <table:table-row table:style-name="ro1">
          <table:table-cell office:value-type="string">
            <text:p>DairyCow</text:p>
          </table:table-cell>
          <table:table-cell office:value-type="float" office:value="23.185">
            <text:p>23,185</text:p>
          </table:table-cell>
          <table:table-cell office:value-type="float" office:value="9193">
            <text:p>9193</text:p>
          </table:table-cell>
          <table:table-cell office:value-type="float" office:value="1617">
            <text:p>1617</text:p>
          </table:table-cell>
          <table:table-cell table:formula="of:= SUM([.C13:.D13])" office:value-type="float" office:value="10810">
            <text:p>10810</text:p>
          </table:table-cell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100*2/4" office:value-type="float" office:value="50">
            <text:p>50</text:p>
          </table:table-cell>
          <table:table-cell table:formula="of:=100*6/13" office:value-type="float" office:value="46.1538461538462">
            <text:p>46,1538461538</text:p>
          </table:table-cell>
          <table:table-cell table:formula="of:=100*6/13" office:value-type="float" office:value="46.1538461538462">
            <text:p>46,1538461538</text:p>
          </table:table-cell>
          <table:table-cell table:number-columns-repeated="3"/>
          <table:table-cell table:style-name="ce21" table:number-columns-repeated="10"/>
          <table:table-cell table:style-name="ce21" office:value-type="string">
            <text:p>Stopped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 office:value-type="string">
            <text:p>/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NNI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/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15"/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office:value-type="float" office:value="30">
            <text:p>30</text:p>
          </table:table-cell>
          <table:table-cell table:formula="of:=[.BT13]-[.BU13]" office:value-type="float" office:value="23">
            <text:p>23</text:p>
          </table:table-cell>
          <table:table-cell office:value-type="string">
            <text:p>2 + 9 = 11</text:p>
          </table:table-cell>
          <table:table-cell table:number-columns-repeated="947"/>
        </table:table-row>
        <table:table-row table:style-name="ro1">
          <table:table-cell office:value-type="string">
            <text:p>AgriculturalField</text:p>
          </table:table-cell>
          <table:table-cell office:value-type="float" office:value="21.316">
            <text:p>21,316</text:p>
          </table:table-cell>
          <table:table-cell office:value-type="float" office:value="9351">
            <text:p>9351</text:p>
          </table:table-cell>
          <table:table-cell office:value-type="float" office:value="1955">
            <text:p>1955</text:p>
          </table:table-cell>
          <table:table-cell table:formula="of:= SUM([.C14:.D14])" office:value-type="float" office:value="11306">
            <text:p>11306</text:p>
          </table:table-cell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100*3/4" office:value-type="float" office:value="75">
            <text:p>75</text:p>
          </table:table-cell>
          <table:table-cell table:formula="of:=100*7/13" office:value-type="float" office:value="53.8461538461539">
            <text:p>53,8461538462</text:p>
          </table:table-cell>
          <table:table-cell table:formula="of:=100*7/13" office:value-type="float" office:value="53.8461538461539">
            <text:p>53,8461538462</text:p>
          </table:table-cell>
          <table:table-cell table:number-columns-repeated="3"/>
          <table:table-cell table:style-name="ce22" table:number-columns-repeated="10"/>
          <table:table-cell table:style-name="ce22" office:value-type="string">
            <text:p>Error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 office:value-type="string">
            <text:p>/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 table:number-columns-repeated="3"/>
          <table:table-cell table:style-name="ce22" office:value-type="float" office:value="1">
            <text:p>1</text:p>
          </table:table-cell>
          <table:table-cell table:style-name="ce22" office:value-type="string">
            <text:p>NNI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string">
            <text:p>/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 table:number-columns-repeated="3"/>
          <table:table-cell table:style-name="ce22" office:value-type="float" office:value="1">
            <text:p>1</text:p>
          </table:table-cell>
          <table:table-cell table:number-columns-repeated="15"/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31">
            <text:p>31</text:p>
          </table:table-cell>
          <table:table-cell table:formula="of:=[.BT14]-[.BU14]" office:value-type="float" office:value="17">
            <text:p>17</text:p>
          </table:table-cell>
          <table:table-cell office:value-type="string">
            <text:p>2 + 7 = 9</text:p>
          </table:table-cell>
          <table:table-cell table:number-columns-repeated="947"/>
        </table:table-row>
        <table:table-row table:style-name="ro1">
          <table:table-cell office:value-type="string">
            <text:p>WifiAccessPoint</text:p>
          </table:table-cell>
          <table:table-cell office:value-type="float" office:value="10.38">
            <text:p>10,38</text:p>
          </table:table-cell>
          <table:table-cell office:value-type="float" office:value="9001">
            <text:p>9001</text:p>
          </table:table-cell>
          <table:table-cell office:value-type="float" office:value="1510">
            <text:p>1510</text:p>
          </table:table-cell>
          <table:table-cell table:formula="of:= SUM([.C15:.D15])" office:value-type="float" office:value="10511">
            <text:p>10511</text:p>
          </table:table-cell>
          <table:table-cell table:number-columns-repeated="9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100*2/4" office:value-type="float" office:value="50">
            <text:p>50</text:p>
          </table:table-cell>
          <table:table-cell table:formula="of:=100*6/12" office:value-type="float" office:value="50">
            <text:p>50</text:p>
          </table:table-cell>
          <table:table-cell table:formula="of:=100*6/12" office:value-type="float" office:value="50">
            <text:p>50</text:p>
          </table:table-cell>
          <table:table-cell table:number-columns-repeated="48"/>
          <table:table-cell office:value-type="float" office:value="5">
            <text:p>5</text:p>
          </table:table-cell>
          <table:table-cell office:value-type="float" office:value="43">
            <text:p>43</text:p>
          </table:table-cell>
          <table:table-cell office:value-type="float" office:value="32">
            <text:p>32</text:p>
          </table:table-cell>
          <table:table-cell table:formula="of:=[.BT15]-[.BU15]" office:value-type="float" office:value="11">
            <text:p>11</text:p>
          </table:table-cell>
          <table:table-cell office:value-type="string">
            <text:p>2 + 6 = 8</text:p>
          </table:table-cell>
          <table:table-cell table:number-columns-repeated="947"/>
        </table:table-row>
        <table:table-row table:style-name="ro1">
          <table:table-cell office:value-type="string">
            <text:p>AIModel</text:p>
          </table:table-cell>
          <table:table-cell office:value-type="float" office:value="10.278">
            <text:p>10,278</text:p>
          </table:table-cell>
          <table:table-cell office:value-type="float" office:value="8748">
            <text:p>8748</text:p>
          </table:table-cell>
          <table:table-cell office:value-type="float" office:value="1417">
            <text:p>1417</text:p>
          </table:table-cell>
          <table:table-cell table:formula="of:= SUM([.C16:.D16])" office:value-type="float" office:value="10165">
            <text:p>10165</text:p>
          </table:table-cell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100*2/4" office:value-type="float" office:value="50">
            <text:p>50</text:p>
          </table:table-cell>
          <table:table-cell table:formula="of:=100*4/12" office:value-type="float" office:value="33.3333333333333">
            <text:p>33,3333333333</text:p>
          </table:table-cell>
          <table:table-cell table:formula="of:=100*4/12" office:value-type="float" office:value="33.3333333333333">
            <text:p>33,3333333333</text:p>
          </table:table-cell>
          <table:table-cell table:number-columns-repeated="3"/>
          <table:table-cell office:value-type="string">
            <text:p>*</text:p>
          </table:table-cell>
          <table:table-cell office:value-type="string">
            <text:p>Conf1</text:p>
          </table:table-cell>
          <table:table-cell office:value-type="string">
            <text:p>Conf2</text:p>
          </table:table-cell>
          <table:table-cell office:value-type="string">
            <text:p>Conf3</text:p>
          </table:table-cell>
          <table:table-cell office:value-type="string">
            <text:p>Conf4</text:p>
          </table:table-cell>
          <table:table-cell office:value-type="string">
            <text:p>Conf5</text:p>
          </table:table-cell>
          <table:table-cell office:value-type="string">
            <text:p>TK-2</text:p>
          </table:table-cell>
          <table:table-cell office:value-type="string">
            <text:p>TK-3</text:p>
          </table:table-cell>
          <table:table-cell office:value-type="string">
            <text:p>PK-2</text:p>
          </table:table-cell>
          <table:table-cell office:value-type="string">
            <text:p>PK-3</text:p>
          </table:table-cell>
          <table:table-cell office:value-type="string">
            <text:p>**</text:p>
          </table:table-cell>
          <table:table-cell office:value-type="string">
            <text:p>Conf1</text:p>
          </table:table-cell>
          <table:table-cell office:value-type="string">
            <text:p>Conf2</text:p>
          </table:table-cell>
          <table:table-cell office:value-type="string">
            <text:p>Conf3</text:p>
          </table:table-cell>
          <table:table-cell office:value-type="string">
            <text:p>Conf4</text:p>
          </table:table-cell>
          <table:table-cell office:value-type="string">
            <text:p>Conf5</text:p>
          </table:table-cell>
          <table:table-cell office:value-type="string">
            <text:p>TK-2</text:p>
          </table:table-cell>
          <table:table-cell office:value-type="string">
            <text:p>TK-3</text:p>
          </table:table-cell>
          <table:table-cell office:value-type="string">
            <text:p>PK-2</text:p>
          </table:table-cell>
          <table:table-cell office:value-type="string">
            <text:p>PK-3</text:p>
          </table:table-cell>
          <table:table-cell office:value-type="string">
            <text:p>*** (I = Image, NNI = Not Necessarily Image)</text:p>
          </table:table-cell>
          <table:table-cell office:value-type="string">
            <text:p>Conf1</text:p>
          </table:table-cell>
          <table:table-cell office:value-type="string">
            <text:p>Conf2</text:p>
          </table:table-cell>
          <table:table-cell office:value-type="string">
            <text:p>Conf3</text:p>
          </table:table-cell>
          <table:table-cell office:value-type="string">
            <text:p>Conf4</text:p>
          </table:table-cell>
          <table:table-cell office:value-type="string">
            <text:p>Conf5</text:p>
          </table:table-cell>
          <table:table-cell office:value-type="string">
            <text:p>TK-2</text:p>
          </table:table-cell>
          <table:table-cell office:value-type="string">
            <text:p>TK-3</text:p>
          </table:table-cell>
          <table:table-cell office:value-type="string">
            <text:p>PK-2</text:p>
          </table:table-cell>
          <table:table-cell office:value-type="string">
            <text:p>PK-3</text:p>
          </table:table-cell>
          <table:table-cell table:number-columns-repeated="15"/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office:value-type="float" office:value="33">
            <text:p>33</text:p>
          </table:table-cell>
          <table:table-cell table:formula="of:=[.BT16]-[.BU16]" office:value-type="float" office:value="20">
            <text:p>20</text:p>
          </table:table-cell>
          <table:table-cell office:value-type="string">
            <text:p>2 + 8 = 10</text:p>
          </table:table-cell>
          <table:table-cell table:number-columns-repeated="947"/>
        </table:table-row>
        <table:table-row table:style-name="ro1">
          <table:table-cell office:value-type="string">
            <text:p>SmartThermostat</text:p>
          </table:table-cell>
          <table:table-cell office:value-type="float" office:value="18.082">
            <text:p>18,082</text:p>
          </table:table-cell>
          <table:table-cell office:value-type="float" office:value="9554">
            <text:p>9554</text:p>
          </table:table-cell>
          <table:table-cell office:value-type="float" office:value="2414">
            <text:p>2414</text:p>
          </table:table-cell>
          <table:table-cell table:formula="of:= SUM([.C17:.D17])" office:value-type="float" office:value="11968">
            <text:p>11968</text:p>
          </table:table-cell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formula="of:=100*6/9" office:value-type="float" office:value="66.6666666666667">
            <text:p>66,6666666667</text:p>
          </table:table-cell>
          <table:table-cell table:formula="of:=100*6/9" office:value-type="float" office:value="66.6666666666667">
            <text:p>66,6666666667</text:p>
          </table:table-cell>
          <table:table-cell table:number-columns-repeated="3"/>
          <table:table-cell table:style-name="ce23" office:value-type="string">
            <text:p>ServiceStaff</text:p>
          </table:table-cell>
          <table:table-cell table:style-name="ce23" table:number-columns-repeated="29"/>
          <table:table-cell table:number-columns-repeated="15"/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table:formula="of:=[.BT17]-[.BU17]" office:value-type="float" office:value="1">
            <text:p>1</text:p>
          </table:table-cell>
          <table:table-cell office:value-type="string">
            <text:p>2 + 9 = 11</text:p>
          </table:table-cell>
          <table:table-cell table:number-columns-repeated="947"/>
        </table:table-row>
        <table:table-row table:style-name="ro1">
          <table:table-cell office:value-type="string">
            <text:p>HospitalPatient</text:p>
          </table:table-cell>
          <table:table-cell office:value-type="float" office:value="23.319">
            <text:p>23,319</text:p>
          </table:table-cell>
          <table:table-cell office:value-type="float" office:value="10442">
            <text:p>10442</text:p>
          </table:table-cell>
          <table:table-cell office:value-type="float" office:value="2421">
            <text:p>2421</text:p>
          </table:table-cell>
          <table:table-cell table:formula="of:= SUM([.C18:.D18])" office:value-type="float" office:value="12863">
            <text:p>12863</text:p>
          </table:table-cell>
          <table:table-cell table:number-columns-repeated="9" office:value-type="float" office:value="1">
            <text:p>1</text:p>
          </table:table-cell>
          <table:table-cell table:style-name="ce14" office:value-type="percentage" office:value="0.15">
            <text:p>15,00%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table:formula="of:=100*8/10" office:value-type="float" office:value="80">
            <text:p>80</text:p>
          </table:table-cell>
          <table:table-cell table:formula="of:=100*8/10" office:value-type="float" office:value="80">
            <text:p>80</text:p>
          </table:table-cell>
          <table:table-cell table:number-columns-repeated="3"/>
          <table:table-cell table:style-name="ce21" office:value-type="string">
            <text:p>Shift Status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Present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NNI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15"/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table:formula="of:=[.BT18]-[.BU18]" office:value-type="float" office:value="-10">
            <text:p>-10</text:p>
          </table:table-cell>
          <table:table-cell office:value-type="string">
            <text:p>2 + 6 = 8</text:p>
          </table:table-cell>
          <table:table-cell table:number-columns-repeated="947"/>
        </table:table-row>
        <table:table-row table:style-name="ro1">
          <table:table-cell office:value-type="string">
            <text:p>RentalCar</text:p>
          </table:table-cell>
          <table:table-cell office:value-type="float" office:value="29.204">
            <text:p>29,204</text:p>
          </table:table-cell>
          <table:table-cell office:value-type="float" office:value="10120">
            <text:p>10120</text:p>
          </table:table-cell>
          <table:table-cell office:value-type="float" office:value="2378">
            <text:p>2378</text:p>
          </table:table-cell>
          <table:table-cell table:formula="of:= SUM([.C19:.D19])" office:value-type="float" office:value="12498">
            <text:p>12498</text:p>
          </table:table-cell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100 * 2/5" office:value-type="float" office:value="40">
            <text:p>40</text:p>
          </table:table-cell>
          <table:table-cell table:formula="of:=100*8/17" office:value-type="float" office:value="47.0588235294118">
            <text:p>47,0588235294</text:p>
          </table:table-cell>
          <table:table-cell table:formula="of:=100*8/17" office:value-type="float" office:value="47.0588235294118">
            <text:p>47,0588235294</text:p>
          </table:table-cell>
          <table:table-cell table:number-columns-repeated="3"/>
          <table:table-cell table:style-name="ce21" table:number-columns-repeated="10"/>
          <table:table-cell table:style-name="ce21" office:value-type="string">
            <text:p>On Break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NNI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15"/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formula="of:=[.BT19]-[.BU19]" office:value-type="float" office:value="-1">
            <text:p>-1</text:p>
          </table:table-cell>
          <table:table-cell office:value-type="string">
            <text:p>2 + 6 = 8</text:p>
          </table:table-cell>
          <table:table-cell table:number-columns-repeated="947"/>
        </table:table-row>
        <table:table-row table:style-name="ro1">
          <table:table-cell office:value-type="string">
            <text:p>SmartPhone</text:p>
          </table:table-cell>
          <table:table-cell office:value-type="float" office:value="23.442">
            <text:p>23,442</text:p>
          </table:table-cell>
          <table:table-cell office:value-type="float" office:value="9816">
            <text:p>9816</text:p>
          </table:table-cell>
          <table:table-cell office:value-type="float" office:value="2040">
            <text:p>2040</text:p>
          </table:table-cell>
          <table:table-cell table:formula="of:= SUM([.C20:.D20])" office:value-type="float" office:value="11856">
            <text:p>11856</text:p>
          </table:table-cell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100 * 2/4" office:value-type="float" office:value="50">
            <text:p>50</text:p>
          </table:table-cell>
          <table:table-cell table:formula="of:=100 * 9/17" office:value-type="float" office:value="52.9411764705882">
            <text:p>52,9411764706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21" table:number-columns-repeated="10"/>
          <table:table-cell table:style-name="ce21" office:value-type="string">
            <text:p>Absent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NNI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15"/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table:formula="of:=[.BT20]-[.BU20]" office:value-type="float" office:value="-3">
            <text:p>-3</text:p>
          </table:table-cell>
          <table:table-cell office:value-type="string">
            <text:p>2 + 8 = 10</text:p>
          </table:table-cell>
          <table:table-cell table:number-columns-repeated="947"/>
        </table:table-row>
        <table:table-row table:style-name="ro1">
          <table:table-cell office:value-type="string">
            <text:p>MRIScanner</text:p>
          </table:table-cell>
          <table:table-cell office:value-type="float" office:value="29.006">
            <text:p>29,006</text:p>
          </table:table-cell>
          <table:table-cell office:value-type="float" office:value="9510">
            <text:p>9510</text:p>
          </table:table-cell>
          <table:table-cell office:value-type="float" office:value="2742">
            <text:p>2742</text:p>
          </table:table-cell>
          <table:table-cell table:formula="of:= SUM([.C21:.D21])" office:value-type="float" office:value="12252">
            <text:p>12252</text:p>
          </table:table-cell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table:formula="of:=100*9/11" office:value-type="float" office:value="81.8181818181818">
            <text:p>81,8181818182</text:p>
          </table:table-cell>
          <table:table-cell table:formula="of:=100*3/11" office:value-type="float" office:value="27.2727272727273">
            <text:p>27,2727272727</text:p>
          </table:table-cell>
          <table:table-cell table:number-columns-repeated="3"/>
          <table:table-cell table:style-name="ce21" table:number-columns-repeated="30"/>
          <table:table-cell table:number-columns-repeated="15"/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38">
            <text:p>38</text:p>
          </table:table-cell>
          <table:table-cell table:formula="of:=[.BT21]-[.BU21]" office:value-type="float" office:value="-5">
            <text:p>-5</text:p>
          </table:table-cell>
          <table:table-cell office:value-type="string">
            <text:p>2 + 6 = 8</text:p>
          </table:table-cell>
          <table:table-cell table:number-columns-repeated="947"/>
        </table:table-row>
        <table:table-row table:style-name="ro1">
          <table:table-cell office:value-type="string">
            <text:p>OperatingRoom</text:p>
          </table:table-cell>
          <table:table-cell office:value-type="float" office:value="18.219">
            <text:p>18,219</text:p>
          </table:table-cell>
          <table:table-cell office:value-type="float" office:value="9123">
            <text:p>9123</text:p>
          </table:table-cell>
          <table:table-cell office:value-type="float" office:value="2152">
            <text:p>2152</text:p>
          </table:table-cell>
          <table:table-cell table:formula="of:= SUM([.C22:.D22])" office:value-type="float" office:value="11275">
            <text:p>11275</text:p>
          </table:table-cell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100*3/4" office:value-type="float" office:value="75">
            <text:p>75</text:p>
          </table:table-cell>
          <table:table-cell table:formula="of:=100*6/12" office:value-type="float" office:value="50">
            <text:p>50</text:p>
          </table:table-cell>
          <table:table-cell table:formula="of:=100*6/12" office:value-type="float" office:value="50">
            <text:p>50</text:p>
          </table:table-cell>
          <table:table-cell table:number-columns-repeated="3"/>
          <table:table-cell table:style-name="ce21" office:value-type="string">
            <text:p>Access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None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NNI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15"/>
          <table:table-cell office:value-type="float" office:value="6">
            <text:p>6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table:formula="of:=[.BT22]-[.BU22]" office:value-type="float" office:value="-1">
            <text:p>-1</text:p>
          </table:table-cell>
          <table:table-cell office:value-type="string">
            <text:p>2 + 7 = 9</text:p>
          </table:table-cell>
          <table:table-cell table:number-columns-repeated="947"/>
        </table:table-row>
        <table:table-row table:style-name="ro1">
          <table:table-cell/>
          <table:table-cell table:formula="of:= AVERAGE([.B3:.B22])" office:value-type="float" office:value="19.55595">
            <text:p>19,55595</text:p>
          </table:table-cell>
          <table:table-cell table:formula="of:=AVERAGE([.C3:.C22])" office:value-type="float" office:value="9536.75">
            <text:p>9536,75</text:p>
          </table:table-cell>
          <table:table-cell table:formula="of:=AVERAGE([.D3:.D22])" office:value-type="float" office:value="1944.65">
            <text:p>1944,65</text:p>
          </table:table-cell>
          <table:table-cell table:formula="of:=AVERAGE([.E3:.E22])" office:value-type="float" office:value="11481.4">
            <text:p>11481,4</text:p>
          </table:table-cell>
          <table:table-cell table:formula="of:=COUNTIF([.F3:.F22]; 1) / 20" office:value-type="float" office:value="1">
            <text:p>1</text:p>
          </table:table-cell>
          <table:table-cell table:formula="of:=COUNTIF([.G3:.G22]; 1) / 20" office:value-type="float" office:value="1">
            <text:p>1</text:p>
          </table:table-cell>
          <table:table-cell table:formula="of:=COUNTIF([.H3:.H22]; 1) / 20" office:value-type="float" office:value="1">
            <text:p>1</text:p>
          </table:table-cell>
          <table:table-cell table:formula="of:=COUNTIF([.I3:.I22]; 1) / 20" office:value-type="float" office:value="0.95">
            <text:p>0,95</text:p>
          </table:table-cell>
          <table:table-cell table:formula="of:=COUNTIF([.J3:.J22]; 1) / 20" office:value-type="float" office:value="1">
            <text:p>1</text:p>
          </table:table-cell>
          <table:table-cell table:formula="of:=COUNTIF([.K3:.K22]; 1) / 20" office:value-type="float" office:value="1">
            <text:p>1</text:p>
          </table:table-cell>
          <table:table-cell table:formula="of:=COUNTIF([.L3:.L22]; 1) / 20" office:value-type="float" office:value="1">
            <text:p>1</text:p>
          </table:table-cell>
          <table:table-cell table:formula="of:=COUNTIF([.M3:.M22]; 1) / 20" office:value-type="float" office:value="1">
            <text:p>1</text:p>
          </table:table-cell>
          <table:table-cell table:formula="of:=COUNTIF([.N3:.N22]; 1) / 20" office:value-type="float" office:value="1">
            <text:p>1</text:p>
          </table:table-cell>
          <table:table-cell table:formula="of:=COUNTIF([.O3:.O22]; 1) / 20" office:value-type="float" office:value="0">
            <text:p>0</text:p>
          </table:table-cell>
          <table:table-cell table:formula="of:=COUNTIF([.P3:.P22]; 1) / 20" office:value-type="float" office:value="0.9">
            <text:p>0,9</text:p>
          </table:table-cell>
          <table:table-cell table:formula="of:=COUNTIF([.Q3:.Q22]; 1) / 20" office:value-type="float" office:value="0.15">
            <text:p>0,15</text:p>
          </table:table-cell>
          <table:table-cell table:formula="of:=COUNTIF([.R3:.R22]; 1) / 20" office:value-type="float" office:value="1">
            <text:p>1</text:p>
          </table:table-cell>
          <table:table-cell table:formula="of:=COUNTIF([.S3:.S22]; 1) / 20" office:value-type="float" office:value="0.85">
            <text:p>0,85</text:p>
          </table:table-cell>
          <table:table-cell table:formula="of:=SUM([.T3:.T22]) / 20" office:value-type="float" office:value="69.9166666666667">
            <text:p>69,9166666667</text:p>
          </table:table-cell>
          <table:table-cell table:formula="of:=SUM([.U3:.U22]) / 20" office:value-type="float" office:value="59.6623376623377">
            <text:p>59,6623376623</text:p>
          </table:table-cell>
          <table:table-cell table:formula="of:=SUM([.V3:.V22]) / 20" office:value-type="float" office:value="43.73245055598">
            <text:p>43,732450556</text:p>
          </table:table-cell>
          <table:table-cell table:number-columns-repeated="3"/>
          <table:table-cell table:style-name="ce21" table:number-columns-repeated="10"/>
          <table:table-cell table:style-name="ce21" office:value-type="string">
            <text:p>Partial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NNI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15"/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table:formula="of:=[.BT23]-[.BU23]" office:value-type="float" office:value="-19">
            <text:p>-19</text:p>
          </table:table-cell>
          <table:table-cell office:value-type="string">
            <text:p>2 + 6 = 8</text:p>
          </table:table-cell>
          <table:table-cell table:number-columns-repeated="947"/>
        </table:table-row>
        <table:table-row table:style-name="ro1">
          <table:table-cell table:number-columns-repeated="2"/>
          <table:table-cell table:formula="of:=SUM([.C3:.C22])" office:value-type="float" office:value="190735">
            <text:p>190735</text:p>
          </table:table-cell>
          <table:table-cell table:formula="of:=SUM([.D3:.D22])" office:value-type="float" office:value="38893">
            <text:p>38893</text:p>
          </table:table-cell>
          <table:table-cell table:formula="of:=SUM([.E3:.E22])" office:value-type="float" office:value="229628">
            <text:p>229628</text:p>
          </table:table-cell>
          <table:table-cell table:number-columns-repeated="20"/>
          <table:table-cell table:style-name="ce21" table:number-columns-repeated="10"/>
          <table:table-cell table:style-name="ce21" office:value-type="string">
            <text:p>Full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NNI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15"/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 table:formula="of:=[.BT24]-[.BU24]" office:value-type="float" office:value="-15">
            <text:p>-15</text:p>
          </table:table-cell>
          <table:table-cell office:value-type="string">
            <text:p>2 + 8 = 10</text:p>
          </table:table-cell>
          <table:table-cell table:number-columns-repeated="947"/>
        </table:table-row>
        <table:table-row table:style-name="ro1">
          <table:table-cell table:number-columns-repeated="2"/>
          <table:table-cell table:formula="of:=0.0005*[.C24]" office:value-type="float" office:value="95.3675">
            <text:p>95,3675</text:p>
          </table:table-cell>
          <table:table-cell table:formula="of:=0.002*[.D24]" office:value-type="float" office:value="77.786">
            <text:p>77,786</text:p>
          </table:table-cell>
          <table:table-cell table:style-name="ce8" table:formula="of:=SUM([.C25];[.D25])" office:value-type="float" office:value="173.1535">
            <text:p>173,1535</text:p>
          </table:table-cell>
          <table:table-cell table:style-name="ce8"/>
          <table:table-cell table:number-columns-repeated="19"/>
          <table:table-cell table:style-name="ce21" table:number-columns-repeated="30"/>
          <table:table-cell table:number-columns-repeated="15"/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42">
            <text:p>42</text:p>
          </table:table-cell>
          <table:table-cell table:formula="of:=[.BT25]-[.BU25]" office:value-type="float" office:value="-13">
            <text:p>-13</text:p>
          </table:table-cell>
          <table:table-cell office:value-type="string">
            <text:p>2 + 6 = 8</text:p>
          </table:table-cell>
          <table:table-cell table:number-columns-repeated="947"/>
        </table:table-row>
        <table:table-row table:style-name="ro1">
          <table:table-cell/>
          <table:table-cell office:value-type="string">
            <text:p>Money:</text:p>
          </table:table-cell>
          <table:table-cell office:value-type="float" office:value="27.11">
            <text:p>27,11</text:p>
          </table:table-cell>
          <table:table-cell office:value-type="float" office:value="26.25">
            <text:p>26,25</text:p>
          </table:table-cell>
          <table:table-cell table:style-name="ce8" table:formula="of:=SUM([.C26]; -[.D26])" office:value-type="float" office:value="0.859999999999999">
            <text:p>0,86</text:p>
          </table:table-cell>
          <table:table-cell table:style-name="ce8"/>
          <table:table-cell table:number-columns-repeated="19"/>
          <table:table-cell table:style-name="ce21" table:number-columns-repeated="30"/>
          <table:table-cell table:number-columns-repeated="967"/>
        </table:table-row>
        <table:table-row table:style-name="ro1">
          <table:table-cell table:number-columns-repeated="25"/>
          <table:table-cell table:style-name="ce21" office:value-type="string">
            <text:p>Equipment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Missing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NNI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15"/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 table:formula="of:=[.BT27]-[.BU27]" office:value-type="float" office:value="-13">
            <text:p>-13</text:p>
          </table:table-cell>
          <table:table-cell office:value-type="string">
            <text:p>2 + 6 = 8</text:p>
          </table:table-cell>
          <table:table-cell table:number-columns-repeated="947"/>
        </table:table-row>
        <table:table-row table:style-name="ro1">
          <table:table-cell office:value-type="string">
            <text:p>VORAUSWAHL: GPT-4o SO, Reas</text:p>
          </table:table-cell>
          <table:table-cell office:value-type="string">
            <text:p>Zeit</text:p>
          </table:table-cell>
          <table:table-cell office:value-type="string">
            <text:p>Tokenverbr.</text:p>
          </table:table-cell>
          <table:table-cell table:number-columns-repeated="2"/>
          <table:table-cell office:value-type="string">
            <text:p>Syntax-Regeln</text:p>
          </table:table-cell>
          <table:table-cell table:style-name="Default"/>
          <table:table-cell table:number-columns-repeated="5"/>
          <table:table-cell office:value-type="string">
            <text:p>Semantik-Regeln</text:p>
          </table:table-cell>
          <table:table-cell table:style-name="Default"/>
          <table:table-cell table:number-columns-repeated="11"/>
          <table:table-cell table:style-name="ce21" table:number-columns-repeated="10"/>
          <table:table-cell table:style-name="ce21" office:value-type="string">
            <text:p>Incomplete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NNI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15"/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44">
            <text:p>44</text:p>
          </table:table-cell>
          <table:table-cell table:formula="of:=[.BT28]-[.BU28]" office:value-type="float" office:value="-3">
            <text:p>-3</text:p>
          </table:table-cell>
          <table:table-cell office:value-type="string">
            <text:p>2 + 9 = 11</text:p>
          </table:table-cell>
          <table:table-cell table:number-columns-repeated="947"/>
        </table:table-row>
        <table:table-row table:style-name="ro1">
          <table:table-cell office:value-type="string">
            <text:p>Template</text:p>
          </table:table-cell>
          <table:table-cell/>
          <table:table-cell office:value-type="string">
            <text:p>Prompt-Tokens</text:p>
          </table:table-cell>
          <table:table-cell office:value-type="string">
            <text:p>Completion-Tokens</text:p>
          </table:table-cell>
          <table:table-cell office:value-type="string">
            <text:p>Total Tokens</text:p>
          </table:table-cell>
          <table:table-cell table:style-name="ce9" office:value-type="string">
            <text:p>JSON-Parsing</text:p>
          </table:table-cell>
          <table:table-cell table:style-name="ce9" office:value-type="string">
            <text:p>Prop-Vollst.</text:p>
          </table:table-cell>
          <table:table-cell table:style-name="ce9" office:value-type="string">
            <text:p>Datentyp-Korr.</text:p>
          </table:table-cell>
          <table:table-cell table:style-name="ce12" office:value-type="string">
            <text:p>Img-Formate</text:p>
          </table:table-cell>
          <table:table-cell table:style-name="ce12" office:value-type="string">
            <text:p>HexColor-Konv.</text:p>
          </table:table-cell>
          <table:table-cell table:style-name="ce12" office:value-type="string">
            <text:p>PathToShape-Frmt</text:p>
          </table:table-cell>
          <table:table-cell table:style-name="ce12" office:value-type="string">
            <text:p>Form- vs ImgShape</text:p>
          </table:table-cell>
          <table:table-cell table:style-name="ce13" office:value-type="string">
            <text:p>Temp.Min/Max</text:p>
          </table:table-cell>
          <table:table-cell table:style-name="ce13" office:value-type="string">
            <text:p>Img quadrat.</text:p>
          </table:table-cell>
          <table:table-cell table:style-name="ce13" office:value-type="string">
            <text:p>Mindestabstand</text:p>
          </table:table-cell>
          <table:table-cell table:style-name="ce13" office:value-type="string">
            <text:p>Enthaltenheit</text:p>
          </table:table-cell>
          <table:table-cell table:style-name="ce13" office:value-type="string">
            <text:p>Leerraumregel</text:p>
          </table:table-cell>
          <table:table-cell table:style-name="ce15" office:value-type="string">
            <text:p>DomObjTypeName</text:p>
          </table:table-cell>
          <table:table-cell table:style-name="ce15" office:value-type="string">
            <text:p>#NotBehav=#Vis</text:p>
          </table:table-cell>
          <table:table-cell table:style-name="ce15" office:value-type="string">
            <text:p>Shape-Vollst. *</text:p>
          </table:table-cell>
          <table:table-cell table:style-name="ce15" office:value-type="string">
            <text:p>State-Vollst. **</text:p>
          </table:table-cell>
          <table:table-cell table:style-name="ce15" office:value-type="string">
            <text:p>Img-Vollst. ***</text:p>
          </table:table-cell>
          <table:table-cell office:value-type="string">
            <text:p>Reasoning-Länge</text:p>
          </table:table-cell>
          <table:table-cell table:number-columns-repeated="2"/>
          <table:table-cell table:style-name="ce22" table:number-columns-repeated="10"/>
          <table:table-cell table:style-name="ce22" office:value-type="string">
            <text:p>Complete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/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table:number-columns-repeated="3"/>
          <table:table-cell table:style-name="ce22" office:value-type="float" office:value="1">
            <text:p>1</text:p>
          </table:table-cell>
          <table:table-cell table:style-name="ce22" office:value-type="string">
            <text:p>NNI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/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table:number-columns-repeated="3"/>
          <table:table-cell table:style-name="ce22" office:value-type="float" office:value="1">
            <text:p>1</text:p>
          </table:table-cell>
          <table:table-cell table:number-columns-repeated="15"/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  <table:table-cell table:formula="of:=[.BT29]-[.BU29]" office:value-type="float" office:value="-13">
            <text:p>-13</text:p>
          </table:table-cell>
          <table:table-cell office:value-type="string">
            <text:p>2 + 6 = 8</text:p>
          </table:table-cell>
          <table:table-cell table:number-columns-repeated="947"/>
        </table:table-row>
        <table:table-row table:style-name="ro1">
          <table:table-cell office:value-type="string">
            <text:p>Conveyor</text:p>
          </table:table-cell>
          <table:table-cell office:value-type="float" office:value="19.317">
            <text:p>19,317</text:p>
          </table:table-cell>
          <table:table-cell office:value-type="float" office:value="10121">
            <text:p>10121</text:p>
          </table:table-cell>
          <table:table-cell office:value-type="float" office:value="2299">
            <text:p>2299</text:p>
          </table:table-cell>
          <table:table-cell table:formula="of:=SUM([.C30:.D30])" office:value-type="float" office:value="12420">
            <text:p>12420</text:p>
          </table:table-cell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table:formula="of:=100*8/10" office:value-type="float" office:value="80">
            <text:p>80</text:p>
          </table:table-cell>
          <table:table-cell table:formula="of:=100*6/10" office:value-type="float" office:value="60">
            <text:p>60</text:p>
          </table:table-cell>
          <table:table-cell office:value-type="float" office:value="933">
            <text:p>933</text:p>
          </table:table-cell>
          <table:table-cell table:number-columns-repeated="999"/>
        </table:table-row>
        <table:table-row table:style-name="ro1">
          <table:table-cell office:value-type="string">
            <text:p>ServiceStaff</text:p>
          </table:table-cell>
          <table:table-cell office:value-type="float" office:value="28.081">
            <text:p>28,081</text:p>
          </table:table-cell>
          <table:table-cell office:value-type="float" office:value="9852">
            <text:p>9852</text:p>
          </table:table-cell>
          <table:table-cell office:value-type="float" office:value="2487">
            <text:p>2487</text:p>
          </table:table-cell>
          <table:table-cell table:formula="of:=SUM([.C31:.D31])" office:value-type="float" office:value="12339">
            <text:p>12339</text:p>
          </table:table-cell>
          <table:table-cell table:number-columns-repeated="14" office:value-type="float" office:value="1">
            <text:p>1</text:p>
          </table:table-cell>
          <table:table-cell table:number-columns-repeated="3" office:value-type="float" office:value="100">
            <text:p>100</text:p>
          </table:table-cell>
          <table:table-cell office:value-type="float" office:value="794">
            <text:p>794</text:p>
          </table:table-cell>
          <table:table-cell table:number-columns-repeated="2"/>
          <table:table-cell office:value-type="string">
            <text:p>*</text:p>
          </table:table-cell>
          <table:table-cell office:value-type="string">
            <text:p>Conf1</text:p>
          </table:table-cell>
          <table:table-cell office:value-type="string">
            <text:p>Conf2</text:p>
          </table:table-cell>
          <table:table-cell office:value-type="string">
            <text:p>Conf3</text:p>
          </table:table-cell>
          <table:table-cell office:value-type="string">
            <text:p>Conf4</text:p>
          </table:table-cell>
          <table:table-cell office:value-type="string">
            <text:p>Conf5</text:p>
          </table:table-cell>
          <table:table-cell office:value-type="string">
            <text:p>TK-2</text:p>
          </table:table-cell>
          <table:table-cell office:value-type="string">
            <text:p>TK-3</text:p>
          </table:table-cell>
          <table:table-cell office:value-type="string">
            <text:p>PK-2</text:p>
          </table:table-cell>
          <table:table-cell office:value-type="string">
            <text:p>PK-3</text:p>
          </table:table-cell>
          <table:table-cell office:value-type="string">
            <text:p>**</text:p>
          </table:table-cell>
          <table:table-cell office:value-type="string">
            <text:p>Conf1</text:p>
          </table:table-cell>
          <table:table-cell office:value-type="string">
            <text:p>Conf2</text:p>
          </table:table-cell>
          <table:table-cell office:value-type="string">
            <text:p>Conf3</text:p>
          </table:table-cell>
          <table:table-cell office:value-type="string">
            <text:p>Conf4</text:p>
          </table:table-cell>
          <table:table-cell office:value-type="string">
            <text:p>Conf5</text:p>
          </table:table-cell>
          <table:table-cell office:value-type="string">
            <text:p>TK-2</text:p>
          </table:table-cell>
          <table:table-cell office:value-type="string">
            <text:p>TK-3</text:p>
          </table:table-cell>
          <table:table-cell office:value-type="string">
            <text:p>PK-2</text:p>
          </table:table-cell>
          <table:table-cell office:value-type="string">
            <text:p>PK-3</text:p>
          </table:table-cell>
          <table:table-cell office:value-type="string">
            <text:p>*** (I = Image, NNI = Not Necessarily Image)</text:p>
          </table:table-cell>
          <table:table-cell office:value-type="string">
            <text:p>Conf1</text:p>
          </table:table-cell>
          <table:table-cell office:value-type="string">
            <text:p>Conf2</text:p>
          </table:table-cell>
          <table:table-cell office:value-type="string">
            <text:p>Conf3</text:p>
          </table:table-cell>
          <table:table-cell office:value-type="string">
            <text:p>Conf4</text:p>
          </table:table-cell>
          <table:table-cell office:value-type="string">
            <text:p>Conf5</text:p>
          </table:table-cell>
          <table:table-cell office:value-type="string">
            <text:p>TK-2</text:p>
          </table:table-cell>
          <table:table-cell office:value-type="string">
            <text:p>TK-3</text:p>
          </table:table-cell>
          <table:table-cell office:value-type="string">
            <text:p>PK-2</text:p>
          </table:table-cell>
          <table:table-cell office:value-type="string">
            <text:p>PK-3</text:p>
          </table:table-cell>
          <table:table-cell table:number-columns-repeated="17"/>
          <table:table-cell office:value-type="string">
            <text:p>Mittelung über ganze Gruppe</text:p>
          </table:table-cell>
          <table:table-cell table:formula="of:=AVERAGE([.BV9:.BV29])" office:value-type="float" office:value="0.05">
            <text:p>0,05</text:p>
          </table:table-cell>
          <table:table-cell table:number-columns-repeated="948"/>
        </table:table-row>
        <table:table-row table:style-name="ro1">
          <table:table-cell office:value-type="string">
            <text:p>ConferenceRoom</text:p>
          </table:table-cell>
          <table:table-cell office:value-type="float" office:value="21.027">
            <text:p>21,027</text:p>
          </table:table-cell>
          <table:table-cell office:value-type="float" office:value="9621">
            <text:p>9621</text:p>
          </table:table-cell>
          <table:table-cell office:value-type="float" office:value="2122">
            <text:p>2122</text:p>
          </table:table-cell>
          <table:table-cell table:formula="of:=SUM([.C32:.D32])" office:value-type="float" office:value="11743">
            <text:p>11743</text:p>
          </table:table-cell>
          <table:table-cell table:number-columns-repeated="11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table:formula="of:=100*6/9" office:value-type="float" office:value="66.6666666666667">
            <text:p>66,6666666667</text:p>
          </table:table-cell>
          <table:table-cell table:formula="of:=100*6/9" office:value-type="float" office:value="66.6666666666667">
            <text:p>66,6666666667</text:p>
          </table:table-cell>
          <table:table-cell office:value-type="float" office:value="785">
            <text:p>785</text:p>
          </table:table-cell>
          <table:table-cell table:number-columns-repeated="2"/>
          <table:table-cell table:style-name="ce23" office:value-type="string">
            <text:p>ConferenceRoom</text:p>
          </table:table-cell>
          <table:table-cell table:style-name="ce23" table:number-columns-repeated="29"/>
          <table:table-cell table:number-columns-repeated="17"/>
          <table:table-cell office:value-type="string">
            <text:p>Mittelung über Punktzahl 4</text:p>
          </table:table-cell>
          <table:table-cell table:formula="of:=AVERAGE([.BV23:.BV25];[.BV10];[.BV19])" office:value-type="float" office:value="-10.2">
            <text:p>-10,2</text:p>
          </table:table-cell>
          <table:table-cell table:number-columns-repeated="948"/>
        </table:table-row>
        <table:table-row table:style-name="ro1">
          <table:table-cell office:value-type="string">
            <text:p>CoolingUnit</text:p>
          </table:table-cell>
          <table:table-cell office:value-type="float" office:value="32.262">
            <text:p>32,262</text:p>
          </table:table-cell>
          <table:table-cell office:value-type="float" office:value="10790">
            <text:p>10790</text:p>
          </table:table-cell>
          <table:table-cell office:value-type="float" office:value="2144">
            <text:p>2144</text:p>
          </table:table-cell>
          <table:table-cell table:formula="of:=SUM([.C33:.D33])" office:value-type="float" office:value="12934">
            <text:p>12934</text:p>
          </table:table-cell>
          <table:table-cell table:number-columns-repeated="11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table:formula="of:=100*2/3" office:value-type="float" office:value="66.6666666666667">
            <text:p>66,6666666667</text:p>
          </table:table-cell>
          <table:table-cell office:value-type="float" office:value="0">
            <text:p>0</text:p>
          </table:table-cell>
          <table:table-cell office:value-type="float" office:value="975">
            <text:p>975</text:p>
          </table:table-cell>
          <table:table-cell table:number-columns-repeated="2"/>
          <table:table-cell table:style-name="ce21" office:value-type="string">
            <text:p>Occupanc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Fre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NNI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17"/>
          <table:table-cell office:value-type="string">
            <text:p>Mittelung über Punktzahl 5</text:p>
          </table:table-cell>
          <table:table-cell table:number-columns-repeated="949"/>
        </table:table-row>
        <table:table-row table:style-name="ro1">
          <table:table-cell office:value-type="string">
            <text:p>Forklift</text:p>
          </table:table-cell>
          <table:table-cell office:value-type="float" office:value="28.88">
            <text:p>28,88</text:p>
          </table:table-cell>
          <table:table-cell office:value-type="float" office:value="10210">
            <text:p>10210</text:p>
          </table:table-cell>
          <table:table-cell office:value-type="float" office:value="2234">
            <text:p>2234</text:p>
          </table:table-cell>
          <table:table-cell table:formula="of:=SUM([.C34:.D34])" office:value-type="float" office:value="12444">
            <text:p>12444</text:p>
          </table:table-cell>
          <table:table-cell table:number-columns-repeated="10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  <table:table-cell table:formula="of:=100*12/14" office:value-type="float" office:value="85.7142857142857">
            <text:p>85,7142857143</text:p>
          </table:table-cell>
          <table:table-cell table:formula="of:=100*8/14" office:value-type="float" office:value="57.1428571428571">
            <text:p>57,1428571429</text:p>
          </table:table-cell>
          <table:table-cell office:value-type="float" office:value="739">
            <text:p>739</text:p>
          </table:table-cell>
          <table:table-cell table:number-columns-repeated="2"/>
          <table:table-cell table:style-name="ce21" table:number-columns-repeated="10"/>
          <table:table-cell table:style-name="ce21" office:value-type="string">
            <text:p>Reserved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NNI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17"/>
          <table:table-cell office:value-type="string">
            <text:p>Mittelung über Punktzahl 6</text:p>
          </table:table-cell>
          <table:table-cell table:number-columns-repeated="949"/>
        </table:table-row>
        <table:table-row table:style-name="ro1">
          <table:table-cell office:value-type="string">
            <text:p>SecurityCamera</text:p>
          </table:table-cell>
          <table:table-cell office:value-type="float" office:value="27.205">
            <text:p>27,205</text:p>
          </table:table-cell>
          <table:table-cell office:value-type="float" office:value="10101">
            <text:p>10101</text:p>
          </table:table-cell>
          <table:table-cell office:value-type="float" office:value="3034">
            <text:p>3034</text:p>
          </table:table-cell>
          <table:table-cell table:formula="of:=SUM([.C35:.D35])" office:value-type="float" office:value="13135">
            <text:p>13135</text:p>
          </table:table-cell>
          <table:table-cell table:number-columns-repeated="11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table:formula="of:=100*9/12" office:value-type="float" office:value="75">
            <text:p>75</text:p>
          </table:table-cell>
          <table:table-cell table:formula="of:=100*9/12" office:value-type="float" office:value="75">
            <text:p>75</text:p>
          </table:table-cell>
          <table:table-cell office:value-type="float" office:value="909">
            <text:p>909</text:p>
          </table:table-cell>
          <table:table-cell table:number-columns-repeated="2"/>
          <table:table-cell table:style-name="ce21" table:number-columns-repeated="10"/>
          <table:table-cell table:style-name="ce21" office:value-type="string">
            <text:p>Occupied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NNI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office:value-type="string">
            <text:p>WaterPump</text:p>
          </table:table-cell>
          <table:table-cell office:value-type="float" office:value="41.846">
            <text:p>41,846</text:p>
          </table:table-cell>
          <table:table-cell office:value-type="float" office:value="10015">
            <text:p>10015</text:p>
          </table:table-cell>
          <table:table-cell office:value-type="float" office:value="3608">
            <text:p>3608</text:p>
          </table:table-cell>
          <table:table-cell table:formula="of:=SUM([.C36:.D36])" office:value-type="float" office:value="13623">
            <text:p>13623</text:p>
          </table:table-cell>
          <table:table-cell table:number-columns-repeated="14" office:value-type="float" office:value="1">
            <text:p>1</text:p>
          </table:table-cell>
          <table:table-cell table:number-columns-repeated="3" office:value-type="float" office:value="100">
            <text:p>100</text:p>
          </table:table-cell>
          <table:table-cell office:value-type="float" office:value="740">
            <text:p>740</text:p>
          </table:table-cell>
          <table:table-cell table:number-columns-repeated="2"/>
          <table:table-cell table:style-name="ce21" table:number-columns-repeated="30"/>
          <table:table-cell table:number-columns-repeated="967"/>
        </table:table-row>
        <table:table-row table:style-name="ro1">
          <table:table-cell office:value-type="string">
            <text:p>RobotArm</text:p>
          </table:table-cell>
          <table:table-cell office:value-type="float" office:value="30.6">
            <text:p>30,6</text:p>
          </table:table-cell>
          <table:table-cell office:value-type="float" office:value="9457">
            <text:p>9457</text:p>
          </table:table-cell>
          <table:table-cell office:value-type="float" office:value="2661">
            <text:p>2661</text:p>
          </table:table-cell>
          <table:table-cell table:formula="of:=SUM([.C37:.D37])" office:value-type="float" office:value="12118">
            <text:p>12118</text:p>
          </table:table-cell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formula="of:=100*7/9" office:value-type="float" office:value="77.7777777777778">
            <text:p>77,7777777778</text:p>
          </table:table-cell>
          <table:table-cell table:formula="of:=100*4/9" office:value-type="float" office:value="44.4444444444444">
            <text:p>44,4444444444</text:p>
          </table:table-cell>
          <table:table-cell office:value-type="float" office:value="923">
            <text:p>923</text:p>
          </table:table-cell>
          <table:table-cell table:number-columns-repeated="2"/>
          <table:table-cell table:style-name="ce21" office:value-type="string">
            <text:p>Equipment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Complet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roomEquipment_complet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office:value-type="string">
            <text:p>WarehouseWorker</text:p>
          </table:table-cell>
          <table:table-cell office:value-type="float" office:value="72.68">
            <text:p>72,68</text:p>
          </table:table-cell>
          <table:table-cell office:value-type="float" office:value="9909">
            <text:p>9909</text:p>
          </table:table-cell>
          <table:table-cell office:value-type="float" office:value="3936">
            <text:p>3936</text:p>
          </table:table-cell>
          <table:table-cell table:formula="of:=SUM([.C38:.D38])" office:value-type="float" office:value="13845">
            <text:p>13845</text:p>
          </table:table-cell>
          <table:table-cell table:number-columns-repeated="11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table:formula="of:=100*14/15" office:value-type="float" office:value="93.3333333333333">
            <text:p>93,3333333333</text:p>
          </table:table-cell>
          <table:table-cell table:formula="of:=100*13/15" office:value-type="float" office:value="86.6666666666667">
            <text:p>86,6666666667</text:p>
          </table:table-cell>
          <table:table-cell office:value-type="float" office:value="1016">
            <text:p>1016</text:p>
          </table:table-cell>
          <table:table-cell table:number-columns-repeated="2"/>
          <table:table-cell table:style-name="ce21" table:number-columns-repeated="10"/>
          <table:table-cell table:style-name="ce21" office:value-type="string">
            <text:p>Partial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roomEquipment_partia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office:value-type="string">
            <text:p>TrainCrossingGate</text:p>
          </table:table-cell>
          <table:table-cell office:value-type="float" office:value="35.261">
            <text:p>35,261</text:p>
          </table:table-cell>
          <table:table-cell office:value-type="float" office:value="10089">
            <text:p>10089</text:p>
          </table:table-cell>
          <table:table-cell office:value-type="float" office:value="2813">
            <text:p>2813</text:p>
          </table:table-cell>
          <table:table-cell table:formula="of:=SUM([.C39:.D39])" office:value-type="float" office:value="12902">
            <text:p>12902</text:p>
          </table:table-cell>
          <table:table-cell table:number-columns-repeated="11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table:formula="of:=100*9/12"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858">
            <text:p>858</text:p>
          </table:table-cell>
          <table:table-cell table:number-columns-repeated="2"/>
          <table:table-cell table:style-name="ce21" table:number-columns-repeated="10"/>
          <table:table-cell table:style-name="ce21" office:value-type="string">
            <text:p>Missing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roomEquipment_missing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office:value-type="string">
            <text:p>DairyCow</text:p>
          </table:table-cell>
          <table:table-cell office:value-type="float" office:value="22.539">
            <text:p>22,539</text:p>
          </table:table-cell>
          <table:table-cell office:value-type="float" office:value="9623">
            <text:p>9623</text:p>
          </table:table-cell>
          <table:table-cell office:value-type="float" office:value="1967">
            <text:p>1967</text:p>
          </table:table-cell>
          <table:table-cell table:formula="of:=SUM([.C40:.D40])" office:value-type="float" office:value="11590">
            <text:p>11590</text:p>
          </table:table-cell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75">
            <text:p>75</text:p>
          </table:table-cell>
          <table:table-cell table:formula="of:=100*6/13" office:value-type="float" office:value="46.1538461538462">
            <text:p>46,1538461538</text:p>
          </table:table-cell>
          <table:table-cell table:formula="of:=100*6/13" office:value-type="float" office:value="46.1538461538462">
            <text:p>46,1538461538</text:p>
          </table:table-cell>
          <table:table-cell office:value-type="float" office:value="827">
            <text:p>827</text:p>
          </table:table-cell>
          <table:table-cell table:number-columns-repeated="2"/>
          <table:table-cell table:style-name="ce21" table:number-columns-repeated="30"/>
          <table:table-cell table:number-columns-repeated="967"/>
        </table:table-row>
        <table:table-row table:style-name="ro1">
          <table:table-cell office:value-type="string">
            <text:p>AgriculturalField</text:p>
          </table:table-cell>
          <table:table-cell office:value-type="float" office:value="23.986">
            <text:p>23,986</text:p>
          </table:table-cell>
          <table:table-cell office:value-type="float" office:value="10095">
            <text:p>10095</text:p>
          </table:table-cell>
          <table:table-cell office:value-type="float" office:value="2124">
            <text:p>2124</text:p>
          </table:table-cell>
          <table:table-cell table:formula="of:=SUM([.C41:.D41])" office:value-type="float" office:value="12219">
            <text:p>12219</text:p>
          </table:table-cell>
          <table:table-cell table:number-columns-repeated="14" office:value-type="float" office:value="1">
            <text:p>1</text:p>
          </table:table-cell>
          <table:table-cell office:value-type="float" office:value="75">
            <text:p>75</text:p>
          </table:table-cell>
          <table:table-cell table:formula="of:=100*7/13" office:value-type="float" office:value="53.8461538461539">
            <text:p>53,8461538462</text:p>
          </table:table-cell>
          <table:table-cell table:formula="of:=100*7/13" office:value-type="float" office:value="53.8461538461539">
            <text:p>53,8461538462</text:p>
          </table:table-cell>
          <table:table-cell office:value-type="float" office:value="871">
            <text:p>871</text:p>
          </table:table-cell>
          <table:table-cell table:number-columns-repeated="2"/>
          <table:table-cell table:style-name="ce21" office:value-type="string">
            <text:p>Room Ventilation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Normal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roomVentilation_normal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office:value-type="string">
            <text:p>WifiAccessPoint</text:p>
          </table:table-cell>
          <table:table-cell office:value-type="float" office:value="16.739">
            <text:p>16,739</text:p>
          </table:table-cell>
          <table:table-cell office:value-type="float" office:value="9562">
            <text:p>9562</text:p>
          </table:table-cell>
          <table:table-cell office:value-type="float" office:value="1975">
            <text:p>1975</text:p>
          </table:table-cell>
          <table:table-cell table:formula="of:=SUM([.C42:.D42])" office:value-type="float" office:value="11537">
            <text:p>11537</text:p>
          </table:table-cell>
          <table:table-cell table:number-columns-repeated="1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table:formula="of:=100*4/12" office:value-type="float" office:value="33.3333333333333">
            <text:p>33,3333333333</text:p>
          </table:table-cell>
          <table:table-cell office:value-type="float" office:value="0">
            <text:p>0</text:p>
          </table:table-cell>
          <table:table-cell office:value-type="float" office:value="825">
            <text:p>825</text:p>
          </table:table-cell>
          <table:table-cell table:number-columns-repeated="2"/>
          <table:table-cell table:style-name="ce21" table:number-columns-repeated="10"/>
          <table:table-cell table:style-name="ce21" office:value-type="string">
            <text:p>Issue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roomVentilation_issu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office:value-type="string">
            <text:p>AIModel</text:p>
          </table:table-cell>
          <table:table-cell office:value-type="float" office:value="24.669">
            <text:p>24,669</text:p>
          </table:table-cell>
          <table:table-cell office:value-type="float" office:value="8865">
            <text:p>8865</text:p>
          </table:table-cell>
          <table:table-cell office:value-type="float" office:value="2892">
            <text:p>2892</text:p>
          </table:table-cell>
          <table:table-cell table:formula="of:=SUM([.C43:.D43])" office:value-type="float" office:value="11757">
            <text:p>11757</text:p>
          </table:table-cell>
          <table:table-cell table:number-columns-repeated="14" office:value-type="float" office:value="1">
            <text:p>1</text:p>
          </table:table-cell>
          <table:table-cell office:value-type="float" office:value="100">
            <text:p>100</text:p>
          </table:table-cell>
          <table:table-cell table:formula="of:=100*8/12" office:value-type="float" office:value="66.6666666666667">
            <text:p>66,6666666667</text:p>
          </table:table-cell>
          <table:table-cell table:formula="of:=100*1/12" office:value-type="float" office:value="8.33333333333333">
            <text:p>8,3333333333</text:p>
          </table:table-cell>
          <table:table-cell office:value-type="float" office:value="804">
            <text:p>804</text:p>
          </table:table-cell>
          <table:table-cell table:number-columns-repeated="2"/>
          <table:table-cell table:style-name="ce22" table:number-columns-repeated="10"/>
          <table:table-cell table:style-name="ce22" office:value-type="string">
            <text:p>Offline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/>
          <table:table-cell table:number-columns-repeated="2" table:style-name="ce22" office:value-type="float" office:value="1">
            <text:p>1</text:p>
          </table:table-cell>
          <table:table-cell table:style-name="ce22" table:number-columns-repeated="3"/>
          <table:table-cell table:style-name="ce22" office:value-type="float" office:value="1">
            <text:p>1</text:p>
          </table:table-cell>
          <table:table-cell table:style-name="ce21" office:value-type="string">
            <text:p>I: roomVentilation_offline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/>
          <table:table-cell table:number-columns-repeated="2" table:style-name="ce22" office:value-type="float" office:value="1">
            <text:p>1</text:p>
          </table:table-cell>
          <table:table-cell table:style-name="ce22" table:number-columns-repeated="3"/>
          <table:table-cell table:style-name="ce22" office:value-type="float" office:value="1">
            <text:p>1</text:p>
          </table:table-cell>
          <table:table-cell table:number-columns-repeated="967"/>
        </table:table-row>
        <table:table-row table:style-name="ro1">
          <table:table-cell office:value-type="string">
            <text:p>SmartThermostat</text:p>
          </table:table-cell>
          <table:table-cell office:value-type="float" office:value="21.678">
            <text:p>21,678</text:p>
          </table:table-cell>
          <table:table-cell office:value-type="float" office:value="9984">
            <text:p>9984</text:p>
          </table:table-cell>
          <table:table-cell office:value-type="float" office:value="1840">
            <text:p>1840</text:p>
          </table:table-cell>
          <table:table-cell table:formula="of:=SUM([.C44:.D44])" office:value-type="float" office:value="11824">
            <text:p>11824</text:p>
          </table:table-cell>
          <table:table-cell table:number-columns-repeated="14" office:value-type="float" office:value="1">
            <text:p>1</text:p>
          </table:table-cell>
          <table:table-cell office:value-type="float" office:value="100">
            <text:p>100</text:p>
          </table:table-cell>
          <table:table-cell table:formula="of:=100*2/3" office:value-type="float" office:value="66.6666666666667">
            <text:p>66,6666666667</text:p>
          </table:table-cell>
          <table:table-cell table:formula="of:=100*2/3" office:value-type="float" office:value="66.6666666666667">
            <text:p>66,6666666667</text:p>
          </table:table-cell>
          <table:table-cell office:value-type="float" office:value="1004">
            <text:p>1004</text:p>
          </table:table-cell>
          <table:table-cell table:number-columns-repeated="999"/>
        </table:table-row>
        <table:table-row table:style-name="ro1">
          <table:table-cell office:value-type="string">
            <text:p>HospitalPatient</text:p>
          </table:table-cell>
          <table:table-cell office:value-type="float" office:value="29.747">
            <text:p>29,747</text:p>
          </table:table-cell>
          <table:table-cell office:value-type="float" office:value="10872">
            <text:p>10872</text:p>
          </table:table-cell>
          <table:table-cell office:value-type="float" office:value="2683">
            <text:p>2683</text:p>
          </table:table-cell>
          <table:table-cell table:formula="of:=SUM([.C45:.D45])" office:value-type="float" office:value="13555">
            <text:p>13555</text:p>
          </table:table-cell>
          <table:table-cell table:number-columns-repeated="11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843">
            <text:p>843</text:p>
          </table:table-cell>
          <table:table-cell table:number-columns-repeated="2"/>
          <table:table-cell office:value-type="string">
            <text:p>*</text:p>
          </table:table-cell>
          <table:table-cell office:value-type="string">
            <text:p>Conf1</text:p>
          </table:table-cell>
          <table:table-cell office:value-type="string">
            <text:p>Conf2</text:p>
          </table:table-cell>
          <table:table-cell office:value-type="string">
            <text:p>Conf3</text:p>
          </table:table-cell>
          <table:table-cell office:value-type="string">
            <text:p>Conf4</text:p>
          </table:table-cell>
          <table:table-cell office:value-type="string">
            <text:p>Conf5</text:p>
          </table:table-cell>
          <table:table-cell office:value-type="string">
            <text:p>TK-2</text:p>
          </table:table-cell>
          <table:table-cell office:value-type="string">
            <text:p>TK-3</text:p>
          </table:table-cell>
          <table:table-cell office:value-type="string">
            <text:p>PK-2</text:p>
          </table:table-cell>
          <table:table-cell office:value-type="string">
            <text:p>PK-3</text:p>
          </table:table-cell>
          <table:table-cell office:value-type="string">
            <text:p>**</text:p>
          </table:table-cell>
          <table:table-cell office:value-type="string">
            <text:p>Conf1</text:p>
          </table:table-cell>
          <table:table-cell office:value-type="string">
            <text:p>Conf2</text:p>
          </table:table-cell>
          <table:table-cell office:value-type="string">
            <text:p>Conf3</text:p>
          </table:table-cell>
          <table:table-cell office:value-type="string">
            <text:p>Conf4</text:p>
          </table:table-cell>
          <table:table-cell office:value-type="string">
            <text:p>Conf5</text:p>
          </table:table-cell>
          <table:table-cell office:value-type="string">
            <text:p>TK-2</text:p>
          </table:table-cell>
          <table:table-cell office:value-type="string">
            <text:p>TK-3</text:p>
          </table:table-cell>
          <table:table-cell office:value-type="string">
            <text:p>PK-2</text:p>
          </table:table-cell>
          <table:table-cell office:value-type="string">
            <text:p>PK-3</text:p>
          </table:table-cell>
          <table:table-cell office:value-type="string">
            <text:p>*** (I = Image, NNI = Not Necessarily Image)</text:p>
          </table:table-cell>
          <table:table-cell office:value-type="string">
            <text:p>Conf1</text:p>
          </table:table-cell>
          <table:table-cell office:value-type="string">
            <text:p>Conf2</text:p>
          </table:table-cell>
          <table:table-cell office:value-type="string">
            <text:p>Conf3</text:p>
          </table:table-cell>
          <table:table-cell office:value-type="string">
            <text:p>Conf4</text:p>
          </table:table-cell>
          <table:table-cell office:value-type="string">
            <text:p>Conf5</text:p>
          </table:table-cell>
          <table:table-cell office:value-type="string">
            <text:p>TK-2</text:p>
          </table:table-cell>
          <table:table-cell office:value-type="string">
            <text:p>TK-3</text:p>
          </table:table-cell>
          <table:table-cell office:value-type="string">
            <text:p>PK-2</text:p>
          </table:table-cell>
          <table:table-cell office:value-type="string">
            <text:p>PK-3</text:p>
          </table:table-cell>
          <table:table-cell table:number-columns-repeated="967"/>
        </table:table-row>
        <table:table-row table:style-name="ro1">
          <table:table-cell office:value-type="string">
            <text:p>RentalCar</text:p>
          </table:table-cell>
          <table:table-cell office:value-type="float" office:value="61.166">
            <text:p>61,166</text:p>
          </table:table-cell>
          <table:table-cell office:value-type="float" office:value="10550">
            <text:p>10550</text:p>
          </table:table-cell>
          <table:table-cell office:value-type="float" office:value="4335">
            <text:p>4335</text:p>
          </table:table-cell>
          <table:table-cell table:formula="of:=SUM([.C46:.D46])" office:value-type="float" office:value="14885">
            <text:p>14885</text:p>
          </table:table-cell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100">
            <text:p>100</text:p>
          </table:table-cell>
          <table:table-cell table:formula="of:=100*13/17" office:value-type="float" office:value="76.4705882352941">
            <text:p>76,4705882353</text:p>
          </table:table-cell>
          <table:table-cell table:formula="of:=100*13/17" office:value-type="float" office:value="76.4705882352941">
            <text:p>76,4705882353</text:p>
          </table:table-cell>
          <table:table-cell office:value-type="float" office:value="1679">
            <text:p>1679</text:p>
          </table:table-cell>
          <table:table-cell table:number-columns-repeated="2"/>
          <table:table-cell table:style-name="ce23" office:value-type="string">
            <text:p>CoolingUnit</text:p>
          </table:table-cell>
          <table:table-cell table:style-name="ce23" table:number-columns-repeated="29"/>
          <table:table-cell table:number-columns-repeated="967"/>
        </table:table-row>
        <table:table-row table:style-name="ro1">
          <table:table-cell office:value-type="string">
            <text:p>SmartPhone</text:p>
          </table:table-cell>
          <table:table-cell office:value-type="float" office:value="53.041">
            <text:p>53,041</text:p>
          </table:table-cell>
          <table:table-cell office:value-type="float" office:value="10246">
            <text:p>10246</text:p>
          </table:table-cell>
          <table:table-cell office:value-type="float" office:value="5073">
            <text:p>5073</text:p>
          </table:table-cell>
          <table:table-cell table:formula="of:=SUM([.C47:.D47])" office:value-type="float" office:value="15319">
            <text:p>15319</text:p>
          </table:table-cell>
          <table:table-cell table:number-columns-repeated="14"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 table:formula="of:=100*15/17" office:value-type="float" office:value="88.2352941176471">
            <text:p>88,2352941176</text:p>
          </table:table-cell>
          <table:table-cell office:value-type="float" office:value="1317">
            <text:p>1317</text:p>
          </table:table-cell>
          <table:table-cell table:number-columns-repeated="2"/>
          <table:table-cell table:style-name="ce21" office:value-type="string">
            <text:p>Temperature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Normal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deviceTemperature_normal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office:value-type="string">
            <text:p>MRIScanner</text:p>
          </table:table-cell>
          <table:table-cell office:value-type="float" office:value="27.683">
            <text:p>27,683</text:p>
          </table:table-cell>
          <table:table-cell office:value-type="float" office:value="9940">
            <text:p>9940</text:p>
          </table:table-cell>
          <table:table-cell office:value-type="float" office:value="2808">
            <text:p>2808</text:p>
          </table:table-cell>
          <table:table-cell table:formula="of:=SUM([.C48:.D48])" office:value-type="float" office:value="12748">
            <text:p>12748</text:p>
          </table:table-cell>
          <table:table-cell table:number-columns-repeated="14"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99">
            <text:p>699</text:p>
          </table:table-cell>
          <table:table-cell table:number-columns-repeated="2"/>
          <table:table-cell table:style-name="ce21" table:number-columns-repeated="10"/>
          <table:table-cell table:style-name="ce21" office:value-type="string">
            <text:p>Warning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deviceTemperature_warning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office:value-type="string">
            <text:p>OperatingRoom</text:p>
          </table:table-cell>
          <table:table-cell office:value-type="float" office:value="34.541">
            <text:p>34,541</text:p>
          </table:table-cell>
          <table:table-cell office:value-type="float" office:value="9553">
            <text:p>9553</text:p>
          </table:table-cell>
          <table:table-cell office:value-type="float" office:value="3467">
            <text:p>3467</text:p>
          </table:table-cell>
          <table:table-cell table:formula="of:=SUM([.C49:.D49])" office:value-type="float" office:value="13020">
            <text:p>13020</text:p>
          </table:table-cell>
          <table:table-cell table:number-columns-repeated="10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75">
            <text:p>75</text:p>
          </table:table-cell>
          <table:table-cell office:value-type="float" office:value="820">
            <text:p>820</text:p>
          </table:table-cell>
          <table:table-cell table:number-columns-repeated="2"/>
          <table:table-cell table:style-name="ce21" table:number-columns-repeated="10"/>
          <table:table-cell table:style-name="ce21" office:value-type="string">
            <text:p>Critical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deviceTemperature_critical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/>
          <table:table-cell table:formula="of:= AVERAGE([.B30:.B49])" office:value-type="float" office:value="32.6474">
            <text:p>32,6474</text:p>
          </table:table-cell>
          <table:table-cell table:formula="of:=AVERAGE([.C30:.C49])" office:value-type="float" office:value="9972.75">
            <text:p>9972,75</text:p>
          </table:table-cell>
          <table:table-cell table:formula="of:=AVERAGE([.D30:.D49])" office:value-type="float" office:value="2825.1">
            <text:p>2825,1</text:p>
          </table:table-cell>
          <table:table-cell table:formula="of:=AVERAGE([.E30:.E49])" office:value-type="float" office:value="12797.85">
            <text:p>12797,85</text:p>
          </table:table-cell>
          <table:table-cell table:formula="of:=COUNTIF([.F30:.F49]; 1) / 20" office:value-type="float" office:value="1">
            <text:p>1</text:p>
          </table:table-cell>
          <table:table-cell table:formula="of:=COUNTIF([.G30:.G49]; 1) / 20" office:value-type="float" office:value="1">
            <text:p>1</text:p>
          </table:table-cell>
          <table:table-cell table:formula="of:=COUNTIF([.H30:.H49]; 1) / 20" office:value-type="float" office:value="1">
            <text:p>1</text:p>
          </table:table-cell>
          <table:table-cell table:formula="of:=COUNTIF([.I30:.I49]; 1) / 20" office:value-type="float" office:value="1">
            <text:p>1</text:p>
          </table:table-cell>
          <table:table-cell table:formula="of:=COUNTIF([.J30:.J49]; 1) / 20" office:value-type="float" office:value="1">
            <text:p>1</text:p>
          </table:table-cell>
          <table:table-cell table:formula="of:=COUNTIF([.K30:.K49]; 1) / 20" office:value-type="float" office:value="1">
            <text:p>1</text:p>
          </table:table-cell>
          <table:table-cell table:formula="of:=COUNTIF([.L30:.L49]; 1) / 20" office:value-type="float" office:value="1">
            <text:p>1</text:p>
          </table:table-cell>
          <table:table-cell table:formula="of:=COUNTIF([.M30:.M49]; 1) / 20" office:value-type="float" office:value="1">
            <text:p>1</text:p>
          </table:table-cell>
          <table:table-cell table:formula="of:=COUNTIF([.N30:.N49]; 1) / 20" office:value-type="float" office:value="1">
            <text:p>1</text:p>
          </table:table-cell>
          <table:table-cell table:formula="of:=COUNTIF([.O30:.O49]; 1) / 20" office:value-type="float" office:value="0.8">
            <text:p>0,8</text:p>
          </table:table-cell>
          <table:table-cell table:formula="of:=COUNTIF([.P30:.P49]; 1) / 20" office:value-type="float" office:value="0.9">
            <text:p>0,9</text:p>
          </table:table-cell>
          <table:table-cell table:formula="of:=COUNTIF([.Q30:.Q49]; 1) / 20" office:value-type="float" office:value="0.6">
            <text:p>0,6</text:p>
          </table:table-cell>
          <table:table-cell table:formula="of:=COUNTIF([.R30:.R49]; 1) / 20" office:value-type="float" office:value="1">
            <text:p>1</text:p>
          </table:table-cell>
          <table:table-cell table:formula="of:=COUNTIF([.S30:.S49]; 1) / 20" office:value-type="float" office:value="0.85">
            <text:p>0,85</text:p>
          </table:table-cell>
          <table:table-cell table:formula="of:=SUM([.T30:.T49]) / 20" office:value-type="float" office:value="96.25">
            <text:p>96,25</text:p>
          </table:table-cell>
          <table:table-cell table:formula="of:=SUM([.U30:.U49]) / 20" office:value-type="float" office:value="76.9147992530345">
            <text:p>76,914799253</text:p>
          </table:table-cell>
          <table:table-cell table:formula="of:=SUM([.V30:.V49]) / 20" office:value-type="float" office:value="54.2313258636788">
            <text:p>54,2313258637</text:p>
          </table:table-cell>
          <table:table-cell table:formula="of:=AVERAGE([.W30:.W49])" office:value-type="float" office:value="918.05">
            <text:p>918,05</text:p>
          </table:table-cell>
          <table:table-cell table:number-columns-repeated="2"/>
          <table:table-cell table:style-name="ce21" table:number-columns-repeated="30"/>
          <table:table-cell table:number-columns-repeated="967"/>
        </table:table-row>
        <table:table-row table:style-name="ro1">
          <table:table-cell table:number-columns-repeated="20"/>
          <table:table-cell table:formula="of:=AVERAGE([.U30];[.U31];[.U33];[.U37];[.U39];[.U44];[.U46])" office:value-type="float" office:value="77.5116713352008">
            <text:p>77,5116713352</text:p>
          </table:table-cell>
          <table:table-cell table:number-columns-repeated="4"/>
          <table:table-cell table:style-name="ce21" office:value-type="string">
            <text:p>Door Status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Closed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door_closed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number-columns-repeated="2"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number-columns-repeated="25"/>
          <table:table-cell table:style-name="ce21" table:number-columns-repeated="10"/>
          <table:table-cell table:style-name="ce21" office:value-type="string">
            <text:p>Open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door_opened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number-columns-repeated="2"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number-columns-repeated="25"/>
          <table:table-cell table:style-name="ce21" table:number-columns-repeated="10"/>
          <table:table-cell table:style-name="ce21" office:value-type="string">
            <text:p>Fault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door_defect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number-columns-repeated="2"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office:value-type="string">
            <text:p>VORAUSWAHL: GPT-4o No SO, NoReas</text:p>
          </table:table-cell>
          <table:table-cell office:value-type="string">
            <text:p>Zeit</text:p>
          </table:table-cell>
          <table:table-cell office:value-type="string">
            <text:p>Tokenverbr.</text:p>
          </table:table-cell>
          <table:table-cell table:number-columns-repeated="2"/>
          <table:table-cell office:value-type="string">
            <text:p>Syntax-Regeln</text:p>
          </table:table-cell>
          <table:table-cell table:style-name="Default"/>
          <table:table-cell table:number-columns-repeated="5"/>
          <table:table-cell office:value-type="string">
            <text:p>Semantik-Regeln</text:p>
          </table:table-cell>
          <table:table-cell table:style-name="Default"/>
          <table:table-cell table:number-columns-repeated="11"/>
          <table:table-cell table:style-name="ce21" table:number-columns-repeated="30"/>
          <table:table-cell table:number-columns-repeated="967"/>
        </table:table-row>
        <table:table-row table:style-name="ro1">
          <table:table-cell office:value-type="string">
            <text:p>Template</text:p>
          </table:table-cell>
          <table:table-cell/>
          <table:table-cell office:value-type="string">
            <text:p>Prompt-Tokens</text:p>
          </table:table-cell>
          <table:table-cell office:value-type="string">
            <text:p>Completion-Tokens</text:p>
          </table:table-cell>
          <table:table-cell office:value-type="string">
            <text:p>Total Tokens</text:p>
          </table:table-cell>
          <table:table-cell table:style-name="ce9" office:value-type="string">
            <text:p>JSON-Parsing</text:p>
          </table:table-cell>
          <table:table-cell table:style-name="ce9" office:value-type="string">
            <text:p>Prop-Vollst.</text:p>
          </table:table-cell>
          <table:table-cell table:style-name="ce9" office:value-type="string">
            <text:p>Datentyp-Korr.</text:p>
          </table:table-cell>
          <table:table-cell table:style-name="ce12" office:value-type="string">
            <text:p>Img-Formate</text:p>
          </table:table-cell>
          <table:table-cell table:style-name="ce12" office:value-type="string">
            <text:p>HexColor-Konv.</text:p>
          </table:table-cell>
          <table:table-cell table:style-name="ce12" office:value-type="string">
            <text:p>PathToShape-Frmt</text:p>
          </table:table-cell>
          <table:table-cell table:style-name="ce12" office:value-type="string">
            <text:p>Form- vs ImgShape</text:p>
          </table:table-cell>
          <table:table-cell table:style-name="ce13" office:value-type="string">
            <text:p>Temp.Min/Max</text:p>
          </table:table-cell>
          <table:table-cell table:style-name="ce13" office:value-type="string">
            <text:p>Img quadrat.</text:p>
          </table:table-cell>
          <table:table-cell table:style-name="ce13" office:value-type="string">
            <text:p>Mindestabstand</text:p>
          </table:table-cell>
          <table:table-cell table:style-name="ce13" office:value-type="string">
            <text:p>Enthaltenheit</text:p>
          </table:table-cell>
          <table:table-cell table:style-name="ce13" office:value-type="string">
            <text:p>Leerraumregel</text:p>
          </table:table-cell>
          <table:table-cell table:style-name="ce15" office:value-type="string">
            <text:p>DomObjTypeName</text:p>
          </table:table-cell>
          <table:table-cell table:style-name="ce15" office:value-type="string">
            <text:p>#NotBehav=#Vis</text:p>
          </table:table-cell>
          <table:table-cell table:style-name="ce15" office:value-type="string">
            <text:p>Shape-Vollst. *</text:p>
          </table:table-cell>
          <table:table-cell table:style-name="ce15" office:value-type="string">
            <text:p>State-Vollst. **</text:p>
          </table:table-cell>
          <table:table-cell table:style-name="ce15" office:value-type="string">
            <text:p>Img-Vollst. ***</text:p>
          </table:table-cell>
          <table:table-cell table:number-columns-repeated="3"/>
          <table:table-cell table:style-name="ce21" office:value-type="string">
            <text:p>Compresso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Activ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NNI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office:value-type="string">
            <text:p>Conveyor</text:p>
          </table:table-cell>
          <table:table-cell office:value-type="float" office:value="12.088">
            <text:p>12,088</text:p>
          </table:table-cell>
          <table:table-cell office:value-type="float" office:value="8645">
            <text:p>8645</text:p>
          </table:table-cell>
          <table:table-cell office:value-type="float" office:value="2107">
            <text:p>2107</text:p>
          </table:table-cell>
          <table:table-cell table:formula="of:=SUM([.C56:.D56])" office:value-type="float" office:value="10752">
            <text:p>10752</text:p>
          </table:table-cell>
          <table:table-cell table:number-columns-repeated="9" office:value-type="float" office:value="1">
            <text:p>1</text:p>
          </table:table-cell>
          <table:table-cell table:number-columns-repeated="11"/>
          <table:table-cell table:style-name="ce21" table:number-columns-repeated="10"/>
          <table:table-cell table:style-name="ce21" office:value-type="string">
            <text:p>Inactiv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NNI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office:value-type="string">
            <text:p>ServiceStaff</text:p>
          </table:table-cell>
          <table:table-cell office:value-type="float" office:value="20.548">
            <text:p>20,548</text:p>
          </table:table-cell>
          <table:table-cell office:value-type="float" office:value="8376">
            <text:p>8376</text:p>
          </table:table-cell>
          <table:table-cell office:value-type="float" office:value="1918">
            <text:p>1918</text:p>
          </table:table-cell>
          <table:table-cell table:formula="of:=SUM([.C57:.D57])" office:value-type="float" office:value="10294">
            <text:p>10294</text:p>
          </table:table-cell>
          <table:table-cell table:number-columns-repeated="9" office:value-type="float" office:value="1">
            <text:p>1</text:p>
          </table:table-cell>
          <table:table-cell table:number-columns-repeated="11"/>
          <table:table-cell table:style-name="ce22" table:number-columns-repeated="10"/>
          <table:table-cell table:style-name="ce22" office:value-type="string">
            <text:p>Error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2"/>
          <table:table-cell table:number-columns-repeated="2" table:style-name="ce22" office:value-type="float" office:value="1">
            <text:p>1</text:p>
          </table:table-cell>
          <table:table-cell table:style-name="ce22" table:number-columns-repeated="3"/>
          <table:table-cell table:style-name="ce22" office:value-type="float" office:value="1">
            <text:p>1</text:p>
          </table:table-cell>
          <table:table-cell table:style-name="ce22" office:value-type="string">
            <text:p>NNI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2"/>
          <table:table-cell table:number-columns-repeated="2" table:style-name="ce22" office:value-type="float" office:value="1">
            <text:p>1</text:p>
          </table:table-cell>
          <table:table-cell table:style-name="ce22" table:number-columns-repeated="3"/>
          <table:table-cell table:style-name="ce22" office:value-type="float" office:value="1">
            <text:p>1</text:p>
          </table:table-cell>
          <table:table-cell table:number-columns-repeated="967"/>
        </table:table-row>
        <table:table-row table:style-name="ro1">
          <table:table-cell office:value-type="string">
            <text:p>ConferenceRoom</text:p>
          </table:table-cell>
          <table:table-cell office:value-type="float" office:value="15.355">
            <text:p>15,355</text:p>
          </table:table-cell>
          <table:table-cell office:value-type="float" office:value="8145">
            <text:p>8145</text:p>
          </table:table-cell>
          <table:table-cell office:value-type="float" office:value="2026">
            <text:p>2026</text:p>
          </table:table-cell>
          <table:table-cell table:formula="of:=SUM([.C58:.D58])" office:value-type="float" office:value="10171">
            <text:p>10171</text:p>
          </table:table-cell>
          <table:table-cell table:number-columns-repeated="9" office:value-type="float" office:value="1">
            <text:p>1</text:p>
          </table:table-cell>
          <table:table-cell table:number-columns-repeated="1008"/>
        </table:table-row>
        <table:table-row table:style-name="ro1">
          <table:table-cell office:value-type="string">
            <text:p>CoolingUnit</text:p>
          </table:table-cell>
          <table:table-cell office:value-type="float" office:value="17.277">
            <text:p>17,277</text:p>
          </table:table-cell>
          <table:table-cell office:value-type="float" office:value="9314">
            <text:p>9314</text:p>
          </table:table-cell>
          <table:table-cell office:value-type="float" office:value="1721">
            <text:p>1721</text:p>
          </table:table-cell>
          <table:table-cell table:formula="of:=SUM([.C59:.D59])" office:value-type="float" office:value="11035">
            <text:p>11035</text:p>
          </table:table-cell>
          <table:table-cell table:number-columns-repeated="9" office:value-type="float" office:value="1">
            <text:p>1</text:p>
          </table:table-cell>
          <table:table-cell table:number-columns-repeated="11"/>
          <table:table-cell office:value-type="string">
            <text:p>*</text:p>
          </table:table-cell>
          <table:table-cell office:value-type="string">
            <text:p>Conf1</text:p>
          </table:table-cell>
          <table:table-cell office:value-type="string">
            <text:p>Conf2</text:p>
          </table:table-cell>
          <table:table-cell office:value-type="string">
            <text:p>Conf3</text:p>
          </table:table-cell>
          <table:table-cell office:value-type="string">
            <text:p>Conf4</text:p>
          </table:table-cell>
          <table:table-cell office:value-type="string">
            <text:p>Conf5</text:p>
          </table:table-cell>
          <table:table-cell office:value-type="string">
            <text:p>TK-2</text:p>
          </table:table-cell>
          <table:table-cell office:value-type="string">
            <text:p>TK-3</text:p>
          </table:table-cell>
          <table:table-cell office:value-type="string">
            <text:p>PK-2</text:p>
          </table:table-cell>
          <table:table-cell office:value-type="string">
            <text:p>PK-3</text:p>
          </table:table-cell>
          <table:table-cell office:value-type="string">
            <text:p>**</text:p>
          </table:table-cell>
          <table:table-cell office:value-type="string">
            <text:p>Conf1</text:p>
          </table:table-cell>
          <table:table-cell office:value-type="string">
            <text:p>Conf2</text:p>
          </table:table-cell>
          <table:table-cell office:value-type="string">
            <text:p>Conf3</text:p>
          </table:table-cell>
          <table:table-cell office:value-type="string">
            <text:p>Conf4</text:p>
          </table:table-cell>
          <table:table-cell office:value-type="string">
            <text:p>Conf5</text:p>
          </table:table-cell>
          <table:table-cell office:value-type="string">
            <text:p>TK-2</text:p>
          </table:table-cell>
          <table:table-cell office:value-type="string">
            <text:p>TK-3</text:p>
          </table:table-cell>
          <table:table-cell office:value-type="string">
            <text:p>PK-2</text:p>
          </table:table-cell>
          <table:table-cell office:value-type="string">
            <text:p>PK-3</text:p>
          </table:table-cell>
          <table:table-cell office:value-type="string">
            <text:p>*** (I = Image, NNI = Not Necessarily Image)</text:p>
          </table:table-cell>
          <table:table-cell office:value-type="string">
            <text:p>Conf1</text:p>
          </table:table-cell>
          <table:table-cell office:value-type="string">
            <text:p>Conf2</text:p>
          </table:table-cell>
          <table:table-cell office:value-type="string">
            <text:p>Conf3</text:p>
          </table:table-cell>
          <table:table-cell office:value-type="string">
            <text:p>Conf4</text:p>
          </table:table-cell>
          <table:table-cell office:value-type="string">
            <text:p>Conf5</text:p>
          </table:table-cell>
          <table:table-cell office:value-type="string">
            <text:p>TK-2</text:p>
          </table:table-cell>
          <table:table-cell office:value-type="string">
            <text:p>TK-3</text:p>
          </table:table-cell>
          <table:table-cell office:value-type="string">
            <text:p>PK-2</text:p>
          </table:table-cell>
          <table:table-cell office:value-type="string">
            <text:p>PK-3</text:p>
          </table:table-cell>
          <table:table-cell table:number-columns-repeated="967"/>
        </table:table-row>
        <table:table-row table:style-name="ro1">
          <table:table-cell office:value-type="string">
            <text:p>Forklift</text:p>
          </table:table-cell>
          <table:table-cell office:value-type="float" office:value="7.372">
            <text:p>7,372</text:p>
          </table:table-cell>
          <table:table-cell office:value-type="float" office:value="8609">
            <text:p>8609</text:p>
          </table:table-cell>
          <table:table-cell office:value-type="float" office:value="514">
            <text:p>514</text:p>
          </table:table-cell>
          <table:table-cell table:formula="of:=SUM([.C60:.D60])" office:value-type="float" office:value="9123">
            <text:p>9123</text:p>
          </table:table-cell>
          <table:table-cell table:number-columns-repeated="9" office:value-type="float" office:value="1">
            <text:p>1</text:p>
          </table:table-cell>
          <table:table-cell table:number-columns-repeated="11"/>
          <table:table-cell table:style-name="ce23" office:value-type="string">
            <text:p>Forklift</text:p>
          </table:table-cell>
          <table:table-cell table:style-name="ce23" table:number-columns-repeated="29"/>
          <table:table-cell table:number-columns-repeated="967"/>
        </table:table-row>
        <table:table-row table:style-name="ro1">
          <table:table-cell office:value-type="string">
            <text:p>SecurityCamera</text:p>
          </table:table-cell>
          <table:table-cell office:value-type="float" office:value="11.61">
            <text:p>11,61</text:p>
          </table:table-cell>
          <table:table-cell office:value-type="float" office:value="8625">
            <text:p>8625</text:p>
          </table:table-cell>
          <table:table-cell office:value-type="float" office:value="1735">
            <text:p>1735</text:p>
          </table:table-cell>
          <table:table-cell table:formula="of:=SUM([.C61:.D61])" office:value-type="float" office:value="10360">
            <text:p>10360</text:p>
          </table:table-cell>
          <table:table-cell table:number-columns-repeated="9" office:value-type="float" office:value="1">
            <text:p>1</text:p>
          </table:table-cell>
          <table:table-cell table:number-columns-repeated="11"/>
          <table:table-cell table:style-name="ce21" office:value-type="string">
            <text:p>Battery Leve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Ful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batteryLevel_full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number-columns-repeated="2"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office:value-type="string">
            <text:p>WaterPump</text:p>
          </table:table-cell>
          <table:table-cell office:value-type="float" office:value="24.416">
            <text:p>24,416</text:p>
          </table:table-cell>
          <table:table-cell office:value-type="float" office:value="8539">
            <text:p>8539</text:p>
          </table:table-cell>
          <table:table-cell office:value-type="float" office:value="2434">
            <text:p>2434</text:p>
          </table:table-cell>
          <table:table-cell table:formula="of:=SUM([.C62:.D62])" office:value-type="float" office:value="10973">
            <text:p>10973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11"/>
          <table:table-cell table:style-name="ce21" table:number-columns-repeated="10"/>
          <table:table-cell table:style-name="ce21" office:value-type="string">
            <text:p>High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batteryLevel_high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number-columns-repeated="2"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office:value-type="string">
            <text:p>RobotArm</text:p>
          </table:table-cell>
          <table:table-cell office:value-type="float" office:value="22.01">
            <text:p>22,01</text:p>
          </table:table-cell>
          <table:table-cell office:value-type="float" office:value="7981">
            <text:p>7981</text:p>
          </table:table-cell>
          <table:table-cell office:value-type="float" office:value="2229">
            <text:p>2229</text:p>
          </table:table-cell>
          <table:table-cell table:formula="of:=SUM([.C63:.D63])" office:value-type="float" office:value="10210">
            <text:p>10210</text:p>
          </table:table-cell>
          <table:table-cell table:number-columns-repeated="9" office:value-type="float" office:value="1">
            <text:p>1</text:p>
          </table:table-cell>
          <table:table-cell table:number-columns-repeated="11"/>
          <table:table-cell table:style-name="ce21" table:number-columns-repeated="10"/>
          <table:table-cell table:style-name="ce21" office:value-type="string">
            <text:p>Medium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batteryLevel_medium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number-columns-repeated="2"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office:value-type="string">
            <text:p>WarehouseWorker</text:p>
          </table:table-cell>
          <table:table-cell office:value-type="float" office:value="13.119">
            <text:p>13,119</text:p>
          </table:table-cell>
          <table:table-cell office:value-type="float" office:value="8433">
            <text:p>8433</text:p>
          </table:table-cell>
          <table:table-cell office:value-type="float" office:value="1234">
            <text:p>1234</text:p>
          </table:table-cell>
          <table:table-cell table:formula="of:=SUM([.C64:.D64])" office:value-type="float" office:value="9667">
            <text:p>9667</text:p>
          </table:table-cell>
          <table:table-cell table:number-columns-repeated="9" office:value-type="float" office:value="1">
            <text:p>1</text:p>
          </table:table-cell>
          <table:table-cell table:number-columns-repeated="11"/>
          <table:table-cell table:style-name="ce21" table:number-columns-repeated="10"/>
          <table:table-cell table:style-name="ce21" office:value-type="string">
            <text:p>Low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batteryLevel_low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number-columns-repeated="2"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office:value-type="string">
            <text:p>TrainCrossingGate</text:p>
          </table:table-cell>
          <table:table-cell office:value-type="float" office:value="21.197">
            <text:p>21,197</text:p>
          </table:table-cell>
          <table:table-cell office:value-type="float" office:value="8613">
            <text:p>8613</text:p>
          </table:table-cell>
          <table:table-cell office:value-type="float" office:value="1978">
            <text:p>1978</text:p>
          </table:table-cell>
          <table:table-cell table:formula="of:=SUM([.C65:.D65])" office:value-type="float" office:value="10591">
            <text:p>10591</text:p>
          </table:table-cell>
          <table:table-cell table:number-columns-repeated="9" office:value-type="float" office:value="1">
            <text:p>1</text:p>
          </table:table-cell>
          <table:table-cell table:number-columns-repeated="11"/>
          <table:table-cell table:style-name="ce21" table:number-columns-repeated="10"/>
          <table:table-cell table:style-name="ce21" office:value-type="string">
            <text:p>Empty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batteryLevel_empty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number-columns-repeated="2"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office:value-type="string">
            <text:p>DairyCow</text:p>
          </table:table-cell>
          <table:table-cell office:value-type="float" office:value="19.14">
            <text:p>19,14</text:p>
          </table:table-cell>
          <table:table-cell table:number-columns-repeated="2" office:value-type="string">
            <text:p>/</text:p>
          </table:table-cell>
          <table:table-cell table:formula="of:=SUM([.C66:.D66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/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/</text:p>
          </table:table-cell>
          <table:table-cell table:number-columns-repeated="11"/>
          <table:table-cell table:style-name="ce21" table:number-columns-repeated="30"/>
          <table:table-cell table:number-columns-repeated="967"/>
        </table:table-row>
        <table:table-row table:style-name="ro1">
          <table:table-cell office:value-type="string">
            <text:p>AgriculturalField</text:p>
          </table:table-cell>
          <table:table-cell office:value-type="float" office:value="32.049">
            <text:p>32,049</text:p>
          </table:table-cell>
          <table:table-cell office:value-type="float" office:value="8619">
            <text:p>8619</text:p>
          </table:table-cell>
          <table:table-cell office:value-type="float" office:value="3224">
            <text:p>3224</text:p>
          </table:table-cell>
          <table:table-cell table:formula="of:=SUM([.C67:.D67])" office:value-type="float" office:value="11843">
            <text:p>11843</text:p>
          </table:table-cell>
          <table:table-cell table:number-columns-repeated="9" office:value-type="float" office:value="1">
            <text:p>1</text:p>
          </table:table-cell>
          <table:table-cell table:number-columns-repeated="11"/>
          <table:table-cell table:style-name="ce21" office:value-type="string">
            <text:p>Loca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ndoor, Hall A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NNI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office:value-type="string">
            <text:p>WifiAccessPoint</text:p>
          </table:table-cell>
          <table:table-cell office:value-type="float" office:value="13.074">
            <text:p>13,074</text:p>
          </table:table-cell>
          <table:table-cell table:number-columns-repeated="2" office:value-type="string">
            <text:p>/</text:p>
          </table:table-cell>
          <table:table-cell table:formula="of:=SUM([.C68:.D68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/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/</text:p>
          </table:table-cell>
          <table:table-cell table:number-columns-repeated="11"/>
          <table:table-cell table:style-name="ce21" table:number-columns-repeated="10"/>
          <table:table-cell table:style-name="ce21" office:value-type="string">
            <text:p>Indoor, Hall B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NNI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office:value-type="string">
            <text:p>AIModel</text:p>
          </table:table-cell>
          <table:table-cell office:value-type="float" office:value="13.447">
            <text:p>13,447</text:p>
          </table:table-cell>
          <table:table-cell office:value-type="float" office:value="7389">
            <text:p>7389</text:p>
          </table:table-cell>
          <table:table-cell office:value-type="float" office:value="1701">
            <text:p>1701</text:p>
          </table:table-cell>
          <table:table-cell table:formula="of:=SUM([.C69:.D69])" office:value-type="float" office:value="9090">
            <text:p>9090</text:p>
          </table:table-cell>
          <table:table-cell table:number-columns-repeated="9" office:value-type="float" office:value="1">
            <text:p>1</text:p>
          </table:table-cell>
          <table:table-cell table:number-columns-repeated="11"/>
          <table:table-cell table:style-name="ce21" table:number-columns-repeated="10"/>
          <table:table-cell table:style-name="ce21" office:value-type="string">
            <text:p>Indoor, Hall C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NNI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office:value-type="string">
            <text:p>SmartThermostat</text:p>
          </table:table-cell>
          <table:table-cell office:value-type="float" office:value="16.07">
            <text:p>16,07</text:p>
          </table:table-cell>
          <table:table-cell office:value-type="float" office:value="8508">
            <text:p>8508</text:p>
          </table:table-cell>
          <table:table-cell office:value-type="float" office:value="1754">
            <text:p>1754</text:p>
          </table:table-cell>
          <table:table-cell table:formula="of:=SUM([.C70:.D70])" office:value-type="float" office:value="10262">
            <text:p>10262</text:p>
          </table:table-cell>
          <table:table-cell table:number-columns-repeated="9" office:value-type="float" office:value="1">
            <text:p>1</text:p>
          </table:table-cell>
          <table:table-cell table:number-columns-repeated="11"/>
          <table:table-cell table:style-name="ce21" table:number-columns-repeated="10"/>
          <table:table-cell table:style-name="ce21" office:value-type="string">
            <text:p>Outdoo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NNI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office:value-type="string">
            <text:p>HospitalPatient</text:p>
          </table:table-cell>
          <table:table-cell office:value-type="float" office:value="32.041">
            <text:p>32,041</text:p>
          </table:table-cell>
          <table:table-cell office:value-type="float" office:value="9396">
            <text:p>9396</text:p>
          </table:table-cell>
          <table:table-cell office:value-type="float" office:value="3340">
            <text:p>3340</text:p>
          </table:table-cell>
          <table:table-cell table:formula="of:=SUM([.C71:.D71])" office:value-type="float" office:value="12736">
            <text:p>12736</text:p>
          </table:table-cell>
          <table:table-cell table:number-columns-repeated="9" office:value-type="float" office:value="1">
            <text:p>1</text:p>
          </table:table-cell>
          <table:table-cell table:number-columns-repeated="11"/>
          <table:table-cell table:style-name="ce21" table:number-columns-repeated="10"/>
          <table:table-cell table:style-name="ce21" office:value-type="string">
            <text:p>Indoor, Charging Sta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NNI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office:value-type="string">
            <text:p>RentalCar</text:p>
          </table:table-cell>
          <table:table-cell office:value-type="float" office:value="34.768">
            <text:p>34,768</text:p>
          </table:table-cell>
          <table:table-cell office:value-type="float" office:value="9074">
            <text:p>9074</text:p>
          </table:table-cell>
          <table:table-cell office:value-type="float" office:value="2754">
            <text:p>2754</text:p>
          </table:table-cell>
          <table:table-cell table:formula="of:=SUM([.C72:.D72])" office:value-type="float" office:value="11828">
            <text:p>11828</text:p>
          </table:table-cell>
          <table:table-cell table:number-columns-repeated="9" office:value-type="float" office:value="1">
            <text:p>1</text:p>
          </table:table-cell>
          <table:table-cell table:number-columns-repeated="11"/>
          <table:table-cell table:style-name="ce21" table:number-columns-repeated="30"/>
          <table:table-cell table:number-columns-repeated="967"/>
        </table:table-row>
        <table:table-row table:style-name="ro1">
          <table:table-cell office:value-type="string">
            <text:p>SmartPhone</text:p>
          </table:table-cell>
          <table:table-cell office:value-type="float" office:value="44.742">
            <text:p>44,742</text:p>
          </table:table-cell>
          <table:table-cell office:value-type="float" office:value="8769">
            <text:p>8769</text:p>
          </table:table-cell>
          <table:table-cell office:value-type="float" office:value="3535">
            <text:p>3535</text:p>
          </table:table-cell>
          <table:table-cell table:formula="of:=SUM([.C73:.D73])" office:value-type="float" office:value="12304">
            <text:p>12304</text:p>
          </table:table-cell>
          <table:table-cell table:number-columns-repeated="9" office:value-type="float" office:value="1">
            <text:p>1</text:p>
          </table:table-cell>
          <table:table-cell table:number-columns-repeated="11"/>
          <table:table-cell table:style-name="ce21" office:value-type="string">
            <text:p>Access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Fre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accessibilty_fre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office:value-type="string">
            <text:p>MRIScanner</text:p>
          </table:table-cell>
          <table:table-cell office:value-type="float" office:value="30.366">
            <text:p>30,366</text:p>
          </table:table-cell>
          <table:table-cell office:value-type="float" office:value="8464">
            <text:p>8464</text:p>
          </table:table-cell>
          <table:table-cell office:value-type="float" office:value="2504">
            <text:p>2504</text:p>
          </table:table-cell>
          <table:table-cell table:formula="of:=SUM([.C74:.D74])" office:value-type="float" office:value="10968">
            <text:p>10968</text:p>
          </table:table-cell>
          <table:table-cell table:number-columns-repeated="9" office:value-type="float" office:value="1">
            <text:p>1</text:p>
          </table:table-cell>
          <table:table-cell table:number-columns-repeated="11"/>
          <table:table-cell table:style-name="ce21" table:number-columns-repeated="10"/>
          <table:table-cell table:style-name="ce21" office:value-type="string">
            <text:p>Reserved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accessibilty_reserved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office:value-type="string">
            <text:p>OperatingRoom</text:p>
          </table:table-cell>
          <table:table-cell office:value-type="float" office:value="32.698">
            <text:p>32,698</text:p>
          </table:table-cell>
          <table:table-cell office:value-type="float" office:value="8077">
            <text:p>8077</text:p>
          </table:table-cell>
          <table:table-cell office:value-type="float" office:value="2598">
            <text:p>2598</text:p>
          </table:table-cell>
          <table:table-cell table:formula="of:=SUM([.C75:.D75])" office:value-type="float" office:value="10675">
            <text:p>10675</text:p>
          </table:table-cell>
          <table:table-cell table:number-columns-repeated="9" office:value-type="float" office:value="1">
            <text:p>1</text:p>
          </table:table-cell>
          <table:table-cell table:number-columns-repeated="11"/>
          <table:table-cell table:style-name="ce21" table:number-columns-repeated="10"/>
          <table:table-cell table:style-name="ce21" office:value-type="string">
            <text:p>In Use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accessibilty_inUse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/>
          <table:table-cell table:formula="of:= AVERAGE([.B56:.B75])" office:value-type="float" office:value="21.66935">
            <text:p>21,66935</text:p>
          </table:table-cell>
          <table:table-cell table:formula="of:=AVERAGE([.C56:.C65]; [.C67:.C75])" office:value-type="float" office:value="8532">
            <text:p>8532</text:p>
          </table:table-cell>
          <table:table-cell table:formula="of:=AVERAGE([.D56:.D65]; [.D67]; [.D69:.D75])" office:value-type="float" office:value="2183.66666666667">
            <text:p>2183,6666666667</text:p>
          </table:table-cell>
          <table:table-cell table:formula="of:=AVERAGE([.E56:.E65]; [.E67]; [.E69:.E75])" office:value-type="float" office:value="10715.6666666667">
            <text:p>10715,6666666667</text:p>
          </table:table-cell>
          <table:table-cell table:formula="of:=COUNTIF([.F56:.F75]; 1) / 20" office:value-type="float" office:value="0.9">
            <text:p>0,9</text:p>
          </table:table-cell>
          <table:table-cell table:formula="of:=COUNTIF([.G56:.G75]; 1) / 18" office:value-type="float" office:value="1">
            <text:p>1</text:p>
          </table:table-cell>
          <table:table-cell table:formula="of:=COUNTIF([.H56:.H75]; 1) / 18" office:value-type="float" office:value="1">
            <text:p>1</text:p>
          </table:table-cell>
          <table:table-cell table:formula="of:=COUNTIF([.I56:.I75]; 1) / 18" office:value-type="float" office:value="0.944444444444444">
            <text:p>0,9444444444</text:p>
          </table:table-cell>
          <table:table-cell table:formula="of:=COUNTIF([.J56:.J75]; 1) / 18" office:value-type="float" office:value="1">
            <text:p>1</text:p>
          </table:table-cell>
          <table:table-cell table:formula="of:=COUNTIF([.K56:.K75]; 1) / 18" office:value-type="float" office:value="1">
            <text:p>1</text:p>
          </table:table-cell>
          <table:table-cell table:formula="of:=COUNTIF([.L56:.L75]; 1) / 18" office:value-type="float" office:value="1">
            <text:p>1</text:p>
          </table:table-cell>
          <table:table-cell table:formula="of:=COUNTIF([.M56:.M75]; 1) / 18" office:value-type="float" office:value="1">
            <text:p>1</text:p>
          </table:table-cell>
          <table:table-cell table:formula="of:=COUNTIF([.N56:.N75]; 1) / 18" office:value-type="float" office:value="1">
            <text:p>1</text:p>
          </table:table-cell>
          <table:table-cell table:number-columns-repeated="11"/>
          <table:table-cell table:style-name="ce22" table:number-columns-repeated="10"/>
          <table:table-cell table:style-name="ce22" office:value-type="string">
            <text:p>Defect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/>
          <table:table-cell table:number-columns-repeated="2" table:style-name="ce22" office:value-type="float" office:value="1">
            <text:p>1</text:p>
          </table:table-cell>
          <table:table-cell table:style-name="ce22" table:number-columns-repeated="3"/>
          <table:table-cell table:style-name="ce22" office:value-type="float" office:value="1">
            <text:p>1</text:p>
          </table:table-cell>
          <table:table-cell table:style-name="ce21" office:value-type="string">
            <text:p>I: accessibilty_defect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/>
          <table:table-cell table:number-columns-repeated="2" table:style-name="ce22" office:value-type="float" office:value="1">
            <text:p>1</text:p>
          </table:table-cell>
          <table:table-cell table:style-name="ce22" table:number-columns-repeated="3"/>
          <table:table-cell table:style-name="ce22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25"/>
          <table:table-cell office:value-type="string">
            <text:p>*</text:p>
          </table:table-cell>
          <table:table-cell office:value-type="string">
            <text:p>Conf1</text:p>
          </table:table-cell>
          <table:table-cell office:value-type="string">
            <text:p>Conf2</text:p>
          </table:table-cell>
          <table:table-cell office:value-type="string">
            <text:p>Conf3</text:p>
          </table:table-cell>
          <table:table-cell office:value-type="string">
            <text:p>Conf4</text:p>
          </table:table-cell>
          <table:table-cell office:value-type="string">
            <text:p>Conf5</text:p>
          </table:table-cell>
          <table:table-cell office:value-type="string">
            <text:p>TK-2</text:p>
          </table:table-cell>
          <table:table-cell office:value-type="string">
            <text:p>TK-3</text:p>
          </table:table-cell>
          <table:table-cell office:value-type="string">
            <text:p>PK-2</text:p>
          </table:table-cell>
          <table:table-cell office:value-type="string">
            <text:p>PK-3</text:p>
          </table:table-cell>
          <table:table-cell office:value-type="string">
            <text:p>**</text:p>
          </table:table-cell>
          <table:table-cell office:value-type="string">
            <text:p>Conf1</text:p>
          </table:table-cell>
          <table:table-cell office:value-type="string">
            <text:p>Conf2</text:p>
          </table:table-cell>
          <table:table-cell office:value-type="string">
            <text:p>Conf3</text:p>
          </table:table-cell>
          <table:table-cell office:value-type="string">
            <text:p>Conf4</text:p>
          </table:table-cell>
          <table:table-cell office:value-type="string">
            <text:p>Conf5</text:p>
          </table:table-cell>
          <table:table-cell office:value-type="string">
            <text:p>TK-2</text:p>
          </table:table-cell>
          <table:table-cell office:value-type="string">
            <text:p>TK-3</text:p>
          </table:table-cell>
          <table:table-cell office:value-type="string">
            <text:p>PK-2</text:p>
          </table:table-cell>
          <table:table-cell office:value-type="string">
            <text:p>PK-3</text:p>
          </table:table-cell>
          <table:table-cell office:value-type="string">
            <text:p>*** (I = Image, NNI = Not Necessarily Image)</text:p>
          </table:table-cell>
          <table:table-cell office:value-type="string">
            <text:p>Conf1</text:p>
          </table:table-cell>
          <table:table-cell office:value-type="string">
            <text:p>Conf2</text:p>
          </table:table-cell>
          <table:table-cell office:value-type="string">
            <text:p>Conf3</text:p>
          </table:table-cell>
          <table:table-cell office:value-type="string">
            <text:p>Conf4</text:p>
          </table:table-cell>
          <table:table-cell office:value-type="string">
            <text:p>Conf5</text:p>
          </table:table-cell>
          <table:table-cell office:value-type="string">
            <text:p>TK-2</text:p>
          </table:table-cell>
          <table:table-cell office:value-type="string">
            <text:p>TK-3</text:p>
          </table:table-cell>
          <table:table-cell office:value-type="string">
            <text:p>PK-2</text:p>
          </table:table-cell>
          <table:table-cell office:value-type="string">
            <text:p>PK-3</text:p>
          </table:table-cell>
          <table:table-cell table:number-columns-repeated="967"/>
        </table:table-row>
        <table:table-row table:style-name="ro1">
          <table:table-cell office:value-type="string">
            <text:p>Nicht nötig, da Reas vs NoReas schon geklärt ist</text:p>
          </table:table-cell>
          <table:table-cell table:number-columns-repeated="24"/>
          <table:table-cell table:style-name="ce23" office:value-type="string">
            <text:p>SecurityCamera</text:p>
          </table:table-cell>
          <table:table-cell table:style-name="ce23" table:number-columns-repeated="29"/>
          <table:table-cell table:number-columns-repeated="967"/>
        </table:table-row>
        <table:table-row table:style-name="ro1">
          <table:table-cell table:style-name="ce2" office:value-type="string">
            <text:p>VORAUSWAHL: o4-mini SO, NoReas</text:p>
          </table:table-cell>
          <table:table-cell office:value-type="string">
            <text:p>Zeit</text:p>
          </table:table-cell>
          <table:table-cell office:value-type="string">
            <text:p>Tokenverbr.</text:p>
          </table:table-cell>
          <table:table-cell table:number-columns-repeated="3"/>
          <table:table-cell office:value-type="string">
            <text:p>Syntax-Regeln</text:p>
          </table:table-cell>
          <table:table-cell table:number-columns-repeated="6"/>
          <table:table-cell office:value-type="string">
            <text:p>Semantik-Regeln</text:p>
          </table:table-cell>
          <table:table-cell table:number-columns-repeated="11"/>
          <table:table-cell table:style-name="ce21" office:value-type="string">
            <text:p>Statu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Onlin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NNI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office:value-type="string">
            <text:p>Template</text:p>
          </table:table-cell>
          <table:table-cell table:number-columns-repeated="5"/>
          <table:table-cell office:value-type="string">
            <text:p>Prop-Vollst.</text:p>
          </table:table-cell>
          <table:table-cell office:value-type="string">
            <text:p>Datentyp-Korr.</text:p>
          </table:table-cell>
          <table:table-cell office:value-type="string">
            <text:p>Img-Formate</text:p>
          </table:table-cell>
          <table:table-cell office:value-type="string">
            <text:p>HexColor-Konv.</text:p>
          </table:table-cell>
          <table:table-cell office:value-type="string">
            <text:p>PathToShape-Frmt</text:p>
          </table:table-cell>
          <table:table-cell office:value-type="string">
            <text:p>Form- vs ImgShape</text:p>
          </table:table-cell>
          <table:table-cell office:value-type="string">
            <text:p>Temp.Min/Max</text:p>
          </table:table-cell>
          <table:table-cell office:value-type="string">
            <text:p>Img quadrat.</text:p>
          </table:table-cell>
          <table:table-cell office:value-type="string">
            <text:p>Mindestabstand</text:p>
          </table:table-cell>
          <table:table-cell office:value-type="string">
            <text:p>Enthaltenheit</text:p>
          </table:table-cell>
          <table:table-cell office:value-type="string">
            <text:p>Leerraumregel</text:p>
          </table:table-cell>
          <table:table-cell office:value-type="string">
            <text:p>DomObjTypeName</text:p>
          </table:table-cell>
          <table:table-cell office:value-type="string">
            <text:p>#NotBehav=#Vis</text:p>
          </table:table-cell>
          <table:table-cell office:value-type="string">
            <text:p>Shape-Vollst. *</text:p>
          </table:table-cell>
          <table:table-cell office:value-type="string">
            <text:p>State-Vollst. **</text:p>
          </table:table-cell>
          <table:table-cell office:value-type="string">
            <text:p>Img-Vollst. ***</text:p>
          </table:table-cell>
          <table:table-cell table:number-columns-repeated="3"/>
          <table:table-cell table:style-name="ce21" table:number-columns-repeated="10"/>
          <table:table-cell table:style-name="ce21" office:value-type="string">
            <text:p>Offlin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NNI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office:value-type="string">
            <text:p>Conveyor</text:p>
          </table:table-cell>
          <table:table-cell table:number-columns-repeated="24"/>
          <table:table-cell table:style-name="ce21" table:number-columns-repeated="10"/>
          <table:table-cell table:style-name="ce21" office:value-type="string">
            <text:p>Erro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NNI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office:value-type="string">
            <text:p>ServiceStaff</text:p>
          </table:table-cell>
          <table:table-cell table:number-columns-repeated="24"/>
          <table:table-cell table:style-name="ce21" table:number-columns-repeated="30"/>
          <table:table-cell table:number-columns-repeated="967"/>
        </table:table-row>
        <table:table-row table:style-name="ro1">
          <table:table-cell office:value-type="string">
            <text:p>ConferenceRoom</text:p>
          </table:table-cell>
          <table:table-cell table:number-columns-repeated="24"/>
          <table:table-cell table:style-name="ce21" office:value-type="string">
            <text:p>Motion Detection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None</text:p>
          </table:table-cell>
          <table:table-cell table:number-columns-repeated="2" table:style-name="ce21" office:value-type="float" office:value="0">
            <text:p>0</text:p>
          </table:table-cell>
          <table:table-cell table:style-name="Default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motionDetection_1_noMovement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office:value-type="string">
            <text:p>CoolingUnit</text:p>
          </table:table-cell>
          <table:table-cell table:number-columns-repeated="24"/>
          <table:table-cell table:style-name="ce21" table:number-columns-repeated="10"/>
          <table:table-cell table:style-name="ce21" office:value-type="string">
            <text:p>Minor Movement</text:p>
          </table:table-cell>
          <table:table-cell table:number-columns-repeated="2" table:style-name="ce21" office:value-type="float" office:value="1">
            <text:p>1</text:p>
          </table:table-cell>
          <table:table-cell table:style-name="Default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motionDetection_2_littleMovement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office:value-type="string">
            <text:p>Forklift</text:p>
          </table:table-cell>
          <table:table-cell table:number-columns-repeated="24"/>
          <table:table-cell table:style-name="ce21" table:number-columns-repeated="10"/>
          <table:table-cell table:style-name="ce21" office:value-type="string">
            <text:p>Critical Movement</text:p>
          </table:table-cell>
          <table:table-cell table:number-columns-repeated="2" table:style-name="ce21" office:value-type="float" office:value="1">
            <text:p>1</text:p>
          </table:table-cell>
          <table:table-cell table:style-name="Default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motionDetection_3_criticalMovement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office:value-type="string">
            <text:p>SecurityCamera</text:p>
          </table:table-cell>
          <table:table-cell table:number-columns-repeated="24"/>
          <table:table-cell table:style-name="ce21" table:number-columns-repeated="30"/>
          <table:table-cell table:number-columns-repeated="967"/>
        </table:table-row>
        <table:table-row table:style-name="ro1">
          <table:table-cell office:value-type="string">
            <text:p>WaterPump</text:p>
          </table:table-cell>
          <table:table-cell table:number-columns-repeated="24"/>
          <table:table-cell table:style-name="ce21" office:value-type="string">
            <text:p>Video Quality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Low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videoQuality_low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office:value-type="string">
            <text:p>RobotArm</text:p>
          </table:table-cell>
          <table:table-cell table:number-columns-repeated="24"/>
          <table:table-cell table:style-name="ce21" table:number-columns-repeated="10"/>
          <table:table-cell table:style-name="ce21" office:value-type="string">
            <text:p>Normal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videoQuality_medium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office:value-type="string">
            <text:p>WarehouseWorker</text:p>
          </table:table-cell>
          <table:table-cell table:number-columns-repeated="24"/>
          <table:table-cell table:style-name="ce21" table:number-columns-repeated="10"/>
          <table:table-cell table:style-name="ce21" office:value-type="string">
            <text:p>High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videoQuality_high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office:value-type="string">
            <text:p>TrainCrossingGate</text:p>
          </table:table-cell>
          <table:table-cell table:number-columns-repeated="24"/>
          <table:table-cell table:style-name="ce21" table:number-columns-repeated="30"/>
          <table:table-cell table:number-columns-repeated="967"/>
        </table:table-row>
        <table:table-row table:style-name="ro1">
          <table:table-cell office:value-type="string">
            <text:p>DairyCow</text:p>
          </table:table-cell>
          <table:table-cell table:number-columns-repeated="24"/>
          <table:table-cell table:style-name="ce21" office:value-type="string">
            <text:p>Storag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Enough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storageSpace_enoughSpac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office:value-type="string">
            <text:p>AgriculturalField</text:p>
          </table:table-cell>
          <table:table-cell table:number-columns-repeated="24"/>
          <table:table-cell table:style-name="ce21" table:number-columns-repeated="10"/>
          <table:table-cell table:style-name="ce21" office:value-type="string">
            <text:p>Low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storageSpace_lowSpac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office:value-type="string">
            <text:p>WifiAccessPoint</text:p>
          </table:table-cell>
          <table:table-cell table:number-columns-repeated="24"/>
          <table:table-cell table:style-name="ce22" table:number-columns-repeated="10"/>
          <table:table-cell table:style-name="ce22" office:value-type="string">
            <text:p>Out of Spac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number-columns-repeated="2" table:style-name="ce22" office:value-type="float" office:value="1">
            <text:p>1</text:p>
          </table:table-cell>
          <table:table-cell table:style-name="ce22" table:number-columns-repeated="3"/>
          <table:table-cell table:style-name="ce22" office:value-type="float" office:value="1">
            <text:p>1</text:p>
          </table:table-cell>
          <table:table-cell table:style-name="ce22" office:value-type="string">
            <text:p>I: storageSpace_outOfSpac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number-columns-repeated="2" table:style-name="ce22" office:value-type="float" office:value="1">
            <text:p>1</text:p>
          </table:table-cell>
          <table:table-cell table:style-name="ce22" table:number-columns-repeated="3"/>
          <table:table-cell table:style-name="ce22" office:value-type="float" office:value="1">
            <text:p>1</text:p>
          </table:table-cell>
          <table:table-cell table:number-columns-repeated="967"/>
        </table:table-row>
        <table:table-row table:style-name="ro1">
          <table:table-cell office:value-type="string">
            <text:p>AIModel</text:p>
          </table:table-cell>
          <table:table-cell table:number-columns-repeated="1021"/>
        </table:table-row>
        <table:table-row table:style-name="ro1">
          <table:table-cell office:value-type="string">
            <text:p>SmartThermostat</text:p>
          </table:table-cell>
          <table:table-cell table:number-columns-repeated="24"/>
          <table:table-cell office:value-type="string">
            <text:p>*</text:p>
          </table:table-cell>
          <table:table-cell office:value-type="string">
            <text:p>Conf1</text:p>
          </table:table-cell>
          <table:table-cell office:value-type="string">
            <text:p>Conf2</text:p>
          </table:table-cell>
          <table:table-cell office:value-type="string">
            <text:p>Conf3</text:p>
          </table:table-cell>
          <table:table-cell office:value-type="string">
            <text:p>Conf4</text:p>
          </table:table-cell>
          <table:table-cell office:value-type="string">
            <text:p>Conf5</text:p>
          </table:table-cell>
          <table:table-cell office:value-type="string">
            <text:p>TK-2</text:p>
          </table:table-cell>
          <table:table-cell office:value-type="string">
            <text:p>TK-3</text:p>
          </table:table-cell>
          <table:table-cell office:value-type="string">
            <text:p>PK-2</text:p>
          </table:table-cell>
          <table:table-cell office:value-type="string">
            <text:p>PK-3</text:p>
          </table:table-cell>
          <table:table-cell office:value-type="string">
            <text:p>**</text:p>
          </table:table-cell>
          <table:table-cell office:value-type="string">
            <text:p>Conf1</text:p>
          </table:table-cell>
          <table:table-cell office:value-type="string">
            <text:p>Conf2</text:p>
          </table:table-cell>
          <table:table-cell office:value-type="string">
            <text:p>Conf3</text:p>
          </table:table-cell>
          <table:table-cell office:value-type="string">
            <text:p>Conf4</text:p>
          </table:table-cell>
          <table:table-cell office:value-type="string">
            <text:p>Conf5</text:p>
          </table:table-cell>
          <table:table-cell office:value-type="string">
            <text:p>TK-2</text:p>
          </table:table-cell>
          <table:table-cell office:value-type="string">
            <text:p>TK-3</text:p>
          </table:table-cell>
          <table:table-cell office:value-type="string">
            <text:p>PK-2</text:p>
          </table:table-cell>
          <table:table-cell office:value-type="string">
            <text:p>PK-3</text:p>
          </table:table-cell>
          <table:table-cell office:value-type="string">
            <text:p>*** (I = Image, NNI = Not Necessarily Image)</text:p>
          </table:table-cell>
          <table:table-cell office:value-type="string">
            <text:p>Conf1</text:p>
          </table:table-cell>
          <table:table-cell office:value-type="string">
            <text:p>Conf2</text:p>
          </table:table-cell>
          <table:table-cell office:value-type="string">
            <text:p>Conf3</text:p>
          </table:table-cell>
          <table:table-cell office:value-type="string">
            <text:p>Conf4</text:p>
          </table:table-cell>
          <table:table-cell office:value-type="string">
            <text:p>Conf5</text:p>
          </table:table-cell>
          <table:table-cell office:value-type="string">
            <text:p>TK-2</text:p>
          </table:table-cell>
          <table:table-cell office:value-type="string">
            <text:p>TK-3</text:p>
          </table:table-cell>
          <table:table-cell office:value-type="string">
            <text:p>PK-2</text:p>
          </table:table-cell>
          <table:table-cell office:value-type="string">
            <text:p>PK-3</text:p>
          </table:table-cell>
          <table:table-cell table:number-columns-repeated="967"/>
        </table:table-row>
        <table:table-row table:style-name="ro1">
          <table:table-cell office:value-type="string">
            <text:p>HospitalPatient</text:p>
          </table:table-cell>
          <table:table-cell table:number-columns-repeated="24"/>
          <table:table-cell table:style-name="ce23" office:value-type="string">
            <text:p>Water Pump</text:p>
          </table:table-cell>
          <table:table-cell table:style-name="ce23" table:number-columns-repeated="29"/>
          <table:table-cell table:number-columns-repeated="967"/>
        </table:table-row>
        <table:table-row table:style-name="ro1">
          <table:table-cell office:value-type="string">
            <text:p>RentalCar</text:p>
          </table:table-cell>
          <table:table-cell table:number-columns-repeated="24"/>
          <table:table-cell table:style-name="ce21" office:value-type="string">
            <text:p>Statu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Operationa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NNI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office:value-type="string">
            <text:p>SmartPhone</text:p>
          </table:table-cell>
          <table:table-cell table:number-columns-repeated="24"/>
          <table:table-cell table:style-name="ce21" table:number-columns-repeated="10"/>
          <table:table-cell table:style-name="ce21" office:value-type="string">
            <text:p>Standb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NNI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office:value-type="string">
            <text:p>MRIScanner</text:p>
          </table:table-cell>
          <table:table-cell table:number-columns-repeated="24"/>
          <table:table-cell table:style-name="ce21" table:number-columns-repeated="10"/>
          <table:table-cell table:style-name="ce21" office:value-type="string">
            <text:p>Failur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NNI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office:value-type="string">
            <text:p>OperatingRoom</text:p>
          </table:table-cell>
          <table:table-cell table:number-columns-repeated="24"/>
          <table:table-cell table:style-name="ce21" table:number-columns-repeated="30"/>
          <table:table-cell table:number-columns-repeated="967"/>
        </table:table-row>
        <table:table-row table:style-name="ro1">
          <table:table-cell/>
          <table:table-cell table:formula="of:= AVERAGE([.B82:.B101])" office:value-type="float" office:value="0">
            <text:p>#DIV/0!</text:p>
          </table:table-cell>
          <table:table-cell table:formula="of:=AVERAGE([.C82:.C101])" office:value-type="float" office:value="0">
            <text:p>#DIV/0!</text:p>
          </table:table-cell>
          <table:table-cell table:number-columns-repeated="3"/>
          <table:table-cell table:formula="of:=COUNTIF([.G82:.G101]; 1) / 20" office:value-type="float" office:value="0">
            <text:p>0</text:p>
          </table:table-cell>
          <table:table-cell table:formula="of:=COUNTIF([.H82:.H101]; 1) / 20" office:value-type="float" office:value="0">
            <text:p>0</text:p>
          </table:table-cell>
          <table:table-cell table:formula="of:=COUNTIF([.I82:.I101]; 1) / 20" office:value-type="float" office:value="0">
            <text:p>0</text:p>
          </table:table-cell>
          <table:table-cell table:formula="of:=COUNTIF([.J82:.J101]; 1) / 20" office:value-type="float" office:value="0">
            <text:p>0</text:p>
          </table:table-cell>
          <table:table-cell table:formula="of:=COUNTIF([.K82:.K101]; 1) / 20" office:value-type="float" office:value="0">
            <text:p>0</text:p>
          </table:table-cell>
          <table:table-cell/>
          <table:table-cell table:formula="of:=COUNTIF([.M82:.M101]; 1) / 20" office:value-type="float" office:value="0">
            <text:p>0</text:p>
          </table:table-cell>
          <table:table-cell table:formula="of:=COUNTIF([.N82:.N101]; 1) / 20" office:value-type="float" office:value="0">
            <text:p>0</text:p>
          </table:table-cell>
          <table:table-cell table:formula="of:=COUNTIF([.O82:.O101]; 1) / 20" office:value-type="float" office:value="0">
            <text:p>0</text:p>
          </table:table-cell>
          <table:table-cell table:formula="of:=COUNTIF([.P82:.P101]; 1) / 20" office:value-type="float" office:value="0">
            <text:p>0</text:p>
          </table:table-cell>
          <table:table-cell table:formula="of:=COUNTIF([.Q82:.Q101]; 1) / 20" office:value-type="float" office:value="0">
            <text:p>0</text:p>
          </table:table-cell>
          <table:table-cell table:formula="of:=COUNTIF([.R82:.R101]; 1) / 20" office:value-type="float" office:value="0">
            <text:p>0</text:p>
          </table:table-cell>
          <table:table-cell table:formula="of:=COUNTIF([.S82:.S101]; 1) / 20" office:value-type="float" office:value="0">
            <text:p>0</text:p>
          </table:table-cell>
          <table:table-cell table:formula="of:=SUM([.T82:.T101]) / 20" office:value-type="float" office:value="0">
            <text:p>0</text:p>
          </table:table-cell>
          <table:table-cell table:formula="of:=SUM([.U82:.U101]) / 20" office:value-type="float" office:value="0">
            <text:p>0</text:p>
          </table:table-cell>
          <table:table-cell table:formula="of:=SUM([.V82:.V101]) / 20" office:value-type="float" office:value="0">
            <text:p>0</text:p>
          </table:table-cell>
          <table:table-cell table:number-columns-repeated="3"/>
          <table:table-cell table:style-name="ce21" office:value-type="string">
            <text:p>Flow Rate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Low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flowRate_low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number-columns-repeated="25"/>
          <table:table-cell table:style-name="ce21" table:number-columns-repeated="10"/>
          <table:table-cell table:style-name="ce21" office:value-type="string">
            <text:p>Normal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flowRate_medium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number-columns-repeated="25"/>
          <table:table-cell table:style-name="ce21" table:number-columns-repeated="10"/>
          <table:table-cell table:style-name="ce21" office:value-type="string">
            <text:p>High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flowRate_high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number-columns-repeated="25"/>
          <table:table-cell table:style-name="ce21" table:number-columns-repeated="30"/>
          <table:table-cell table:number-columns-repeated="967"/>
        </table:table-row>
        <table:table-row table:style-name="ro1">
          <table:table-cell table:style-name="ce2" office:value-type="string">
            <text:p>VORAUSWAHL: o4-mini SO, Reas</text:p>
          </table:table-cell>
          <table:table-cell table:style-name="ce5" office:value-type="string">
            <text:p>Zeit</text:p>
          </table:table-cell>
          <table:table-cell table:style-name="ce5" office:value-type="string">
            <text:p>Tokenverbr.</text:p>
          </table:table-cell>
          <table:table-cell table:style-name="ce5" table:number-columns-repeated="2"/>
          <table:table-cell table:style-name="ce5" office:value-type="string">
            <text:p>Syntax-Regeln</text:p>
          </table:table-cell>
          <table:table-cell table:style-name="ce11"/>
          <table:table-cell table:style-name="ce5" table:number-columns-repeated="5"/>
          <table:table-cell table:style-name="ce5" office:value-type="string">
            <text:p>Semantik-Regeln</text:p>
          </table:table-cell>
          <table:table-cell table:style-name="ce11"/>
          <table:table-cell table:style-name="ce5" table:number-columns-repeated="7"/>
          <table:table-cell table:style-name="ce16"/>
          <table:table-cell table:number-columns-repeated="3"/>
          <table:table-cell table:style-name="ce21" office:value-type="string">
            <text:p>Water Quality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deal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waterQuality_ideal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style-name="ce3" office:value-type="string">
            <text:p>Template</text:p>
          </table:table-cell>
          <table:table-cell table:number-columns-repeated="4"/>
          <table:table-cell table:style-name="ce9" office:value-type="string">
            <text:p>JSON-Parsing</text:p>
          </table:table-cell>
          <table:table-cell table:style-name="ce9" office:value-type="string">
            <text:p>Prop-Vollst.</text:p>
          </table:table-cell>
          <table:table-cell table:style-name="ce9" office:value-type="string">
            <text:p>Datentyp-Korr.</text:p>
          </table:table-cell>
          <table:table-cell table:style-name="ce12" office:value-type="string">
            <text:p>Img-Formate</text:p>
          </table:table-cell>
          <table:table-cell table:style-name="ce12" office:value-type="string">
            <text:p>HexColor-Konv.</text:p>
          </table:table-cell>
          <table:table-cell table:style-name="ce12" office:value-type="string">
            <text:p>PathToShape-Frmt</text:p>
          </table:table-cell>
          <table:table-cell table:style-name="ce12" office:value-type="string">
            <text:p>Form- vs ImgShape</text:p>
          </table:table-cell>
          <table:table-cell table:style-name="ce13" office:value-type="string">
            <text:p>Temp.Min/Max</text:p>
          </table:table-cell>
          <table:table-cell table:style-name="ce13" office:value-type="string">
            <text:p>Img quadrat.</text:p>
          </table:table-cell>
          <table:table-cell table:style-name="ce13" office:value-type="string">
            <text:p>Mindestabstand</text:p>
          </table:table-cell>
          <table:table-cell table:style-name="ce13" office:value-type="string">
            <text:p>Enthaltenheit</text:p>
          </table:table-cell>
          <table:table-cell table:style-name="ce13" office:value-type="string">
            <text:p>Leerraumregel</text:p>
          </table:table-cell>
          <table:table-cell table:style-name="ce15" office:value-type="string">
            <text:p>DomObjTypeName</text:p>
          </table:table-cell>
          <table:table-cell table:style-name="ce15" office:value-type="string">
            <text:p>#NotBehav=#Vis</text:p>
          </table:table-cell>
          <table:table-cell table:style-name="ce15" office:value-type="string">
            <text:p>Shape-Vollst. *</text:p>
          </table:table-cell>
          <table:table-cell table:style-name="ce15" office:value-type="string">
            <text:p>State-Vollst. **</text:p>
          </table:table-cell>
          <table:table-cell table:style-name="ce17" office:value-type="string">
            <text:p>Img-Vollst. ***</text:p>
          </table:table-cell>
          <table:table-cell office:value-type="string">
            <text:p>Reasoning-Länge</text:p>
          </table:table-cell>
          <table:table-cell table:number-columns-repeated="2"/>
          <table:table-cell table:style-name="ce21" table:number-columns-repeated="10"/>
          <table:table-cell table:style-name="ce21" office:value-type="string">
            <text:p>Turbid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waterQuality_turbid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style-name="ce3" office:value-type="string">
            <text:p>Conveyor</text:p>
          </table:table-cell>
          <table:table-cell office:value-type="float" office:value="65.214">
            <text:p>65,214</text:p>
          </table:table-cell>
          <table:table-cell table:formula="of:=SUM(28.11; -28.07)" office:value-type="float" office:value="0.0399999999999991">
            <text:p>0,04</text:p>
          </table:table-cell>
          <table:table-cell table:number-columns-repeated="2"/>
          <table:table-cell table:number-columns-repeated="14"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 table:style-name="ce18" office:value-type="float" office:value="100">
            <text:p>100</text:p>
          </table:table-cell>
          <table:table-cell office:value-type="float" office:value="1549">
            <text:p>1549</text:p>
          </table:table-cell>
          <table:table-cell table:number-columns-repeated="2"/>
          <table:table-cell table:style-name="ce21" table:number-columns-repeated="10"/>
          <table:table-cell table:style-name="ce21" office:value-type="string">
            <text:p>Contaminated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waterQuality_contaminated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style-name="ce3" office:value-type="string">
            <text:p>ServiceStaff</text:p>
          </table:table-cell>
          <table:table-cell office:value-type="float" office:value="85.254">
            <text:p>85,254</text:p>
          </table:table-cell>
          <table:table-cell table:formula="of:=SUM(28.07; -28.03)" office:value-type="float" office:value="0.0399999999999991">
            <text:p>0,04</text:p>
          </table:table-cell>
          <table:table-cell table:number-columns-repeated="2"/>
          <table:table-cell table:number-columns-repeated="14"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 table:style-name="ce18" office:value-type="float" office:value="100">
            <text:p>100</text:p>
          </table:table-cell>
          <table:table-cell office:value-type="float" office:value="2075">
            <text:p>2075</text:p>
          </table:table-cell>
          <table:table-cell table:number-columns-repeated="2"/>
          <table:table-cell table:style-name="ce21" table:number-columns-repeated="30"/>
          <table:table-cell table:number-columns-repeated="967"/>
        </table:table-row>
        <table:table-row table:style-name="ro1">
          <table:table-cell table:style-name="ce3" office:value-type="string">
            <text:p>ConferenceRoom</text:p>
          </table:table-cell>
          <table:table-cell office:value-type="float" office:value="135.96">
            <text:p>135,96</text:p>
          </table:table-cell>
          <table:table-cell table:formula="of:=SUM(28.03; -27.98)" office:value-type="float" office:value="0.0500000000000007">
            <text:p>0,05</text:p>
          </table:table-cell>
          <table:table-cell table:number-columns-repeated="2"/>
          <table:table-cell table:number-columns-repeated="14"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 table:style-name="ce18" office:value-type="float" office:value="100">
            <text:p>100</text:p>
          </table:table-cell>
          <table:table-cell office:value-type="float" office:value="1646">
            <text:p>1646</text:p>
          </table:table-cell>
          <table:table-cell table:number-columns-repeated="2"/>
          <table:table-cell table:style-name="ce21" office:value-type="string">
            <text:p>Power Consumption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Low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powerConsumption_low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style-name="ce3" office:value-type="string">
            <text:p>CoolingUnit</text:p>
          </table:table-cell>
          <table:table-cell office:value-type="float" office:value="138.557">
            <text:p>138,557</text:p>
          </table:table-cell>
          <table:table-cell table:formula="of:=SUM(27.98; -27.92)" office:value-type="float" office:value="0.0599999999999987">
            <text:p>0,06</text:p>
          </table:table-cell>
          <table:table-cell table:number-columns-repeated="2"/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 table:style-name="ce18" table:formula="of:=100 * 6/9" office:value-type="float" office:value="66.6666666666667">
            <text:p>66,6666666667</text:p>
          </table:table-cell>
          <table:table-cell office:value-type="float" office:value="2794">
            <text:p>2794</text:p>
          </table:table-cell>
          <table:table-cell table:number-columns-repeated="2"/>
          <table:table-cell table:style-name="ce21" table:number-columns-repeated="10"/>
          <table:table-cell table:style-name="ce21" office:value-type="string">
            <text:p>Medium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powerConsumption_medium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2">
          <table:table-cell table:style-name="ce3" office:value-type="string">
            <text:p>Forklift</text:p>
          </table:table-cell>
          <table:table-cell table:style-name="ce6" office:value-type="float" office:value="117.219">
            <text:p>117,219</text:p>
          </table:table-cell>
          <table:table-cell table:formula="of:=SUM(27.92; -27.86)" office:value-type="float" office:value="0.0600000000000023">
            <text:p>0,06</text:p>
          </table:table-cell>
          <table:table-cell table:number-columns-repeated="2"/>
          <table:table-cell table:number-columns-repeated="14"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 table:style-name="ce18" table:formula="of:=100 * 9/14" office:value-type="float" office:value="64.2857142857143">
            <text:p>64,2857142857</text:p>
          </table:table-cell>
          <table:table-cell office:value-type="float" office:value="1438">
            <text:p>1438</text:p>
          </table:table-cell>
          <table:table-cell table:number-columns-repeated="2"/>
          <table:table-cell table:style-name="ce22" table:number-columns-repeated="10"/>
          <table:table-cell table:style-name="ce22" office:value-type="string">
            <text:p>High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/>
          <table:table-cell table:number-columns-repeated="2" table:style-name="ce22" office:value-type="float" office:value="1">
            <text:p>1</text:p>
          </table:table-cell>
          <table:table-cell table:style-name="ce22" table:number-columns-repeated="3"/>
          <table:table-cell table:style-name="ce22" office:value-type="float" office:value="1">
            <text:p>1</text:p>
          </table:table-cell>
          <table:table-cell table:style-name="ce22" office:value-type="string">
            <text:p>I: powerConsumption_high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/>
          <table:table-cell table:number-columns-repeated="2" table:style-name="ce22" office:value-type="float" office:value="1">
            <text:p>1</text:p>
          </table:table-cell>
          <table:table-cell table:style-name="ce22" table:number-columns-repeated="3"/>
          <table:table-cell table:style-name="ce22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style-name="ce3" office:value-type="string">
            <text:p>SecurityCamera</text:p>
          </table:table-cell>
          <table:table-cell office:value-type="float" office:value="130.025">
            <text:p>130,025</text:p>
          </table:table-cell>
          <table:table-cell table:formula="of:=SUM(27.86; -27.81)" office:value-type="float" office:value="0.0500000000000007">
            <text:p>0,05</text:p>
          </table:table-cell>
          <table:table-cell table:number-columns-repeated="2"/>
          <table:table-cell table:number-columns-repeated="14"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 table:style-name="ce18" office:value-type="float" office:value="100">
            <text:p>100</text:p>
          </table:table-cell>
          <table:table-cell office:value-type="float" office:value="1397">
            <text:p>1397</text:p>
          </table:table-cell>
          <table:table-cell table:number-columns-repeated="999"/>
        </table:table-row>
        <table:table-row table:style-name="ro1">
          <table:table-cell table:style-name="ce3" office:value-type="string">
            <text:p>WaterPump</text:p>
          </table:table-cell>
          <table:table-cell office:value-type="float" office:value="104.253">
            <text:p>104,253</text:p>
          </table:table-cell>
          <table:table-cell table:formula="of:=SUM(27.81; -27.76)" office:value-type="float" office:value="0.0499999999999972">
            <text:p>0,05</text:p>
          </table:table-cell>
          <table:table-cell table:number-columns-repeated="2"/>
          <table:table-cell table:number-columns-repeated="14"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 table:style-name="ce18" office:value-type="float" office:value="100">
            <text:p>100</text:p>
          </table:table-cell>
          <table:table-cell office:value-type="float" office:value="2061">
            <text:p>2061</text:p>
          </table:table-cell>
          <table:table-cell table:number-columns-repeated="2"/>
          <table:table-cell office:value-type="string">
            <text:p>*</text:p>
          </table:table-cell>
          <table:table-cell office:value-type="string">
            <text:p>Conf1</text:p>
          </table:table-cell>
          <table:table-cell office:value-type="string">
            <text:p>Conf2</text:p>
          </table:table-cell>
          <table:table-cell office:value-type="string">
            <text:p>Conf3</text:p>
          </table:table-cell>
          <table:table-cell office:value-type="string">
            <text:p>Conf4</text:p>
          </table:table-cell>
          <table:table-cell office:value-type="string">
            <text:p>Conf5</text:p>
          </table:table-cell>
          <table:table-cell office:value-type="string">
            <text:p>TK-2</text:p>
          </table:table-cell>
          <table:table-cell office:value-type="string">
            <text:p>TK-3</text:p>
          </table:table-cell>
          <table:table-cell office:value-type="string">
            <text:p>PK-2</text:p>
          </table:table-cell>
          <table:table-cell office:value-type="string">
            <text:p>PK-3</text:p>
          </table:table-cell>
          <table:table-cell office:value-type="string">
            <text:p>**</text:p>
          </table:table-cell>
          <table:table-cell office:value-type="string">
            <text:p>Conf1</text:p>
          </table:table-cell>
          <table:table-cell office:value-type="string">
            <text:p>Conf2</text:p>
          </table:table-cell>
          <table:table-cell office:value-type="string">
            <text:p>Conf3</text:p>
          </table:table-cell>
          <table:table-cell office:value-type="string">
            <text:p>Conf4</text:p>
          </table:table-cell>
          <table:table-cell office:value-type="string">
            <text:p>Conf5</text:p>
          </table:table-cell>
          <table:table-cell office:value-type="string">
            <text:p>TK-2</text:p>
          </table:table-cell>
          <table:table-cell office:value-type="string">
            <text:p>TK-3</text:p>
          </table:table-cell>
          <table:table-cell office:value-type="string">
            <text:p>PK-2</text:p>
          </table:table-cell>
          <table:table-cell office:value-type="string">
            <text:p>PK-3</text:p>
          </table:table-cell>
          <table:table-cell office:value-type="string">
            <text:p>*** (I = Image, NNI = Not Necessarily Image)</text:p>
          </table:table-cell>
          <table:table-cell office:value-type="string">
            <text:p>Conf1</text:p>
          </table:table-cell>
          <table:table-cell office:value-type="string">
            <text:p>Conf2</text:p>
          </table:table-cell>
          <table:table-cell office:value-type="string">
            <text:p>Conf3</text:p>
          </table:table-cell>
          <table:table-cell office:value-type="string">
            <text:p>Conf4</text:p>
          </table:table-cell>
          <table:table-cell office:value-type="string">
            <text:p>Conf5</text:p>
          </table:table-cell>
          <table:table-cell office:value-type="string">
            <text:p>TK-2</text:p>
          </table:table-cell>
          <table:table-cell office:value-type="string">
            <text:p>TK-3</text:p>
          </table:table-cell>
          <table:table-cell office:value-type="string">
            <text:p>PK-2</text:p>
          </table:table-cell>
          <table:table-cell office:value-type="string">
            <text:p>PK-3</text:p>
          </table:table-cell>
          <table:table-cell table:number-columns-repeated="967"/>
        </table:table-row>
        <table:table-row table:style-name="ro1">
          <table:table-cell table:style-name="ce3" office:value-type="string">
            <text:p>RobotArm</text:p>
          </table:table-cell>
          <table:table-cell office:value-type="float" office:value="77.763">
            <text:p>77,763</text:p>
          </table:table-cell>
          <table:table-cell table:formula="of:=SUM(27.76; -27.72)" office:value-type="float" office:value="0.0400000000000027">
            <text:p>0,04</text:p>
          </table:table-cell>
          <table:table-cell table:number-columns-repeated="2"/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 table:style-name="ce18" table:formula="of:= 100 * 3/9" office:value-type="float" office:value="33.3333333333333">
            <text:p>33,3333333333</text:p>
          </table:table-cell>
          <table:table-cell office:value-type="float" office:value="1461">
            <text:p>1461</text:p>
          </table:table-cell>
          <table:table-cell table:number-columns-repeated="2"/>
          <table:table-cell table:style-name="ce23" office:value-type="string">
            <text:p>Robot Arm</text:p>
          </table:table-cell>
          <table:table-cell table:style-name="ce23" table:number-columns-repeated="29"/>
          <table:table-cell table:number-columns-repeated="967"/>
        </table:table-row>
        <table:table-row table:style-name="ro1">
          <table:table-cell table:style-name="ce3" office:value-type="string">
            <text:p>WarehouseWorker</text:p>
          </table:table-cell>
          <table:table-cell office:value-type="float" office:value="83.687">
            <text:p>83,687</text:p>
          </table:table-cell>
          <table:table-cell table:formula="of:=SUM(27.72; -27.67)" office:value-type="float" office:value="0.0499999999999972">
            <text:p>0,05</text:p>
          </table:table-cell>
          <table:table-cell table:number-columns-repeated="2"/>
          <table:table-cell table:number-columns-repeated="14"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 table:style-name="ce18" table:formula="of:=100 * 14/15" office:value-type="float" office:value="93.3333333333333">
            <text:p>93,3333333333</text:p>
          </table:table-cell>
          <table:table-cell office:value-type="float" office:value="1644">
            <text:p>1644</text:p>
          </table:table-cell>
          <table:table-cell table:number-columns-repeated="2"/>
          <table:table-cell table:style-name="ce21" office:value-type="string">
            <text:p>Status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Active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NNI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style-name="ce3" office:value-type="string">
            <text:p>TrainCrossingGate</text:p>
          </table:table-cell>
          <table:table-cell office:value-type="float" office:value="69.113">
            <text:p>69,113</text:p>
          </table:table-cell>
          <table:table-cell table:formula="of:=SUM(27.67; -27.63)" office:value-type="float" office:value="0.0400000000000027">
            <text:p>0,04</text:p>
          </table:table-cell>
          <table:table-cell table:number-columns-repeated="2"/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 table:style-name="ce18" office:value-type="float" office:value="100">
            <text:p>100</text:p>
          </table:table-cell>
          <table:table-cell office:value-type="float" office:value="1538">
            <text:p>1538</text:p>
          </table:table-cell>
          <table:table-cell table:number-columns-repeated="2"/>
          <table:table-cell table:style-name="ce21" table:number-columns-repeated="10"/>
          <table:table-cell table:style-name="ce21" office:value-type="string">
            <text:p>Inactive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NNI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style-name="ce3" office:value-type="string">
            <text:p>DairyCow</text:p>
          </table:table-cell>
          <table:table-cell office:value-type="float" office:value="130.17">
            <text:p>130,17</text:p>
          </table:table-cell>
          <table:table-cell table:formula="of:=SUM(27.63; -27.56)" office:value-type="float" office:value="0.0700000000000003">
            <text:p>0,07</text:p>
          </table:table-cell>
          <table:table-cell table:number-columns-repeated="2"/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 table:style-name="ce18" table:formula="of:=100 * 4/13" office:value-type="float" office:value="30.7692307692308">
            <text:p>30,7692307692</text:p>
          </table:table-cell>
          <table:table-cell office:value-type="float" office:value="1447">
            <text:p>1447</text:p>
          </table:table-cell>
          <table:table-cell table:number-columns-repeated="2"/>
          <table:table-cell table:style-name="ce21" table:number-columns-repeated="10"/>
          <table:table-cell table:style-name="ce21" office:value-type="string">
            <text:p>Error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NNI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style-name="ce3" office:value-type="string">
            <text:p>AgriculturalField</text:p>
          </table:table-cell>
          <table:table-cell office:value-type="float" office:value="73.015">
            <text:p>73,015</text:p>
          </table:table-cell>
          <table:table-cell table:formula="of:=SUM(27.56; -27.52)" office:value-type="float" office:value="0.0399999999999991">
            <text:p>0,04</text:p>
          </table:table-cell>
          <table:table-cell table:number-columns-repeated="2"/>
          <table:table-cell table:number-columns-repeated="14"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 table:style-name="ce18" office:value-type="float" office:value="100">
            <text:p>100</text:p>
          </table:table-cell>
          <table:table-cell office:value-type="float" office:value="2068">
            <text:p>2068</text:p>
          </table:table-cell>
          <table:table-cell table:number-columns-repeated="2"/>
          <table:table-cell table:style-name="ce21" table:number-columns-repeated="30"/>
          <table:table-cell table:number-columns-repeated="967"/>
        </table:table-row>
        <table:table-row table:style-name="ro1">
          <table:table-cell table:style-name="ce3" office:value-type="string">
            <text:p>WifiAccessPoint</text:p>
          </table:table-cell>
          <table:table-cell office:value-type="float" office:value="110.851">
            <text:p>110,851</text:p>
          </table:table-cell>
          <table:table-cell table:formula="of:=SUM(27.52; -27.47)" office:value-type="float" office:value="0.0500000000000007">
            <text:p>0,05</text:p>
          </table:table-cell>
          <table:table-cell table:number-columns-repeated="2"/>
          <table:table-cell table:number-columns-repeated="14"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 table:style-name="ce18" office:value-type="float" office:value="100">
            <text:p>100</text:p>
          </table:table-cell>
          <table:table-cell office:value-type="float" office:value="1262">
            <text:p>1262</text:p>
          </table:table-cell>
          <table:table-cell table:number-columns-repeated="2"/>
          <table:table-cell table:style-name="ce21" office:value-type="string">
            <text:p>Temperature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Normal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deviceTemperature_normal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number-columns-repeated="2"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style-name="ce3" office:value-type="string">
            <text:p>AIModel</text:p>
          </table:table-cell>
          <table:table-cell office:value-type="float" office:value="114.562">
            <text:p>114,562</text:p>
          </table:table-cell>
          <table:table-cell table:formula="of:=SUM(27.47; -27.41)" office:value-type="float" office:value="0.0599999999999987">
            <text:p>0,06</text:p>
          </table:table-cell>
          <table:table-cell table:number-columns-repeated="2"/>
          <table:table-cell table:number-columns-repeated="14"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 table:style-name="ce18" office:value-type="float" office:value="100">
            <text:p>100</text:p>
          </table:table-cell>
          <table:table-cell office:value-type="float" office:value="1886">
            <text:p>1886</text:p>
          </table:table-cell>
          <table:table-cell table:number-columns-repeated="2"/>
          <table:table-cell table:style-name="ce21" table:number-columns-repeated="10"/>
          <table:table-cell table:style-name="ce21" office:value-type="string">
            <text:p>Warning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deviceTemperature_warn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style-name="ce3" office:value-type="string">
            <text:p>SmartThermostat</text:p>
          </table:table-cell>
          <table:table-cell office:value-type="float" office:value="93.463">
            <text:p>93,463</text:p>
          </table:table-cell>
          <table:table-cell table:formula="of:=SUM(27.41; -27.36)" office:value-type="float" office:value="0.0500000000000007">
            <text:p>0,05</text:p>
          </table:table-cell>
          <table:table-cell table:number-columns-repeated="2"/>
          <table:table-cell table:number-columns-repeated="14"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 table:style-name="ce18" office:value-type="float" office:value="100">
            <text:p>100</text:p>
          </table:table-cell>
          <table:table-cell office:value-type="float" office:value="1727">
            <text:p>1727</text:p>
          </table:table-cell>
          <table:table-cell table:number-columns-repeated="2"/>
          <table:table-cell table:style-name="ce21" table:number-columns-repeated="10"/>
          <table:table-cell table:style-name="ce21" office:value-type="string">
            <text:p>Critical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deviceTemperature_critical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number-columns-repeated="2"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style-name="ce3" office:value-type="string">
            <text:p>HospitalPatient</text:p>
          </table:table-cell>
          <table:table-cell office:value-type="float" office:value="100.096">
            <text:p>100,096</text:p>
          </table:table-cell>
          <table:table-cell table:formula="of:=SUM(27.36; -27.31)" office:value-type="float" office:value="0.0500000000000007">
            <text:p>0,05</text:p>
          </table:table-cell>
          <table:table-cell table:number-columns-repeated="2"/>
          <table:table-cell table:number-columns-repeated="14"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 table:style-name="ce18" office:value-type="float" office:value="100">
            <text:p>100</text:p>
          </table:table-cell>
          <table:table-cell office:value-type="float" office:value="1986">
            <text:p>1986</text:p>
          </table:table-cell>
          <table:table-cell table:number-columns-repeated="2"/>
          <table:table-cell table:style-name="ce21" table:number-columns-repeated="30"/>
          <table:table-cell table:number-columns-repeated="967"/>
        </table:table-row>
        <table:table-row table:style-name="ro1">
          <table:table-cell table:style-name="ce3" office:value-type="string">
            <text:p>RentalCar</text:p>
          </table:table-cell>
          <table:table-cell office:value-type="float" office:value="100.695">
            <text:p>100,695</text:p>
          </table:table-cell>
          <table:table-cell table:formula="of:=SUM(27.31; -27.26)" office:value-type="float" office:value="0.0499999999999972">
            <text:p>0,05</text:p>
          </table:table-cell>
          <table:table-cell table:number-columns-repeated="2"/>
          <table:table-cell table:number-columns-repeated="14"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 table:style-name="ce18" office:value-type="float" office:value="100">
            <text:p>100</text:p>
          </table:table-cell>
          <table:table-cell office:value-type="float" office:value="1601">
            <text:p>1601</text:p>
          </table:table-cell>
          <table:table-cell table:number-columns-repeated="2"/>
          <table:table-cell table:style-name="ce21" office:value-type="string">
            <text:p>Position Accuracy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Low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accuracy_low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number-columns-repeated="2"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0">
            <text:p>0</text:p>
          </table:table-cell>
          <table:table-cell table:number-columns-repeated="967"/>
        </table:table-row>
        <table:table-row table:style-name="ro1">
          <table:table-cell table:style-name="ce3" office:value-type="string">
            <text:p>SmartPhone</text:p>
          </table:table-cell>
          <table:table-cell office:value-type="float" office:value="87.42">
            <text:p>87,42</text:p>
          </table:table-cell>
          <table:table-cell table:formula="of:=SUM(27.26; -27.22)" office:value-type="float" office:value="0.0400000000000027">
            <text:p>0,04</text:p>
          </table:table-cell>
          <table:table-cell table:number-columns-repeated="2"/>
          <table:table-cell table:number-columns-repeated="14"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 table:style-name="ce18" office:value-type="float" office:value="100">
            <text:p>100</text:p>
          </table:table-cell>
          <table:table-cell office:value-type="float" office:value="2067">
            <text:p>2067</text:p>
          </table:table-cell>
          <table:table-cell table:number-columns-repeated="2"/>
          <table:table-cell table:style-name="ce21" table:number-columns-repeated="10"/>
          <table:table-cell table:style-name="ce21" office:value-type="string">
            <text:p>Medium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accuracy_medium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number-columns-repeated="2"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0">
            <text:p>0</text:p>
          </table:table-cell>
          <table:table-cell table:number-columns-repeated="967"/>
        </table:table-row>
        <table:table-row table:style-name="ro1">
          <table:table-cell table:style-name="ce3" office:value-type="string">
            <text:p>MRIScanner</text:p>
          </table:table-cell>
          <table:table-cell office:value-type="float" office:value="78.345">
            <text:p>78,345</text:p>
          </table:table-cell>
          <table:table-cell table:formula="of:=SUM(27.22; -27.17)" office:value-type="float" office:value="0.0499999999999972">
            <text:p>0,05</text:p>
          </table:table-cell>
          <table:table-cell table:number-columns-repeated="2"/>
          <table:table-cell table:number-columns-repeated="14"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 table:style-name="ce18" table:formula="of:=100 * 3/11" office:value-type="float" office:value="27.2727272727273">
            <text:p>27,2727272727</text:p>
          </table:table-cell>
          <table:table-cell office:value-type="float" office:value="1485">
            <text:p>1485</text:p>
          </table:table-cell>
          <table:table-cell table:number-columns-repeated="2"/>
          <table:table-cell table:style-name="ce22" table:number-columns-repeated="10"/>
          <table:table-cell table:style-name="ce22" office:value-type="string">
            <text:p>High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/>
          <table:table-cell table:number-columns-repeated="2" table:style-name="ce22" office:value-type="float" office:value="1">
            <text:p>1</text:p>
          </table:table-cell>
          <table:table-cell table:style-name="ce22" table:number-columns-repeated="3"/>
          <table:table-cell table:style-name="ce22" office:value-type="float" office:value="1">
            <text:p>1</text:p>
          </table:table-cell>
          <table:table-cell table:style-name="ce22" office:value-type="string">
            <text:p>I: accuracy_high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2"/>
          <table:table-cell table:number-columns-repeated="2" table:style-name="ce22" office:value-type="float" office:value="0">
            <text:p>0</text:p>
          </table:table-cell>
          <table:table-cell table:style-name="ce22" table:number-columns-repeated="3"/>
          <table:table-cell table:style-name="ce22" office:value-type="float" office:value="0">
            <text:p>0</text:p>
          </table:table-cell>
          <table:table-cell table:number-columns-repeated="967"/>
        </table:table-row>
        <table:table-row table:style-name="ro1">
          <table:table-cell table:style-name="ce3" office:value-type="string">
            <text:p>OperatingRoom</text:p>
          </table:table-cell>
          <table:table-cell office:value-type="float" office:value="92.434">
            <text:p>92,434</text:p>
          </table:table-cell>
          <table:table-cell table:formula="of:=SUM(27.17; -27.11)" office:value-type="float" office:value="0.0600000000000023">
            <text:p>0,06</text:p>
          </table:table-cell>
          <table:table-cell table:number-columns-repeated="2"/>
          <table:table-cell table:number-columns-repeated="14"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 table:style-name="ce18" office:value-type="float" office:value="100">
            <text:p>100</text:p>
          </table:table-cell>
          <table:table-cell office:value-type="float" office:value="1594">
            <text:p>1594</text:p>
          </table:table-cell>
          <table:table-cell table:number-columns-repeated="32"/>
          <table:table-cell table:style-name="ce10"/>
          <table:table-cell table:number-columns-repeated="966"/>
        </table:table-row>
        <table:table-row table:style-name="ro1">
          <table:table-cell table:style-name="ce4"/>
          <table:table-cell table:style-name="ce7" table:formula="of:= AVERAGE([.B108:.B127])" office:value-type="float" office:value="99.4048">
            <text:p>99,4048</text:p>
          </table:table-cell>
          <table:table-cell table:style-name="ce7" table:formula="of:=AVERAGE([.C108:.C127])" office:value-type="float" office:value="0.05">
            <text:p>0,05</text:p>
          </table:table-cell>
          <table:table-cell table:style-name="ce7" table:number-columns-repeated="2"/>
          <table:table-cell table:style-name="ce7" table:formula="of:=COUNTIF([.F108:.F127]; 1) / 20" office:value-type="float" office:value="1">
            <text:p>1</text:p>
          </table:table-cell>
          <table:table-cell table:style-name="ce7" table:formula="of:=COUNTIF([.G108:.G127]; 1) / 20" office:value-type="float" office:value="1">
            <text:p>1</text:p>
          </table:table-cell>
          <table:table-cell table:style-name="ce7" table:formula="of:=COUNTIF([.H108:.H127]; 1) / 20" office:value-type="float" office:value="1">
            <text:p>1</text:p>
          </table:table-cell>
          <table:table-cell table:style-name="ce7" table:formula="of:=COUNTIF([.I108:.I127]; 1) / 20" office:value-type="float" office:value="1">
            <text:p>1</text:p>
          </table:table-cell>
          <table:table-cell table:style-name="ce7" table:formula="of:=COUNTIF([.J108:.J127]; 1) / 20" office:value-type="float" office:value="1">
            <text:p>1</text:p>
          </table:table-cell>
          <table:table-cell table:style-name="ce7" table:formula="of:=COUNTIF([.K108:.K127]; 1) / 20" office:value-type="float" office:value="1">
            <text:p>1</text:p>
          </table:table-cell>
          <table:table-cell table:style-name="ce7" table:formula="of:=COUNTIF([.L108:.L127]; 1) / 20" office:value-type="float" office:value="0.95">
            <text:p>0,95</text:p>
          </table:table-cell>
          <table:table-cell table:style-name="ce7" table:formula="of:=COUNTIF([.M108:.M127]; 1) / 20" office:value-type="float" office:value="1">
            <text:p>1</text:p>
          </table:table-cell>
          <table:table-cell table:style-name="ce7" table:formula="of:=COUNTIF([.N108:.N127]; 1) / 20" office:value-type="float" office:value="1">
            <text:p>1</text:p>
          </table:table-cell>
          <table:table-cell table:style-name="ce7" table:formula="of:=COUNTIF([.O108:.O127]; 1) / 20" office:value-type="float" office:value="0.85">
            <text:p>0,85</text:p>
          </table:table-cell>
          <table:table-cell table:style-name="ce7" table:formula="of:=COUNTIF([.P108:.P127]; 1) / 20" office:value-type="float" office:value="1">
            <text:p>1</text:p>
          </table:table-cell>
          <table:table-cell table:style-name="ce7" table:formula="of:=COUNTIF([.Q108:.Q127]; 1) / 20" office:value-type="float" office:value="1">
            <text:p>1</text:p>
          </table:table-cell>
          <table:table-cell table:style-name="ce7" table:formula="of:=COUNTIF([.R108:.R127]; 1) / 20" office:value-type="float" office:value="1">
            <text:p>1</text:p>
          </table:table-cell>
          <table:table-cell table:style-name="ce7" table:formula="of:=COUNTIF([.S108:.S127]; 1) / 20" office:value-type="float" office:value="1">
            <text:p>1</text:p>
          </table:table-cell>
          <table:table-cell table:style-name="ce7" table:formula="of:=SUM([.T108:.T127]) / 20" office:value-type="float" office:value="100">
            <text:p>100</text:p>
          </table:table-cell>
          <table:table-cell table:style-name="ce7" table:formula="of:=SUM([.U108:.U127]) / 20" office:value-type="float" office:value="100">
            <text:p>100</text:p>
          </table:table-cell>
          <table:table-cell table:style-name="ce19" table:formula="of:=SUM([.V108:.V127]) / 20" office:value-type="float" office:value="85.7830502830503">
            <text:p>85,7830502831</text:p>
          </table:table-cell>
          <table:table-cell table:formula="of:=AVERAGE([.W108:.W127])" office:value-type="float" office:value="1736.3">
            <text:p>1736,3</text:p>
          </table:table-cell>
          <table:table-cell table:number-columns-repeated="2"/>
          <table:table-cell office:value-type="string">
            <text:p>*</text:p>
          </table:table-cell>
          <table:table-cell office:value-type="string">
            <text:p>Conf1</text:p>
          </table:table-cell>
          <table:table-cell office:value-type="string">
            <text:p>Conf2</text:p>
          </table:table-cell>
          <table:table-cell office:value-type="string">
            <text:p>Conf3</text:p>
          </table:table-cell>
          <table:table-cell office:value-type="string">
            <text:p>Conf4</text:p>
          </table:table-cell>
          <table:table-cell office:value-type="string">
            <text:p>Conf5</text:p>
          </table:table-cell>
          <table:table-cell office:value-type="string">
            <text:p>TK-2</text:p>
          </table:table-cell>
          <table:table-cell office:value-type="string">
            <text:p>TK-3</text:p>
          </table:table-cell>
          <table:table-cell office:value-type="string">
            <text:p>PK-2</text:p>
          </table:table-cell>
          <table:table-cell office:value-type="string">
            <text:p>PK-3</text:p>
          </table:table-cell>
          <table:table-cell office:value-type="string">
            <text:p>**</text:p>
          </table:table-cell>
          <table:table-cell office:value-type="string">
            <text:p>Conf1</text:p>
          </table:table-cell>
          <table:table-cell office:value-type="string">
            <text:p>Conf2</text:p>
          </table:table-cell>
          <table:table-cell office:value-type="string">
            <text:p>Conf3</text:p>
          </table:table-cell>
          <table:table-cell office:value-type="string">
            <text:p>Conf4</text:p>
          </table:table-cell>
          <table:table-cell office:value-type="string">
            <text:p>Conf5</text:p>
          </table:table-cell>
          <table:table-cell office:value-type="string">
            <text:p>TK-2</text:p>
          </table:table-cell>
          <table:table-cell office:value-type="string">
            <text:p>TK-3</text:p>
          </table:table-cell>
          <table:table-cell office:value-type="string">
            <text:p>PK-2</text:p>
          </table:table-cell>
          <table:table-cell office:value-type="string">
            <text:p>PK-3</text:p>
          </table:table-cell>
          <table:table-cell office:value-type="string">
            <text:p>*** (I = Image, NNI = Not Necessarily Image)</text:p>
          </table:table-cell>
          <table:table-cell office:value-type="string">
            <text:p>Conf1</text:p>
          </table:table-cell>
          <table:table-cell office:value-type="string">
            <text:p>Conf2</text:p>
          </table:table-cell>
          <table:table-cell office:value-type="string">
            <text:p>Conf3</text:p>
          </table:table-cell>
          <table:table-cell office:value-type="string">
            <text:p>Conf4</text:p>
          </table:table-cell>
          <table:table-cell office:value-type="string">
            <text:p>Conf5</text:p>
          </table:table-cell>
          <table:table-cell office:value-type="string">
            <text:p>TK-2</text:p>
          </table:table-cell>
          <table:table-cell office:value-type="string">
            <text:p>TK-3</text:p>
          </table:table-cell>
          <table:table-cell office:value-type="string">
            <text:p>PK-2</text:p>
          </table:table-cell>
          <table:table-cell office:value-type="string">
            <text:p>PK-3</text:p>
          </table:table-cell>
          <table:table-cell table:number-columns-repeated="967"/>
        </table:table-row>
        <table:table-row table:style-name="ro1">
          <table:table-cell table:number-columns-repeated="2"/>
          <table:table-cell table:formula="of:=SUM([.C108:.C127])" office:value-type="float" office:value="1">
            <text:p>1</text:p>
          </table:table-cell>
          <table:table-cell table:number-columns-repeated="22"/>
          <table:table-cell table:style-name="ce23" office:value-type="string">
            <text:p>Warehouse Worker</text:p>
          </table:table-cell>
          <table:table-cell table:style-name="ce23" table:number-columns-repeated="29"/>
          <table:table-cell table:number-columns-repeated="967"/>
        </table:table-row>
        <table:table-row table:style-name="ro1">
          <table:table-cell table:number-columns-repeated="25"/>
          <table:table-cell table:style-name="ce21" office:value-type="string">
            <text:p>Statu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Activ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NNI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number-columns-repeated="25"/>
          <table:table-cell table:style-name="ce21" table:number-columns-repeated="10"/>
          <table:table-cell table:style-name="ce21" office:value-type="string">
            <text:p>On break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NNI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office:value-type="string">
            <text:p>VORAUSWAHL: Llama-4-Maverick SO, Reas</text:p>
          </table:table-cell>
          <table:table-cell office:value-type="string">
            <text:p>Zeit</text:p>
          </table:table-cell>
          <table:table-cell office:value-type="string">
            <text:p>Tokenverbr.</text:p>
          </table:table-cell>
          <table:table-cell table:number-columns-repeated="2"/>
          <table:table-cell table:style-name="ce10" office:value-type="string">
            <text:p>Syntax-Regeln</text:p>
          </table:table-cell>
          <table:table-cell table:number-columns-repeated="6"/>
          <table:table-cell office:value-type="string">
            <text:p>Semantik-Regeln</text:p>
          </table:table-cell>
          <table:table-cell table:style-name="Default"/>
          <table:table-cell table:number-columns-repeated="11"/>
          <table:table-cell table:style-name="ce21" table:number-columns-repeated="10"/>
          <table:table-cell table:style-name="ce21" office:value-type="string">
            <text:p>Unavailabl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NNI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office:value-type="string">
            <text:p>Template</text:p>
          </table:table-cell>
          <table:table-cell table:number-columns-repeated="4"/>
          <table:table-cell table:style-name="ce9" office:value-type="string">
            <text:p>JSON-Parsing</text:p>
          </table:table-cell>
          <table:table-cell table:style-name="ce9" office:value-type="string">
            <text:p>Prop-Vollst.</text:p>
          </table:table-cell>
          <table:table-cell table:style-name="ce9" office:value-type="string">
            <text:p>Datentyp-Korr.</text:p>
          </table:table-cell>
          <table:table-cell table:style-name="ce12" office:value-type="string">
            <text:p>Img-Formate</text:p>
          </table:table-cell>
          <table:table-cell table:style-name="ce12" office:value-type="string">
            <text:p>HexColor-Konv.</text:p>
          </table:table-cell>
          <table:table-cell table:style-name="ce12" office:value-type="string">
            <text:p>PathToShape-Frmt</text:p>
          </table:table-cell>
          <table:table-cell table:style-name="ce12" office:value-type="string">
            <text:p>Form- vs ImgShape</text:p>
          </table:table-cell>
          <table:table-cell table:style-name="ce13" office:value-type="string">
            <text:p>Temp.Min/Max</text:p>
          </table:table-cell>
          <table:table-cell table:style-name="ce13" office:value-type="string">
            <text:p>Img quadrat.</text:p>
          </table:table-cell>
          <table:table-cell table:style-name="ce13" office:value-type="string">
            <text:p>Mindestabstand</text:p>
          </table:table-cell>
          <table:table-cell table:style-name="ce13" office:value-type="string">
            <text:p>Enthaltenheit</text:p>
          </table:table-cell>
          <table:table-cell table:style-name="ce13" office:value-type="string">
            <text:p>Leerraumregel</text:p>
          </table:table-cell>
          <table:table-cell table:style-name="ce15" office:value-type="string">
            <text:p>DomObjTypeName</text:p>
          </table:table-cell>
          <table:table-cell table:style-name="ce15" office:value-type="string">
            <text:p>#NotBehav=#Vis</text:p>
          </table:table-cell>
          <table:table-cell table:style-name="ce15" office:value-type="string">
            <text:p>Shape-Vollst. *</text:p>
          </table:table-cell>
          <table:table-cell table:style-name="ce15" office:value-type="string">
            <text:p>State-Vollst. **</text:p>
          </table:table-cell>
          <table:table-cell table:style-name="ce15" office:value-type="string">
            <text:p>Img-Vollst. ***</text:p>
          </table:table-cell>
          <table:table-cell table:number-columns-repeated="3"/>
          <table:table-cell table:style-name="ce21" table:number-columns-repeated="10"/>
          <table:table-cell table:style-name="ce21" office:value-type="string">
            <text:p>Il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NNI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office:value-type="string">
            <text:p>Conveyor</text:p>
          </table:table-cell>
          <table:table-cell office:value-type="float" office:value="30.87">
            <text:p>30,87</text:p>
          </table:table-cell>
          <table:table-cell table:number-columns-repeated="3"/>
          <table:table-cell table:number-columns-repeated="8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80">
            <text:p>80</text:p>
          </table:table-cell>
          <table:table-cell table:number-columns-repeated="3"/>
          <table:table-cell table:style-name="ce21" table:number-columns-repeated="30"/>
          <table:table-cell table:number-columns-repeated="967"/>
        </table:table-row>
        <table:table-row table:style-name="ro1">
          <table:table-cell office:value-type="string">
            <text:p>ServiceStaff</text:p>
          </table:table-cell>
          <table:table-cell office:value-type="float" office:value="33.46">
            <text:p>33,46</text:p>
          </table:table-cell>
          <table:table-cell table:number-columns-repeated="3"/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100*1/3" office:value-type="float" office:value="33.3333333333333">
            <text:p>33,3333333333</text:p>
          </table:table-cell>
          <table:table-cell table:formula="of:=100*2/9" office:value-type="float" office:value="22.2222222222222">
            <text:p>22,2222222222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21" office:value-type="string">
            <text:p>Loca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Zone A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NNI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office:value-type="string">
            <text:p>ConferenceRoom</text:p>
          </table:table-cell>
          <table:table-cell office:value-type="float" office:value="49.076">
            <text:p>49,076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100">
            <text:p>100</text:p>
          </table:table-cell>
          <table:table-cell table:number-columns-repeated="3"/>
          <table:table-cell table:style-name="ce21" table:number-columns-repeated="10"/>
          <table:table-cell table:style-name="ce21" office:value-type="string">
            <text:p>Zone B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NNI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office:value-type="string">
            <text:p>CoolingUnit</text:p>
          </table:table-cell>
          <table:table-cell office:value-type="float" office:value="35.047">
            <text:p>35,047</text:p>
          </table:table-cell>
          <table:table-cell table:number-columns-repeated="3"/>
          <table:table-cell table:number-columns-repeated="1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formula="of:=100*7/9" office:value-type="float" office:value="77.7777777777778">
            <text:p>77,7777777778</text:p>
          </table:table-cell>
          <table:table-cell table:formula="of:=100*5/9" office:value-type="float" office:value="55.5555555555556">
            <text:p>55,5555555556</text:p>
          </table:table-cell>
          <table:table-cell table:number-columns-repeated="3"/>
          <table:table-cell table:style-name="ce21" table:number-columns-repeated="10"/>
          <table:table-cell table:style-name="ce21" office:value-type="string">
            <text:p>Zone C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NNI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office:value-type="string">
            <text:p>Forklift</text:p>
          </table:table-cell>
          <table:table-cell office:value-type="float" office:value="18.625">
            <text:p>18,625</text:p>
          </table:table-cell>
          <table:table-cell table:number-columns-repeated="3"/>
          <table:table-cell table:number-columns-repeated="11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100*1/3" office:value-type="float" office:value="33.3333333333333">
            <text:p>33,3333333333</text:p>
          </table:table-cell>
          <table:table-cell table:formula="of:=100*4/14" office:value-type="float" office:value="28.5714285714286">
            <text:p>28,5714285714</text:p>
          </table:table-cell>
          <table:table-cell table:formula="of:=100*4/14" office:value-type="float" office:value="28.5714285714286">
            <text:p>28,5714285714</text:p>
          </table:table-cell>
          <table:table-cell table:number-columns-repeated="3"/>
          <table:table-cell table:style-name="ce21" table:number-columns-repeated="10"/>
          <table:table-cell table:style-name="ce21" office:value-type="string">
            <text:p>Absen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NNI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office:value-type="string">
            <text:p>SecurityCamera</text:p>
          </table:table-cell>
          <table:table-cell office:value-type="float" office:value="43.199">
            <text:p>43,199</text:p>
          </table:table-cell>
          <table:table-cell table:number-columns-repeated="3"/>
          <table:table-cell table:number-columns-repeated="1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0">
            <text:p>50</text:p>
          </table:table-cell>
          <table:table-cell table:number-columns-repeated="3"/>
          <table:table-cell table:style-name="ce21" table:number-columns-repeated="30"/>
          <table:table-cell table:number-columns-repeated="967"/>
        </table:table-row>
        <table:table-row table:style-name="ro1">
          <table:table-cell office:value-type="string">
            <text:p>WaterPump</text:p>
          </table:table-cell>
          <table:table-cell office:value-type="float" office:value="151.011">
            <text:p>151,011</text:p>
          </table:table-cell>
          <table:table-cell table:number-columns-repeated="3"/>
          <table:table-cell table:number-columns-repeated="1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formula="of:=100*10/12" office:value-type="float" office:value="83.3333333333333">
            <text:p>83,3333333333</text:p>
          </table:table-cell>
          <table:table-cell table:formula="of:=100*10/12" office:value-type="float" office:value="83.3333333333333">
            <text:p>83,3333333333</text:p>
          </table:table-cell>
          <table:table-cell table:number-columns-repeated="3"/>
          <table:table-cell table:style-name="ce21" office:value-type="string">
            <text:p>Productivity Level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Low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workerProductivity_low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office:value-type="string">
            <text:p>RobotArm</text:p>
          </table:table-cell>
          <table:table-cell office:value-type="float" office:value="24.336">
            <text:p>24,336</text:p>
          </table:table-cell>
          <table:table-cell table:number-columns-repeated="3"/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formula="of:=100*2/3" office:value-type="float" office:value="66.6666666666667">
            <text:p>66,6666666667</text:p>
          </table:table-cell>
          <table:table-cell table:formula="of:=100*6/9" office:value-type="float" office:value="66.6666666666667">
            <text:p>66,6666666667</text:p>
          </table:table-cell>
          <table:table-cell table:formula="of:=100*3/9" office:value-type="float" office:value="33.3333333333333">
            <text:p>33,3333333333</text:p>
          </table:table-cell>
          <table:table-cell table:number-columns-repeated="3"/>
          <table:table-cell table:style-name="ce21" table:number-columns-repeated="10"/>
          <table:table-cell table:style-name="ce21" office:value-type="string">
            <text:p>Medium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workerProductivity_medium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office:value-type="string">
            <text:p>WarehouseWorker</text:p>
          </table:table-cell>
          <table:table-cell office:value-type="float" office:value="19.769">
            <text:p>19,769</text:p>
          </table:table-cell>
          <table:table-cell table:number-columns-repeated="3"/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100*3/15" office:value-type="float" office:value="20">
            <text:p>20</text:p>
          </table:table-cell>
          <table:table-cell table:formula="of:=100*3/15" office:value-type="float" office:value="20">
            <text:p>20</text:p>
          </table:table-cell>
          <table:table-cell table:number-columns-repeated="3"/>
          <table:table-cell table:style-name="ce21" table:number-columns-repeated="10"/>
          <table:table-cell table:style-name="ce21" office:value-type="string">
            <text:p>High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workerProductivity_high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office:value-type="string">
            <text:p>TrainCrossingGate</text:p>
          </table:table-cell>
          <table:table-cell office:value-type="float" office:value="18.861">
            <text:p>18,861</text:p>
          </table:table-cell>
          <table:table-cell table:number-columns-repeated="3"/>
          <table:table-cell table:number-columns-repeated="1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100*1/3" office:value-type="float" office:value="33.3333333333333">
            <text:p>33,3333333333</text:p>
          </table:table-cell>
          <table:table-cell table:formula="of:=100*3/12" office:value-type="float" office:value="25">
            <text:p>25</text:p>
          </table:table-cell>
          <table:table-cell table:formula="of:=100*3/12" office:value-type="float" office:value="25">
            <text:p>25</text:p>
          </table:table-cell>
          <table:table-cell table:number-columns-repeated="3"/>
          <table:table-cell table:style-name="ce21" table:number-columns-repeated="30"/>
          <table:table-cell table:number-columns-repeated="967"/>
        </table:table-row>
        <table:table-row table:style-name="ro1">
          <table:table-cell office:value-type="string">
            <text:p>DairyCow</text:p>
          </table:table-cell>
          <table:table-cell office:value-type="float" office:value="31.292">
            <text:p>31,292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5">
            <text:p>75</text:p>
          </table:table-cell>
          <table:table-cell table:formula="of:=100*9/13" office:value-type="float" office:value="69.2307692307692">
            <text:p>69,2307692308</text:p>
          </table:table-cell>
          <table:table-cell table:formula="of:=100*8/13" office:value-type="float" office:value="61.5384615384615">
            <text:p>61,5384615385</text:p>
          </table:table-cell>
          <table:table-cell table:number-columns-repeated="3"/>
          <table:table-cell table:style-name="ce21" office:value-type="string">
            <text:p>Current Task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Picking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NNI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office:value-type="string">
            <text:p>AgriculturalField</text:p>
          </table:table-cell>
          <table:table-cell office:value-type="float" office:value="45.628">
            <text:p>45,628</text:p>
          </table:table-cell>
          <table:table-cell table:number-columns-repeated="3"/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table:formula="of:=100*10/13" office:value-type="float" office:value="76.9230769230769">
            <text:p>76,9230769231</text:p>
          </table:table-cell>
          <table:table-cell table:formula="of:=100*10/13" office:value-type="float" office:value="76.9230769230769">
            <text:p>76,9230769231</text:p>
          </table:table-cell>
          <table:table-cell table:number-columns-repeated="3"/>
          <table:table-cell table:style-name="ce21" table:number-columns-repeated="10"/>
          <table:table-cell table:style-name="ce21" office:value-type="string">
            <text:p>Forklift Driving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NNI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office:value-type="string">
            <text:p>WifiAccessPoint</text:p>
          </table:table-cell>
          <table:table-cell office:value-type="float" office:value="37.751">
            <text:p>37,751</text:p>
          </table:table-cell>
          <table:table-cell table:number-columns-repeated="3"/>
          <table:table-cell table:number-columns-repeated="11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75">
            <text:p>75</text:p>
          </table:table-cell>
          <table:table-cell office:value-type="float" office:value="50">
            <text:p>50</text:p>
          </table:table-cell>
          <table:table-cell table:number-columns-repeated="3"/>
          <table:table-cell table:style-name="ce21" table:number-columns-repeated="10"/>
          <table:table-cell table:style-name="ce21" office:value-type="string">
            <text:p>Supervision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NNI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office:value-type="string">
            <text:p>AIModel</text:p>
          </table:table-cell>
          <table:table-cell office:value-type="float" office:value="31.032">
            <text:p>31,032</text:p>
          </table:table-cell>
          <table:table-cell table:number-columns-repeated="3"/>
          <table:table-cell table:number-columns-repeated="11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50">
            <text:p>50</text:p>
          </table:table-cell>
          <table:table-cell table:number-columns-repeated="3"/>
          <table:table-cell table:style-name="ce22" table:number-columns-repeated="10"/>
          <table:table-cell table:style-name="ce22" office:value-type="string">
            <text:p>Unassigned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/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table:number-columns-repeated="3"/>
          <table:table-cell table:style-name="ce22" office:value-type="float" office:value="1">
            <text:p>1</text:p>
          </table:table-cell>
          <table:table-cell table:style-name="ce22" office:value-type="string">
            <text:p>NNI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/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table:number-columns-repeated="3"/>
          <table:table-cell table:style-name="ce22" office:value-type="float" office:value="1">
            <text:p>1</text:p>
          </table:table-cell>
          <table:table-cell table:number-columns-repeated="967"/>
        </table:table-row>
        <table:table-row table:style-name="ro1">
          <table:table-cell office:value-type="string">
            <text:p>SmartThermostat</text:p>
          </table:table-cell>
          <table:table-cell office:value-type="float" office:value="38.953">
            <text:p>38,953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formula="of:=100*6/9" office:value-type="float" office:value="66.6666666666667">
            <text:p>66,6666666667</text:p>
          </table:table-cell>
          <table:table-cell office:value-type="float" office:value="0">
            <text:p>0</text:p>
          </table:table-cell>
          <table:table-cell table:number-columns-repeated="1000"/>
        </table:table-row>
        <table:table-row table:style-name="ro1">
          <table:table-cell office:value-type="string">
            <text:p>HospitalPatient</text:p>
          </table:table-cell>
          <table:table-cell office:value-type="float" office:value="52.103">
            <text:p>52,103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table:number-columns-repeated="3"/>
          <table:table-cell office:value-type="string">
            <text:p>*</text:p>
          </table:table-cell>
          <table:table-cell office:value-type="string">
            <text:p>Conf1</text:p>
          </table:table-cell>
          <table:table-cell office:value-type="string">
            <text:p>Conf2</text:p>
          </table:table-cell>
          <table:table-cell office:value-type="string">
            <text:p>Conf3</text:p>
          </table:table-cell>
          <table:table-cell office:value-type="string">
            <text:p>Conf4</text:p>
          </table:table-cell>
          <table:table-cell office:value-type="string">
            <text:p>Conf5</text:p>
          </table:table-cell>
          <table:table-cell office:value-type="string">
            <text:p>TK-2</text:p>
          </table:table-cell>
          <table:table-cell office:value-type="string">
            <text:p>TK-3</text:p>
          </table:table-cell>
          <table:table-cell office:value-type="string">
            <text:p>PK-2</text:p>
          </table:table-cell>
          <table:table-cell office:value-type="string">
            <text:p>PK-3</text:p>
          </table:table-cell>
          <table:table-cell office:value-type="string">
            <text:p>**</text:p>
          </table:table-cell>
          <table:table-cell office:value-type="string">
            <text:p>Conf1</text:p>
          </table:table-cell>
          <table:table-cell office:value-type="string">
            <text:p>Conf2</text:p>
          </table:table-cell>
          <table:table-cell office:value-type="string">
            <text:p>Conf3</text:p>
          </table:table-cell>
          <table:table-cell office:value-type="string">
            <text:p>Conf4</text:p>
          </table:table-cell>
          <table:table-cell office:value-type="string">
            <text:p>Conf5</text:p>
          </table:table-cell>
          <table:table-cell office:value-type="string">
            <text:p>TK-2</text:p>
          </table:table-cell>
          <table:table-cell office:value-type="string">
            <text:p>TK-3</text:p>
          </table:table-cell>
          <table:table-cell office:value-type="string">
            <text:p>PK-2</text:p>
          </table:table-cell>
          <table:table-cell office:value-type="string">
            <text:p>PK-3</text:p>
          </table:table-cell>
          <table:table-cell office:value-type="string">
            <text:p>*** (I = Image, NNI = Not Necessarily Image)</text:p>
          </table:table-cell>
          <table:table-cell office:value-type="string">
            <text:p>Conf1</text:p>
          </table:table-cell>
          <table:table-cell office:value-type="string">
            <text:p>Conf2</text:p>
          </table:table-cell>
          <table:table-cell office:value-type="string">
            <text:p>Conf3</text:p>
          </table:table-cell>
          <table:table-cell office:value-type="string">
            <text:p>Conf4</text:p>
          </table:table-cell>
          <table:table-cell office:value-type="string">
            <text:p>Conf5</text:p>
          </table:table-cell>
          <table:table-cell office:value-type="string">
            <text:p>TK-2</text:p>
          </table:table-cell>
          <table:table-cell office:value-type="string">
            <text:p>TK-3</text:p>
          </table:table-cell>
          <table:table-cell office:value-type="string">
            <text:p>PK-2</text:p>
          </table:table-cell>
          <table:table-cell office:value-type="string">
            <text:p>PK-3</text:p>
          </table:table-cell>
          <table:table-cell table:number-columns-repeated="967"/>
        </table:table-row>
        <table:table-row table:style-name="ro1">
          <table:table-cell office:value-type="string">
            <text:p>RentalCar</text:p>
          </table:table-cell>
          <table:table-cell office:value-type="float" office:value="41.527">
            <text:p>41,527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float" office:value="80">
            <text:p>80</text:p>
          </table:table-cell>
          <table:table-cell table:formula="of:=100*10/17" office:value-type="float" office:value="58.8235294117647">
            <text:p>58,8235294118</text:p>
          </table:table-cell>
          <table:table-cell table:formula="of:=100*10/17" office:value-type="float" office:value="58.8235294117647">
            <text:p>58,8235294118</text:p>
          </table:table-cell>
          <table:table-cell table:number-columns-repeated="3"/>
          <table:table-cell table:style-name="ce23" office:value-type="string">
            <text:p>TrainCrossingGate</text:p>
          </table:table-cell>
          <table:table-cell table:style-name="ce23" table:number-columns-repeated="29"/>
          <table:table-cell table:number-columns-repeated="967"/>
        </table:table-row>
        <table:table-row table:style-name="ro1">
          <table:table-cell office:value-type="string">
            <text:p>SmartPhone</text:p>
          </table:table-cell>
          <table:table-cell office:value-type="float" office:value="153.579">
            <text:p>153,579</text:p>
          </table:table-cell>
          <table:table-cell table:number-columns-repeated="3"/>
          <table:table-cell table:number-columns-repeated="1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formula="of:=100*13/17" office:value-type="float" office:value="76.4705882352941">
            <text:p>76,4705882353</text:p>
          </table:table-cell>
          <table:table-cell table:formula="of:=100*11/17" office:value-type="float" office:value="64.7058823529412">
            <text:p>64,7058823529</text:p>
          </table:table-cell>
          <table:table-cell table:number-columns-repeated="3"/>
          <table:table-cell table:style-name="ce21" office:value-type="string">
            <text:p>Gate State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Open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railwayBarrier_open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office:value-type="string">
            <text:p>MRIScanner</text:p>
          </table:table-cell>
          <table:table-cell office:value-type="float" office:value="30.782">
            <text:p>30,782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table:formula="of:=100*7/11" office:value-type="float" office:value="63.6363636363636">
            <text:p>63,6363636364</text:p>
          </table:table-cell>
          <table:table-cell table:formula="of:=100*2/11" office:value-type="float" office:value="18.1818181818182">
            <text:p>18,1818181818</text:p>
          </table:table-cell>
          <table:table-cell table:number-columns-repeated="3"/>
          <table:table-cell table:style-name="ce21" table:number-columns-repeated="10"/>
          <table:table-cell table:style-name="ce21" office:value-type="string">
            <text:p>Closed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railwayBarrier_closed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office:value-type="string">
            <text:p>OperatingRoom</text:p>
          </table:table-cell>
          <table:table-cell office:value-type="float" office:value="35.909">
            <text:p>35,909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table:formula="of:=100*5/12" office:value-type="float" office:value="41.6666666666667">
            <text:p>41,6666666667</text:p>
          </table:table-cell>
          <table:table-cell table:number-columns-repeated="3"/>
          <table:table-cell table:style-name="ce21" table:number-columns-repeated="10"/>
          <table:table-cell table:style-name="ce21" office:value-type="string">
            <text:p>Opening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railwayBarrier_opening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/>
          <table:table-cell table:formula="of:= AVERAGE([.B134:.B153])" office:value-type="float" office:value="46.1405">
            <text:p>46,1405</text:p>
          </table:table-cell>
          <table:table-cell office:value-type="string">
            <text:p>0.11$</text:p>
          </table:table-cell>
          <table:table-cell table:number-columns-repeated="2"/>
          <table:table-cell table:style-name="ce10" table:formula="of:=COUNTIF([.F134:.F153]; 1) / 20" office:value-type="float" office:value="1">
            <text:p>1</text:p>
          </table:table-cell>
          <table:table-cell table:formula="of:=COUNTIF([.G134:.G153]; 1) / 20" office:value-type="float" office:value="1">
            <text:p>1</text:p>
          </table:table-cell>
          <table:table-cell table:formula="of:=COUNTIF([.H134:.H153]; 1) / 20" office:value-type="float" office:value="1">
            <text:p>1</text:p>
          </table:table-cell>
          <table:table-cell table:formula="of:=COUNTIF([.I134:.I153]; 1) / 20" office:value-type="float" office:value="0.65">
            <text:p>0,65</text:p>
          </table:table-cell>
          <table:table-cell table:formula="of:=COUNTIF([.J134:.J153]; 1) / 20" office:value-type="float" office:value="0.95">
            <text:p>0,95</text:p>
          </table:table-cell>
          <table:table-cell table:formula="of:=COUNTIF([.K134:.K153]; 1) / 20" office:value-type="float" office:value="0.85">
            <text:p>0,85</text:p>
          </table:table-cell>
          <table:table-cell table:formula="of:=COUNTIF([.L134:.L153]; 1) / 20" office:value-type="float" office:value="1">
            <text:p>1</text:p>
          </table:table-cell>
          <table:table-cell table:formula="of:=COUNTIF([.M134:.M153]; 1) / 20" office:value-type="float" office:value="1">
            <text:p>1</text:p>
          </table:table-cell>
          <table:table-cell table:formula="of:=COUNTIF([.N134:.N153]; 1) / 20" office:value-type="float" office:value="0.95">
            <text:p>0,95</text:p>
          </table:table-cell>
          <table:table-cell table:formula="of:=COUNTIF([.O134:.O153]; 1) / 20" office:value-type="float" office:value="0.7">
            <text:p>0,7</text:p>
          </table:table-cell>
          <table:table-cell table:formula="of:=COUNTIF([.P134:.P153]; 1) / 20" office:value-type="float" office:value="1">
            <text:p>1</text:p>
          </table:table-cell>
          <table:table-cell table:formula="of:=COUNTIF([.Q134:.Q153]; 1) / 20" office:value-type="float" office:value="0.45">
            <text:p>0,45</text:p>
          </table:table-cell>
          <table:table-cell table:formula="of:=COUNTIF([.R134:.R153]; 1) / 20" office:value-type="float" office:value="0.8">
            <text:p>0,8</text:p>
          </table:table-cell>
          <table:table-cell table:formula="of:=COUNTIF([.S134:.S153]; 1) / 20" office:value-type="float" office:value="0.5">
            <text:p>0,5</text:p>
          </table:table-cell>
          <table:table-cell table:formula="of:=SUM([.T134:.T153]) / 20" office:value-type="float" office:value="76.0833333333333">
            <text:p>76,0833333333</text:p>
          </table:table-cell>
          <table:table-cell table:formula="of:=SUM([.U134:.U153]) / 20" office:value-type="float" office:value="60.5161211337682">
            <text:p>60,5161211338</text:p>
          </table:table-cell>
          <table:table-cell table:formula="of:=SUM([.V134:.V153]) / 20" office:value-type="float" office:value="47.381654293419">
            <text:p>47,3816542934</text:p>
          </table:table-cell>
          <table:table-cell table:number-columns-repeated="3"/>
          <table:table-cell table:style-name="ce21" table:number-columns-repeated="10"/>
          <table:table-cell table:style-name="ce21" office:value-type="string">
            <text:p>Closing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railwayBarrier_closing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number-columns-repeated="25"/>
          <table:table-cell table:style-name="ce21" table:number-columns-repeated="30"/>
          <table:table-cell table:number-columns-repeated="967"/>
        </table:table-row>
        <table:table-row table:style-name="ro1">
          <table:table-cell table:number-columns-repeated="25"/>
          <table:table-cell table:style-name="ce21" office:value-type="string">
            <text:p>Approaching Train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Non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approachingTrain_non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number-columns-repeated="25"/>
          <table:table-cell table:style-name="ce21" table:number-columns-repeated="10"/>
          <table:table-cell table:style-name="ce21" office:value-type="string">
            <text:p>Scheduled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approachingTrain_scheduled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number-columns-repeated="25"/>
          <table:table-cell table:style-name="ce21" table:number-columns-repeated="10"/>
          <table:table-cell table:style-name="ce21" office:value-type="string">
            <text:p>Emergency Stop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approachingTrain_emergencyStop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number-columns-repeated="25"/>
          <table:table-cell table:style-name="ce21" table:number-columns-repeated="30"/>
          <table:table-cell table:number-columns-repeated="967"/>
        </table:table-row>
        <table:table-row table:style-name="ro1">
          <table:table-cell table:number-columns-repeated="25"/>
          <table:table-cell table:style-name="ce21" office:value-type="string">
            <text:p>Waiting Tim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Non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NNI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number-columns-repeated="25"/>
          <table:table-cell table:style-name="ce21" table:number-columns-repeated="10"/>
          <table:table-cell table:style-name="ce21" office:value-type="string">
            <text:p>Up to 5 Mi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NNI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number-columns-repeated="25"/>
          <table:table-cell table:style-name="ce21" table:number-columns-repeated="10"/>
          <table:table-cell table:style-name="ce21" office:value-type="string">
            <text:p>Up to 15 Mi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NNI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number-columns-repeated="25"/>
          <table:table-cell table:style-name="ce21" table:number-columns-repeated="10"/>
          <table:table-cell table:style-name="ce21" office:value-type="string">
            <text:p>Up to 30 Mi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NNI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number-columns-repeated="25"/>
          <table:table-cell table:style-name="ce22" table:number-columns-repeated="10"/>
          <table:table-cell table:style-name="ce22" office:value-type="string">
            <text:p>&gt; 30 mi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table:number-columns-repeated="3"/>
          <table:table-cell table:style-name="ce22" office:value-type="float" office:value="1">
            <text:p>1</text:p>
          </table:table-cell>
          <table:table-cell table:style-name="ce22" office:value-type="string">
            <text:p>NNI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2"/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table:number-columns-repeated="3"/>
          <table:table-cell table:style-name="ce22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25"/>
          <table:table-cell office:value-type="string">
            <text:p>*</text:p>
          </table:table-cell>
          <table:table-cell office:value-type="string">
            <text:p>Conf1</text:p>
          </table:table-cell>
          <table:table-cell office:value-type="string">
            <text:p>Conf2</text:p>
          </table:table-cell>
          <table:table-cell office:value-type="string">
            <text:p>Conf3</text:p>
          </table:table-cell>
          <table:table-cell office:value-type="string">
            <text:p>Conf4</text:p>
          </table:table-cell>
          <table:table-cell office:value-type="string">
            <text:p>Conf5</text:p>
          </table:table-cell>
          <table:table-cell office:value-type="string">
            <text:p>TK-2</text:p>
          </table:table-cell>
          <table:table-cell office:value-type="string">
            <text:p>TK-3</text:p>
          </table:table-cell>
          <table:table-cell office:value-type="string">
            <text:p>PK-2</text:p>
          </table:table-cell>
          <table:table-cell office:value-type="string">
            <text:p>PK-3</text:p>
          </table:table-cell>
          <table:table-cell office:value-type="string">
            <text:p>**</text:p>
          </table:table-cell>
          <table:table-cell office:value-type="string">
            <text:p>Conf1</text:p>
          </table:table-cell>
          <table:table-cell office:value-type="string">
            <text:p>Conf2</text:p>
          </table:table-cell>
          <table:table-cell office:value-type="string">
            <text:p>Conf3</text:p>
          </table:table-cell>
          <table:table-cell office:value-type="string">
            <text:p>Conf4</text:p>
          </table:table-cell>
          <table:table-cell office:value-type="string">
            <text:p>Conf5</text:p>
          </table:table-cell>
          <table:table-cell office:value-type="string">
            <text:p>TK-2</text:p>
          </table:table-cell>
          <table:table-cell office:value-type="string">
            <text:p>TK-3</text:p>
          </table:table-cell>
          <table:table-cell office:value-type="string">
            <text:p>PK-2</text:p>
          </table:table-cell>
          <table:table-cell office:value-type="string">
            <text:p>PK-3</text:p>
          </table:table-cell>
          <table:table-cell office:value-type="string">
            <text:p>*** (I = Image, NNI = Not Necessarily Image)</text:p>
          </table:table-cell>
          <table:table-cell office:value-type="string">
            <text:p>Conf1</text:p>
          </table:table-cell>
          <table:table-cell office:value-type="string">
            <text:p>Conf2</text:p>
          </table:table-cell>
          <table:table-cell office:value-type="string">
            <text:p>Conf3</text:p>
          </table:table-cell>
          <table:table-cell office:value-type="string">
            <text:p>Conf4</text:p>
          </table:table-cell>
          <table:table-cell office:value-type="string">
            <text:p>Conf5</text:p>
          </table:table-cell>
          <table:table-cell office:value-type="string">
            <text:p>TK-2</text:p>
          </table:table-cell>
          <table:table-cell office:value-type="string">
            <text:p>TK-3</text:p>
          </table:table-cell>
          <table:table-cell office:value-type="string">
            <text:p>PK-2</text:p>
          </table:table-cell>
          <table:table-cell office:value-type="string">
            <text:p>PK-3</text:p>
          </table:table-cell>
          <table:table-cell table:number-columns-repeated="967"/>
        </table:table-row>
        <table:table-row table:style-name="ro1">
          <table:table-cell table:number-columns-repeated="25"/>
          <table:table-cell table:style-name="ce23" office:value-type="string">
            <text:p>DairyCow</text:p>
          </table:table-cell>
          <table:table-cell table:style-name="ce23" table:number-columns-repeated="29"/>
          <table:table-cell table:number-columns-repeated="967"/>
        </table:table-row>
        <table:table-row table:style-name="ro1">
          <table:table-cell table:number-columns-repeated="25"/>
          <table:table-cell table:style-name="ce21" office:value-type="string">
            <text:p>AnimalWelfareLabel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number-columns-repeated="2"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NNI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number-columns-repeated="25"/>
          <table:table-cell table:style-name="ce21" table:number-columns-repeated="10"/>
          <table:table-cell table:style-name="ce21" office:value-type="float" office:value="2">
            <text:p>2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NNI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number-columns-repeated="25"/>
          <table:table-cell table:style-name="ce21" table:number-columns-repeated="10"/>
          <table:table-cell table:style-name="ce21" office:value-type="float" office:value="3">
            <text:p>3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NNI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number-columns-repeated="25"/>
          <table:table-cell table:style-name="ce21" table:number-columns-repeated="10"/>
          <table:table-cell table:style-name="ce21" office:value-type="float" office:value="4">
            <text:p>4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NNI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number-columns-repeated="25"/>
          <table:table-cell table:style-name="ce21" table:number-columns-repeated="30"/>
          <table:table-cell table:number-columns-repeated="967"/>
        </table:table-row>
        <table:table-row table:style-name="ro1">
          <table:table-cell table:number-columns-repeated="25"/>
          <table:table-cell table:style-name="ce21" office:value-type="string">
            <text:p>DownerStatus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Mobil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cowMobility_mobil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/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number-columns-repeated="25"/>
          <table:table-cell table:style-name="ce21" table:number-columns-repeated="10"/>
          <table:table-cell table:style-name="ce21" office:value-type="string">
            <text:p>Shaky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cowMobility_shaky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number-columns-repeated="25"/>
          <table:table-cell table:style-name="ce21" table:number-columns-repeated="10"/>
          <table:table-cell table:style-name="ce21" office:value-type="string">
            <text:p>Downer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cowMobility_notMobile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number-columns-repeated="25"/>
          <table:table-cell table:style-name="ce21" table:number-columns-repeated="30"/>
          <table:table-cell table:number-columns-repeated="967"/>
        </table:table-row>
        <table:table-row table:style-name="ro1">
          <table:table-cell table:number-columns-repeated="25"/>
          <table:table-cell table:style-name="ce21" office:value-type="string">
            <text:p>Feeding Statu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Hungry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hungerLevel_hungry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number-columns-repeated="25"/>
          <table:table-cell table:style-name="ce21" table:number-columns-repeated="10"/>
          <table:table-cell table:style-name="ce21" office:value-type="string">
            <text:p>Saturated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hungerLevel_saturated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number-columns-repeated="25"/>
          <table:table-cell table:style-name="ce21" table:number-columns-repeated="10"/>
          <table:table-cell table:style-name="ce21" office:value-type="string">
            <text:p>Oversaturated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hungerLevel_oversaturated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number-columns-repeated="25"/>
          <table:table-cell table:style-name="ce21" table:number-columns-repeated="30"/>
          <table:table-cell table:number-columns-repeated="967"/>
        </table:table-row>
        <table:table-row table:style-name="ro1">
          <table:table-cell table:number-columns-repeated="25"/>
          <table:table-cell table:style-name="ce21" office:value-type="string">
            <text:p>Milk Profitability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High Yiel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milkProductivity_1_peakPerformanc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/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number-columns-repeated="25"/>
          <table:table-cell table:style-name="ce21" table:number-columns-repeated="10"/>
          <table:table-cell table:style-name="ce21" office:value-type="string">
            <text:p>Declining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milkProductivity_2_decreasing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number-columns-repeated="25"/>
          <table:table-cell table:style-name="ce22" table:number-columns-repeated="10"/>
          <table:table-cell table:style-name="ce22" office:value-type="string">
            <text:p>Uneconimal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/>
          <table:table-cell table:number-columns-repeated="2" table:style-name="ce22" office:value-type="float" office:value="1">
            <text:p>1</text:p>
          </table:table-cell>
          <table:table-cell table:style-name="ce22" table:number-columns-repeated="3"/>
          <table:table-cell table:style-name="ce22" office:value-type="float" office:value="1">
            <text:p>1</text:p>
          </table:table-cell>
          <table:table-cell table:style-name="ce22" office:value-type="string">
            <text:p>I: milkProductivity_3_uneconomical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/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table:number-columns-repeated="3"/>
          <table:table-cell table:style-name="ce22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style-name="ce2" office:value-type="string">
            <text:p>o4-mini SO, CoT; Prompt-Komplexität: Minimal</text:p>
          </table:table-cell>
          <table:table-cell table:style-name="ce5" office:value-type="string">
            <text:p>Zeit</text:p>
          </table:table-cell>
          <table:table-cell table:style-name="ce5" office:value-type="string">
            <text:p>Tokenverbr.</text:p>
          </table:table-cell>
          <table:table-cell table:style-name="ce5" table:number-columns-repeated="2"/>
          <table:table-cell table:style-name="ce5" office:value-type="string">
            <text:p>Syntax-Regeln</text:p>
          </table:table-cell>
          <table:table-cell table:style-name="ce11"/>
          <table:table-cell table:style-name="ce5" table:number-columns-repeated="5"/>
          <table:table-cell table:style-name="ce5" office:value-type="string">
            <text:p>Semantik-Regeln</text:p>
          </table:table-cell>
          <table:table-cell table:style-name="ce11"/>
          <table:table-cell table:style-name="ce5" table:number-columns-repeated="7"/>
          <table:table-cell table:style-name="ce16"/>
          <table:table-cell table:number-columns-repeated="1000"/>
        </table:table-row>
        <table:table-row table:style-name="ro1">
          <table:table-cell table:style-name="ce3" office:value-type="string">
            <text:p>Template</text:p>
          </table:table-cell>
          <table:table-cell table:number-columns-repeated="4"/>
          <table:table-cell table:style-name="ce9" office:value-type="string">
            <text:p>JSON-Parsing</text:p>
          </table:table-cell>
          <table:table-cell table:style-name="ce9" office:value-type="string">
            <text:p>Prop-Vollst.</text:p>
          </table:table-cell>
          <table:table-cell table:style-name="ce9" office:value-type="string">
            <text:p>Datentyp-Korr.</text:p>
          </table:table-cell>
          <table:table-cell table:style-name="ce12" office:value-type="string">
            <text:p>Img-Formate</text:p>
          </table:table-cell>
          <table:table-cell table:style-name="ce12" office:value-type="string">
            <text:p>HexColor-Konv.</text:p>
          </table:table-cell>
          <table:table-cell table:style-name="ce12" office:value-type="string">
            <text:p>PathToShape-Frmt</text:p>
          </table:table-cell>
          <table:table-cell table:style-name="ce12" office:value-type="string">
            <text:p>Form- vs ImgShape</text:p>
          </table:table-cell>
          <table:table-cell table:style-name="ce13" office:value-type="string">
            <text:p>Temp.Min/Max</text:p>
          </table:table-cell>
          <table:table-cell table:style-name="ce13" office:value-type="string">
            <text:p>Img quadrat.</text:p>
          </table:table-cell>
          <table:table-cell table:style-name="ce13" office:value-type="string">
            <text:p>Mindestabstand</text:p>
          </table:table-cell>
          <table:table-cell table:style-name="ce13" office:value-type="string">
            <text:p>Enthaltenheit</text:p>
          </table:table-cell>
          <table:table-cell table:style-name="ce13" office:value-type="string">
            <text:p>Leerraumregel</text:p>
          </table:table-cell>
          <table:table-cell table:style-name="ce15" office:value-type="string">
            <text:p>DomObjTypeName</text:p>
          </table:table-cell>
          <table:table-cell table:style-name="ce15" office:value-type="string">
            <text:p>#NotBehav=#Vis</text:p>
          </table:table-cell>
          <table:table-cell table:style-name="ce15" office:value-type="string">
            <text:p>Shape-Vollst. *</text:p>
          </table:table-cell>
          <table:table-cell table:style-name="ce15" office:value-type="string">
            <text:p>State-Vollst. **</text:p>
          </table:table-cell>
          <table:table-cell table:style-name="ce17" office:value-type="string">
            <text:p>Img-Vollst. ***</text:p>
          </table:table-cell>
          <table:table-cell table:number-columns-repeated="3"/>
          <table:table-cell office:value-type="string">
            <text:p>*</text:p>
          </table:table-cell>
          <table:table-cell office:value-type="string">
            <text:p>Conf1</text:p>
          </table:table-cell>
          <table:table-cell office:value-type="string">
            <text:p>Conf2</text:p>
          </table:table-cell>
          <table:table-cell office:value-type="string">
            <text:p>Conf3</text:p>
          </table:table-cell>
          <table:table-cell office:value-type="string">
            <text:p>Conf4</text:p>
          </table:table-cell>
          <table:table-cell office:value-type="string">
            <text:p>Conf5</text:p>
          </table:table-cell>
          <table:table-cell office:value-type="string">
            <text:p>TK-2</text:p>
          </table:table-cell>
          <table:table-cell office:value-type="string">
            <text:p>TK-3</text:p>
          </table:table-cell>
          <table:table-cell office:value-type="string">
            <text:p>PK-2</text:p>
          </table:table-cell>
          <table:table-cell office:value-type="string">
            <text:p>PK-3</text:p>
          </table:table-cell>
          <table:table-cell office:value-type="string">
            <text:p>**</text:p>
          </table:table-cell>
          <table:table-cell office:value-type="string">
            <text:p>Conf1</text:p>
          </table:table-cell>
          <table:table-cell office:value-type="string">
            <text:p>Conf2</text:p>
          </table:table-cell>
          <table:table-cell office:value-type="string">
            <text:p>Conf3</text:p>
          </table:table-cell>
          <table:table-cell office:value-type="string">
            <text:p>Conf4</text:p>
          </table:table-cell>
          <table:table-cell office:value-type="string">
            <text:p>Conf5</text:p>
          </table:table-cell>
          <table:table-cell office:value-type="string">
            <text:p>TK-2</text:p>
          </table:table-cell>
          <table:table-cell office:value-type="string">
            <text:p>TK-3</text:p>
          </table:table-cell>
          <table:table-cell office:value-type="string">
            <text:p>PK-2</text:p>
          </table:table-cell>
          <table:table-cell office:value-type="string">
            <text:p>PK-3</text:p>
          </table:table-cell>
          <table:table-cell office:value-type="string">
            <text:p>*** (I = Image, NNI = Not Necessarily Image)</text:p>
          </table:table-cell>
          <table:table-cell office:value-type="string">
            <text:p>Conf1</text:p>
          </table:table-cell>
          <table:table-cell office:value-type="string">
            <text:p>Conf2</text:p>
          </table:table-cell>
          <table:table-cell office:value-type="string">
            <text:p>Conf3</text:p>
          </table:table-cell>
          <table:table-cell office:value-type="string">
            <text:p>Conf4</text:p>
          </table:table-cell>
          <table:table-cell office:value-type="string">
            <text:p>Conf5</text:p>
          </table:table-cell>
          <table:table-cell office:value-type="string">
            <text:p>TK-2</text:p>
          </table:table-cell>
          <table:table-cell office:value-type="string">
            <text:p>TK-3</text:p>
          </table:table-cell>
          <table:table-cell office:value-type="string">
            <text:p>PK-2</text:p>
          </table:table-cell>
          <table:table-cell office:value-type="string">
            <text:p>PK-3</text:p>
          </table:table-cell>
          <table:table-cell table:number-columns-repeated="967"/>
        </table:table-row>
        <table:table-row table:style-name="ro1">
          <table:table-cell table:style-name="ce3" office:value-type="string">
            <text:p>Conveyor</text:p>
          </table:table-cell>
          <table:table-cell office:value-type="float" office:value="65.214">
            <text:p>65,214</text:p>
          </table:table-cell>
          <table:table-cell table:formula="of:=SUM(28.11; -28.07)" office:value-type="float" office:value="0.0399999999999991">
            <text:p>0,04</text:p>
          </table:table-cell>
          <table:table-cell table:number-columns-repeated="2"/>
          <table:table-cell table:number-columns-repeated="14"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 table:style-name="ce18" office:value-type="float" office:value="100">
            <text:p>100</text:p>
          </table:table-cell>
          <table:table-cell table:number-columns-repeated="3"/>
          <table:table-cell table:style-name="ce23" office:value-type="string">
            <text:p>AgriculturalField</text:p>
          </table:table-cell>
          <table:table-cell table:style-name="ce23" table:number-columns-repeated="29"/>
          <table:table-cell table:number-columns-repeated="967"/>
        </table:table-row>
        <table:table-row table:style-name="ro1">
          <table:table-cell table:style-name="ce3" office:value-type="string">
            <text:p>ServiceStaff</text:p>
          </table:table-cell>
          <table:table-cell office:value-type="float" office:value="85.254">
            <text:p>85,254</text:p>
          </table:table-cell>
          <table:table-cell table:formula="of:=SUM(28.07; -28.03)" office:value-type="float" office:value="0.0399999999999991">
            <text:p>0,04</text:p>
          </table:table-cell>
          <table:table-cell table:number-columns-repeated="2"/>
          <table:table-cell table:number-columns-repeated="14"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 table:style-name="ce18" office:value-type="float" office:value="100">
            <text:p>100</text:p>
          </table:table-cell>
          <table:table-cell table:number-columns-repeated="3"/>
          <table:table-cell table:style-name="ce21" office:value-type="string">
            <text:p>Field Temperature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10" office:value-type="float" office:value="1">
            <text:p>1</text:p>
          </table:table-cell>
          <table:table-cell table:style-name="ce21" office:value-type="string">
            <text:p>Low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fieldTemperature_low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style-name="ce3" office:value-type="string">
            <text:p>ConferenceRoom</text:p>
          </table:table-cell>
          <table:table-cell office:value-type="float" office:value="135.96">
            <text:p>135,96</text:p>
          </table:table-cell>
          <table:table-cell table:formula="of:=SUM(28.03; -27.98)" office:value-type="float" office:value="0.0500000000000007">
            <text:p>0,05</text:p>
          </table:table-cell>
          <table:table-cell table:number-columns-repeated="2"/>
          <table:table-cell table:number-columns-repeated="14"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 table:style-name="ce18" office:value-type="float" office:value="100">
            <text:p>100</text:p>
          </table:table-cell>
          <table:table-cell table:number-columns-repeated="3"/>
          <table:table-cell table:style-name="ce21" table:number-columns-repeated="10"/>
          <table:table-cell table:style-name="ce21" office:value-type="string">
            <text:p>Optimal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fieldTemperature_optimal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style-name="ce3" office:value-type="string">
            <text:p>CoolingUnit</text:p>
          </table:table-cell>
          <table:table-cell office:value-type="float" office:value="138.557">
            <text:p>138,557</text:p>
          </table:table-cell>
          <table:table-cell table:formula="of:=SUM(27.98; -27.92)" office:value-type="float" office:value="0.0599999999999987">
            <text:p>0,06</text:p>
          </table:table-cell>
          <table:table-cell table:number-columns-repeated="2"/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 table:style-name="ce18" table:formula="of:=100 * 6/9" office:value-type="float" office:value="66.6666666666667">
            <text:p>66,6666666667</text:p>
          </table:table-cell>
          <table:table-cell table:number-columns-repeated="3"/>
          <table:table-cell table:style-name="ce21" table:number-columns-repeated="10"/>
          <table:table-cell table:style-name="ce21" office:value-type="string">
            <text:p>High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fieldTemperature_high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2">
          <table:table-cell table:style-name="ce3" office:value-type="string">
            <text:p>Forklift</text:p>
          </table:table-cell>
          <table:table-cell table:style-name="ce6" office:value-type="float" office:value="117.219">
            <text:p>117,219</text:p>
          </table:table-cell>
          <table:table-cell table:formula="of:=SUM(27.92; -27.86)" office:value-type="float" office:value="0.0600000000000023">
            <text:p>0,06</text:p>
          </table:table-cell>
          <table:table-cell table:number-columns-repeated="2"/>
          <table:table-cell table:number-columns-repeated="14"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 table:style-name="ce18" table:formula="of:=100 * 9/14" office:value-type="float" office:value="64.2857142857143">
            <text:p>64,2857142857</text:p>
          </table:table-cell>
          <table:table-cell table:number-columns-repeated="3"/>
          <table:table-cell table:style-name="ce21" table:number-columns-repeated="30"/>
          <table:table-cell table:number-columns-repeated="967"/>
        </table:table-row>
        <table:table-row table:style-name="ro1">
          <table:table-cell table:style-name="ce3" office:value-type="string">
            <text:p>SecurityCamera</text:p>
          </table:table-cell>
          <table:table-cell office:value-type="float" office:value="130.025">
            <text:p>130,025</text:p>
          </table:table-cell>
          <table:table-cell table:formula="of:=SUM(27.86; -27.81)" office:value-type="float" office:value="0.0500000000000007">
            <text:p>0,05</text:p>
          </table:table-cell>
          <table:table-cell table:number-columns-repeated="2"/>
          <table:table-cell table:number-columns-repeated="14"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 table:style-name="ce18" office:value-type="float" office:value="100">
            <text:p>100</text:p>
          </table:table-cell>
          <table:table-cell table:number-columns-repeated="3"/>
          <table:table-cell table:style-name="ce21" office:value-type="string">
            <text:p>Soil Moisture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Dry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moistureLevel_1_dry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style-name="ce3" office:value-type="string">
            <text:p>WaterPump</text:p>
          </table:table-cell>
          <table:table-cell office:value-type="float" office:value="104.253">
            <text:p>104,253</text:p>
          </table:table-cell>
          <table:table-cell table:formula="of:=SUM(27.81; -27.76)" office:value-type="float" office:value="0.0499999999999972">
            <text:p>0,05</text:p>
          </table:table-cell>
          <table:table-cell table:number-columns-repeated="2"/>
          <table:table-cell table:number-columns-repeated="14"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 table:style-name="ce18" office:value-type="float" office:value="100">
            <text:p>100</text:p>
          </table:table-cell>
          <table:table-cell table:number-columns-repeated="3"/>
          <table:table-cell table:style-name="ce21" table:number-columns-repeated="10"/>
          <table:table-cell table:style-name="ce21" office:value-type="string">
            <text:p>Normal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moistureLevel_2_optimal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style-name="ce3" office:value-type="string">
            <text:p>RobotArm</text:p>
          </table:table-cell>
          <table:table-cell office:value-type="float" office:value="77.763">
            <text:p>77,763</text:p>
          </table:table-cell>
          <table:table-cell table:formula="of:=SUM(27.76; -27.72)" office:value-type="float" office:value="0.0400000000000027">
            <text:p>0,04</text:p>
          </table:table-cell>
          <table:table-cell table:number-columns-repeated="2"/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 table:style-name="ce18" table:formula="of:= 100 * 3/9" office:value-type="float" office:value="33.3333333333333">
            <text:p>33,3333333333</text:p>
          </table:table-cell>
          <table:table-cell table:number-columns-repeated="3"/>
          <table:table-cell table:style-name="ce21" table:number-columns-repeated="10"/>
          <table:table-cell table:style-name="ce21" office:value-type="string">
            <text:p>Wet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moistureLevel_3_wet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style-name="ce3" office:value-type="string">
            <text:p>WarehouseWorker</text:p>
          </table:table-cell>
          <table:table-cell office:value-type="float" office:value="83.687">
            <text:p>83,687</text:p>
          </table:table-cell>
          <table:table-cell table:formula="of:=SUM(27.72; -27.67)" office:value-type="float" office:value="0.0499999999999972">
            <text:p>0,05</text:p>
          </table:table-cell>
          <table:table-cell table:number-columns-repeated="2"/>
          <table:table-cell table:number-columns-repeated="14"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 table:style-name="ce18" table:formula="of:=100 * 14/15" office:value-type="float" office:value="93.3333333333333">
            <text:p>93,3333333333</text:p>
          </table:table-cell>
          <table:table-cell table:number-columns-repeated="3"/>
          <table:table-cell table:style-name="ce21" table:number-columns-repeated="30"/>
          <table:table-cell table:number-columns-repeated="967"/>
        </table:table-row>
        <table:table-row table:style-name="ro1">
          <table:table-cell table:style-name="ce3" office:value-type="string">
            <text:p>TrainCrossingGate</text:p>
          </table:table-cell>
          <table:table-cell office:value-type="float" office:value="69.113">
            <text:p>69,113</text:p>
          </table:table-cell>
          <table:table-cell table:formula="of:=SUM(27.67; -27.63)" office:value-type="float" office:value="0.0400000000000027">
            <text:p>0,04</text:p>
          </table:table-cell>
          <table:table-cell table:number-columns-repeated="2"/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 table:style-name="ce18" office:value-type="float" office:value="100">
            <text:p>100</text:p>
          </table:table-cell>
          <table:table-cell table:number-columns-repeated="3"/>
          <table:table-cell table:style-name="ce21" office:value-type="string">
            <text:p>Crop Typ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Cereal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NNI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style-name="ce3" office:value-type="string">
            <text:p>DairyCow</text:p>
          </table:table-cell>
          <table:table-cell office:value-type="float" office:value="130.17">
            <text:p>130,17</text:p>
          </table:table-cell>
          <table:table-cell table:formula="of:=SUM(27.63; -27.56)" office:value-type="float" office:value="0.0700000000000003">
            <text:p>0,07</text:p>
          </table:table-cell>
          <table:table-cell table:number-columns-repeated="2"/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 table:style-name="ce18" table:formula="of:=100 * 4/13" office:value-type="float" office:value="30.7692307692308">
            <text:p>30,7692307692</text:p>
          </table:table-cell>
          <table:table-cell table:number-columns-repeated="3"/>
          <table:table-cell table:style-name="ce21" table:number-columns-repeated="10"/>
          <table:table-cell table:style-name="ce21" office:value-type="string">
            <text:p>Vegetabl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NNI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style-name="ce3" office:value-type="string">
            <text:p>AgriculturalField</text:p>
          </table:table-cell>
          <table:table-cell office:value-type="float" office:value="73.015">
            <text:p>73,015</text:p>
          </table:table-cell>
          <table:table-cell table:formula="of:=SUM(27.56; -27.52)" office:value-type="float" office:value="0.0399999999999991">
            <text:p>0,04</text:p>
          </table:table-cell>
          <table:table-cell table:number-columns-repeated="2"/>
          <table:table-cell table:number-columns-repeated="14"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 table:style-name="ce18" office:value-type="float" office:value="100">
            <text:p>100</text:p>
          </table:table-cell>
          <table:table-cell table:number-columns-repeated="3"/>
          <table:table-cell table:style-name="ce21" table:number-columns-repeated="10"/>
          <table:table-cell table:style-name="ce21" office:value-type="string">
            <text:p>Legum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NNI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style-name="ce3" office:value-type="string">
            <text:p>WifiAccessPoint</text:p>
          </table:table-cell>
          <table:table-cell office:value-type="float" office:value="110.851">
            <text:p>110,851</text:p>
          </table:table-cell>
          <table:table-cell table:formula="of:=SUM(27.52; -27.47)" office:value-type="float" office:value="0.0500000000000007">
            <text:p>0,05</text:p>
          </table:table-cell>
          <table:table-cell table:number-columns-repeated="2"/>
          <table:table-cell table:number-columns-repeated="14"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 table:style-name="ce18" office:value-type="float" office:value="100">
            <text:p>100</text:p>
          </table:table-cell>
          <table:table-cell table:number-columns-repeated="3"/>
          <table:table-cell table:style-name="ce21" table:number-columns-repeated="30"/>
          <table:table-cell table:number-columns-repeated="967"/>
        </table:table-row>
        <table:table-row table:style-name="ro1">
          <table:table-cell table:style-name="ce3" office:value-type="string">
            <text:p>AIModel</text:p>
          </table:table-cell>
          <table:table-cell office:value-type="float" office:value="114.562">
            <text:p>114,562</text:p>
          </table:table-cell>
          <table:table-cell table:formula="of:=SUM(27.47; -27.41)" office:value-type="float" office:value="0.0599999999999987">
            <text:p>0,06</text:p>
          </table:table-cell>
          <table:table-cell table:number-columns-repeated="2"/>
          <table:table-cell table:number-columns-repeated="14"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 table:style-name="ce18" office:value-type="float" office:value="100">
            <text:p>100</text:p>
          </table:table-cell>
          <table:table-cell table:number-columns-repeated="3"/>
          <table:table-cell table:style-name="ce21" office:value-type="string">
            <text:p>Plant Maturity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Emerging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plantGrowth_1_emerging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style-name="ce3" office:value-type="string">
            <text:p>SmartThermostat</text:p>
          </table:table-cell>
          <table:table-cell office:value-type="float" office:value="93.463">
            <text:p>93,463</text:p>
          </table:table-cell>
          <table:table-cell table:formula="of:=SUM(27.41; -27.36)" office:value-type="float" office:value="0.0500000000000007">
            <text:p>0,05</text:p>
          </table:table-cell>
          <table:table-cell table:number-columns-repeated="2"/>
          <table:table-cell table:number-columns-repeated="14"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 table:style-name="ce18" office:value-type="float" office:value="100">
            <text:p>100</text:p>
          </table:table-cell>
          <table:table-cell table:number-columns-repeated="3"/>
          <table:table-cell table:style-name="ce21" table:number-columns-repeated="10"/>
          <table:table-cell table:style-name="ce21" office:value-type="string">
            <text:p>Maturing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plantGrowth_2_maturing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style-name="ce3" office:value-type="string">
            <text:p>HospitalPatient</text:p>
          </table:table-cell>
          <table:table-cell office:value-type="float" office:value="100.096">
            <text:p>100,096</text:p>
          </table:table-cell>
          <table:table-cell table:formula="of:=SUM(27.36; -27.31)" office:value-type="float" office:value="0.0500000000000007">
            <text:p>0,05</text:p>
          </table:table-cell>
          <table:table-cell table:number-columns-repeated="2"/>
          <table:table-cell table:number-columns-repeated="14"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 table:style-name="ce18" office:value-type="float" office:value="100">
            <text:p>100</text:p>
          </table:table-cell>
          <table:table-cell table:number-columns-repeated="3"/>
          <table:table-cell table:style-name="ce21" table:number-columns-repeated="10"/>
          <table:table-cell table:style-name="ce21" office:value-type="string">
            <text:p>Ripe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plantGrowth_3_ripe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style-name="ce3" office:value-type="string">
            <text:p>RentalCar</text:p>
          </table:table-cell>
          <table:table-cell office:value-type="float" office:value="100.695">
            <text:p>100,695</text:p>
          </table:table-cell>
          <table:table-cell table:formula="of:=SUM(27.31; -27.26)" office:value-type="float" office:value="0.0499999999999972">
            <text:p>0,05</text:p>
          </table:table-cell>
          <table:table-cell table:number-columns-repeated="2"/>
          <table:table-cell table:number-columns-repeated="14"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 table:style-name="ce18" office:value-type="float" office:value="100">
            <text:p>100</text:p>
          </table:table-cell>
          <table:table-cell table:number-columns-repeated="3"/>
          <table:table-cell table:style-name="ce22" table:number-columns-repeated="10"/>
          <table:table-cell table:style-name="ce22" office:value-type="string">
            <text:p>Rotten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/>
          <table:table-cell table:number-columns-repeated="2" table:style-name="ce22" office:value-type="float" office:value="1">
            <text:p>1</text:p>
          </table:table-cell>
          <table:table-cell table:style-name="ce22" table:number-columns-repeated="3"/>
          <table:table-cell table:style-name="ce22" office:value-type="float" office:value="1">
            <text:p>1</text:p>
          </table:table-cell>
          <table:table-cell table:style-name="ce22" office:value-type="string">
            <text:p>I: plantGrowth_4_rotten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/>
          <table:table-cell table:number-columns-repeated="2" table:style-name="ce22" office:value-type="float" office:value="1">
            <text:p>1</text:p>
          </table:table-cell>
          <table:table-cell table:style-name="ce22" table:number-columns-repeated="3"/>
          <table:table-cell table:style-name="ce22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style-name="ce3" office:value-type="string">
            <text:p>SmartPhone</text:p>
          </table:table-cell>
          <table:table-cell office:value-type="float" office:value="87.42">
            <text:p>87,42</text:p>
          </table:table-cell>
          <table:table-cell table:formula="of:=SUM(27.26; -27.22)" office:value-type="float" office:value="0.0400000000000027">
            <text:p>0,04</text:p>
          </table:table-cell>
          <table:table-cell table:number-columns-repeated="2"/>
          <table:table-cell table:number-columns-repeated="14"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 table:style-name="ce18" office:value-type="float" office:value="100">
            <text:p>100</text:p>
          </table:table-cell>
          <table:table-cell table:number-columns-repeated="1000"/>
        </table:table-row>
        <table:table-row table:style-name="ro1">
          <table:table-cell table:style-name="ce3" office:value-type="string">
            <text:p>MRIScanner</text:p>
          </table:table-cell>
          <table:table-cell office:value-type="float" office:value="78.345">
            <text:p>78,345</text:p>
          </table:table-cell>
          <table:table-cell table:formula="of:=SUM(27.22; -27.17)" office:value-type="float" office:value="0.0499999999999972">
            <text:p>0,05</text:p>
          </table:table-cell>
          <table:table-cell table:number-columns-repeated="2"/>
          <table:table-cell table:number-columns-repeated="14"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 table:style-name="ce18" table:formula="of:=100 * 3/11" office:value-type="float" office:value="27.2727272727273">
            <text:p>27,2727272727</text:p>
          </table:table-cell>
          <table:table-cell table:number-columns-repeated="3"/>
          <table:table-cell office:value-type="string">
            <text:p>*</text:p>
          </table:table-cell>
          <table:table-cell office:value-type="string">
            <text:p>Conf1</text:p>
          </table:table-cell>
          <table:table-cell office:value-type="string">
            <text:p>Conf2</text:p>
          </table:table-cell>
          <table:table-cell office:value-type="string">
            <text:p>Conf3</text:p>
          </table:table-cell>
          <table:table-cell office:value-type="string">
            <text:p>Conf4</text:p>
          </table:table-cell>
          <table:table-cell office:value-type="string">
            <text:p>Conf5</text:p>
          </table:table-cell>
          <table:table-cell office:value-type="string">
            <text:p>TK-2</text:p>
          </table:table-cell>
          <table:table-cell office:value-type="string">
            <text:p>TK-3</text:p>
          </table:table-cell>
          <table:table-cell office:value-type="string">
            <text:p>PK-2</text:p>
          </table:table-cell>
          <table:table-cell office:value-type="string">
            <text:p>PK-3</text:p>
          </table:table-cell>
          <table:table-cell office:value-type="string">
            <text:p>**</text:p>
          </table:table-cell>
          <table:table-cell office:value-type="string">
            <text:p>Conf1</text:p>
          </table:table-cell>
          <table:table-cell office:value-type="string">
            <text:p>Conf2</text:p>
          </table:table-cell>
          <table:table-cell office:value-type="string">
            <text:p>Conf3</text:p>
          </table:table-cell>
          <table:table-cell office:value-type="string">
            <text:p>Conf4</text:p>
          </table:table-cell>
          <table:table-cell office:value-type="string">
            <text:p>Conf5</text:p>
          </table:table-cell>
          <table:table-cell office:value-type="string">
            <text:p>TK-2</text:p>
          </table:table-cell>
          <table:table-cell office:value-type="string">
            <text:p>TK-3</text:p>
          </table:table-cell>
          <table:table-cell office:value-type="string">
            <text:p>PK-2</text:p>
          </table:table-cell>
          <table:table-cell office:value-type="string">
            <text:p>PK-3</text:p>
          </table:table-cell>
          <table:table-cell office:value-type="string">
            <text:p>*** (I = Image, NNI = Not Necessarily Image)</text:p>
          </table:table-cell>
          <table:table-cell office:value-type="string">
            <text:p>Conf1</text:p>
          </table:table-cell>
          <table:table-cell office:value-type="string">
            <text:p>Conf2</text:p>
          </table:table-cell>
          <table:table-cell office:value-type="string">
            <text:p>Conf3</text:p>
          </table:table-cell>
          <table:table-cell office:value-type="string">
            <text:p>Conf4</text:p>
          </table:table-cell>
          <table:table-cell office:value-type="string">
            <text:p>Conf5</text:p>
          </table:table-cell>
          <table:table-cell office:value-type="string">
            <text:p>TK-2</text:p>
          </table:table-cell>
          <table:table-cell office:value-type="string">
            <text:p>TK-3</text:p>
          </table:table-cell>
          <table:table-cell office:value-type="string">
            <text:p>PK-2</text:p>
          </table:table-cell>
          <table:table-cell office:value-type="string">
            <text:p>PK-3</text:p>
          </table:table-cell>
          <table:table-cell table:number-columns-repeated="967"/>
        </table:table-row>
        <table:table-row table:style-name="ro1">
          <table:table-cell table:style-name="ce3" office:value-type="string">
            <text:p>OperatingRoom</text:p>
          </table:table-cell>
          <table:table-cell office:value-type="float" office:value="92.434">
            <text:p>92,434</text:p>
          </table:table-cell>
          <table:table-cell table:formula="of:=SUM(27.17; -27.11)" office:value-type="float" office:value="0.0600000000000023">
            <text:p>0,06</text:p>
          </table:table-cell>
          <table:table-cell table:number-columns-repeated="2"/>
          <table:table-cell table:number-columns-repeated="14"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 table:style-name="ce18" office:value-type="float" office:value="100">
            <text:p>100</text:p>
          </table:table-cell>
          <table:table-cell table:number-columns-repeated="3"/>
          <table:table-cell table:style-name="ce23" office:value-type="string">
            <text:p>WifiAccessPoint</text:p>
          </table:table-cell>
          <table:table-cell table:style-name="ce23" table:number-columns-repeated="29"/>
          <table:table-cell table:number-columns-repeated="967"/>
        </table:table-row>
        <table:table-row table:style-name="ro1">
          <table:table-cell table:style-name="ce4"/>
          <table:table-cell table:style-name="ce7" table:formula="of:= AVERAGE([.B186:.B205])" office:value-type="float" office:value="99.4048">
            <text:p>99,4048</text:p>
          </table:table-cell>
          <table:table-cell table:style-name="ce7" table:formula="of:=AVERAGE([.C186:.C205])" office:value-type="float" office:value="0.05">
            <text:p>0,05</text:p>
          </table:table-cell>
          <table:table-cell table:style-name="ce7" table:number-columns-repeated="2"/>
          <table:table-cell table:style-name="ce7" table:formula="of:=COUNTIF([.F186:.F205]; 1) / 20" office:value-type="float" office:value="1">
            <text:p>1</text:p>
          </table:table-cell>
          <table:table-cell table:style-name="ce7" table:formula="of:=COUNTIF([.G186:.G205]; 1) / 20" office:value-type="float" office:value="1">
            <text:p>1</text:p>
          </table:table-cell>
          <table:table-cell table:style-name="ce7" table:formula="of:=COUNTIF([.H186:.H205]; 1) / 20" office:value-type="float" office:value="1">
            <text:p>1</text:p>
          </table:table-cell>
          <table:table-cell table:style-name="ce7" table:formula="of:=COUNTIF([.I186:.I205]; 1) / 20" office:value-type="float" office:value="1">
            <text:p>1</text:p>
          </table:table-cell>
          <table:table-cell table:style-name="ce7" table:formula="of:=COUNTIF([.J186:.J205]; 1) / 20" office:value-type="float" office:value="1">
            <text:p>1</text:p>
          </table:table-cell>
          <table:table-cell table:style-name="ce7" table:formula="of:=COUNTIF([.K186:.K205]; 1) / 20" office:value-type="float" office:value="1">
            <text:p>1</text:p>
          </table:table-cell>
          <table:table-cell table:style-name="ce7" table:formula="of:=COUNTIF([.L186:.L205]; 1) / 20" office:value-type="float" office:value="0.95">
            <text:p>0,95</text:p>
          </table:table-cell>
          <table:table-cell table:style-name="ce7" table:formula="of:=COUNTIF([.M186:.M205]; 1) / 20" office:value-type="float" office:value="1">
            <text:p>1</text:p>
          </table:table-cell>
          <table:table-cell table:style-name="ce7" table:formula="of:=COUNTIF([.N186:.N205]; 1) / 20" office:value-type="float" office:value="1">
            <text:p>1</text:p>
          </table:table-cell>
          <table:table-cell table:style-name="ce7" table:formula="of:=COUNTIF([.O186:.O205]; 1) / 20" office:value-type="float" office:value="0.85">
            <text:p>0,85</text:p>
          </table:table-cell>
          <table:table-cell table:style-name="ce7" table:formula="of:=COUNTIF([.P186:.P205]; 1) / 20" office:value-type="float" office:value="1">
            <text:p>1</text:p>
          </table:table-cell>
          <table:table-cell table:style-name="ce7" table:formula="of:=COUNTIF([.Q186:.Q205]; 1) / 20" office:value-type="float" office:value="1">
            <text:p>1</text:p>
          </table:table-cell>
          <table:table-cell table:style-name="ce7" table:formula="of:=COUNTIF([.R186:.R205]; 1) / 20" office:value-type="float" office:value="1">
            <text:p>1</text:p>
          </table:table-cell>
          <table:table-cell table:style-name="ce7" table:formula="of:=COUNTIF([.S186:.S205]; 1) / 20" office:value-type="float" office:value="1">
            <text:p>1</text:p>
          </table:table-cell>
          <table:table-cell table:style-name="ce7" table:formula="of:=SUM([.T186:.T205]) / 20" office:value-type="float" office:value="100">
            <text:p>100</text:p>
          </table:table-cell>
          <table:table-cell table:style-name="ce7" table:formula="of:=SUM([.U186:.U205]) / 20" office:value-type="float" office:value="100">
            <text:p>100</text:p>
          </table:table-cell>
          <table:table-cell table:style-name="ce19" table:formula="of:=SUM([.V186:.V205]) / 20" office:value-type="float" office:value="85.7830502830503">
            <text:p>85,7830502831</text:p>
          </table:table-cell>
          <table:table-cell table:number-columns-repeated="3"/>
          <table:table-cell table:style-name="ce21" office:value-type="string">
            <text:p>Client Density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Low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wifiClientDensity_low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number-columns-repeated="25"/>
          <table:table-cell table:style-name="ce21" table:number-columns-repeated="10"/>
          <table:table-cell table:style-name="ce21" office:value-type="string">
            <text:p>Optimal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wifiClientDensity_optimal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number-columns-repeated="25"/>
          <table:table-cell table:style-name="ce21" table:number-columns-repeated="10"/>
          <table:table-cell table:style-name="ce21" office:value-type="string">
            <text:p>Congested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wifiClientDensity_congeste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number-columns-repeated="25"/>
          <table:table-cell table:style-name="ce21" table:number-columns-repeated="30"/>
          <table:table-cell table:number-columns-repeated="967"/>
        </table:table-row>
        <table:table-row table:style-name="ro1">
          <table:table-cell table:number-columns-repeated="25"/>
          <table:table-cell table:style-name="ce21" office:value-type="string">
            <text:p>Interference Leve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Non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NNI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number-columns-repeated="25"/>
          <table:table-cell table:style-name="ce21" table:number-columns-repeated="10"/>
          <table:table-cell table:style-name="ce21" office:value-type="string">
            <text:p>Moderat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NNI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number-columns-repeated="25"/>
          <table:table-cell table:style-name="ce21" table:number-columns-repeated="10"/>
          <table:table-cell table:style-name="ce21" office:value-type="string">
            <text:p>Sever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NNI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style-name="ce2" office:value-type="string">
            <text:p>o4-mini SO, CoT; Prompt-Komplexität: Mittel</text:p>
          </table:table-cell>
          <table:table-cell table:style-name="ce5" office:value-type="string">
            <text:p>Zeit</text:p>
          </table:table-cell>
          <table:table-cell table:style-name="ce5" office:value-type="string">
            <text:p>Tokenverbr.</text:p>
          </table:table-cell>
          <table:table-cell table:style-name="ce5" table:number-columns-repeated="2"/>
          <table:table-cell table:style-name="ce5" office:value-type="string">
            <text:p>Syntax-Regeln</text:p>
          </table:table-cell>
          <table:table-cell table:style-name="ce11"/>
          <table:table-cell table:style-name="ce5" table:number-columns-repeated="5"/>
          <table:table-cell table:style-name="ce5" office:value-type="string">
            <text:p>Semantik-Regeln</text:p>
          </table:table-cell>
          <table:table-cell table:style-name="ce11"/>
          <table:table-cell table:style-name="ce5" table:number-columns-repeated="7"/>
          <table:table-cell table:style-name="ce16"/>
          <table:table-cell table:number-columns-repeated="3"/>
          <table:table-cell table:style-name="ce21" table:number-columns-repeated="30"/>
          <table:table-cell table:number-columns-repeated="967"/>
        </table:table-row>
        <table:table-row table:style-name="ro1">
          <table:table-cell table:style-name="ce3" office:value-type="string">
            <text:p>Template</text:p>
          </table:table-cell>
          <table:table-cell table:number-columns-repeated="4"/>
          <table:table-cell table:style-name="ce9" office:value-type="string">
            <text:p>JSON-Parsing</text:p>
          </table:table-cell>
          <table:table-cell table:style-name="ce9" office:value-type="string">
            <text:p>Prop-Vollst.</text:p>
          </table:table-cell>
          <table:table-cell table:style-name="ce9" office:value-type="string">
            <text:p>Datentyp-Korr.</text:p>
          </table:table-cell>
          <table:table-cell table:style-name="ce12" office:value-type="string">
            <text:p>Img-Formate</text:p>
          </table:table-cell>
          <table:table-cell table:style-name="ce12" office:value-type="string">
            <text:p>HexColor-Konv.</text:p>
          </table:table-cell>
          <table:table-cell table:style-name="ce12" office:value-type="string">
            <text:p>PathToShape-Frmt</text:p>
          </table:table-cell>
          <table:table-cell table:style-name="ce12" office:value-type="string">
            <text:p>Form- vs ImgShape</text:p>
          </table:table-cell>
          <table:table-cell table:style-name="ce13" office:value-type="string">
            <text:p>Temp.Min/Max</text:p>
          </table:table-cell>
          <table:table-cell table:style-name="ce13" office:value-type="string">
            <text:p>Img quadrat.</text:p>
          </table:table-cell>
          <table:table-cell table:style-name="ce13" office:value-type="string">
            <text:p>Mindestabstand</text:p>
          </table:table-cell>
          <table:table-cell table:style-name="ce13" office:value-type="string">
            <text:p>Enthaltenheit</text:p>
          </table:table-cell>
          <table:table-cell table:style-name="ce13" office:value-type="string">
            <text:p>Leerraumregel</text:p>
          </table:table-cell>
          <table:table-cell table:style-name="ce15" office:value-type="string">
            <text:p>DomObjTypeName</text:p>
          </table:table-cell>
          <table:table-cell table:style-name="ce15" office:value-type="string">
            <text:p>#NotBehav=#Vis</text:p>
          </table:table-cell>
          <table:table-cell table:style-name="ce15" office:value-type="string">
            <text:p>Shape-Vollst. *</text:p>
          </table:table-cell>
          <table:table-cell table:style-name="ce15" office:value-type="string">
            <text:p>State-Vollst. **</text:p>
          </table:table-cell>
          <table:table-cell table:style-name="ce17" office:value-type="string">
            <text:p>Img-Vollst. ***</text:p>
          </table:table-cell>
          <table:table-cell table:number-columns-repeated="3"/>
          <table:table-cell table:style-name="ce21" office:value-type="string">
            <text:p>Channel Utilization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Low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channelUtilization_low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style-name="ce3" office:value-type="string">
            <text:p>Conveyor</text:p>
          </table:table-cell>
          <table:table-cell table:number-columns-repeated="20"/>
          <table:table-cell table:style-name="ce18"/>
          <table:table-cell table:number-columns-repeated="3"/>
          <table:table-cell table:style-name="ce21" table:number-columns-repeated="10"/>
          <table:table-cell table:style-name="ce21" office:value-type="string">
            <text:p>Medium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channelUtilization_medium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style-name="ce3" office:value-type="string">
            <text:p>ServiceStaff</text:p>
          </table:table-cell>
          <table:table-cell table:number-columns-repeated="20"/>
          <table:table-cell table:style-name="ce18"/>
          <table:table-cell table:number-columns-repeated="3"/>
          <table:table-cell table:style-name="ce21" table:number-columns-repeated="10"/>
          <table:table-cell table:style-name="ce21" office:value-type="string">
            <text:p>High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channelUtilization_high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style-name="ce3" office:value-type="string">
            <text:p>ConferenceRoom</text:p>
          </table:table-cell>
          <table:table-cell table:number-columns-repeated="20"/>
          <table:table-cell table:style-name="ce18"/>
          <table:table-cell table:number-columns-repeated="3"/>
          <table:table-cell table:style-name="ce21" table:number-columns-repeated="30"/>
          <table:table-cell table:number-columns-repeated="967"/>
        </table:table-row>
        <table:table-row table:style-name="ro1">
          <table:table-cell table:style-name="ce3" office:value-type="string">
            <text:p>CoolingUnit</text:p>
          </table:table-cell>
          <table:table-cell table:number-columns-repeated="20"/>
          <table:table-cell table:style-name="ce18"/>
          <table:table-cell table:number-columns-repeated="3"/>
          <table:table-cell table:style-name="ce21" office:value-type="string">
            <text:p>Traffic Anomaly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Non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NNI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style-name="ce3" office:value-type="string">
            <text:p>Forklift</text:p>
          </table:table-cell>
          <table:table-cell table:style-name="ce6"/>
          <table:table-cell table:number-columns-repeated="19"/>
          <table:table-cell table:style-name="ce18"/>
          <table:table-cell table:number-columns-repeated="3"/>
          <table:table-cell table:style-name="ce21" table:number-columns-repeated="10"/>
          <table:table-cell table:style-name="ce21" office:value-type="string">
            <text:p>Suspicious Spik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NNI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style-name="ce3" office:value-type="string">
            <text:p>SecurityCamera</text:p>
          </table:table-cell>
          <table:table-cell table:number-columns-repeated="20"/>
          <table:table-cell table:style-name="ce18"/>
          <table:table-cell table:number-columns-repeated="3"/>
          <table:table-cell table:style-name="ce22" table:number-columns-repeated="10"/>
          <table:table-cell table:style-name="ce22" office:value-type="string">
            <text:p>DDOS Like Pattern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2"/>
          <table:table-cell table:number-columns-repeated="2" table:style-name="ce22" office:value-type="float" office:value="1">
            <text:p>1</text:p>
          </table:table-cell>
          <table:table-cell table:style-name="ce22" table:number-columns-repeated="3"/>
          <table:table-cell table:style-name="ce22" office:value-type="float" office:value="1">
            <text:p>1</text:p>
          </table:table-cell>
          <table:table-cell table:style-name="ce22" office:value-type="string">
            <text:p>NNI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2"/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table:number-columns-repeated="3"/>
          <table:table-cell table:style-name="ce22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style-name="ce3" office:value-type="string">
            <text:p>WaterPump</text:p>
          </table:table-cell>
          <table:table-cell table:number-columns-repeated="20"/>
          <table:table-cell table:style-name="ce18"/>
          <table:table-cell table:number-columns-repeated="1000"/>
        </table:table-row>
        <table:table-row table:style-name="ro1">
          <table:table-cell table:style-name="ce3" office:value-type="string">
            <text:p>RobotArm</text:p>
          </table:table-cell>
          <table:table-cell table:number-columns-repeated="20"/>
          <table:table-cell table:style-name="ce18"/>
          <table:table-cell table:number-columns-repeated="3"/>
          <table:table-cell office:value-type="string">
            <text:p>*</text:p>
          </table:table-cell>
          <table:table-cell office:value-type="string">
            <text:p>Conf1</text:p>
          </table:table-cell>
          <table:table-cell office:value-type="string">
            <text:p>Conf2</text:p>
          </table:table-cell>
          <table:table-cell office:value-type="string">
            <text:p>Conf3</text:p>
          </table:table-cell>
          <table:table-cell office:value-type="string">
            <text:p>Conf4</text:p>
          </table:table-cell>
          <table:table-cell office:value-type="string">
            <text:p>Conf5</text:p>
          </table:table-cell>
          <table:table-cell office:value-type="string">
            <text:p>TK-2</text:p>
          </table:table-cell>
          <table:table-cell office:value-type="string">
            <text:p>TK-3</text:p>
          </table:table-cell>
          <table:table-cell office:value-type="string">
            <text:p>PK-2</text:p>
          </table:table-cell>
          <table:table-cell office:value-type="string">
            <text:p>PK-3</text:p>
          </table:table-cell>
          <table:table-cell office:value-type="string">
            <text:p>**</text:p>
          </table:table-cell>
          <table:table-cell office:value-type="string">
            <text:p>Conf1</text:p>
          </table:table-cell>
          <table:table-cell office:value-type="string">
            <text:p>Conf2</text:p>
          </table:table-cell>
          <table:table-cell office:value-type="string">
            <text:p>Conf3</text:p>
          </table:table-cell>
          <table:table-cell office:value-type="string">
            <text:p>Conf4</text:p>
          </table:table-cell>
          <table:table-cell office:value-type="string">
            <text:p>Conf5</text:p>
          </table:table-cell>
          <table:table-cell office:value-type="string">
            <text:p>TK-2</text:p>
          </table:table-cell>
          <table:table-cell office:value-type="string">
            <text:p>TK-3</text:p>
          </table:table-cell>
          <table:table-cell office:value-type="string">
            <text:p>PK-2</text:p>
          </table:table-cell>
          <table:table-cell office:value-type="string">
            <text:p>PK-3</text:p>
          </table:table-cell>
          <table:table-cell office:value-type="string">
            <text:p>*** (I = Image, NNI = Not Necessarily Image)</text:p>
          </table:table-cell>
          <table:table-cell office:value-type="string">
            <text:p>Conf1</text:p>
          </table:table-cell>
          <table:table-cell office:value-type="string">
            <text:p>Conf2</text:p>
          </table:table-cell>
          <table:table-cell office:value-type="string">
            <text:p>Conf3</text:p>
          </table:table-cell>
          <table:table-cell office:value-type="string">
            <text:p>Conf4</text:p>
          </table:table-cell>
          <table:table-cell office:value-type="string">
            <text:p>Conf5</text:p>
          </table:table-cell>
          <table:table-cell office:value-type="string">
            <text:p>TK-2</text:p>
          </table:table-cell>
          <table:table-cell office:value-type="string">
            <text:p>TK-3</text:p>
          </table:table-cell>
          <table:table-cell office:value-type="string">
            <text:p>PK-2</text:p>
          </table:table-cell>
          <table:table-cell office:value-type="string">
            <text:p>PK-3</text:p>
          </table:table-cell>
          <table:table-cell table:number-columns-repeated="967"/>
        </table:table-row>
        <table:table-row table:style-name="ro1">
          <table:table-cell table:style-name="ce3" office:value-type="string">
            <text:p>WarehouseWorker</text:p>
          </table:table-cell>
          <table:table-cell table:number-columns-repeated="20"/>
          <table:table-cell table:style-name="ce18"/>
          <table:table-cell table:number-columns-repeated="3"/>
          <table:table-cell table:style-name="ce23" office:value-type="string">
            <text:p>AIModel</text:p>
          </table:table-cell>
          <table:table-cell table:style-name="ce23" table:number-columns-repeated="29"/>
          <table:table-cell table:number-columns-repeated="967"/>
        </table:table-row>
        <table:table-row table:style-name="ro1">
          <table:table-cell table:style-name="ce3" office:value-type="string">
            <text:p>TrainCrossingGate</text:p>
          </table:table-cell>
          <table:table-cell table:number-columns-repeated="20"/>
          <table:table-cell table:style-name="ce18"/>
          <table:table-cell table:number-columns-repeated="3"/>
          <table:table-cell table:style-name="ce21" office:value-type="string">
            <text:p>Answer Quality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High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AI_answerQuality_good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style-name="ce3" office:value-type="string">
            <text:p>DairyCow</text:p>
          </table:table-cell>
          <table:table-cell table:number-columns-repeated="20"/>
          <table:table-cell table:style-name="ce18"/>
          <table:table-cell table:number-columns-repeated="3"/>
          <table:table-cell table:style-name="ce21" table:number-columns-repeated="10"/>
          <table:table-cell table:style-name="ce21" office:value-type="string">
            <text:p>Mixed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AI_answerQuality_mixe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style-name="ce3" office:value-type="string">
            <text:p>AgriculturalField</text:p>
          </table:table-cell>
          <table:table-cell table:number-columns-repeated="20"/>
          <table:table-cell table:style-name="ce18"/>
          <table:table-cell table:number-columns-repeated="3"/>
          <table:table-cell table:style-name="ce21" table:number-columns-repeated="10"/>
          <table:table-cell table:style-name="ce21" office:value-type="string">
            <text:p>Poor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AI_answerQuality_poor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style-name="ce3" office:value-type="string">
            <text:p>WifiAccessPoint</text:p>
          </table:table-cell>
          <table:table-cell table:number-columns-repeated="20"/>
          <table:table-cell table:style-name="ce18"/>
          <table:table-cell table:number-columns-repeated="3"/>
          <table:table-cell table:style-name="ce21" table:number-columns-repeated="30"/>
          <table:table-cell table:number-columns-repeated="967"/>
        </table:table-row>
        <table:table-row table:style-name="ro1">
          <table:table-cell table:style-name="ce3" office:value-type="string">
            <text:p>AIModel</text:p>
          </table:table-cell>
          <table:table-cell table:number-columns-repeated="20"/>
          <table:table-cell table:style-name="ce18"/>
          <table:table-cell table:number-columns-repeated="3"/>
          <table:table-cell table:style-name="ce21" office:value-type="string">
            <text:p>Token Usage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Low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tokenUsage_low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style-name="ce3" office:value-type="string">
            <text:p>SmartThermostat</text:p>
          </table:table-cell>
          <table:table-cell table:number-columns-repeated="20"/>
          <table:table-cell table:style-name="ce18"/>
          <table:table-cell table:number-columns-repeated="3"/>
          <table:table-cell table:style-name="ce21" table:number-columns-repeated="10"/>
          <table:table-cell table:style-name="ce21" office:value-type="string">
            <text:p>Medium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tokenUsage_medium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style-name="ce3" office:value-type="string">
            <text:p>HospitalPatient</text:p>
          </table:table-cell>
          <table:table-cell table:number-columns-repeated="20"/>
          <table:table-cell table:style-name="ce18"/>
          <table:table-cell table:number-columns-repeated="3"/>
          <table:table-cell table:style-name="ce21" table:number-columns-repeated="10"/>
          <table:table-cell table:style-name="ce21" office:value-type="string">
            <text:p>High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tokenUsage_high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style-name="ce3" office:value-type="string">
            <text:p>RentalCar</text:p>
          </table:table-cell>
          <table:table-cell table:number-columns-repeated="20"/>
          <table:table-cell table:style-name="ce18"/>
          <table:table-cell table:number-columns-repeated="3"/>
          <table:table-cell table:style-name="ce21" table:number-columns-repeated="30"/>
          <table:table-cell table:number-columns-repeated="967"/>
        </table:table-row>
        <table:table-row table:style-name="ro1">
          <table:table-cell table:style-name="ce3" office:value-type="string">
            <text:p>SmartPhone</text:p>
          </table:table-cell>
          <table:table-cell table:number-columns-repeated="20"/>
          <table:table-cell table:style-name="ce18"/>
          <table:table-cell table:number-columns-repeated="3"/>
          <table:table-cell table:style-name="ce21" office:value-type="string">
            <text:p>Latenc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Near-Realtim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NNI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style-name="ce3" office:value-type="string">
            <text:p>MRIScanner</text:p>
          </table:table-cell>
          <table:table-cell table:number-columns-repeated="20"/>
          <table:table-cell table:style-name="ce18"/>
          <table:table-cell table:number-columns-repeated="3"/>
          <table:table-cell table:style-name="ce21" table:number-columns-repeated="10"/>
          <table:table-cell table:style-name="ce21" office:value-type="string">
            <text:p>Moderat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NNI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style-name="ce3" office:value-type="string">
            <text:p>OperatingRoom</text:p>
          </table:table-cell>
          <table:table-cell table:number-columns-repeated="20"/>
          <table:table-cell table:style-name="ce18"/>
          <table:table-cell table:number-columns-repeated="3"/>
          <table:table-cell table:style-name="ce21" table:number-columns-repeated="10"/>
          <table:table-cell table:style-name="ce21" office:value-type="string">
            <text:p>Delayed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NNI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style-name="ce4"/>
          <table:table-cell table:style-name="ce7" table:formula="of:= AVERAGE([.B215:.B234])" office:value-type="float" office:value="0">
            <text:p>#DIV/0!</text:p>
          </table:table-cell>
          <table:table-cell table:style-name="ce7" table:formula="of:=AVERAGE([.C215:.C234])" office:value-type="float" office:value="0">
            <text:p>#DIV/0!</text:p>
          </table:table-cell>
          <table:table-cell table:style-name="ce7" table:number-columns-repeated="2"/>
          <table:table-cell table:style-name="ce7" table:formula="of:=COUNTIF([.F215:.F234]; 1) / 20" office:value-type="float" office:value="0">
            <text:p>0</text:p>
          </table:table-cell>
          <table:table-cell table:style-name="ce7" table:formula="of:=COUNTIF([.G215:.G234]; 1) / 20" office:value-type="float" office:value="0">
            <text:p>0</text:p>
          </table:table-cell>
          <table:table-cell table:style-name="ce7" table:formula="of:=COUNTIF([.H215:.H234]; 1) / 20" office:value-type="float" office:value="0">
            <text:p>0</text:p>
          </table:table-cell>
          <table:table-cell table:style-name="ce7" table:formula="of:=COUNTIF([.I215:.I234]; 1) / 20" office:value-type="float" office:value="0">
            <text:p>0</text:p>
          </table:table-cell>
          <table:table-cell table:style-name="ce7" table:formula="of:=COUNTIF([.J215:.J234]; 1) / 20" office:value-type="float" office:value="0">
            <text:p>0</text:p>
          </table:table-cell>
          <table:table-cell table:style-name="ce7" table:formula="of:=COUNTIF([.K215:.K234]; 1) / 20" office:value-type="float" office:value="0">
            <text:p>0</text:p>
          </table:table-cell>
          <table:table-cell table:style-name="ce7" table:formula="of:=COUNTIF([.L215:.L234]; 1) / 20" office:value-type="float" office:value="0">
            <text:p>0</text:p>
          </table:table-cell>
          <table:table-cell table:style-name="ce7" table:formula="of:=COUNTIF([.M215:.M234]; 1) / 20" office:value-type="float" office:value="0">
            <text:p>0</text:p>
          </table:table-cell>
          <table:table-cell table:style-name="ce7" table:formula="of:=COUNTIF([.N215:.N234]; 1) / 20" office:value-type="float" office:value="0">
            <text:p>0</text:p>
          </table:table-cell>
          <table:table-cell table:style-name="ce7" table:formula="of:=COUNTIF([.O215:.O234]; 1) / 20" office:value-type="float" office:value="0">
            <text:p>0</text:p>
          </table:table-cell>
          <table:table-cell table:style-name="ce7" table:formula="of:=COUNTIF([.P215:.P234]; 1) / 20" office:value-type="float" office:value="0">
            <text:p>0</text:p>
          </table:table-cell>
          <table:table-cell table:style-name="ce7" table:formula="of:=COUNTIF([.Q215:.Q234]; 1) / 20" office:value-type="float" office:value="0">
            <text:p>0</text:p>
          </table:table-cell>
          <table:table-cell table:style-name="ce7" table:formula="of:=COUNTIF([.R215:.R234]; 1) / 20" office:value-type="float" office:value="0">
            <text:p>0</text:p>
          </table:table-cell>
          <table:table-cell table:style-name="ce7" table:formula="of:=COUNTIF([.S215:.S234]; 1) / 20" office:value-type="float" office:value="0">
            <text:p>0</text:p>
          </table:table-cell>
          <table:table-cell table:style-name="ce7" table:formula="of:=SUM([.T215:.T234]) / 20" office:value-type="float" office:value="0">
            <text:p>0</text:p>
          </table:table-cell>
          <table:table-cell table:style-name="ce7" table:formula="of:=SUM([.U215:.U234]) / 20" office:value-type="float" office:value="0">
            <text:p>0</text:p>
          </table:table-cell>
          <table:table-cell table:style-name="ce19" table:formula="of:=SUM([.V215:.V234]) / 20" office:value-type="float" office:value="0">
            <text:p>0</text:p>
          </table:table-cell>
          <table:table-cell table:number-columns-repeated="3"/>
          <table:table-cell table:style-name="ce21" table:number-columns-repeated="30"/>
          <table:table-cell table:number-columns-repeated="967"/>
        </table:table-row>
        <table:table-row table:style-name="ro1">
          <table:table-cell table:number-columns-repeated="25"/>
          <table:table-cell table:style-name="ce21" office:value-type="string">
            <text:p>Knowledge Freshnes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Up-to-Dat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NNI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number-columns-repeated="25"/>
          <table:table-cell table:style-name="ce21" table:number-columns-repeated="10"/>
          <table:table-cell table:style-name="ce21" office:value-type="string">
            <text:p>Moderat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NNI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number-columns-repeated="25"/>
          <table:table-cell table:style-name="ce22" table:number-columns-repeated="10"/>
          <table:table-cell table:style-name="ce22" office:value-type="string">
            <text:p>Outdated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2"/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table:number-columns-repeated="3"/>
          <table:table-cell table:style-name="ce22" office:value-type="float" office:value="1">
            <text:p>1</text:p>
          </table:table-cell>
          <table:table-cell table:style-name="ce22" office:value-type="string">
            <text:p>NNI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2"/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table:number-columns-repeated="3"/>
          <table:table-cell table:style-name="ce22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25"/>
          <table:table-cell office:value-type="string">
            <text:p>*</text:p>
          </table:table-cell>
          <table:table-cell office:value-type="string">
            <text:p>Conf1</text:p>
          </table:table-cell>
          <table:table-cell office:value-type="string">
            <text:p>Conf2</text:p>
          </table:table-cell>
          <table:table-cell office:value-type="string">
            <text:p>Conf3</text:p>
          </table:table-cell>
          <table:table-cell office:value-type="string">
            <text:p>Conf4</text:p>
          </table:table-cell>
          <table:table-cell office:value-type="string">
            <text:p>Conf5</text:p>
          </table:table-cell>
          <table:table-cell office:value-type="string">
            <text:p>TK-2</text:p>
          </table:table-cell>
          <table:table-cell office:value-type="string">
            <text:p>TK-3</text:p>
          </table:table-cell>
          <table:table-cell office:value-type="string">
            <text:p>PK-2</text:p>
          </table:table-cell>
          <table:table-cell office:value-type="string">
            <text:p>PK-3</text:p>
          </table:table-cell>
          <table:table-cell office:value-type="string">
            <text:p>**</text:p>
          </table:table-cell>
          <table:table-cell office:value-type="string">
            <text:p>Conf1</text:p>
          </table:table-cell>
          <table:table-cell office:value-type="string">
            <text:p>Conf2</text:p>
          </table:table-cell>
          <table:table-cell office:value-type="string">
            <text:p>Conf3</text:p>
          </table:table-cell>
          <table:table-cell office:value-type="string">
            <text:p>Conf4</text:p>
          </table:table-cell>
          <table:table-cell office:value-type="string">
            <text:p>Conf5</text:p>
          </table:table-cell>
          <table:table-cell office:value-type="string">
            <text:p>TK-2</text:p>
          </table:table-cell>
          <table:table-cell office:value-type="string">
            <text:p>TK-3</text:p>
          </table:table-cell>
          <table:table-cell office:value-type="string">
            <text:p>PK-2</text:p>
          </table:table-cell>
          <table:table-cell office:value-type="string">
            <text:p>PK-3</text:p>
          </table:table-cell>
          <table:table-cell office:value-type="string">
            <text:p>*** (I = Image, NNI = Not Necessarily Image)</text:p>
          </table:table-cell>
          <table:table-cell office:value-type="string">
            <text:p>Conf1</text:p>
          </table:table-cell>
          <table:table-cell office:value-type="string">
            <text:p>Conf2</text:p>
          </table:table-cell>
          <table:table-cell office:value-type="string">
            <text:p>Conf3</text:p>
          </table:table-cell>
          <table:table-cell office:value-type="string">
            <text:p>Conf4</text:p>
          </table:table-cell>
          <table:table-cell office:value-type="string">
            <text:p>Conf5</text:p>
          </table:table-cell>
          <table:table-cell office:value-type="string">
            <text:p>TK-2</text:p>
          </table:table-cell>
          <table:table-cell office:value-type="string">
            <text:p>TK-3</text:p>
          </table:table-cell>
          <table:table-cell office:value-type="string">
            <text:p>PK-2</text:p>
          </table:table-cell>
          <table:table-cell office:value-type="string">
            <text:p>PK-3</text:p>
          </table:table-cell>
          <table:table-cell table:number-columns-repeated="967"/>
        </table:table-row>
        <table:table-row table:style-name="ro1">
          <table:table-cell table:style-name="ce2" office:value-type="string">
            <text:p>o4-mini SO, CoT; Prompt-Komplexität:Komplex</text:p>
          </table:table-cell>
          <table:table-cell table:style-name="ce5" office:value-type="string">
            <text:p>Zeit</text:p>
          </table:table-cell>
          <table:table-cell table:style-name="ce5" office:value-type="string">
            <text:p>Tokenverbr.</text:p>
          </table:table-cell>
          <table:table-cell table:style-name="ce5" table:number-columns-repeated="2"/>
          <table:table-cell table:style-name="ce5" office:value-type="string">
            <text:p>Syntax-Regeln</text:p>
          </table:table-cell>
          <table:table-cell table:style-name="ce11"/>
          <table:table-cell table:style-name="ce5" table:number-columns-repeated="5"/>
          <table:table-cell table:style-name="ce5" office:value-type="string">
            <text:p>Semantik-Regeln</text:p>
          </table:table-cell>
          <table:table-cell table:style-name="ce11"/>
          <table:table-cell table:style-name="ce5" table:number-columns-repeated="7"/>
          <table:table-cell table:style-name="ce16"/>
          <table:table-cell table:number-columns-repeated="3"/>
          <table:table-cell table:style-name="ce23" office:value-type="string">
            <text:p>SmartThermostat</text:p>
          </table:table-cell>
          <table:table-cell table:style-name="ce23" table:number-columns-repeated="29"/>
          <table:table-cell table:number-columns-repeated="967"/>
        </table:table-row>
        <table:table-row table:style-name="ro1">
          <table:table-cell table:style-name="ce3" office:value-type="string">
            <text:p>Template</text:p>
          </table:table-cell>
          <table:table-cell table:number-columns-repeated="4"/>
          <table:table-cell table:style-name="ce9" office:value-type="string">
            <text:p>JSON-Parsing</text:p>
          </table:table-cell>
          <table:table-cell table:style-name="ce9" office:value-type="string">
            <text:p>Prop-Vollst.</text:p>
          </table:table-cell>
          <table:table-cell table:style-name="ce9" office:value-type="string">
            <text:p>Datentyp-Korr.</text:p>
          </table:table-cell>
          <table:table-cell table:style-name="ce12" office:value-type="string">
            <text:p>Img-Formate</text:p>
          </table:table-cell>
          <table:table-cell table:style-name="ce12" office:value-type="string">
            <text:p>HexColor-Konv.</text:p>
          </table:table-cell>
          <table:table-cell table:style-name="ce12" office:value-type="string">
            <text:p>PathToShape-Frmt</text:p>
          </table:table-cell>
          <table:table-cell table:style-name="ce12" office:value-type="string">
            <text:p>Form- vs ImgShape</text:p>
          </table:table-cell>
          <table:table-cell table:style-name="ce13" office:value-type="string">
            <text:p>Temp.Min/Max</text:p>
          </table:table-cell>
          <table:table-cell table:style-name="ce13" office:value-type="string">
            <text:p>Img quadrat.</text:p>
          </table:table-cell>
          <table:table-cell table:style-name="ce13" office:value-type="string">
            <text:p>Mindestabstand</text:p>
          </table:table-cell>
          <table:table-cell table:style-name="ce13" office:value-type="string">
            <text:p>Enthaltenheit</text:p>
          </table:table-cell>
          <table:table-cell table:style-name="ce13" office:value-type="string">
            <text:p>Leerraumregel</text:p>
          </table:table-cell>
          <table:table-cell table:style-name="ce15" office:value-type="string">
            <text:p>DomObjTypeName</text:p>
          </table:table-cell>
          <table:table-cell table:style-name="ce15" office:value-type="string">
            <text:p>#NotBehav=#Vis</text:p>
          </table:table-cell>
          <table:table-cell table:style-name="ce15" office:value-type="string">
            <text:p>Shape-Vollst. *</text:p>
          </table:table-cell>
          <table:table-cell table:style-name="ce15" office:value-type="string">
            <text:p>State-Vollst. **</text:p>
          </table:table-cell>
          <table:table-cell table:style-name="ce17" office:value-type="string">
            <text:p>Img-Vollst. ***</text:p>
          </table:table-cell>
          <table:table-cell table:number-columns-repeated="3"/>
          <table:table-cell table:style-name="ce21" office:value-type="string">
            <text:p>OverrideFrequency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Low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refreshFrequency_low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style-name="ce3" office:value-type="string">
            <text:p>Conveyor</text:p>
          </table:table-cell>
          <table:table-cell office:value-type="float" office:value="87.593">
            <text:p>87,593</text:p>
          </table:table-cell>
          <table:table-cell table:number-columns-repeated="3"/>
          <table:table-cell table:number-columns-repeated="14" office:value-type="float" office:value="1">
            <text:p>1</text:p>
          </table:table-cell>
          <table:table-cell table:number-columns-repeated="3" office:value-type="float" office:value="100">
            <text:p>100</text:p>
          </table:table-cell>
          <table:table-cell table:number-columns-repeated="3"/>
          <table:table-cell table:style-name="ce21" table:number-columns-repeated="10"/>
          <table:table-cell table:style-name="ce21" office:value-type="string">
            <text:p>Medium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refreshFrequency_medium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style-name="ce3" office:value-type="string">
            <text:p>ServiceStaff</text:p>
          </table:table-cell>
          <table:table-cell office:value-type="float" office:value="79.279">
            <text:p>79,279</text:p>
          </table:table-cell>
          <table:table-cell table:number-columns-repeated="3"/>
          <table:table-cell table:number-columns-repeated="14" office:value-type="float" office:value="1">
            <text:p>1</text:p>
          </table:table-cell>
          <table:table-cell table:number-columns-repeated="3" office:value-type="float" office:value="100">
            <text:p>100</text:p>
          </table:table-cell>
          <table:table-cell table:number-columns-repeated="3"/>
          <table:table-cell table:style-name="ce21" table:number-columns-repeated="10"/>
          <table:table-cell table:style-name="ce21" office:value-type="string">
            <text:p>High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refreshFrequency_high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style-name="ce3" office:value-type="string">
            <text:p>ConferenceRoom</text:p>
          </table:table-cell>
          <table:table-cell office:value-type="float" office:value="73.567">
            <text:p>73,567</text:p>
          </table:table-cell>
          <table:table-cell table:number-columns-repeated="3"/>
          <table:table-cell table:number-columns-repeated="14" office:value-type="float" office:value="1">
            <text:p>1</text:p>
          </table:table-cell>
          <table:table-cell table:number-columns-repeated="3" office:value-type="float" office:value="100">
            <text:p>100</text:p>
          </table:table-cell>
          <table:table-cell table:number-columns-repeated="3"/>
          <table:table-cell table:style-name="ce21" table:number-columns-repeated="30"/>
          <table:table-cell table:number-columns-repeated="967"/>
        </table:table-row>
        <table:table-row table:style-name="ro1">
          <table:table-cell table:style-name="ce3" office:value-type="string">
            <text:p>CoolingUnit</text:p>
          </table:table-cell>
          <table:table-cell office:value-type="float" office:value="97.865">
            <text:p>97,865</text:p>
          </table:table-cell>
          <table:table-cell table:number-columns-repeated="3"/>
          <table:table-cell table:number-columns-repeated="14" office:value-type="float" office:value="1">
            <text:p>1</text:p>
          </table:table-cell>
          <table:table-cell table:number-columns-repeated="3" office:value-type="float" office:value="100">
            <text:p>100</text:p>
          </table:table-cell>
          <table:table-cell table:number-columns-repeated="3"/>
          <table:table-cell table:style-name="ce21" office:value-type="string">
            <text:p>Sensor Health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Healthy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office:value-type="string">
            <text:p>NNI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2">
          <table:table-cell table:style-name="ce3" office:value-type="string">
            <text:p>Forklift</text:p>
          </table:table-cell>
          <table:table-cell table:style-name="ce6" office:value-type="float" office:value="95.968">
            <text:p>95,968</text:p>
          </table:table-cell>
          <table:table-cell table:number-columns-repeated="3"/>
          <table:table-cell table:number-columns-repeated="14" office:value-type="float" office:value="1">
            <text:p>1</text:p>
          </table:table-cell>
          <table:table-cell table:number-columns-repeated="3" office:value-type="float" office:value="100">
            <text:p>100</text:p>
          </table:table-cell>
          <table:table-cell table:number-columns-repeated="3"/>
          <table:table-cell table:style-name="ce21" table:number-columns-repeated="10"/>
          <table:table-cell table:style-name="ce21" office:value-type="string">
            <text:p>Warning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NNI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style-name="ce3" office:value-type="string">
            <text:p>SecurityCamera</text:p>
          </table:table-cell>
          <table:table-cell office:value-type="float" office:value="101.851">
            <text:p>101,851</text:p>
          </table:table-cell>
          <table:table-cell table:number-columns-repeated="3"/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100">
            <text:p>100</text:p>
          </table:table-cell>
          <table:table-cell table:number-columns-repeated="3"/>
          <table:table-cell table:style-name="ce21" table:number-columns-repeated="10"/>
          <table:table-cell table:style-name="ce21" office:value-type="string">
            <text:p>Defect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NNI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style-name="ce3" office:value-type="string">
            <text:p>WaterPump</text:p>
          </table:table-cell>
          <table:table-cell office:value-type="float" office:value="123.735">
            <text:p>123,735</text:p>
          </table:table-cell>
          <table:table-cell table:number-columns-repeated="3"/>
          <table:table-cell table:number-columns-repeated="14" office:value-type="float" office:value="1">
            <text:p>1</text:p>
          </table:table-cell>
          <table:table-cell table:number-columns-repeated="3" office:value-type="float" office:value="100">
            <text:p>100</text:p>
          </table:table-cell>
          <table:table-cell table:number-columns-repeated="3"/>
          <table:table-cell table:style-name="ce21" table:number-columns-repeated="30"/>
          <table:table-cell table:number-columns-repeated="967"/>
        </table:table-row>
        <table:table-row table:style-name="ro1">
          <table:table-cell table:style-name="ce3" office:value-type="string">
            <text:p>RobotArm</text:p>
          </table:table-cell>
          <table:table-cell office:value-type="float" office:value="59.518">
            <text:p>59,518</text:p>
          </table:table-cell>
          <table:table-cell table:number-columns-repeated="3"/>
          <table:table-cell table:number-columns-repeated="14"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 table:formula="of:=100*6/9" office:value-type="float" office:value="66.6666666666667">
            <text:p>66,6666666667</text:p>
          </table:table-cell>
          <table:table-cell table:number-columns-repeated="3"/>
          <table:table-cell table:style-name="ce21" office:value-type="string">
            <text:p>DesiredVsActual Temperature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Low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deltaTemperature_low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style-name="ce3" office:value-type="string">
            <text:p>WarehouseWorker</text:p>
          </table:table-cell>
          <table:table-cell office:value-type="float" office:value="101.063">
            <text:p>101,063</text:p>
          </table:table-cell>
          <table:table-cell table:number-columns-repeated="3"/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3" office:value-type="float" office:value="100">
            <text:p>100</text:p>
          </table:table-cell>
          <table:table-cell table:number-columns-repeated="3"/>
          <table:table-cell table:style-name="ce21" table:number-columns-repeated="10"/>
          <table:table-cell table:style-name="ce21" office:value-type="string">
            <text:p>Medium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deltaTemperature_medium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style-name="ce3" office:value-type="string">
            <text:p>TrainCrossingGate</text:p>
          </table:table-cell>
          <table:table-cell office:value-type="float" office:value="87.254">
            <text:p>87,254</text:p>
          </table:table-cell>
          <table:table-cell table:number-columns-repeated="3"/>
          <table:table-cell table:number-columns-repeated="14" office:value-type="float" office:value="1">
            <text:p>1</text:p>
          </table:table-cell>
          <table:table-cell table:number-columns-repeated="3" office:value-type="float" office:value="100">
            <text:p>100</text:p>
          </table:table-cell>
          <table:table-cell table:number-columns-repeated="3"/>
          <table:table-cell table:style-name="ce22" table:number-columns-repeated="10"/>
          <table:table-cell table:style-name="ce22" office:value-type="string">
            <text:p>High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/>
          <table:table-cell table:number-columns-repeated="2" table:style-name="ce22" office:value-type="float" office:value="1">
            <text:p>1</text:p>
          </table:table-cell>
          <table:table-cell table:style-name="ce22" table:number-columns-repeated="3"/>
          <table:table-cell table:style-name="ce22" office:value-type="float" office:value="1">
            <text:p>1</text:p>
          </table:table-cell>
          <table:table-cell table:style-name="ce21" office:value-type="string">
            <text:p>I: deltaTemperature_high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/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table:number-columns-repeated="3"/>
          <table:table-cell table:style-name="ce22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style-name="ce3" office:value-type="string">
            <text:p>DairyCow</text:p>
          </table:table-cell>
          <table:table-cell office:value-type="float" office:value="84.374">
            <text:p>84,374</text:p>
          </table:table-cell>
          <table:table-cell table:number-columns-repeated="3"/>
          <table:table-cell table:number-columns-repeated="14" office:value-type="float" office:value="1">
            <text:p>1</text:p>
          </table:table-cell>
          <table:table-cell table:number-columns-repeated="3" office:value-type="float" office:value="100">
            <text:p>100</text:p>
          </table:table-cell>
          <table:table-cell table:number-columns-repeated="1000"/>
        </table:table-row>
        <table:table-row table:style-name="ro1">
          <table:table-cell table:style-name="ce3" office:value-type="string">
            <text:p>AgriculturalField</text:p>
          </table:table-cell>
          <table:table-cell office:value-type="float" office:value="116.341">
            <text:p>116,341</text:p>
          </table:table-cell>
          <table:table-cell table:number-columns-repeated="3"/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100">
            <text:p>100</text:p>
          </table:table-cell>
          <table:table-cell table:number-columns-repeated="3"/>
          <table:table-cell office:value-type="string">
            <text:p>*</text:p>
          </table:table-cell>
          <table:table-cell office:value-type="string">
            <text:p>Conf1</text:p>
          </table:table-cell>
          <table:table-cell office:value-type="string">
            <text:p>Conf2</text:p>
          </table:table-cell>
          <table:table-cell office:value-type="string">
            <text:p>Conf3</text:p>
          </table:table-cell>
          <table:table-cell office:value-type="string">
            <text:p>Conf4</text:p>
          </table:table-cell>
          <table:table-cell office:value-type="string">
            <text:p>Conf5</text:p>
          </table:table-cell>
          <table:table-cell office:value-type="string">
            <text:p>TK-2</text:p>
          </table:table-cell>
          <table:table-cell office:value-type="string">
            <text:p>TK-3</text:p>
          </table:table-cell>
          <table:table-cell office:value-type="string">
            <text:p>PK-2</text:p>
          </table:table-cell>
          <table:table-cell office:value-type="string">
            <text:p>PK-3</text:p>
          </table:table-cell>
          <table:table-cell office:value-type="string">
            <text:p>**</text:p>
          </table:table-cell>
          <table:table-cell office:value-type="string">
            <text:p>Conf1</text:p>
          </table:table-cell>
          <table:table-cell office:value-type="string">
            <text:p>Conf2</text:p>
          </table:table-cell>
          <table:table-cell office:value-type="string">
            <text:p>Conf3</text:p>
          </table:table-cell>
          <table:table-cell office:value-type="string">
            <text:p>Conf4</text:p>
          </table:table-cell>
          <table:table-cell office:value-type="string">
            <text:p>Conf5</text:p>
          </table:table-cell>
          <table:table-cell office:value-type="string">
            <text:p>TK-2</text:p>
          </table:table-cell>
          <table:table-cell office:value-type="string">
            <text:p>TK-3</text:p>
          </table:table-cell>
          <table:table-cell office:value-type="string">
            <text:p>PK-2</text:p>
          </table:table-cell>
          <table:table-cell office:value-type="string">
            <text:p>PK-3</text:p>
          </table:table-cell>
          <table:table-cell office:value-type="string">
            <text:p>*** (I = Image, NNI = Not Necessarily Image)</text:p>
          </table:table-cell>
          <table:table-cell office:value-type="string">
            <text:p>Conf1</text:p>
          </table:table-cell>
          <table:table-cell office:value-type="string">
            <text:p>Conf2</text:p>
          </table:table-cell>
          <table:table-cell office:value-type="string">
            <text:p>Conf3</text:p>
          </table:table-cell>
          <table:table-cell office:value-type="string">
            <text:p>Conf4</text:p>
          </table:table-cell>
          <table:table-cell office:value-type="string">
            <text:p>Conf5</text:p>
          </table:table-cell>
          <table:table-cell office:value-type="string">
            <text:p>TK-2</text:p>
          </table:table-cell>
          <table:table-cell office:value-type="string">
            <text:p>TK-3</text:p>
          </table:table-cell>
          <table:table-cell office:value-type="string">
            <text:p>PK-2</text:p>
          </table:table-cell>
          <table:table-cell office:value-type="string">
            <text:p>PK-3</text:p>
          </table:table-cell>
          <table:table-cell table:number-columns-repeated="967"/>
        </table:table-row>
        <table:table-row table:style-name="ro1">
          <table:table-cell table:style-name="ce3" office:value-type="string">
            <text:p>WifiAccessPoint</text:p>
          </table:table-cell>
          <table:table-cell office:value-type="float" office:value="90.08">
            <text:p>90,08</text:p>
          </table:table-cell>
          <table:table-cell table:number-columns-repeated="3"/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100">
            <text:p>100</text:p>
          </table:table-cell>
          <table:table-cell table:number-columns-repeated="3"/>
          <table:table-cell table:style-name="ce23" office:value-type="string">
            <text:p>HospitalPatient</text:p>
          </table:table-cell>
          <table:table-cell table:style-name="ce23" table:number-columns-repeated="29"/>
          <table:table-cell table:number-columns-repeated="967"/>
        </table:table-row>
        <table:table-row table:style-name="ro1">
          <table:table-cell table:style-name="ce3" office:value-type="string">
            <text:p>AIModel</text:p>
          </table:table-cell>
          <table:table-cell office:value-type="float" office:value="115.685">
            <text:p>115,685</text:p>
          </table:table-cell>
          <table:table-cell table:number-columns-repeated="3"/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 office:value-type="float" office:value="1">
            <text:p>1</text:p>
          </table:table-cell>
          <table:table-cell table:number-columns-repeated="3" office:value-type="float" office:value="100">
            <text:p>100</text:p>
          </table:table-cell>
          <table:table-cell table:number-columns-repeated="3"/>
          <table:table-cell table:style-name="ce21" office:value-type="string">
            <text:p>Pain Level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Non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PainLevel_1_NoPain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style-name="ce3" office:value-type="string">
            <text:p>SmartThermostat</text:p>
          </table:table-cell>
          <table:table-cell office:value-type="float" office:value="99.924">
            <text:p>99,924</text:p>
          </table:table-cell>
          <table:table-cell table:number-columns-repeated="3"/>
          <table:table-cell table:number-columns-repeated="14" office:value-type="float" office:value="1">
            <text:p>1</text:p>
          </table:table-cell>
          <table:table-cell table:number-columns-repeated="3" office:value-type="float" office:value="100">
            <text:p>100</text:p>
          </table:table-cell>
          <table:table-cell table:number-columns-repeated="3"/>
          <table:table-cell table:style-name="ce21" table:number-columns-repeated="10"/>
          <table:table-cell table:style-name="ce21" office:value-type="string">
            <text:p>Little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PainLevel_2_LittlePai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style-name="ce3" office:value-type="string">
            <text:p>HospitalPatient</text:p>
          </table:table-cell>
          <table:table-cell office:value-type="float" office:value="92.191">
            <text:p>92,191</text:p>
          </table:table-cell>
          <table:table-cell table:number-columns-repeated="3"/>
          <table:table-cell table:number-columns-repeated="14" office:value-type="float" office:value="1">
            <text:p>1</text:p>
          </table:table-cell>
          <table:table-cell table:number-columns-repeated="3" office:value-type="float" office:value="100">
            <text:p>100</text:p>
          </table:table-cell>
          <table:table-cell table:number-columns-repeated="3"/>
          <table:table-cell table:style-name="ce21" table:number-columns-repeated="10"/>
          <table:table-cell table:style-name="ce21" office:value-type="string">
            <text:p>Moderate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PainLevel_3_ModeratePai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style-name="ce3" office:value-type="string">
            <text:p>RentalCar</text:p>
          </table:table-cell>
          <table:table-cell office:value-type="float" office:value="123.089">
            <text:p>123,089</text:p>
          </table:table-cell>
          <table:table-cell table:number-columns-repeated="3"/>
          <table:table-cell table:number-columns-repeated="14" office:value-type="float" office:value="1">
            <text:p>1</text:p>
          </table:table-cell>
          <table:table-cell table:number-columns-repeated="3" office:value-type="float" office:value="100">
            <text:p>100</text:p>
          </table:table-cell>
          <table:table-cell table:number-columns-repeated="3"/>
          <table:table-cell table:style-name="ce21" table:number-columns-repeated="10"/>
          <table:table-cell table:style-name="ce21" office:value-type="string">
            <text:p>Severe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PainLevel_4_Sever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style-name="ce3" office:value-type="string">
            <text:p>SmartPhone</text:p>
          </table:table-cell>
          <table:table-cell office:value-type="float" office:value="76.228">
            <text:p>76,228</text:p>
          </table:table-cell>
          <table:table-cell table:number-columns-repeated="3"/>
          <table:table-cell table:number-columns-repeated="14" office:value-type="float" office:value="1">
            <text:p>1</text:p>
          </table:table-cell>
          <table:table-cell table:number-columns-repeated="3" office:value-type="float" office:value="100">
            <text:p>100</text:p>
          </table:table-cell>
          <table:table-cell table:number-columns-repeated="3"/>
          <table:table-cell table:style-name="ce21" table:number-columns-repeated="30"/>
          <table:table-cell table:number-columns-repeated="967"/>
        </table:table-row>
        <table:table-row table:style-name="ro1">
          <table:table-cell table:style-name="ce3" office:value-type="string">
            <text:p>MRIScanner</text:p>
          </table:table-cell>
          <table:table-cell office:value-type="float" office:value="87.007">
            <text:p>87,007</text:p>
          </table:table-cell>
          <table:table-cell table:number-columns-repeated="3"/>
          <table:table-cell table:number-columns-repeated="14" office:value-type="float" office:value="1">
            <text:p>1</text:p>
          </table:table-cell>
          <table:table-cell table:number-columns-repeated="3" office:value-type="float" office:value="100">
            <text:p>100</text:p>
          </table:table-cell>
          <table:table-cell table:number-columns-repeated="3"/>
          <table:table-cell table:style-name="ce21" office:value-type="string">
            <text:p>Mobility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Bedbound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NNI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style-name="ce3" office:value-type="string">
            <text:p>OperatingRoom</text:p>
          </table:table-cell>
          <table:table-cell office:value-type="float" office:value="80.153">
            <text:p>80,153</text:p>
          </table:table-cell>
          <table:table-cell table:number-columns-repeated="3"/>
          <table:table-cell table:number-columns-repeated="14" office:value-type="float" office:value="1">
            <text:p>1</text:p>
          </table:table-cell>
          <table:table-cell table:number-columns-repeated="3" office:value-type="float" office:value="100">
            <text:p>100</text:p>
          </table:table-cell>
          <table:table-cell table:number-columns-repeated="3"/>
          <table:table-cell table:style-name="ce21" table:number-columns-repeated="10"/>
          <table:table-cell table:style-name="ce21" office:value-type="string">
            <text:p>Assisted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NNI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style-name="ce4"/>
          <table:table-cell table:style-name="ce7" table:formula="of:= AVERAGE([.B243:.B262])" office:value-type="float" office:value="93.63825">
            <text:p>93,63825</text:p>
          </table:table-cell>
          <table:table-cell table:style-name="ce7" table:formula="of:=AVERAGE([.C243:.C262])" office:value-type="float" office:value="0">
            <text:p>#DIV/0!</text:p>
          </table:table-cell>
          <table:table-cell table:style-name="ce7" table:number-columns-repeated="2"/>
          <table:table-cell table:style-name="ce7" table:formula="of:=COUNTIF([.F243:.F262]; 1) / 20" office:value-type="float" office:value="1">
            <text:p>1</text:p>
          </table:table-cell>
          <table:table-cell table:style-name="ce7" table:formula="of:=COUNTIF([.G243:.G262]; 1) / 20" office:value-type="float" office:value="1">
            <text:p>1</text:p>
          </table:table-cell>
          <table:table-cell table:style-name="ce7" table:formula="of:=COUNTIF([.H243:.H262]; 1) / 20" office:value-type="float" office:value="1">
            <text:p>1</text:p>
          </table:table-cell>
          <table:table-cell table:style-name="ce7" table:formula="of:=COUNTIF([.I243:.I262]; 1) / 20" office:value-type="float" office:value="1">
            <text:p>1</text:p>
          </table:table-cell>
          <table:table-cell table:style-name="ce7" table:formula="of:=COUNTIF([.J243:.J262]; 1) / 20" office:value-type="float" office:value="0.95">
            <text:p>0,95</text:p>
          </table:table-cell>
          <table:table-cell table:style-name="ce7" table:formula="of:=COUNTIF([.K243:.K262]; 1) / 20" office:value-type="float" office:value="0.95">
            <text:p>0,95</text:p>
          </table:table-cell>
          <table:table-cell table:style-name="ce7" table:formula="of:=COUNTIF([.L243:.L262]; 1) / 20" office:value-type="float" office:value="1">
            <text:p>1</text:p>
          </table:table-cell>
          <table:table-cell table:style-name="ce7" table:formula="of:=COUNTIF([.M243:.M262]; 1) / 20" office:value-type="float" office:value="1">
            <text:p>1</text:p>
          </table:table-cell>
          <table:table-cell table:style-name="ce7" table:formula="of:=COUNTIF([.N243:.N262]; 1) / 20" office:value-type="float" office:value="1">
            <text:p>1</text:p>
          </table:table-cell>
          <table:table-cell table:style-name="ce7" table:formula="of:=COUNTIF([.O243:.O262]; 1) / 20" office:value-type="float" office:value="0.85">
            <text:p>0,85</text:p>
          </table:table-cell>
          <table:table-cell table:style-name="ce7" table:formula="of:=COUNTIF([.P243:.P262]; 1) / 20" office:value-type="float" office:value="1">
            <text:p>1</text:p>
          </table:table-cell>
          <table:table-cell table:style-name="ce7" table:formula="of:=COUNTIF([.Q243:.Q262]; 1) / 20" office:value-type="float" office:value="1">
            <text:p>1</text:p>
          </table:table-cell>
          <table:table-cell table:style-name="ce7" table:formula="of:=COUNTIF([.R243:.R262]; 1) / 20" office:value-type="float" office:value="1">
            <text:p>1</text:p>
          </table:table-cell>
          <table:table-cell table:style-name="ce7" table:formula="of:=COUNTIF([.S243:.S262]; 1) / 20" office:value-type="float" office:value="1">
            <text:p>1</text:p>
          </table:table-cell>
          <table:table-cell table:style-name="ce7" table:formula="of:=SUM([.T243:.T262]) / 20" office:value-type="float" office:value="100">
            <text:p>100</text:p>
          </table:table-cell>
          <table:table-cell table:style-name="ce7" table:formula="of:=SUM([.U243:.U262]) / 20" office:value-type="float" office:value="100">
            <text:p>100</text:p>
          </table:table-cell>
          <table:table-cell table:style-name="ce19" table:formula="of:=SUM([.V243:.V262]) / 20" office:value-type="float" office:value="98.3333333333333">
            <text:p>98,3333333333</text:p>
          </table:table-cell>
          <table:table-cell table:number-columns-repeated="3"/>
          <table:table-cell table:style-name="ce21" table:number-columns-repeated="10"/>
          <table:table-cell table:style-name="ce21" office:value-type="string">
            <text:p>Independent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NNI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number-columns-repeated="2"/>
          <table:table-cell office:value-type="string">
            <text:p>0.98$</text:p>
          </table:table-cell>
          <table:table-cell table:number-columns-repeated="22"/>
          <table:table-cell table:style-name="ce21" table:number-columns-repeated="30"/>
          <table:table-cell table:number-columns-repeated="967"/>
        </table:table-row>
        <table:table-row table:style-name="ro1">
          <table:table-cell table:number-columns-repeated="25"/>
          <table:table-cell table:style-name="ce21" office:value-type="string">
            <text:p>Vitals Stability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Stabl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vitals_1_stabl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number-columns-repeated="25"/>
          <table:table-cell table:style-name="ce21" table:number-columns-repeated="10"/>
          <table:table-cell table:style-name="ce21" office:value-type="string">
            <text:p>Fluctuating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vitals_2_fluctuating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number-columns-repeated="25"/>
          <table:table-cell table:style-name="ce22" table:number-columns-repeated="10"/>
          <table:table-cell table:style-name="ce22" office:value-type="string">
            <text:p>Critical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/>
          <table:table-cell table:number-columns-repeated="2" table:style-name="ce22" office:value-type="float" office:value="1">
            <text:p>1</text:p>
          </table:table-cell>
          <table:table-cell table:style-name="ce22" table:number-columns-repeated="3"/>
          <table:table-cell table:style-name="ce22" office:value-type="float" office:value="1">
            <text:p>1</text:p>
          </table:table-cell>
          <table:table-cell table:style-name="ce22" office:value-type="string">
            <text:p>I: vitals_3_critica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/>
          <table:table-cell table:number-columns-repeated="2" table:style-name="ce22" office:value-type="float" office:value="1">
            <text:p>1</text:p>
          </table:table-cell>
          <table:table-cell table:style-name="ce22" table:number-columns-repeated="3"/>
          <table:table-cell table:style-name="ce22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25"/>
          <table:table-cell office:value-type="string">
            <text:p>*</text:p>
          </table:table-cell>
          <table:table-cell office:value-type="string">
            <text:p>Conf1</text:p>
          </table:table-cell>
          <table:table-cell office:value-type="string">
            <text:p>Conf2</text:p>
          </table:table-cell>
          <table:table-cell office:value-type="string">
            <text:p>Conf3</text:p>
          </table:table-cell>
          <table:table-cell office:value-type="string">
            <text:p>Conf4</text:p>
          </table:table-cell>
          <table:table-cell office:value-type="string">
            <text:p>Conf5</text:p>
          </table:table-cell>
          <table:table-cell office:value-type="string">
            <text:p>TK-2</text:p>
          </table:table-cell>
          <table:table-cell office:value-type="string">
            <text:p>TK-3</text:p>
          </table:table-cell>
          <table:table-cell office:value-type="string">
            <text:p>PK-2</text:p>
          </table:table-cell>
          <table:table-cell office:value-type="string">
            <text:p>PK-3</text:p>
          </table:table-cell>
          <table:table-cell office:value-type="string">
            <text:p>**</text:p>
          </table:table-cell>
          <table:table-cell office:value-type="string">
            <text:p>Conf1</text:p>
          </table:table-cell>
          <table:table-cell office:value-type="string">
            <text:p>Conf2</text:p>
          </table:table-cell>
          <table:table-cell office:value-type="string">
            <text:p>Conf3</text:p>
          </table:table-cell>
          <table:table-cell office:value-type="string">
            <text:p>Conf4</text:p>
          </table:table-cell>
          <table:table-cell office:value-type="string">
            <text:p>Conf5</text:p>
          </table:table-cell>
          <table:table-cell office:value-type="string">
            <text:p>TK-2</text:p>
          </table:table-cell>
          <table:table-cell office:value-type="string">
            <text:p>TK-3</text:p>
          </table:table-cell>
          <table:table-cell office:value-type="string">
            <text:p>PK-2</text:p>
          </table:table-cell>
          <table:table-cell office:value-type="string">
            <text:p>PK-3</text:p>
          </table:table-cell>
          <table:table-cell office:value-type="string">
            <text:p>*** (I = Image, NNI = Not Necessarily Image)</text:p>
          </table:table-cell>
          <table:table-cell office:value-type="string">
            <text:p>Conf1</text:p>
          </table:table-cell>
          <table:table-cell office:value-type="string">
            <text:p>Conf2</text:p>
          </table:table-cell>
          <table:table-cell office:value-type="string">
            <text:p>Conf3</text:p>
          </table:table-cell>
          <table:table-cell office:value-type="string">
            <text:p>Conf4</text:p>
          </table:table-cell>
          <table:table-cell office:value-type="string">
            <text:p>Conf5</text:p>
          </table:table-cell>
          <table:table-cell office:value-type="string">
            <text:p>TK-2</text:p>
          </table:table-cell>
          <table:table-cell office:value-type="string">
            <text:p>TK-3</text:p>
          </table:table-cell>
          <table:table-cell office:value-type="string">
            <text:p>PK-2</text:p>
          </table:table-cell>
          <table:table-cell office:value-type="string">
            <text:p>PK-3</text:p>
          </table:table-cell>
          <table:table-cell table:number-columns-repeated="967"/>
        </table:table-row>
        <table:table-row table:style-name="ro1">
          <table:table-cell table:number-columns-repeated="25"/>
          <table:table-cell table:style-name="ce23" office:value-type="string">
            <text:p>RentalCar</text:p>
          </table:table-cell>
          <table:table-cell table:style-name="ce23" table:number-columns-repeated="29"/>
          <table:table-cell table:number-columns-repeated="967"/>
        </table:table-row>
        <table:table-row table:style-name="ro1">
          <table:table-cell table:number-columns-repeated="25"/>
          <table:table-cell table:style-name="ce21" office:value-type="string">
            <text:p>Fuel Level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Full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FuelLevel_Full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number-columns-repeated="25"/>
          <table:table-cell table:style-name="ce21" table:number-columns-repeated="10"/>
          <table:table-cell table:style-name="ce21" office:value-type="string">
            <text:p>Medium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FuelLevel_Medium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number-columns-repeated="25"/>
          <table:table-cell table:style-name="ce21" table:number-columns-repeated="10"/>
          <table:table-cell table:style-name="ce21" office:value-type="string">
            <text:p>Low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FuelLevel_Low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number-columns-repeated="25"/>
          <table:table-cell table:style-name="ce21" table:number-columns-repeated="10"/>
          <table:table-cell table:style-name="ce21" office:value-type="string">
            <text:p>Critical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FuelLevel_Critical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number-columns-repeated="25"/>
          <table:table-cell table:style-name="ce21" table:number-columns-repeated="30"/>
          <table:table-cell table:number-columns-repeated="967"/>
        </table:table-row>
        <table:table-row table:style-name="ro1">
          <table:table-cell table:number-columns-repeated="25"/>
          <table:table-cell table:style-name="ce21" office:value-type="string">
            <text:p>Loca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n Us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NNI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number-columns-repeated="25"/>
          <table:table-cell table:style-name="ce21" table:number-columns-repeated="10"/>
          <table:table-cell table:style-name="ce21" office:value-type="string">
            <text:p>Parked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NNI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number-columns-repeated="25"/>
          <table:table-cell table:style-name="ce21" table:number-columns-repeated="10"/>
          <table:table-cell table:style-name="ce21" office:value-type="string">
            <text:p>Returned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NNI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number-columns-repeated="25"/>
          <table:table-cell table:style-name="ce21" table:number-columns-repeated="30"/>
          <table:table-cell table:number-columns-repeated="967"/>
        </table:table-row>
        <table:table-row table:style-name="ro1">
          <table:table-cell table:number-columns-repeated="25"/>
          <table:table-cell table:style-name="ce21" office:value-type="string">
            <text:p>Cleanliness Level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Clea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Cleanliness_1_Clea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number-columns-repeated="25"/>
          <table:table-cell table:style-name="ce21" table:number-columns-repeated="10"/>
          <table:table-cell table:style-name="ce21" office:value-type="string">
            <text:p>Acceptable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Cleanliness_2_Acceptable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number-columns-repeated="25"/>
          <table:table-cell table:style-name="ce21" table:number-columns-repeated="10"/>
          <table:table-cell table:style-name="ce21" office:value-type="string">
            <text:p>Needs Cleaning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Cleanliness_3_NeedsCleaning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number-columns-repeated="25"/>
          <table:table-cell table:style-name="ce21" table:number-columns-repeated="10"/>
          <table:table-cell table:style-name="ce21" office:value-type="string">
            <text:p>Unusable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Cleanliness_4_Unusable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style-name="ce2" office:value-type="string">
            <text:p>o4-mini SO, CoT; Template-Komplexität: Komplex</text:p>
          </table:table-cell>
          <table:table-cell table:style-name="ce5" office:value-type="string">
            <text:p>Zeit</text:p>
          </table:table-cell>
          <table:table-cell table:style-name="ce5" office:value-type="string">
            <text:p>Tokenverbr.</text:p>
          </table:table-cell>
          <table:table-cell table:style-name="ce5" table:number-columns-repeated="2"/>
          <table:table-cell table:style-name="ce5" office:value-type="string">
            <text:p>Syntax-Regeln</text:p>
          </table:table-cell>
          <table:table-cell table:style-name="ce11"/>
          <table:table-cell table:style-name="ce5" table:number-columns-repeated="5"/>
          <table:table-cell table:style-name="ce5" office:value-type="string">
            <text:p>Semantik-Regeln</text:p>
          </table:table-cell>
          <table:table-cell table:style-name="ce11"/>
          <table:table-cell table:style-name="ce5" table:number-columns-repeated="7"/>
          <table:table-cell table:style-name="ce16"/>
          <table:table-cell table:number-columns-repeated="3"/>
          <table:table-cell table:style-name="ce21" table:number-columns-repeated="30"/>
          <table:table-cell table:number-columns-repeated="967"/>
        </table:table-row>
        <table:table-row table:style-name="ro1">
          <table:table-cell table:style-name="ce3" office:value-type="string">
            <text:p>Template</text:p>
          </table:table-cell>
          <table:table-cell table:number-columns-repeated="4"/>
          <table:table-cell table:style-name="ce9" office:value-type="string">
            <text:p>JSON-Parsing</text:p>
          </table:table-cell>
          <table:table-cell table:style-name="ce9" office:value-type="string">
            <text:p>Prop-Vollst.</text:p>
          </table:table-cell>
          <table:table-cell table:style-name="ce9" office:value-type="string">
            <text:p>Datentyp-Korr.</text:p>
          </table:table-cell>
          <table:table-cell table:style-name="ce12" office:value-type="string">
            <text:p>Img-Formate</text:p>
          </table:table-cell>
          <table:table-cell table:style-name="ce12" office:value-type="string">
            <text:p>HexColor-Konv.</text:p>
          </table:table-cell>
          <table:table-cell table:style-name="ce12" office:value-type="string">
            <text:p>PathToShape-Frmt</text:p>
          </table:table-cell>
          <table:table-cell table:style-name="ce12" office:value-type="string">
            <text:p>Form- vs ImgShape</text:p>
          </table:table-cell>
          <table:table-cell table:style-name="ce13" office:value-type="string">
            <text:p>Temp.Min/Max</text:p>
          </table:table-cell>
          <table:table-cell table:style-name="ce13" office:value-type="string">
            <text:p>Img quadrat.</text:p>
          </table:table-cell>
          <table:table-cell table:style-name="ce13" office:value-type="string">
            <text:p>Mindestabstand</text:p>
          </table:table-cell>
          <table:table-cell table:style-name="ce13" office:value-type="string">
            <text:p>Enthaltenheit</text:p>
          </table:table-cell>
          <table:table-cell table:style-name="ce13" office:value-type="string">
            <text:p>Leerraumregel</text:p>
          </table:table-cell>
          <table:table-cell table:style-name="ce15" office:value-type="string">
            <text:p>DomObjTypeName</text:p>
          </table:table-cell>
          <table:table-cell table:style-name="ce15" office:value-type="string">
            <text:p>#NotBehav=#Vis</text:p>
          </table:table-cell>
          <table:table-cell table:style-name="ce15" office:value-type="string">
            <text:p>Shape-Vollst. *</text:p>
          </table:table-cell>
          <table:table-cell table:style-name="ce15" office:value-type="string">
            <text:p>State-Vollst. **</text:p>
          </table:table-cell>
          <table:table-cell table:style-name="ce17" office:value-type="string">
            <text:p>Img-Vollst. ***</text:p>
          </table:table-cell>
          <table:table-cell table:number-columns-repeated="3"/>
          <table:table-cell table:style-name="ce21" office:value-type="string">
            <text:p>Tire Pressur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Normal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TirePressure_Normal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style-name="ce3" office:value-type="string">
            <text:p>Conveyor</text:p>
          </table:table-cell>
          <table:table-cell office:value-type="float" office:value="65.214">
            <text:p>65,214</text:p>
          </table:table-cell>
          <table:table-cell table:formula="of:=SUM(28.11; -28.07)" office:value-type="float" office:value="0.0399999999999991">
            <text:p>0,04</text:p>
          </table:table-cell>
          <table:table-cell table:number-columns-repeated="2"/>
          <table:table-cell table:number-columns-repeated="14"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 table:style-name="ce18" office:value-type="float" office:value="100">
            <text:p>100</text:p>
          </table:table-cell>
          <table:table-cell table:number-columns-repeated="3"/>
          <table:table-cell table:style-name="ce21" table:number-columns-repeated="10"/>
          <table:table-cell table:style-name="ce21" office:value-type="string">
            <text:p>Low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TirePressure_Low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style-name="ce3" office:value-type="string">
            <text:p>ServiceStaff</text:p>
          </table:table-cell>
          <table:table-cell office:value-type="float" office:value="85.254">
            <text:p>85,254</text:p>
          </table:table-cell>
          <table:table-cell table:formula="of:=SUM(28.07; -28.03)" office:value-type="float" office:value="0.0399999999999991">
            <text:p>0,04</text:p>
          </table:table-cell>
          <table:table-cell table:number-columns-repeated="2"/>
          <table:table-cell table:number-columns-repeated="14"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 table:style-name="ce18" office:value-type="float" office:value="100">
            <text:p>100</text:p>
          </table:table-cell>
          <table:table-cell table:number-columns-repeated="3"/>
          <table:table-cell table:style-name="ce21" table:number-columns-repeated="10"/>
          <table:table-cell table:style-name="ce21" office:value-type="string">
            <text:p>Critically Low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TirePressure_CriticallyLow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style-name="ce3" office:value-type="string">
            <text:p>ConferenceRoom</text:p>
          </table:table-cell>
          <table:table-cell office:value-type="float" office:value="135.96">
            <text:p>135,96</text:p>
          </table:table-cell>
          <table:table-cell table:formula="of:=SUM(28.03; -27.98)" office:value-type="float" office:value="0.0500000000000007">
            <text:p>0,05</text:p>
          </table:table-cell>
          <table:table-cell table:number-columns-repeated="2"/>
          <table:table-cell table:number-columns-repeated="14"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 table:style-name="ce18" office:value-type="float" office:value="100">
            <text:p>100</text:p>
          </table:table-cell>
          <table:table-cell table:number-columns-repeated="3"/>
          <table:table-cell table:style-name="ce21" table:number-columns-repeated="30"/>
          <table:table-cell table:number-columns-repeated="967"/>
        </table:table-row>
        <table:table-row table:style-name="ro1">
          <table:table-cell table:style-name="ce3" office:value-type="string">
            <text:p>CoolingUnit</text:p>
          </table:table-cell>
          <table:table-cell office:value-type="float" office:value="138.557">
            <text:p>138,557</text:p>
          </table:table-cell>
          <table:table-cell table:formula="of:=SUM(27.98; -27.92)" office:value-type="float" office:value="0.0599999999999987">
            <text:p>0,06</text:p>
          </table:table-cell>
          <table:table-cell table:number-columns-repeated="2"/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 table:style-name="ce18" table:formula="of:=100 * 6/9" office:value-type="float" office:value="66.6666666666667">
            <text:p>66,6666666667</text:p>
          </table:table-cell>
          <table:table-cell table:number-columns-repeated="3"/>
          <table:table-cell table:style-name="ce21" table:number-columns-repeated="30"/>
          <table:table-cell table:number-columns-repeated="967"/>
        </table:table-row>
        <table:table-row table:style-name="ro2">
          <table:table-cell table:style-name="ce3" office:value-type="string">
            <text:p>Forklift</text:p>
          </table:table-cell>
          <table:table-cell table:style-name="ce6" office:value-type="float" office:value="117.219">
            <text:p>117,219</text:p>
          </table:table-cell>
          <table:table-cell table:formula="of:=SUM(27.92; -27.86)" office:value-type="float" office:value="0.0600000000000023">
            <text:p>0,06</text:p>
          </table:table-cell>
          <table:table-cell table:number-columns-repeated="2"/>
          <table:table-cell table:number-columns-repeated="14"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 table:style-name="ce18" table:formula="of:=100 * 9/14" office:value-type="float" office:value="64.2857142857143">
            <text:p>64,2857142857</text:p>
          </table:table-cell>
          <table:table-cell table:number-columns-repeated="3"/>
          <table:table-cell table:style-name="ce21" office:value-type="string">
            <text:p>Speed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Slow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Speed_Slow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style-name="ce3" office:value-type="string">
            <text:p>SecurityCamera</text:p>
          </table:table-cell>
          <table:table-cell office:value-type="float" office:value="130.025">
            <text:p>130,025</text:p>
          </table:table-cell>
          <table:table-cell table:formula="of:=SUM(27.86; -27.81)" office:value-type="float" office:value="0.0500000000000007">
            <text:p>0,05</text:p>
          </table:table-cell>
          <table:table-cell table:number-columns-repeated="2"/>
          <table:table-cell table:number-columns-repeated="14"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 table:style-name="ce18" office:value-type="float" office:value="100">
            <text:p>100</text:p>
          </table:table-cell>
          <table:table-cell table:number-columns-repeated="3"/>
          <table:table-cell table:style-name="ce21" table:number-columns-repeated="10"/>
          <table:table-cell table:style-name="ce21" office:value-type="string">
            <text:p>Medium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Speed_Medium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style-name="ce3" office:value-type="string">
            <text:p>WaterPump</text:p>
          </table:table-cell>
          <table:table-cell office:value-type="float" office:value="104.253">
            <text:p>104,253</text:p>
          </table:table-cell>
          <table:table-cell table:formula="of:=SUM(27.81; -27.76)" office:value-type="float" office:value="0.0499999999999972">
            <text:p>0,05</text:p>
          </table:table-cell>
          <table:table-cell table:number-columns-repeated="2"/>
          <table:table-cell table:number-columns-repeated="14"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 table:style-name="ce18" office:value-type="float" office:value="100">
            <text:p>100</text:p>
          </table:table-cell>
          <table:table-cell table:number-columns-repeated="3"/>
          <table:table-cell table:style-name="ce22" table:number-columns-repeated="10"/>
          <table:table-cell table:style-name="ce22" office:value-type="string">
            <text:p>Fas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number-columns-repeated="2" table:style-name="ce22" office:value-type="float" office:value="1">
            <text:p>1</text:p>
          </table:table-cell>
          <table:table-cell table:style-name="ce22" table:number-columns-repeated="3"/>
          <table:table-cell table:style-name="ce22" office:value-type="float" office:value="1">
            <text:p>1</text:p>
          </table:table-cell>
          <table:table-cell table:style-name="ce22" office:value-type="string">
            <text:p>I: Speed_Fas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number-columns-repeated="2" table:style-name="ce22" office:value-type="float" office:value="1">
            <text:p>1</text:p>
          </table:table-cell>
          <table:table-cell table:style-name="ce22" table:number-columns-repeated="3"/>
          <table:table-cell table:style-name="ce22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style-name="ce3" office:value-type="string">
            <text:p>RobotArm</text:p>
          </table:table-cell>
          <table:table-cell office:value-type="float" office:value="77.763">
            <text:p>77,763</text:p>
          </table:table-cell>
          <table:table-cell table:formula="of:=SUM(27.76; -27.72)" office:value-type="float" office:value="0.0400000000000027">
            <text:p>0,04</text:p>
          </table:table-cell>
          <table:table-cell table:number-columns-repeated="2"/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 table:style-name="ce18" table:formula="of:= 100 * 3/9" office:value-type="float" office:value="33.3333333333333">
            <text:p>33,3333333333</text:p>
          </table:table-cell>
          <table:table-cell table:number-columns-repeated="1000"/>
        </table:table-row>
        <table:table-row table:style-name="ro1">
          <table:table-cell table:style-name="ce3" office:value-type="string">
            <text:p>WarehouseWorker</text:p>
          </table:table-cell>
          <table:table-cell office:value-type="float" office:value="83.687">
            <text:p>83,687</text:p>
          </table:table-cell>
          <table:table-cell table:formula="of:=SUM(27.72; -27.67)" office:value-type="float" office:value="0.0499999999999972">
            <text:p>0,05</text:p>
          </table:table-cell>
          <table:table-cell table:number-columns-repeated="2"/>
          <table:table-cell table:number-columns-repeated="14"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 table:style-name="ce18" table:formula="of:=100 * 14/15" office:value-type="float" office:value="93.3333333333333">
            <text:p>93,3333333333</text:p>
          </table:table-cell>
          <table:table-cell table:number-columns-repeated="3"/>
          <table:table-cell office:value-type="string">
            <text:p>*</text:p>
          </table:table-cell>
          <table:table-cell office:value-type="string">
            <text:p>Conf1</text:p>
          </table:table-cell>
          <table:table-cell office:value-type="string">
            <text:p>Conf2</text:p>
          </table:table-cell>
          <table:table-cell office:value-type="string">
            <text:p>Conf3</text:p>
          </table:table-cell>
          <table:table-cell office:value-type="string">
            <text:p>Conf4</text:p>
          </table:table-cell>
          <table:table-cell office:value-type="string">
            <text:p>Conf5</text:p>
          </table:table-cell>
          <table:table-cell office:value-type="string">
            <text:p>TK-2</text:p>
          </table:table-cell>
          <table:table-cell office:value-type="string">
            <text:p>TK-3</text:p>
          </table:table-cell>
          <table:table-cell office:value-type="string">
            <text:p>PK-2</text:p>
          </table:table-cell>
          <table:table-cell office:value-type="string">
            <text:p>PK-3</text:p>
          </table:table-cell>
          <table:table-cell office:value-type="string">
            <text:p>**</text:p>
          </table:table-cell>
          <table:table-cell office:value-type="string">
            <text:p>Conf1</text:p>
          </table:table-cell>
          <table:table-cell office:value-type="string">
            <text:p>Conf2</text:p>
          </table:table-cell>
          <table:table-cell office:value-type="string">
            <text:p>Conf3</text:p>
          </table:table-cell>
          <table:table-cell office:value-type="string">
            <text:p>Conf4</text:p>
          </table:table-cell>
          <table:table-cell office:value-type="string">
            <text:p>Conf5</text:p>
          </table:table-cell>
          <table:table-cell office:value-type="string">
            <text:p>TK-2</text:p>
          </table:table-cell>
          <table:table-cell office:value-type="string">
            <text:p>TK-3</text:p>
          </table:table-cell>
          <table:table-cell office:value-type="string">
            <text:p>PK-2</text:p>
          </table:table-cell>
          <table:table-cell office:value-type="string">
            <text:p>PK-3</text:p>
          </table:table-cell>
          <table:table-cell office:value-type="string">
            <text:p>*** (I = Image, NNI = Not Necessarily Image)</text:p>
          </table:table-cell>
          <table:table-cell office:value-type="string">
            <text:p>Conf1</text:p>
          </table:table-cell>
          <table:table-cell office:value-type="string">
            <text:p>Conf2</text:p>
          </table:table-cell>
          <table:table-cell office:value-type="string">
            <text:p>Conf3</text:p>
          </table:table-cell>
          <table:table-cell office:value-type="string">
            <text:p>Conf4</text:p>
          </table:table-cell>
          <table:table-cell office:value-type="string">
            <text:p>Conf5</text:p>
          </table:table-cell>
          <table:table-cell office:value-type="string">
            <text:p>TK-2</text:p>
          </table:table-cell>
          <table:table-cell office:value-type="string">
            <text:p>TK-3</text:p>
          </table:table-cell>
          <table:table-cell office:value-type="string">
            <text:p>PK-2</text:p>
          </table:table-cell>
          <table:table-cell office:value-type="string">
            <text:p>PK-3</text:p>
          </table:table-cell>
          <table:table-cell table:number-columns-repeated="967"/>
        </table:table-row>
        <table:table-row table:style-name="ro1">
          <table:table-cell table:style-name="ce3" office:value-type="string">
            <text:p>TrainCrossingGate</text:p>
          </table:table-cell>
          <table:table-cell office:value-type="float" office:value="69.113">
            <text:p>69,113</text:p>
          </table:table-cell>
          <table:table-cell table:formula="of:=SUM(27.67; -27.63)" office:value-type="float" office:value="0.0400000000000027">
            <text:p>0,04</text:p>
          </table:table-cell>
          <table:table-cell table:number-columns-repeated="2"/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 table:style-name="ce18" office:value-type="float" office:value="100">
            <text:p>100</text:p>
          </table:table-cell>
          <table:table-cell table:number-columns-repeated="3"/>
          <table:table-cell table:style-name="ce23" office:value-type="string">
            <text:p>SmartPhone</text:p>
          </table:table-cell>
          <table:table-cell table:style-name="ce23" table:number-columns-repeated="29"/>
          <table:table-cell table:number-columns-repeated="967"/>
        </table:table-row>
        <table:table-row table:style-name="ro1">
          <table:table-cell table:style-name="ce3" office:value-type="string">
            <text:p>DairyCow</text:p>
          </table:table-cell>
          <table:table-cell office:value-type="float" office:value="130.17">
            <text:p>130,17</text:p>
          </table:table-cell>
          <table:table-cell table:formula="of:=SUM(27.63; -27.56)" office:value-type="float" office:value="0.0700000000000003">
            <text:p>0,07</text:p>
          </table:table-cell>
          <table:table-cell table:number-columns-repeated="2"/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 table:style-name="ce18" table:formula="of:=100 * 4/13" office:value-type="float" office:value="30.7692307692308">
            <text:p>30,7692307692</text:p>
          </table:table-cell>
          <table:table-cell table:number-columns-repeated="3"/>
          <table:table-cell table:style-name="ce21" office:value-type="string">
            <text:p>Signal Strength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4" office:value-type="percentage" office:value="1">
            <text:p>100,00%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SignalStrength_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style-name="ce3" office:value-type="string">
            <text:p>AgriculturalField</text:p>
          </table:table-cell>
          <table:table-cell office:value-type="float" office:value="73.015">
            <text:p>73,015</text:p>
          </table:table-cell>
          <table:table-cell table:formula="of:=SUM(27.56; -27.52)" office:value-type="float" office:value="0.0399999999999991">
            <text:p>0,04</text:p>
          </table:table-cell>
          <table:table-cell table:number-columns-repeated="2"/>
          <table:table-cell table:number-columns-repeated="14"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 table:style-name="ce18" office:value-type="float" office:value="100">
            <text:p>100</text:p>
          </table:table-cell>
          <table:table-cell table:number-columns-repeated="3"/>
          <table:table-cell table:style-name="ce21" table:number-columns-repeated="10"/>
          <table:table-cell table:style-name="ce24" office:value-type="percentage" office:value="0.8">
            <text:p>80,00%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SignalStrength_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style-name="ce3" office:value-type="string">
            <text:p>WifiAccessPoint</text:p>
          </table:table-cell>
          <table:table-cell office:value-type="float" office:value="110.851">
            <text:p>110,851</text:p>
          </table:table-cell>
          <table:table-cell table:formula="of:=SUM(27.52; -27.47)" office:value-type="float" office:value="0.0500000000000007">
            <text:p>0,05</text:p>
          </table:table-cell>
          <table:table-cell table:number-columns-repeated="2"/>
          <table:table-cell table:number-columns-repeated="14"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 table:style-name="ce18" office:value-type="float" office:value="100">
            <text:p>100</text:p>
          </table:table-cell>
          <table:table-cell table:number-columns-repeated="3"/>
          <table:table-cell table:style-name="ce21" table:number-columns-repeated="10"/>
          <table:table-cell table:style-name="ce24" office:value-type="percentage" office:value="0.6">
            <text:p>60,00%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SignalStrength_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style-name="ce3" office:value-type="string">
            <text:p>AIModel</text:p>
          </table:table-cell>
          <table:table-cell office:value-type="float" office:value="114.562">
            <text:p>114,562</text:p>
          </table:table-cell>
          <table:table-cell table:formula="of:=SUM(27.47; -27.41)" office:value-type="float" office:value="0.0599999999999987">
            <text:p>0,06</text:p>
          </table:table-cell>
          <table:table-cell table:number-columns-repeated="2"/>
          <table:table-cell table:number-columns-repeated="14"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 table:style-name="ce18" office:value-type="float" office:value="100">
            <text:p>100</text:p>
          </table:table-cell>
          <table:table-cell table:number-columns-repeated="3"/>
          <table:table-cell table:style-name="ce21" table:number-columns-repeated="10"/>
          <table:table-cell table:style-name="ce24" office:value-type="percentage" office:value="0.4">
            <text:p>40,00%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SignalStrength_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style-name="ce3" office:value-type="string">
            <text:p>SmartThermostat</text:p>
          </table:table-cell>
          <table:table-cell office:value-type="float" office:value="93.463">
            <text:p>93,463</text:p>
          </table:table-cell>
          <table:table-cell table:formula="of:=SUM(27.41; -27.36)" office:value-type="float" office:value="0.0500000000000007">
            <text:p>0,05</text:p>
          </table:table-cell>
          <table:table-cell table:number-columns-repeated="2"/>
          <table:table-cell table:number-columns-repeated="14"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 table:style-name="ce18" office:value-type="float" office:value="100">
            <text:p>100</text:p>
          </table:table-cell>
          <table:table-cell table:number-columns-repeated="3"/>
          <table:table-cell table:style-name="ce21" table:number-columns-repeated="10"/>
          <table:table-cell table:style-name="ce24" office:value-type="percentage" office:value="0.2">
            <text:p>20,00%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SignalStrength_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style-name="ce3" office:value-type="string">
            <text:p>HospitalPatient</text:p>
          </table:table-cell>
          <table:table-cell office:value-type="float" office:value="100.096">
            <text:p>100,096</text:p>
          </table:table-cell>
          <table:table-cell table:formula="of:=SUM(27.36; -27.31)" office:value-type="float" office:value="0.0500000000000007">
            <text:p>0,05</text:p>
          </table:table-cell>
          <table:table-cell table:number-columns-repeated="2"/>
          <table:table-cell table:number-columns-repeated="14"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 table:style-name="ce18" office:value-type="float" office:value="100">
            <text:p>100</text:p>
          </table:table-cell>
          <table:table-cell table:number-columns-repeated="3"/>
          <table:table-cell table:style-name="ce21" table:number-columns-repeated="10"/>
          <table:table-cell table:style-name="ce24" office:value-type="percentage" office:value="0">
            <text:p>0,00%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SignalStrength_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style-name="ce3" office:value-type="string">
            <text:p>RentalCar</text:p>
          </table:table-cell>
          <table:table-cell office:value-type="float" office:value="100.695">
            <text:p>100,695</text:p>
          </table:table-cell>
          <table:table-cell table:formula="of:=SUM(27.31; -27.26)" office:value-type="float" office:value="0.0499999999999972">
            <text:p>0,05</text:p>
          </table:table-cell>
          <table:table-cell table:number-columns-repeated="2"/>
          <table:table-cell table:number-columns-repeated="14"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 table:style-name="ce18" office:value-type="float" office:value="100">
            <text:p>100</text:p>
          </table:table-cell>
          <table:table-cell table:number-columns-repeated="3"/>
          <table:table-cell table:style-name="ce21" table:number-columns-repeated="30"/>
          <table:table-cell table:number-columns-repeated="967"/>
        </table:table-row>
        <table:table-row table:style-name="ro1">
          <table:table-cell table:style-name="ce3" office:value-type="string">
            <text:p>SmartPhone</text:p>
          </table:table-cell>
          <table:table-cell office:value-type="float" office:value="87.42">
            <text:p>87,42</text:p>
          </table:table-cell>
          <table:table-cell table:formula="of:=SUM(27.26; -27.22)" office:value-type="float" office:value="0.0400000000000027">
            <text:p>0,04</text:p>
          </table:table-cell>
          <table:table-cell table:number-columns-repeated="2"/>
          <table:table-cell table:number-columns-repeated="14"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 table:style-name="ce18" office:value-type="float" office:value="100">
            <text:p>100</text:p>
          </table:table-cell>
          <table:table-cell table:number-columns-repeated="3"/>
          <table:table-cell table:style-name="ce21" office:value-type="string">
            <text:p>Battery Level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Full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batteryLevel_ful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style-name="ce3" office:value-type="string">
            <text:p>MRIScanner</text:p>
          </table:table-cell>
          <table:table-cell office:value-type="float" office:value="78.345">
            <text:p>78,345</text:p>
          </table:table-cell>
          <table:table-cell table:formula="of:=SUM(27.22; -27.17)" office:value-type="float" office:value="0.0499999999999972">
            <text:p>0,05</text:p>
          </table:table-cell>
          <table:table-cell table:number-columns-repeated="2"/>
          <table:table-cell table:number-columns-repeated="14"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 table:style-name="ce18" table:formula="of:=100 * 3/11" office:value-type="float" office:value="27.2727272727273">
            <text:p>27,2727272727</text:p>
          </table:table-cell>
          <table:table-cell table:number-columns-repeated="3"/>
          <table:table-cell table:style-name="ce21" table:number-columns-repeated="10"/>
          <table:table-cell table:style-name="ce21" office:value-type="string">
            <text:p>High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batteryLevel_high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style-name="ce3" office:value-type="string">
            <text:p>OperatingRoom</text:p>
          </table:table-cell>
          <table:table-cell office:value-type="float" office:value="92.434">
            <text:p>92,434</text:p>
          </table:table-cell>
          <table:table-cell table:formula="of:=SUM(27.17; -27.11)" office:value-type="float" office:value="0.0600000000000023">
            <text:p>0,06</text:p>
          </table:table-cell>
          <table:table-cell table:number-columns-repeated="2"/>
          <table:table-cell table:number-columns-repeated="14"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 table:style-name="ce18" office:value-type="float" office:value="100">
            <text:p>100</text:p>
          </table:table-cell>
          <table:table-cell table:number-columns-repeated="3"/>
          <table:table-cell table:style-name="ce21" table:number-columns-repeated="10"/>
          <table:table-cell table:style-name="ce21" office:value-type="string">
            <text:p>Medium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batteryLevel_medium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style-name="ce4"/>
          <table:table-cell table:style-name="ce7" table:formula="of:= AVERAGE([.B286:.B305])" office:value-type="float" office:value="99.4048">
            <text:p>99,4048</text:p>
          </table:table-cell>
          <table:table-cell table:style-name="ce7" table:formula="of:=AVERAGE([.C286:.C305])" office:value-type="float" office:value="0.05">
            <text:p>0,05</text:p>
          </table:table-cell>
          <table:table-cell table:style-name="ce7" table:number-columns-repeated="2"/>
          <table:table-cell table:style-name="ce7" table:formula="of:=COUNTIF([.F286:.F305]; 1) / 20" office:value-type="float" office:value="1">
            <text:p>1</text:p>
          </table:table-cell>
          <table:table-cell table:style-name="ce7" table:formula="of:=COUNTIF([.G286:.G305]; 1) / 20" office:value-type="float" office:value="1">
            <text:p>1</text:p>
          </table:table-cell>
          <table:table-cell table:style-name="ce7" table:formula="of:=COUNTIF([.H286:.H305]; 1) / 20" office:value-type="float" office:value="1">
            <text:p>1</text:p>
          </table:table-cell>
          <table:table-cell table:style-name="ce7" table:formula="of:=COUNTIF([.I286:.I305]; 1) / 20" office:value-type="float" office:value="1">
            <text:p>1</text:p>
          </table:table-cell>
          <table:table-cell table:style-name="ce7" table:formula="of:=COUNTIF([.J286:.J305]; 1) / 20" office:value-type="float" office:value="1">
            <text:p>1</text:p>
          </table:table-cell>
          <table:table-cell table:style-name="ce7" table:formula="of:=COUNTIF([.K286:.K305]; 1) / 20" office:value-type="float" office:value="1">
            <text:p>1</text:p>
          </table:table-cell>
          <table:table-cell table:style-name="ce7" table:formula="of:=COUNTIF([.L286:.L305]; 1) / 20" office:value-type="float" office:value="0.95">
            <text:p>0,95</text:p>
          </table:table-cell>
          <table:table-cell table:style-name="ce7" table:formula="of:=COUNTIF([.M286:.M305]; 1) / 20" office:value-type="float" office:value="1">
            <text:p>1</text:p>
          </table:table-cell>
          <table:table-cell table:style-name="ce7" table:formula="of:=COUNTIF([.N286:.N305]; 1) / 20" office:value-type="float" office:value="1">
            <text:p>1</text:p>
          </table:table-cell>
          <table:table-cell table:style-name="ce7" table:formula="of:=COUNTIF([.O286:.O305]; 1) / 20" office:value-type="float" office:value="0.85">
            <text:p>0,85</text:p>
          </table:table-cell>
          <table:table-cell table:style-name="ce7" table:formula="of:=COUNTIF([.P286:.P305]; 1) / 20" office:value-type="float" office:value="1">
            <text:p>1</text:p>
          </table:table-cell>
          <table:table-cell table:style-name="ce7" table:formula="of:=COUNTIF([.Q286:.Q305]; 1) / 20" office:value-type="float" office:value="1">
            <text:p>1</text:p>
          </table:table-cell>
          <table:table-cell table:style-name="ce7" table:formula="of:=COUNTIF([.R286:.R305]; 1) / 20" office:value-type="float" office:value="1">
            <text:p>1</text:p>
          </table:table-cell>
          <table:table-cell table:style-name="ce7" table:formula="of:=COUNTIF([.S286:.S305]; 1) / 20" office:value-type="float" office:value="1">
            <text:p>1</text:p>
          </table:table-cell>
          <table:table-cell table:style-name="ce7" table:formula="of:=SUM([.T286:.T305]) / 20" office:value-type="float" office:value="100">
            <text:p>100</text:p>
          </table:table-cell>
          <table:table-cell table:style-name="ce7" table:formula="of:=SUM([.U286:.U305]) / 20" office:value-type="float" office:value="100">
            <text:p>100</text:p>
          </table:table-cell>
          <table:table-cell table:style-name="ce19" table:formula="of:=SUM([.V286:.V305]) / 20" office:value-type="float" office:value="85.7830502830503">
            <text:p>85,7830502831</text:p>
          </table:table-cell>
          <table:table-cell table:number-columns-repeated="3"/>
          <table:table-cell table:style-name="ce21" table:number-columns-repeated="10"/>
          <table:table-cell table:style-name="ce21" office:value-type="string">
            <text:p>Low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batteryLevel_low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number-columns-repeated="25"/>
          <table:table-cell table:style-name="ce21" table:number-columns-repeated="10"/>
          <table:table-cell table:style-name="ce21" office:value-type="string">
            <text:p>Empt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batteryLevel_empt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number-columns-repeated="25"/>
          <table:table-cell table:style-name="ce21" table:number-columns-repeated="30"/>
          <table:table-cell table:number-columns-repeated="967"/>
        </table:table-row>
        <table:table-row table:style-name="ro1">
          <table:table-cell table:number-columns-repeated="25"/>
          <table:table-cell table:style-name="ce21" office:value-type="string">
            <text:p>WIFI Leve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Good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wifiLevel_full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number-columns-repeated="25"/>
          <table:table-cell table:style-name="ce21" table:number-columns-repeated="10"/>
          <table:table-cell table:style-name="ce21" office:value-type="string">
            <text:p>Medium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wifiLevel_medium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number-columns-repeated="25"/>
          <table:table-cell table:style-name="ce21" table:number-columns-repeated="10"/>
          <table:table-cell table:style-name="ce21" office:value-type="string">
            <text:p>Low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wifiLevel_low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number-columns-repeated="25"/>
          <table:table-cell table:style-name="ce21" table:number-columns-repeated="30"/>
          <table:table-cell table:number-columns-repeated="967"/>
        </table:table-row>
        <table:table-row table:style-name="ro1">
          <table:table-cell table:style-name="ce2" office:value-type="string">
            <text:p>o4-mini SO, CoT; Template-Komplexität: Mittel</text:p>
          </table:table-cell>
          <table:table-cell table:style-name="ce5" office:value-type="string">
            <text:p>Zeit</text:p>
          </table:table-cell>
          <table:table-cell table:style-name="ce5" office:value-type="string">
            <text:p>Tokenverbr.</text:p>
          </table:table-cell>
          <table:table-cell table:style-name="ce5" office:value-type="string">
            <text:p>Manuelle Zeit</text:p>
          </table:table-cell>
          <table:table-cell table:style-name="ce5"/>
          <table:table-cell table:style-name="ce5" office:value-type="string">
            <text:p>Syntax-Regeln</text:p>
          </table:table-cell>
          <table:table-cell table:style-name="ce11"/>
          <table:table-cell table:style-name="ce5" table:number-columns-repeated="5"/>
          <table:table-cell table:style-name="ce5" office:value-type="string">
            <text:p>Semantik-Regeln</text:p>
          </table:table-cell>
          <table:table-cell table:style-name="ce11"/>
          <table:table-cell table:style-name="ce5" table:number-columns-repeated="7"/>
          <table:table-cell table:style-name="ce16"/>
          <table:table-cell table:number-columns-repeated="3"/>
          <table:table-cell table:style-name="ce21" office:value-type="string">
            <text:p>Temperatur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Norma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deviceTemperature_norma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style-name="ce3" office:value-type="string">
            <text:p>Template</text:p>
          </table:table-cell>
          <table:table-cell table:number-columns-repeated="4"/>
          <table:table-cell table:style-name="ce9" office:value-type="string">
            <text:p>JSON-Parsing</text:p>
          </table:table-cell>
          <table:table-cell table:style-name="ce9" office:value-type="string">
            <text:p>Prop-Vollst.</text:p>
          </table:table-cell>
          <table:table-cell table:style-name="ce9" office:value-type="string">
            <text:p>Datentyp-Korr.</text:p>
          </table:table-cell>
          <table:table-cell table:style-name="ce12" office:value-type="string">
            <text:p>Img-Formate</text:p>
          </table:table-cell>
          <table:table-cell table:style-name="ce12" office:value-type="string">
            <text:p>HexColor-Konv.</text:p>
          </table:table-cell>
          <table:table-cell table:style-name="ce12" office:value-type="string">
            <text:p>PathToShape-Frmt</text:p>
          </table:table-cell>
          <table:table-cell table:style-name="ce12" office:value-type="string">
            <text:p>Form- vs ImgShape</text:p>
          </table:table-cell>
          <table:table-cell table:style-name="ce13" office:value-type="string">
            <text:p>Temp.Min/Max</text:p>
          </table:table-cell>
          <table:table-cell table:style-name="ce13" office:value-type="string">
            <text:p>Img quadrat.</text:p>
          </table:table-cell>
          <table:table-cell table:style-name="ce13" office:value-type="string">
            <text:p>Mindestabstand</text:p>
          </table:table-cell>
          <table:table-cell table:style-name="ce13" office:value-type="string">
            <text:p>Enthaltenheit</text:p>
          </table:table-cell>
          <table:table-cell table:style-name="ce13" office:value-type="string">
            <text:p>Leerraumregel</text:p>
          </table:table-cell>
          <table:table-cell table:style-name="ce15" office:value-type="string">
            <text:p>DomObjTypeName</text:p>
          </table:table-cell>
          <table:table-cell table:style-name="ce15" office:value-type="string">
            <text:p>#NotBehav=#Vis</text:p>
          </table:table-cell>
          <table:table-cell table:style-name="ce15" office:value-type="string">
            <text:p>Shape-Vollst. *</text:p>
          </table:table-cell>
          <table:table-cell table:style-name="ce15" office:value-type="string">
            <text:p>State-Vollst. **</text:p>
          </table:table-cell>
          <table:table-cell table:style-name="ce17" office:value-type="string">
            <text:p>Img-Vollst. ***</text:p>
          </table:table-cell>
          <table:table-cell table:number-columns-repeated="3"/>
          <table:table-cell table:style-name="ce21" table:number-columns-repeated="10"/>
          <table:table-cell table:style-name="ce21" office:value-type="string">
            <text:p>Warm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deviceTemperature_warn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style-name="ce3" office:value-type="string">
            <text:p>Conveyor</text:p>
          </table:table-cell>
          <table:table-cell office:value-type="float" office:value="79.488">
            <text:p>79,488</text:p>
          </table:table-cell>
          <table:table-cell/>
          <table:table-cell office:value-type="float" office:value="80">
            <text:p>80</text:p>
          </table:table-cell>
          <table:table-cell table:number-columns-repeated="17"/>
          <table:table-cell table:style-name="ce18"/>
          <table:table-cell table:number-columns-repeated="3"/>
          <table:table-cell table:style-name="ce22" table:number-columns-repeated="10"/>
          <table:table-cell table:style-name="ce7" office:value-type="string">
            <text:p>Critica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number-columns-repeated="2" table:style-name="ce22" office:value-type="float" office:value="1">
            <text:p>1</text:p>
          </table:table-cell>
          <table:table-cell table:style-name="ce22" table:number-columns-repeated="3"/>
          <table:table-cell table:style-name="ce22" office:value-type="float" office:value="1">
            <text:p>1</text:p>
          </table:table-cell>
          <table:table-cell table:style-name="ce22" office:value-type="string">
            <text:p>I: deviceTemperature_critica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number-columns-repeated="2" table:style-name="ce22" office:value-type="float" office:value="1">
            <text:p>1</text:p>
          </table:table-cell>
          <table:table-cell table:style-name="ce22" table:number-columns-repeated="3"/>
          <table:table-cell table:style-name="ce22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style-name="ce3" office:value-type="string">
            <text:p>ServiceStaff</text:p>
          </table:table-cell>
          <table:table-cell office:value-type="float" office:value="88.024">
            <text:p>88,024</text:p>
          </table:table-cell>
          <table:table-cell/>
          <table:table-cell office:value-type="float" office:value="99">
            <text:p>99</text:p>
          </table:table-cell>
          <table:table-cell table:number-columns-repeated="17"/>
          <table:table-cell table:style-name="ce18"/>
          <table:table-cell table:number-columns-repeated="3"/>
          <table:table-cell table:style-name="ce10" table:number-columns-repeated="30"/>
          <table:table-cell table:number-columns-repeated="967"/>
        </table:table-row>
        <table:table-row table:style-name="ro1">
          <table:table-cell table:style-name="ce3" office:value-type="string">
            <text:p>ConferenceRoom</text:p>
          </table:table-cell>
          <table:table-cell office:value-type="float" office:value="84.099">
            <text:p>84,099</text:p>
          </table:table-cell>
          <table:table-cell/>
          <table:table-cell office:value-type="float" office:value="94">
            <text:p>94</text:p>
          </table:table-cell>
          <table:table-cell table:number-columns-repeated="17"/>
          <table:table-cell table:style-name="ce18"/>
          <table:table-cell table:number-columns-repeated="3"/>
          <table:table-cell office:value-type="string">
            <text:p>*</text:p>
          </table:table-cell>
          <table:table-cell office:value-type="string">
            <text:p>Conf1</text:p>
          </table:table-cell>
          <table:table-cell office:value-type="string">
            <text:p>Conf2</text:p>
          </table:table-cell>
          <table:table-cell office:value-type="string">
            <text:p>Conf3</text:p>
          </table:table-cell>
          <table:table-cell office:value-type="string">
            <text:p>Conf4</text:p>
          </table:table-cell>
          <table:table-cell office:value-type="string">
            <text:p>Conf5</text:p>
          </table:table-cell>
          <table:table-cell office:value-type="string">
            <text:p>TK-2</text:p>
          </table:table-cell>
          <table:table-cell office:value-type="string">
            <text:p>TK-3</text:p>
          </table:table-cell>
          <table:table-cell office:value-type="string">
            <text:p>PK-2</text:p>
          </table:table-cell>
          <table:table-cell office:value-type="string">
            <text:p>PK-3</text:p>
          </table:table-cell>
          <table:table-cell office:value-type="string">
            <text:p>**</text:p>
          </table:table-cell>
          <table:table-cell office:value-type="string">
            <text:p>Conf1</text:p>
          </table:table-cell>
          <table:table-cell office:value-type="string">
            <text:p>Conf2</text:p>
          </table:table-cell>
          <table:table-cell office:value-type="string">
            <text:p>Conf3</text:p>
          </table:table-cell>
          <table:table-cell office:value-type="string">
            <text:p>Conf4</text:p>
          </table:table-cell>
          <table:table-cell office:value-type="string">
            <text:p>Conf5</text:p>
          </table:table-cell>
          <table:table-cell office:value-type="string">
            <text:p>TK-2</text:p>
          </table:table-cell>
          <table:table-cell office:value-type="string">
            <text:p>TK-3</text:p>
          </table:table-cell>
          <table:table-cell office:value-type="string">
            <text:p>PK-2</text:p>
          </table:table-cell>
          <table:table-cell office:value-type="string">
            <text:p>PK-3</text:p>
          </table:table-cell>
          <table:table-cell office:value-type="string">
            <text:p>*** (I = Image, NNI = Not Necessarily Image)</text:p>
          </table:table-cell>
          <table:table-cell office:value-type="string">
            <text:p>Conf1</text:p>
          </table:table-cell>
          <table:table-cell office:value-type="string">
            <text:p>Conf2</text:p>
          </table:table-cell>
          <table:table-cell office:value-type="string">
            <text:p>Conf3</text:p>
          </table:table-cell>
          <table:table-cell office:value-type="string">
            <text:p>Conf4</text:p>
          </table:table-cell>
          <table:table-cell office:value-type="string">
            <text:p>Conf5</text:p>
          </table:table-cell>
          <table:table-cell office:value-type="string">
            <text:p>TK-2</text:p>
          </table:table-cell>
          <table:table-cell office:value-type="string">
            <text:p>TK-3</text:p>
          </table:table-cell>
          <table:table-cell office:value-type="string">
            <text:p>PK-2</text:p>
          </table:table-cell>
          <table:table-cell office:value-type="string">
            <text:p>PK-3</text:p>
          </table:table-cell>
          <table:table-cell table:number-columns-repeated="967"/>
        </table:table-row>
        <table:table-row table:style-name="ro1">
          <table:table-cell table:style-name="ce3" office:value-type="string">
            <text:p>CoolingUnit</text:p>
          </table:table-cell>
          <table:table-cell office:value-type="float" office:value="117.173">
            <text:p>117,173</text:p>
          </table:table-cell>
          <table:table-cell/>
          <table:table-cell office:value-type="float" office:value="83">
            <text:p>83</text:p>
          </table:table-cell>
          <table:table-cell table:number-columns-repeated="17"/>
          <table:table-cell table:style-name="ce18"/>
          <table:table-cell table:number-columns-repeated="3"/>
          <table:table-cell table:style-name="ce23" office:value-type="string">
            <text:p>MRIScanner</text:p>
          </table:table-cell>
          <table:table-cell table:style-name="ce23" table:number-columns-repeated="29"/>
          <table:table-cell table:number-columns-repeated="967"/>
        </table:table-row>
        <table:table-row table:style-name="ro2">
          <table:table-cell table:style-name="ce3" office:value-type="string">
            <text:p>Forklift</text:p>
          </table:table-cell>
          <table:table-cell table:style-name="ce6" office:value-type="float" office:value="90.788">
            <text:p>90,788</text:p>
          </table:table-cell>
          <table:table-cell/>
          <table:table-cell office:value-type="float" office:value="114">
            <text:p>114</text:p>
          </table:table-cell>
          <table:table-cell table:number-columns-repeated="17"/>
          <table:table-cell table:style-name="ce18"/>
          <table:table-cell table:number-columns-repeated="3"/>
          <table:table-cell table:style-name="ce21" office:value-type="string">
            <text:p>Patient Movement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style-name="ce21" office:value-type="string">
            <text:p>Nicht ideal</text:p>
          </table:table-cell>
          <table:table-cell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None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 table:number-columns-repeated="2"/>
          <table:table-cell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motionDetection_1_noMovement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style-name="ce3" office:value-type="string">
            <text:p>SecurityCamera</text:p>
          </table:table-cell>
          <table:table-cell office:value-type="float" office:value="81.533">
            <text:p>81,533</text:p>
          </table:table-cell>
          <table:table-cell/>
          <table:table-cell office:value-type="float" office:value="77">
            <text:p>77</text:p>
          </table:table-cell>
          <table:table-cell table:number-columns-repeated="17"/>
          <table:table-cell table:style-name="ce18"/>
          <table:table-cell table:number-columns-repeated="3"/>
          <table:table-cell table:style-name="ce21" table:number-columns-repeated="10"/>
          <table:table-cell table:style-name="ce21" office:value-type="string">
            <text:p>Minor Movement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 table:number-columns-repeated="2"/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motionDetection_2_littleMovement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style-name="ce3" office:value-type="string">
            <text:p>WaterPump</text:p>
          </table:table-cell>
          <table:table-cell office:value-type="float" office:value="62.499">
            <text:p>62,499</text:p>
          </table:table-cell>
          <table:table-cell/>
          <table:table-cell office:value-type="float" office:value="81">
            <text:p>81</text:p>
          </table:table-cell>
          <table:table-cell table:number-columns-repeated="17"/>
          <table:table-cell table:style-name="ce18"/>
          <table:table-cell table:number-columns-repeated="3"/>
          <table:table-cell table:style-name="ce21" table:number-columns-repeated="10"/>
          <table:table-cell table:style-name="ce21" office:value-type="string">
            <text:p>Critical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 table:number-columns-repeated="2"/>
          <table:table-cell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motionDetection_3_criticalMovement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style-name="ce3" office:value-type="string">
            <text:p>RobotArm</text:p>
          </table:table-cell>
          <table:table-cell office:value-type="float" office:value="73.016">
            <text:p>73,016</text:p>
          </table:table-cell>
          <table:table-cell/>
          <table:table-cell office:value-type="float" office:value="72">
            <text:p>72</text:p>
          </table:table-cell>
          <table:table-cell table:number-columns-repeated="17"/>
          <table:table-cell table:style-name="ce18"/>
          <table:table-cell table:number-columns-repeated="3"/>
          <table:table-cell table:style-name="ce21" table:number-columns-repeated="30"/>
          <table:table-cell table:number-columns-repeated="967"/>
        </table:table-row>
        <table:table-row table:style-name="ro1">
          <table:table-cell table:style-name="ce3" office:value-type="string">
            <text:p>WarehouseWorker</text:p>
          </table:table-cell>
          <table:table-cell office:value-type="float" office:value="82.657">
            <text:p>82,657</text:p>
          </table:table-cell>
          <table:table-cell/>
          <table:table-cell office:value-type="float" office:value="99">
            <text:p>99</text:p>
          </table:table-cell>
          <table:table-cell table:number-columns-repeated="17"/>
          <table:table-cell table:style-name="ce18"/>
          <table:table-cell table:number-columns-repeated="3"/>
          <table:table-cell table:style-name="ce21" office:value-type="string">
            <text:p>Image Clarity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 table:number-columns-repeated="2"/>
          <table:table-cell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Excellent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 table:number-columns-repeated="2"/>
          <table:table-cell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mriImageQuality_Excellent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number-columns-repeated="2"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style-name="ce3" office:value-type="string">
            <text:p>TrainCrossingGate</text:p>
          </table:table-cell>
          <table:table-cell office:value-type="float" office:value="56.109">
            <text:p>56,109</text:p>
          </table:table-cell>
          <table:table-cell/>
          <table:table-cell office:value-type="float" office:value="112">
            <text:p>112</text:p>
          </table:table-cell>
          <table:table-cell table:number-columns-repeated="17"/>
          <table:table-cell table:style-name="ce18"/>
          <table:table-cell table:number-columns-repeated="3"/>
          <table:table-cell table:style-name="ce21" table:number-columns-repeated="10"/>
          <table:table-cell table:style-name="ce21" office:value-type="string">
            <text:p>Acceptable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 table:number-columns-repeated="2"/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mriImageQuality_Acceptabl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number-columns-repeated="2"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style-name="ce3" office:value-type="string">
            <text:p>DairyCow</text:p>
          </table:table-cell>
          <table:table-cell office:value-type="float" office:value="59.552">
            <text:p>59,552</text:p>
          </table:table-cell>
          <table:table-cell/>
          <table:table-cell office:value-type="float" office:value="101">
            <text:p>101</text:p>
          </table:table-cell>
          <table:table-cell table:number-columns-repeated="17"/>
          <table:table-cell table:style-name="ce18"/>
          <table:table-cell table:number-columns-repeated="3"/>
          <table:table-cell table:style-name="ce21" table:number-columns-repeated="10"/>
          <table:table-cell table:style-name="ce21" office:value-type="string">
            <text:p>Poor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 table:number-columns-repeated="2"/>
          <table:table-cell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mriImageQuality_Poor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number-columns-repeated="2"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style-name="ce3" office:value-type="string">
            <text:p>AgriculturalField</text:p>
          </table:table-cell>
          <table:table-cell office:value-type="float" office:value="97.168">
            <text:p>97,168</text:p>
          </table:table-cell>
          <table:table-cell/>
          <table:table-cell office:value-type="float" office:value="94">
            <text:p>94</text:p>
          </table:table-cell>
          <table:table-cell table:number-columns-repeated="17"/>
          <table:table-cell table:style-name="ce18"/>
          <table:table-cell table:number-columns-repeated="3"/>
          <table:table-cell table:style-name="ce21" table:number-columns-repeated="10"/>
          <table:table-cell table:style-name="ce21" office:value-type="string">
            <text:p>Unusabl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table:number-columns-repeated="2"/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mriImageQuality_Unusabl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number-columns-repeated="2"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style-name="ce3" office:value-type="string">
            <text:p>WifiAccessPoint</text:p>
          </table:table-cell>
          <table:table-cell office:value-type="float" office:value="69.545">
            <text:p>69,545</text:p>
          </table:table-cell>
          <table:table-cell/>
          <table:table-cell office:value-type="float" office:value="89">
            <text:p>89</text:p>
          </table:table-cell>
          <table:table-cell table:number-columns-repeated="17"/>
          <table:table-cell table:style-name="ce18"/>
          <table:table-cell table:number-columns-repeated="3"/>
          <table:table-cell table:style-name="ce21" table:number-columns-repeated="30"/>
          <table:table-cell table:number-columns-repeated="967"/>
        </table:table-row>
        <table:table-row table:style-name="ro1">
          <table:table-cell table:style-name="ce3" office:value-type="string">
            <text:p>AIModel</text:p>
          </table:table-cell>
          <table:table-cell office:value-type="float" office:value="83.93">
            <text:p>83,93</text:p>
          </table:table-cell>
          <table:table-cell/>
          <table:table-cell office:value-type="float" office:value="90">
            <text:p>90</text:p>
          </table:table-cell>
          <table:table-cell table:number-columns-repeated="17"/>
          <table:table-cell table:style-name="ce18"/>
          <table:table-cell table:number-columns-repeated="3"/>
          <table:table-cell table:style-name="ce21" office:value-type="string">
            <text:p>Weight Load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 table:number-columns-repeated="2"/>
          <table:table-cell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Empty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 table:number-columns-repeated="2"/>
          <table:table-cell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mriWeightLoad_empty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number-columns-repeated="2"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style-name="ce3" office:value-type="string">
            <text:p>SmartThermostat</text:p>
          </table:table-cell>
          <table:table-cell office:value-type="float" office:value="75.98">
            <text:p>75,98</text:p>
          </table:table-cell>
          <table:table-cell/>
          <table:table-cell office:value-type="float" office:value="97">
            <text:p>97</text:p>
          </table:table-cell>
          <table:table-cell table:number-columns-repeated="17"/>
          <table:table-cell table:style-name="ce18"/>
          <table:table-cell table:number-columns-repeated="3"/>
          <table:table-cell table:style-name="ce21" table:number-columns-repeated="10"/>
          <table:table-cell table:style-name="ce21" office:value-type="string">
            <text:p>Uncritical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 table:number-columns-repeated="2"/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mriWeightLoad_uncritical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number-columns-repeated="2"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style-name="ce3" office:value-type="string">
            <text:p>HospitalPatient</text:p>
          </table:table-cell>
          <table:table-cell office:value-type="float" office:value="82.352">
            <text:p>82,352</text:p>
          </table:table-cell>
          <table:table-cell/>
          <table:table-cell office:value-type="float" office:value="69">
            <text:p>69</text:p>
          </table:table-cell>
          <table:table-cell table:number-columns-repeated="17"/>
          <table:table-cell table:style-name="ce18"/>
          <table:table-cell table:number-columns-repeated="3"/>
          <table:table-cell table:style-name="ce21" table:number-columns-repeated="10"/>
          <table:table-cell table:style-name="ce21" office:value-type="string">
            <text:p>Critical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 table:number-columns-repeated="2"/>
          <table:table-cell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mriWeightLoad_critical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number-columns-repeated="2"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style-name="ce3" office:value-type="string">
            <text:p>RentalCar</text:p>
          </table:table-cell>
          <table:table-cell office:value-type="float" office:value="80.263">
            <text:p>80,263</text:p>
          </table:table-cell>
          <table:table-cell/>
          <table:table-cell office:value-type="float" office:value="83">
            <text:p>83</text:p>
          </table:table-cell>
          <table:table-cell table:number-columns-repeated="17"/>
          <table:table-cell table:style-name="ce18"/>
          <table:table-cell table:number-columns-repeated="3"/>
          <table:table-cell table:style-name="ce22" table:number-columns-repeated="10"/>
          <table:table-cell table:style-name="ce22" office:value-type="string">
            <text:p>Overloade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3"/>
          <table:table-cell table:style-name="ce22" office:value-type="float" office:value="1">
            <text:p>1</text:p>
          </table:table-cell>
          <table:table-cell table:style-name="ce22" office:value-type="string">
            <text:p>I: mriWeightLoad_overloaded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2"/>
          <table:table-cell table:number-columns-repeated="2" table:style-name="ce22" office:value-type="float" office:value="0">
            <text:p>0</text:p>
          </table:table-cell>
          <table:table-cell table:style-name="ce22" table:number-columns-repeated="3"/>
          <table:table-cell table:style-name="ce22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style-name="ce3" office:value-type="string">
            <text:p>SmartPhone</text:p>
          </table:table-cell>
          <table:table-cell office:value-type="float" office:value="86.421">
            <text:p>86,421</text:p>
          </table:table-cell>
          <table:table-cell/>
          <table:table-cell office:value-type="float" office:value="86">
            <text:p>86</text:p>
          </table:table-cell>
          <table:table-cell table:number-columns-repeated="17"/>
          <table:table-cell table:style-name="ce18"/>
          <table:table-cell table:number-columns-repeated="1000"/>
        </table:table-row>
        <table:table-row table:style-name="ro1">
          <table:table-cell table:style-name="ce3" office:value-type="string">
            <text:p>MRIScanner</text:p>
          </table:table-cell>
          <table:table-cell office:value-type="float" office:value="127.067">
            <text:p>127,067</text:p>
          </table:table-cell>
          <table:table-cell/>
          <table:table-cell office:value-type="float" office:value="85">
            <text:p>85</text:p>
          </table:table-cell>
          <table:table-cell table:number-columns-repeated="17"/>
          <table:table-cell table:style-name="ce18"/>
          <table:table-cell table:number-columns-repeated="3"/>
          <table:table-cell office:value-type="string">
            <text:p>*</text:p>
          </table:table-cell>
          <table:table-cell office:value-type="string">
            <text:p>Conf1</text:p>
          </table:table-cell>
          <table:table-cell office:value-type="string">
            <text:p>Conf2</text:p>
          </table:table-cell>
          <table:table-cell office:value-type="string">
            <text:p>Conf3</text:p>
          </table:table-cell>
          <table:table-cell office:value-type="string">
            <text:p>Conf4</text:p>
          </table:table-cell>
          <table:table-cell office:value-type="string">
            <text:p>Conf5</text:p>
          </table:table-cell>
          <table:table-cell office:value-type="string">
            <text:p>TK-2</text:p>
          </table:table-cell>
          <table:table-cell office:value-type="string">
            <text:p>TK-3</text:p>
          </table:table-cell>
          <table:table-cell office:value-type="string">
            <text:p>PK-2</text:p>
          </table:table-cell>
          <table:table-cell office:value-type="string">
            <text:p>PK-3</text:p>
          </table:table-cell>
          <table:table-cell office:value-type="string">
            <text:p>**</text:p>
          </table:table-cell>
          <table:table-cell office:value-type="string">
            <text:p>Conf1</text:p>
          </table:table-cell>
          <table:table-cell office:value-type="string">
            <text:p>Conf2</text:p>
          </table:table-cell>
          <table:table-cell office:value-type="string">
            <text:p>Conf3</text:p>
          </table:table-cell>
          <table:table-cell office:value-type="string">
            <text:p>Conf4</text:p>
          </table:table-cell>
          <table:table-cell office:value-type="string">
            <text:p>Conf5</text:p>
          </table:table-cell>
          <table:table-cell office:value-type="string">
            <text:p>TK-2</text:p>
          </table:table-cell>
          <table:table-cell office:value-type="string">
            <text:p>TK-3</text:p>
          </table:table-cell>
          <table:table-cell office:value-type="string">
            <text:p>PK-2</text:p>
          </table:table-cell>
          <table:table-cell office:value-type="string">
            <text:p>PK-3</text:p>
          </table:table-cell>
          <table:table-cell office:value-type="string">
            <text:p>*** (I = Image, NNI = Not Necessarily Image)</text:p>
          </table:table-cell>
          <table:table-cell office:value-type="string">
            <text:p>Conf1</text:p>
          </table:table-cell>
          <table:table-cell office:value-type="string">
            <text:p>Conf2</text:p>
          </table:table-cell>
          <table:table-cell office:value-type="string">
            <text:p>Conf3</text:p>
          </table:table-cell>
          <table:table-cell office:value-type="string">
            <text:p>Conf4</text:p>
          </table:table-cell>
          <table:table-cell office:value-type="string">
            <text:p>Conf5</text:p>
          </table:table-cell>
          <table:table-cell office:value-type="string">
            <text:p>TK-2</text:p>
          </table:table-cell>
          <table:table-cell office:value-type="string">
            <text:p>TK-3</text:p>
          </table:table-cell>
          <table:table-cell office:value-type="string">
            <text:p>PK-2</text:p>
          </table:table-cell>
          <table:table-cell office:value-type="string">
            <text:p>PK-3</text:p>
          </table:table-cell>
          <table:table-cell table:number-columns-repeated="967"/>
        </table:table-row>
        <table:table-row table:style-name="ro1">
          <table:table-cell table:style-name="ce3" office:value-type="string">
            <text:p>OperatingRoom</text:p>
          </table:table-cell>
          <table:table-cell office:value-type="float" office:value="99.166">
            <text:p>99,166</text:p>
          </table:table-cell>
          <table:table-cell/>
          <table:table-cell office:value-type="float" office:value="75">
            <text:p>75</text:p>
          </table:table-cell>
          <table:table-cell table:number-columns-repeated="17"/>
          <table:table-cell table:style-name="ce18"/>
          <table:table-cell table:number-columns-repeated="3"/>
          <table:table-cell table:style-name="ce23" office:value-type="string">
            <text:p>OperatingRoom</text:p>
          </table:table-cell>
          <table:table-cell table:style-name="ce23" table:number-columns-repeated="29"/>
          <table:table-cell table:number-columns-repeated="967"/>
        </table:table-row>
        <table:table-row table:style-name="ro1">
          <table:table-cell table:style-name="ce4"/>
          <table:table-cell table:style-name="ce7" table:formula="of:= AVERAGE([.B315:.B334])" office:value-type="float" office:value="83.8415">
            <text:p>83,8415</text:p>
          </table:table-cell>
          <table:table-cell table:style-name="ce7" table:formula="of:= AVERAGE([.C315:.C334])" office:value-type="float" office:value="0">
            <text:p>#DIV/0!</text:p>
          </table:table-cell>
          <table:table-cell table:style-name="ce7" table:formula="of:= AVERAGE([.D315:.D334])" office:value-type="float" office:value="89">
            <text:p>89</text:p>
          </table:table-cell>
          <table:table-cell table:style-name="ce7"/>
          <table:table-cell table:style-name="ce7" table:formula="of:=COUNTIF([.F315:.F334]; 1) / 20" office:value-type="float" office:value="0">
            <text:p>0</text:p>
          </table:table-cell>
          <table:table-cell table:style-name="ce7" table:formula="of:=COUNTIF([.G315:.G334]; 1) / 20" office:value-type="float" office:value="0">
            <text:p>0</text:p>
          </table:table-cell>
          <table:table-cell table:style-name="ce7" table:formula="of:=COUNTIF([.H315:.H334]; 1) / 20" office:value-type="float" office:value="0">
            <text:p>0</text:p>
          </table:table-cell>
          <table:table-cell table:style-name="ce7" table:formula="of:=COUNTIF([.I315:.I334]; 1) / 20" office:value-type="float" office:value="0">
            <text:p>0</text:p>
          </table:table-cell>
          <table:table-cell table:style-name="ce7" table:formula="of:=COUNTIF([.J315:.J334]; 1) / 20" office:value-type="float" office:value="0">
            <text:p>0</text:p>
          </table:table-cell>
          <table:table-cell table:style-name="ce7" table:formula="of:=COUNTIF([.K315:.K334]; 1) / 20" office:value-type="float" office:value="0">
            <text:p>0</text:p>
          </table:table-cell>
          <table:table-cell table:style-name="ce7" table:formula="of:=COUNTIF([.L315:.L334]; 1) / 20" office:value-type="float" office:value="0">
            <text:p>0</text:p>
          </table:table-cell>
          <table:table-cell table:style-name="ce7" table:formula="of:=COUNTIF([.M315:.M334]; 1) / 20" office:value-type="float" office:value="0">
            <text:p>0</text:p>
          </table:table-cell>
          <table:table-cell table:style-name="ce7" table:formula="of:=COUNTIF([.N315:.N334]; 1) / 20" office:value-type="float" office:value="0">
            <text:p>0</text:p>
          </table:table-cell>
          <table:table-cell table:style-name="ce7" table:formula="of:=COUNTIF([.O315:.O334]; 1) / 20" office:value-type="float" office:value="0">
            <text:p>0</text:p>
          </table:table-cell>
          <table:table-cell table:style-name="ce7" table:formula="of:=COUNTIF([.P315:.P334]; 1) / 20" office:value-type="float" office:value="0">
            <text:p>0</text:p>
          </table:table-cell>
          <table:table-cell table:style-name="ce7" table:formula="of:=COUNTIF([.Q315:.Q334]; 1) / 20" office:value-type="float" office:value="0">
            <text:p>0</text:p>
          </table:table-cell>
          <table:table-cell table:style-name="ce7" table:formula="of:=COUNTIF([.R315:.R334]; 1) / 20" office:value-type="float" office:value="0">
            <text:p>0</text:p>
          </table:table-cell>
          <table:table-cell table:style-name="ce7" table:formula="of:=COUNTIF([.S315:.S334]; 1) / 20" office:value-type="float" office:value="0">
            <text:p>0</text:p>
          </table:table-cell>
          <table:table-cell table:style-name="ce7" table:formula="of:=SUM([.T315:.T334]) / 20" office:value-type="float" office:value="0">
            <text:p>0</text:p>
          </table:table-cell>
          <table:table-cell table:style-name="ce7" table:formula="of:=SUM([.U315:.U334]) / 20" office:value-type="float" office:value="0">
            <text:p>0</text:p>
          </table:table-cell>
          <table:table-cell table:style-name="ce19" table:formula="of:=SUM([.V315:.V334]) / 20" office:value-type="float" office:value="0">
            <text:p>0</text:p>
          </table:table-cell>
          <table:table-cell table:number-columns-repeated="3"/>
          <table:table-cell table:style-name="ce21" office:value-type="string">
            <text:p>Sterilization Status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Read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operatingRoomSterilization_read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/>
          <table:table-cell table:formula="of:=AVERAGE([.B330:.B334];[.B318])" office:value-type="float" office:value="98.7403333333333">
            <text:p>98,7403333333</text:p>
          </table:table-cell>
          <table:table-cell office:value-type="string">
            <text:p>2x Bild</text:p>
          </table:table-cell>
          <table:table-cell table:style-name="Default" table:formula="of:=AVERAGE([.D330:.D334];[.D318])" office:value-type="float" office:value="80.1666666666667">
            <text:p>80,1666666667</text:p>
          </table:table-cell>
          <table:table-cell table:number-columns-repeated="21"/>
          <table:table-cell table:style-name="ce21" table:number-columns-repeated="10"/>
          <table:table-cell table:style-name="ce21" office:value-type="string">
            <text:p>Pending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operatingRoomSterilization_pending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/>
          <table:table-cell table:style-name="Default" table:formula="of:=AVERAGE([.B315]; [.B317]; [.B319]; [.B320:.B328])" office:value-type="float" office:value="76.6986666666667">
            <text:p>76,6986666667</text:p>
          </table:table-cell>
          <table:table-cell office:value-type="string">
            <text:p>1x Bild</text:p>
          </table:table-cell>
          <table:table-cell table:style-name="Default" table:formula="of:=AVERAGE([.D315]; [.D317]; [.D319]; [.D320:.D328])" office:value-type="float" office:value="91.9166666666667">
            <text:p>91,9166666667</text:p>
          </table:table-cell>
          <table:table-cell table:number-columns-repeated="21"/>
          <table:table-cell table:style-name="ce21" table:number-columns-repeated="10"/>
          <table:table-cell table:style-name="ce21" office:value-type="string">
            <text:p>Compromised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operatingRoomSterilization_compromised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/>
          <table:table-cell table:formula="of:=AVERAGE([.B316])" office:value-type="float" office:value="88.024">
            <text:p>88,024</text:p>
          </table:table-cell>
          <table:table-cell office:value-type="string">
            <text:p>0x Bild</text:p>
          </table:table-cell>
          <table:table-cell table:style-name="Default" table:formula="of:=AVERAGE([.D316])" office:value-type="float" office:value="99">
            <text:p>99</text:p>
          </table:table-cell>
          <table:table-cell table:number-columns-repeated="21"/>
          <table:table-cell table:style-name="ce21" table:number-columns-repeated="30"/>
          <table:table-cell table:number-columns-repeated="967"/>
        </table:table-row>
        <table:table-row table:style-name="ro1">
          <table:table-cell/>
          <table:table-cell table:formula="of:=AVERAGE([.B316])" office:value-type="float" office:value="88.024">
            <text:p>88,024</text:p>
          </table:table-cell>
          <table:table-cell office:value-type="string">
            <text:p>2x Text</text:p>
          </table:table-cell>
          <table:table-cell table:style-name="Default" table:formula="of:=AVERAGE([.D316])" office:value-type="float" office:value="99">
            <text:p>99</text:p>
          </table:table-cell>
          <table:table-cell table:number-columns-repeated="21"/>
          <table:table-cell table:style-name="ce21" office:value-type="string">
            <text:p>Table Position Prese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Set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NNI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/>
          <table:table-cell table:formula="of:=AVERAGE([.B319]; [.B323:.B326])" office:value-type="float" office:value="77.2548">
            <text:p>77,2548</text:p>
          </table:table-cell>
          <table:table-cell office:value-type="string">
            <text:p>1x Text</text:p>
          </table:table-cell>
          <table:table-cell table:style-name="Default" table:formula="of:=AVERAGE([.D319]; [.D323:.D326])" office:value-type="float" office:value="104">
            <text:p>104</text:p>
          </table:table-cell>
          <table:table-cell table:number-columns-repeated="21"/>
          <table:table-cell table:style-name="ce21" table:number-columns-repeated="30"/>
          <table:table-cell table:number-columns-repeated="967"/>
        </table:table-row>
        <table:table-row table:style-name="ro1">
          <table:table-cell/>
          <table:table-cell table:formula="of:=AVERAGE([.B315];[.B317];[.B318];[.B320:.B322];[.B327:.B334])" office:value-type="float" office:value="85.8951428571429">
            <text:p>85,8951428571</text:p>
          </table:table-cell>
          <table:table-cell office:value-type="string">
            <text:p>0x Text</text:p>
          </table:table-cell>
          <table:table-cell table:style-name="Default" table:formula="of:=AVERAGE([.D315];[.D317];[.D318];[.D320:.D322];[.D327:.D334])" office:value-type="float" office:value="82.9285714285714">
            <text:p>82,9285714286</text:p>
          </table:table-cell>
          <table:table-cell table:number-columns-repeated="21"/>
          <table:table-cell table:style-name="ce21" table:number-columns-repeated="10"/>
          <table:table-cell table:style-name="ce21" office:value-type="string">
            <text:p>Misaligned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NNI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 table:number-rows-repeated="2">
          <table:table-cell table:number-columns-repeated="25"/>
          <table:table-cell table:style-name="ce21" table:number-columns-repeated="30"/>
          <table:table-cell table:number-columns-repeated="967"/>
        </table:table-row>
        <table:table-row table:style-name="ro1">
          <table:table-cell table:style-name="ce2" office:value-type="string">
            <text:p>o4-mini SO, CoT; Template-Komplexität: Minimal</text:p>
          </table:table-cell>
          <table:table-cell table:style-name="ce5" office:value-type="string">
            <text:p>Zeit</text:p>
          </table:table-cell>
          <table:table-cell table:style-name="ce5" office:value-type="string">
            <text:p>Tokenverbr.</text:p>
          </table:table-cell>
          <table:table-cell table:style-name="ce5" office:value-type="string">
            <text:p>Manuelle Zeit</text:p>
          </table:table-cell>
          <table:table-cell table:style-name="ce5"/>
          <table:table-cell table:style-name="ce5" office:value-type="string">
            <text:p>Syntax-Regeln</text:p>
          </table:table-cell>
          <table:table-cell table:style-name="ce11"/>
          <table:table-cell table:style-name="ce5" table:number-columns-repeated="5"/>
          <table:table-cell table:style-name="ce5" office:value-type="string">
            <text:p>Semantik-Regeln</text:p>
          </table:table-cell>
          <table:table-cell table:style-name="ce11"/>
          <table:table-cell table:style-name="ce5" table:number-columns-repeated="7"/>
          <table:table-cell table:style-name="ce16"/>
          <table:table-cell table:number-columns-repeated="3"/>
          <table:table-cell table:style-name="ce21" table:number-columns-repeated="10"/>
          <table:table-cell table:style-name="ce21" office:value-type="string">
            <text:p>Reset Required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NNI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style-name="ce3" office:value-type="string">
            <text:p>Template</text:p>
          </table:table-cell>
          <table:table-cell table:number-columns-repeated="4"/>
          <table:table-cell table:style-name="ce9" office:value-type="string">
            <text:p>JSON-Parsing</text:p>
          </table:table-cell>
          <table:table-cell table:style-name="ce9" office:value-type="string">
            <text:p>Prop-Vollst.</text:p>
          </table:table-cell>
          <table:table-cell table:style-name="ce9" office:value-type="string">
            <text:p>Datentyp-Korr.</text:p>
          </table:table-cell>
          <table:table-cell table:style-name="ce12" office:value-type="string">
            <text:p>Img-Formate</text:p>
          </table:table-cell>
          <table:table-cell table:style-name="ce12" office:value-type="string">
            <text:p>HexColor-Konv.</text:p>
          </table:table-cell>
          <table:table-cell table:style-name="ce12" office:value-type="string">
            <text:p>PathToShape-Frmt</text:p>
          </table:table-cell>
          <table:table-cell table:style-name="ce12" office:value-type="string">
            <text:p>Form- vs ImgShape</text:p>
          </table:table-cell>
          <table:table-cell table:style-name="ce13" office:value-type="string">
            <text:p>Temp.Min/Max</text:p>
          </table:table-cell>
          <table:table-cell table:style-name="ce13" office:value-type="string">
            <text:p>Img quadrat.</text:p>
          </table:table-cell>
          <table:table-cell table:style-name="ce13" office:value-type="string">
            <text:p>Mindestabstand</text:p>
          </table:table-cell>
          <table:table-cell table:style-name="ce13" office:value-type="string">
            <text:p>Enthaltenheit</text:p>
          </table:table-cell>
          <table:table-cell table:style-name="ce13" office:value-type="string">
            <text:p>Leerraumregel</text:p>
          </table:table-cell>
          <table:table-cell table:style-name="ce15" office:value-type="string">
            <text:p>DomObjTypeName</text:p>
          </table:table-cell>
          <table:table-cell table:style-name="ce15" office:value-type="string">
            <text:p>#NotBehav=#Vis</text:p>
          </table:table-cell>
          <table:table-cell table:style-name="ce15" office:value-type="string">
            <text:p>Shape-Vollst. *</text:p>
          </table:table-cell>
          <table:table-cell table:style-name="ce15" office:value-type="string">
            <text:p>State-Vollst. **</text:p>
          </table:table-cell>
          <table:table-cell table:style-name="ce17" office:value-type="string">
            <text:p>Img-Vollst. ***</text:p>
          </table:table-cell>
          <table:table-cell table:number-columns-repeated="3"/>
          <table:table-cell table:style-name="ce21" table:number-columns-repeated="30"/>
          <table:table-cell table:number-columns-repeated="967"/>
        </table:table-row>
        <table:table-row table:style-name="ro1">
          <table:table-cell table:style-name="ce3" office:value-type="string">
            <text:p>Conveyor</text:p>
          </table:table-cell>
          <table:table-cell office:value-type="float" office:value="67.581">
            <text:p>67,581</text:p>
          </table:table-cell>
          <table:table-cell/>
          <table:table-cell office:value-type="float" office:value="54">
            <text:p>54</text:p>
          </table:table-cell>
          <table:table-cell table:number-columns-repeated="17"/>
          <table:table-cell table:style-name="ce18"/>
          <table:table-cell table:number-columns-repeated="3"/>
          <table:table-cell table:style-name="ce21" office:value-type="string">
            <text:p>Lighting System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Optima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lightingSystem_optima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style-name="ce3" office:value-type="string">
            <text:p>ServiceStaff</text:p>
          </table:table-cell>
          <table:table-cell office:value-type="float" office:value="57.956">
            <text:p>57,956</text:p>
          </table:table-cell>
          <table:table-cell/>
          <table:table-cell office:value-type="float" office:value="73">
            <text:p>73</text:p>
          </table:table-cell>
          <table:table-cell table:number-columns-repeated="17"/>
          <table:table-cell table:style-name="ce18"/>
          <table:table-cell table:number-columns-repeated="3"/>
          <table:table-cell table:style-name="ce21" table:number-columns-repeated="10"/>
          <table:table-cell table:style-name="ce21" office:value-type="string">
            <text:p>Dimmed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lightingSystem_dimmed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style-name="ce3" office:value-type="string">
            <text:p>ConferenceRoom</text:p>
          </table:table-cell>
          <table:table-cell office:value-type="float" office:value="48.54">
            <text:p>48,54</text:p>
          </table:table-cell>
          <table:table-cell/>
          <table:table-cell office:value-type="float" office:value="69">
            <text:p>69</text:p>
          </table:table-cell>
          <table:table-cell table:number-columns-repeated="17"/>
          <table:table-cell table:style-name="ce18"/>
          <table:table-cell table:number-columns-repeated="3"/>
          <table:table-cell table:style-name="ce21" table:number-columns-repeated="10"/>
          <table:table-cell table:style-name="ce21" office:value-type="string">
            <text:p>Failure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lightingSystem_failure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style-name="ce3" office:value-type="string">
            <text:p>CoolingUnit</text:p>
          </table:table-cell>
          <table:table-cell office:value-type="float" office:value="50.111">
            <text:p>50,111</text:p>
          </table:table-cell>
          <table:table-cell/>
          <table:table-cell office:value-type="float" office:value="58">
            <text:p>58</text:p>
          </table:table-cell>
          <table:table-cell table:number-columns-repeated="17"/>
          <table:table-cell table:style-name="ce18"/>
          <table:table-cell table:number-columns-repeated="3"/>
          <table:table-cell table:style-name="ce21" table:number-columns-repeated="30"/>
          <table:table-cell table:number-columns-repeated="967"/>
        </table:table-row>
        <table:table-row table:style-name="ro2">
          <table:table-cell table:style-name="ce3" office:value-type="string">
            <text:p>Forklift</text:p>
          </table:table-cell>
          <table:table-cell table:style-name="ce6" office:value-type="float" office:value="56.781">
            <text:p>56,781</text:p>
          </table:table-cell>
          <table:table-cell/>
          <table:table-cell office:value-type="float" office:value="82">
            <text:p>82</text:p>
          </table:table-cell>
          <table:table-cell table:number-columns-repeated="17"/>
          <table:table-cell table:style-name="ce18"/>
          <table:table-cell table:number-columns-repeated="3"/>
          <table:table-cell table:style-name="ce21" office:value-type="string">
            <text:p>Air Quality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Surgical Grad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airQuality_surgicalStandard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style-name="ce3" office:value-type="string">
            <text:p>SecurityCamera</text:p>
          </table:table-cell>
          <table:table-cell office:value-type="float" office:value="65.691">
            <text:p>65,691</text:p>
          </table:table-cell>
          <table:table-cell/>
          <table:table-cell office:value-type="float" office:value="52">
            <text:p>52</text:p>
          </table:table-cell>
          <table:table-cell table:number-columns-repeated="17"/>
          <table:table-cell table:style-name="ce18"/>
          <table:table-cell table:number-columns-repeated="3"/>
          <table:table-cell table:style-name="ce21" table:number-columns-repeated="10"/>
          <table:table-cell table:style-name="ce21" office:value-type="string">
            <text:p>Acceptable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I: airQuality_acceptable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style-name="ce3" office:value-type="string">
            <text:p>WaterPump</text:p>
          </table:table-cell>
          <table:table-cell office:value-type="float" office:value="36.3">
            <text:p>36,3</text:p>
          </table:table-cell>
          <table:table-cell/>
          <table:table-cell office:value-type="float" office:value="50">
            <text:p>50</text:p>
          </table:table-cell>
          <table:table-cell table:number-columns-repeated="17"/>
          <table:table-cell table:style-name="ce18"/>
          <table:table-cell table:number-columns-repeated="3"/>
          <table:table-cell table:style-name="ce22" table:number-columns-repeated="10"/>
          <table:table-cell table:style-name="ce22" office:value-type="string">
            <text:p>Risky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/>
          <table:table-cell table:number-columns-repeated="2" table:style-name="ce22" office:value-type="float" office:value="1">
            <text:p>1</text:p>
          </table:table-cell>
          <table:table-cell table:style-name="ce22" table:number-columns-repeated="3"/>
          <table:table-cell table:style-name="ce22" office:value-type="float" office:value="1">
            <text:p>1</text:p>
          </table:table-cell>
          <table:table-cell table:style-name="ce22" office:value-type="string">
            <text:p>I: airQuality_risky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/>
          <table:table-cell table:number-columns-repeated="2" table:style-name="ce22" office:value-type="float" office:value="1">
            <text:p>1</text:p>
          </table:table-cell>
          <table:table-cell table:style-name="ce22" table:number-columns-repeated="3"/>
          <table:table-cell table:style-name="ce22" office:value-type="float" office:value="1">
            <text:p>1</text:p>
          </table:table-cell>
          <table:table-cell table:number-columns-repeated="967"/>
        </table:table-row>
        <table:table-row table:style-name="ro1">
          <table:table-cell table:style-name="ce3" office:value-type="string">
            <text:p>RobotArm</text:p>
          </table:table-cell>
          <table:table-cell office:value-type="float" office:value="46.342">
            <text:p>46,342</text:p>
          </table:table-cell>
          <table:table-cell/>
          <table:table-cell office:value-type="float" office:value="48">
            <text:p>48</text:p>
          </table:table-cell>
          <table:table-cell table:number-columns-repeated="17"/>
          <table:table-cell table:style-name="ce18"/>
          <table:table-cell table:number-columns-repeated="1000"/>
        </table:table-row>
        <table:table-row table:style-name="ro1">
          <table:table-cell table:style-name="ce3" office:value-type="string">
            <text:p>WarehouseWorker</text:p>
          </table:table-cell>
          <table:table-cell office:value-type="float" office:value="50.499">
            <text:p>50,499</text:p>
          </table:table-cell>
          <table:table-cell/>
          <table:table-cell office:value-type="float" office:value="50">
            <text:p>50</text:p>
          </table:table-cell>
          <table:table-cell table:number-columns-repeated="17"/>
          <table:table-cell table:style-name="ce18"/>
          <table:table-cell table:number-columns-repeated="1000"/>
        </table:table-row>
        <table:table-row table:style-name="ro1">
          <table:table-cell table:style-name="ce3" office:value-type="string">
            <text:p>TrainCrossingGate</text:p>
          </table:table-cell>
          <table:table-cell office:value-type="float" office:value="50.073">
            <text:p>50,073</text:p>
          </table:table-cell>
          <table:table-cell/>
          <table:table-cell office:value-type="float" office:value="90">
            <text:p>90</text:p>
          </table:table-cell>
          <table:table-cell table:number-columns-repeated="17"/>
          <table:table-cell table:style-name="ce18"/>
          <table:table-cell table:number-columns-repeated="1000"/>
        </table:table-row>
        <table:table-row table:style-name="ro1">
          <table:table-cell table:style-name="ce3" office:value-type="string">
            <text:p>DairyCow</text:p>
          </table:table-cell>
          <table:table-cell office:value-type="float" office:value="53.232">
            <text:p>53,232</text:p>
          </table:table-cell>
          <table:table-cell/>
          <table:table-cell office:value-type="float" office:value="62">
            <text:p>62</text:p>
          </table:table-cell>
          <table:table-cell table:number-columns-repeated="17"/>
          <table:table-cell table:style-name="ce18"/>
          <table:table-cell table:number-columns-repeated="1000"/>
        </table:table-row>
        <table:table-row table:style-name="ro1">
          <table:table-cell table:style-name="ce3" office:value-type="string">
            <text:p>AgriculturalField</text:p>
          </table:table-cell>
          <table:table-cell office:value-type="float" office:value="40.222">
            <text:p>40,222</text:p>
          </table:table-cell>
          <table:table-cell/>
          <table:table-cell office:value-type="float" office:value="53">
            <text:p>53</text:p>
          </table:table-cell>
          <table:table-cell table:number-columns-repeated="17"/>
          <table:table-cell table:style-name="ce18"/>
          <table:table-cell table:number-columns-repeated="1000"/>
        </table:table-row>
        <table:table-row table:style-name="ro1">
          <table:table-cell table:style-name="ce3" office:value-type="string">
            <text:p>WifiAccessPoint</text:p>
          </table:table-cell>
          <table:table-cell office:value-type="float" office:value="33.419">
            <text:p>33,419</text:p>
          </table:table-cell>
          <table:table-cell/>
          <table:table-cell office:value-type="float" office:value="42">
            <text:p>42</text:p>
          </table:table-cell>
          <table:table-cell table:number-columns-repeated="17"/>
          <table:table-cell table:style-name="ce18"/>
          <table:table-cell table:number-columns-repeated="1000"/>
        </table:table-row>
        <table:table-row table:style-name="ro1">
          <table:table-cell table:style-name="ce3" office:value-type="string">
            <text:p>AIModel</text:p>
          </table:table-cell>
          <table:table-cell office:value-type="float" office:value="56.05">
            <text:p>56,05</text:p>
          </table:table-cell>
          <table:table-cell/>
          <table:table-cell office:value-type="float" office:value="70">
            <text:p>70</text:p>
          </table:table-cell>
          <table:table-cell table:number-columns-repeated="17"/>
          <table:table-cell table:style-name="ce18"/>
          <table:table-cell table:number-columns-repeated="1000"/>
        </table:table-row>
        <table:table-row table:style-name="ro1">
          <table:table-cell table:style-name="ce3" office:value-type="string">
            <text:p>SmartThermostat</text:p>
          </table:table-cell>
          <table:table-cell office:value-type="float" office:value="61.908">
            <text:p>61,908</text:p>
          </table:table-cell>
          <table:table-cell/>
          <table:table-cell office:value-type="float" office:value="70">
            <text:p>70</text:p>
          </table:table-cell>
          <table:table-cell table:number-columns-repeated="17"/>
          <table:table-cell table:style-name="ce18"/>
          <table:table-cell table:number-columns-repeated="1000"/>
        </table:table-row>
        <table:table-row table:style-name="ro1">
          <table:table-cell table:style-name="ce3" office:value-type="string">
            <text:p>HospitalPatient</text:p>
          </table:table-cell>
          <table:table-cell office:value-type="float" office:value="50.167">
            <text:p>50,167</text:p>
          </table:table-cell>
          <table:table-cell/>
          <table:table-cell office:value-type="float" office:value="46">
            <text:p>46</text:p>
          </table:table-cell>
          <table:table-cell table:number-columns-repeated="17"/>
          <table:table-cell table:style-name="ce18"/>
          <table:table-cell table:number-columns-repeated="1000"/>
        </table:table-row>
        <table:table-row table:style-name="ro1">
          <table:table-cell table:style-name="ce3" office:value-type="string">
            <text:p>RentalCar</text:p>
          </table:table-cell>
          <table:table-cell office:value-type="float" office:value="65.67">
            <text:p>65,67</text:p>
          </table:table-cell>
          <table:table-cell/>
          <table:table-cell office:value-type="float" office:value="52">
            <text:p>52</text:p>
          </table:table-cell>
          <table:table-cell table:number-columns-repeated="17"/>
          <table:table-cell table:style-name="ce18"/>
          <table:table-cell table:number-columns-repeated="1000"/>
        </table:table-row>
        <table:table-row table:style-name="ro1">
          <table:table-cell table:style-name="ce3" office:value-type="string">
            <text:p>SmartPhone</text:p>
          </table:table-cell>
          <table:table-cell office:value-type="float" office:value="43.296">
            <text:p>43,296</text:p>
          </table:table-cell>
          <table:table-cell/>
          <table:table-cell office:value-type="float" office:value="51">
            <text:p>51</text:p>
          </table:table-cell>
          <table:table-cell table:number-columns-repeated="17"/>
          <table:table-cell table:style-name="ce18"/>
          <table:table-cell table:number-columns-repeated="1000"/>
        </table:table-row>
        <table:table-row table:style-name="ro1">
          <table:table-cell table:style-name="ce3" office:value-type="string">
            <text:p>MRIScanner</text:p>
          </table:table-cell>
          <table:table-cell office:value-type="float" office:value="81.008">
            <text:p>81,008</text:p>
          </table:table-cell>
          <table:table-cell/>
          <table:table-cell office:value-type="float" office:value="49">
            <text:p>49</text:p>
          </table:table-cell>
          <table:table-cell table:number-columns-repeated="17"/>
          <table:table-cell table:style-name="ce18"/>
          <table:table-cell table:number-columns-repeated="1000"/>
        </table:table-row>
        <table:table-row table:style-name="ro1">
          <table:table-cell table:style-name="ce3" office:value-type="string">
            <text:p>OperatingRoom</text:p>
          </table:table-cell>
          <table:table-cell office:value-type="float" office:value="47.773">
            <text:p>47,773</text:p>
          </table:table-cell>
          <table:table-cell/>
          <table:table-cell office:value-type="float" office:value="62">
            <text:p>62</text:p>
          </table:table-cell>
          <table:table-cell table:number-columns-repeated="17"/>
          <table:table-cell table:style-name="ce18"/>
          <table:table-cell table:number-columns-repeated="1000"/>
        </table:table-row>
        <table:table-row table:style-name="ro1">
          <table:table-cell table:style-name="ce4"/>
          <table:table-cell table:style-name="ce7" table:formula="of:= AVERAGE([.B346:.B365])" office:value-type="float" office:value="53.13095">
            <text:p>53,13095</text:p>
          </table:table-cell>
          <table:table-cell table:style-name="ce7" table:formula="of:= AVERAGE([.C346:.C365])" office:value-type="float" office:value="0">
            <text:p>#DIV/0!</text:p>
          </table:table-cell>
          <table:table-cell table:style-name="ce7" table:formula="of:= AVERAGE([.D346:.D365])" office:value-type="float" office:value="59.15">
            <text:p>59,15</text:p>
          </table:table-cell>
          <table:table-cell table:style-name="ce7"/>
          <table:table-cell table:style-name="ce7" table:formula="of:=COUNTIF([.F346:.F365]; 1) / 20" office:value-type="float" office:value="0">
            <text:p>0</text:p>
          </table:table-cell>
          <table:table-cell table:style-name="ce7" table:formula="of:=COUNTIF([.G346:.G365]; 1) / 20" office:value-type="float" office:value="0">
            <text:p>0</text:p>
          </table:table-cell>
          <table:table-cell table:style-name="ce7" table:formula="of:=COUNTIF([.H346:.H365]; 1) / 20" office:value-type="float" office:value="0">
            <text:p>0</text:p>
          </table:table-cell>
          <table:table-cell table:style-name="ce7" table:formula="of:=COUNTIF([.I346:.I365]; 1) / 20" office:value-type="float" office:value="0">
            <text:p>0</text:p>
          </table:table-cell>
          <table:table-cell table:style-name="ce7" table:formula="of:=COUNTIF([.J346:.J365]; 1) / 20" office:value-type="float" office:value="0">
            <text:p>0</text:p>
          </table:table-cell>
          <table:table-cell table:style-name="ce7" table:formula="of:=COUNTIF([.K346:.K365]; 1) / 20" office:value-type="float" office:value="0">
            <text:p>0</text:p>
          </table:table-cell>
          <table:table-cell table:style-name="ce7" table:formula="of:=COUNTIF([.L346:.L365]; 1) / 20" office:value-type="float" office:value="0">
            <text:p>0</text:p>
          </table:table-cell>
          <table:table-cell table:style-name="ce7" table:formula="of:=COUNTIF([.M346:.M365]; 1) / 20" office:value-type="float" office:value="0">
            <text:p>0</text:p>
          </table:table-cell>
          <table:table-cell table:style-name="ce7" table:formula="of:=COUNTIF([.N346:.N365]; 1) / 20" office:value-type="float" office:value="0">
            <text:p>0</text:p>
          </table:table-cell>
          <table:table-cell table:style-name="ce7" table:formula="of:=COUNTIF([.O346:.O365]; 1) / 20" office:value-type="float" office:value="0">
            <text:p>0</text:p>
          </table:table-cell>
          <table:table-cell table:style-name="ce7" table:formula="of:=COUNTIF([.P346:.P365]; 1) / 20" office:value-type="float" office:value="0">
            <text:p>0</text:p>
          </table:table-cell>
          <table:table-cell table:style-name="ce7" table:formula="of:=COUNTIF([.Q346:.Q365]; 1) / 20" office:value-type="float" office:value="0">
            <text:p>0</text:p>
          </table:table-cell>
          <table:table-cell table:style-name="ce7" table:formula="of:=COUNTIF([.R346:.R365]; 1) / 20" office:value-type="float" office:value="0">
            <text:p>0</text:p>
          </table:table-cell>
          <table:table-cell table:style-name="ce7" table:formula="of:=COUNTIF([.S346:.S365]; 1) / 20" office:value-type="float" office:value="0">
            <text:p>0</text:p>
          </table:table-cell>
          <table:table-cell table:style-name="ce7" table:formula="of:=SUM([.T346:.T365]) / 20" office:value-type="float" office:value="0">
            <text:p>0</text:p>
          </table:table-cell>
          <table:table-cell table:style-name="ce7" table:formula="of:=SUM([.U346:.U365]) / 20" office:value-type="float" office:value="0">
            <text:p>0</text:p>
          </table:table-cell>
          <table:table-cell table:style-name="ce19" table:formula="of:=SUM([.V346:.V365]) / 20" office:value-type="float" office:value="0">
            <text:p>0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>
            <text:p>Mittelwert Image</text:p>
          </table:table-cell>
          <table:table-cell table:formula="of:=AVERAGE([.D346]; [.D349]; [.D352]; [.D354]; [.D358]; [.D361]; [.D362]; [.D363]; [.D364]; [.D365])" office:value-type="float" office:value="51.4">
            <text:p>51,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 office:value-type="string">
            <text:p>Mittelwert No Image</text:p>
          </table:table-cell>
          <table:table-cell table:formula="of:=AVERAGE([.D347];[.D348]; [.D350]; [.D351];[.D353];[.D355];[.D356];[.D357];[.D359];[.D360])" office:value-type="float" office:value="66.9">
            <text:p>66,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ittelwert Color</text:p>
          </table:table-cell>
          <table:table-cell table:formula="of:=AVERAGE([.D348];[.D351];[.D353];[.D359];[.D360])" office:value-type="float" office:value="61.8">
            <text:p>61,8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Mittelwert Text</text:p>
          </table:table-cell>
          <table:table-cell table:formula="of:=AVERAGE([.D347];[.D350];[.D355];[.D356];[.D357])" office:value-type="float" office:value="72">
            <text:p>72</text:p>
          </table:table-cell>
          <table:table-cell table:number-columns-repeated="1018"/>
        </table:table-row>
        <table:table-row table:style-name="ro1" table:number-rows-repeated="6">
          <table:table-cell table:number-columns-repeated="1022"/>
        </table:table-row>
        <table:table-row table:style-name="ro1">
          <table:table-cell office:value-type="string">
            <text:p>Manuelle Template-Generierung</text:p>
          </table:table-cell>
          <table:table-cell office:value-type="string">
            <text:p>Zeit 1</text:p>
          </table:table-cell>
          <table:table-cell office:value-type="string">
            <text:p>Zeit 2</text:p>
          </table:table-cell>
          <table:table-cell table:number-columns-repeated="1019"/>
        </table:table-row>
        <table:table-row table:style-name="ro1">
          <table:table-cell office:value-type="string">
            <text:p>Template</text:p>
          </table:table-cell>
          <table:table-cell table:number-columns-repeated="1021"/>
        </table:table-row>
        <table:table-row table:style-name="ro1">
          <table:table-cell office:value-type="string">
            <text:p>Conveyor</text:p>
          </table:table-cell>
          <table:table-cell office:value-type="float" office:value="110">
            <text:p>110</text:p>
          </table:table-cell>
          <table:table-cell table:number-columns-repeated="1020"/>
        </table:table-row>
        <table:table-row table:style-name="ro1">
          <table:table-cell office:value-type="string">
            <text:p>ServiceStaff</text:p>
          </table:table-cell>
          <table:table-cell office:value-type="float" office:value="186">
            <text:p>186</text:p>
          </table:table-cell>
          <table:table-cell table:number-columns-repeated="1020"/>
        </table:table-row>
        <table:table-row table:style-name="ro1">
          <table:table-cell office:value-type="string">
            <text:p>ConferenceRoom</text:p>
          </table:table-cell>
          <table:table-cell office:value-type="float" office:value="140">
            <text:p>140</text:p>
          </table:table-cell>
          <table:table-cell table:number-columns-repeated="1020"/>
        </table:table-row>
        <table:table-row table:style-name="ro1">
          <table:table-cell office:value-type="string">
            <text:p>CoolingUnit</text:p>
          </table:table-cell>
          <table:table-cell office:value-type="float" office:value="113">
            <text:p>113</text:p>
          </table:table-cell>
          <table:table-cell table:number-columns-repeated="1020"/>
        </table:table-row>
        <table:table-row table:style-name="ro1">
          <table:table-cell office:value-type="string">
            <text:p>Forklift</text:p>
          </table:table-cell>
          <table:table-cell office:value-type="float" office:value="155">
            <text:p>155</text:p>
          </table:table-cell>
          <table:table-cell table:number-columns-repeated="1020"/>
        </table:table-row>
        <table:table-row table:style-name="ro1">
          <table:table-cell office:value-type="string">
            <text:p>SecurityCamera</text:p>
          </table:table-cell>
          <table:table-cell office:value-type="float" office:value="153">
            <text:p>153</text:p>
          </table:table-cell>
          <table:table-cell table:number-columns-repeated="1020"/>
        </table:table-row>
        <table:table-row table:style-name="ro1">
          <table:table-cell office:value-type="string">
            <text:p>WaterPump</text:p>
          </table:table-cell>
          <table:table-cell office:value-type="float" office:value="140">
            <text:p>140</text:p>
          </table:table-cell>
          <table:table-cell table:number-columns-repeated="1020"/>
        </table:table-row>
        <table:table-row table:style-name="ro1">
          <table:table-cell office:value-type="string">
            <text:p>RobotArm</text:p>
          </table:table-cell>
          <table:table-cell office:value-type="float" office:value="122">
            <text:p>122</text:p>
          </table:table-cell>
          <table:table-cell table:number-columns-repeated="1020"/>
        </table:table-row>
        <table:table-row table:style-name="ro1">
          <table:table-cell office:value-type="string">
            <text:p>WarehouseWorker</text:p>
          </table:table-cell>
          <table:table-cell office:value-type="float" office:value="294">
            <text:p>294</text:p>
          </table:table-cell>
          <table:table-cell table:number-columns-repeated="1020"/>
        </table:table-row>
        <table:table-row table:style-name="ro1">
          <table:table-cell office:value-type="string">
            <text:p>TrainCrossingGate</text:p>
          </table:table-cell>
          <table:table-cell office:value-type="float" office:value="216">
            <text:p>216</text:p>
          </table:table-cell>
          <table:table-cell table:number-columns-repeated="1020"/>
        </table:table-row>
        <table:table-row table:style-name="ro1">
          <table:table-cell office:value-type="string">
            <text:p>DairyCow</text:p>
          </table:table-cell>
          <table:table-cell office:value-type="float" office:value="195">
            <text:p>195</text:p>
          </table:table-cell>
          <table:table-cell table:number-columns-repeated="1020"/>
        </table:table-row>
        <table:table-row table:style-name="ro1">
          <table:table-cell office:value-type="string">
            <text:p>AgriculturalField</text:p>
          </table:table-cell>
          <table:table-cell office:value-type="float" office:value="199">
            <text:p>199</text:p>
          </table:table-cell>
          <table:table-cell table:number-columns-repeated="1020"/>
        </table:table-row>
        <table:table-row table:style-name="ro1">
          <table:table-cell office:value-type="string">
            <text:p>WifiAccessPoint</text:p>
          </table:table-cell>
          <table:table-cell office:value-type="float" office:value="232">
            <text:p>232</text:p>
          </table:table-cell>
          <table:table-cell table:number-columns-repeated="1020"/>
        </table:table-row>
        <table:table-row table:style-name="ro1">
          <table:table-cell office:value-type="string">
            <text:p>AIModel</text:p>
          </table:table-cell>
          <table:table-cell office:value-type="float" office:value="190">
            <text:p>190</text:p>
          </table:table-cell>
          <table:table-cell table:number-columns-repeated="1020"/>
        </table:table-row>
        <table:table-row table:style-name="ro1">
          <table:table-cell office:value-type="string">
            <text:p>SmartThermostat</text:p>
          </table:table-cell>
          <table:table-cell office:value-type="float" office:value="135">
            <text:p>135</text:p>
          </table:table-cell>
          <table:table-cell table:number-columns-repeated="1020"/>
        </table:table-row>
        <table:table-row table:style-name="ro1">
          <table:table-cell office:value-type="string">
            <text:p>HospitalPatient</text:p>
          </table:table-cell>
          <table:table-cell office:value-type="float" office:value="139">
            <text:p>139</text:p>
          </table:table-cell>
          <table:table-cell table:number-columns-repeated="1020"/>
        </table:table-row>
        <table:table-row table:style-name="ro1">
          <table:table-cell office:value-type="string">
            <text:p>RentalCar</text:p>
          </table:table-cell>
          <table:table-cell office:value-type="float" office:value="238">
            <text:p>238</text:p>
          </table:table-cell>
          <table:table-cell table:number-columns-repeated="1020"/>
        </table:table-row>
        <table:table-row table:style-name="ro1">
          <table:table-cell office:value-type="string">
            <text:p>SmartPhone</text:p>
          </table:table-cell>
          <table:table-cell office:value-type="float" office:value="172">
            <text:p>172</text:p>
          </table:table-cell>
          <table:table-cell table:number-columns-repeated="1020"/>
        </table:table-row>
        <table:table-row table:style-name="ro1">
          <table:table-cell office:value-type="string">
            <text:p>MRIScanner</text:p>
          </table:table-cell>
          <table:table-cell office:value-type="float" office:value="134">
            <text:p>134</text:p>
          </table:table-cell>
          <table:table-cell table:number-columns-repeated="1020"/>
        </table:table-row>
        <table:table-row table:style-name="ro1">
          <table:table-cell office:value-type="string">
            <text:p>OperatingRoom</text:p>
          </table:table-cell>
          <table:table-cell office:value-type="float" office:value="186">
            <text:p>186</text:p>
          </table:table-cell>
          <table:table-cell table:number-columns-repeated="1020"/>
        </table:table-row>
        <table:table-row table:style-name="ro1">
          <table:table-cell/>
          <table:table-cell table:formula="of:= AVERAGE([.B380:.B399])" office:value-type="float" office:value="172.45">
            <text:p>172,45</text:p>
          </table:table-cell>
          <table:table-cell table:number-columns-repeated="1020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office:value-type="string">
            <text:p>Durchschnitt 3 Shapes</text:p>
          </table:table-cell>
          <table:table-cell table:formula="of:=AVERAGE([.B380:.B384];[.B387];[.B389];[.B394];[.B395];[.B398])" office:value-type="float" office:value="145">
            <text:p>145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urchschnitt 4 Shapes</text:p>
          </table:table-cell>
          <table:table-cell table:formula="of:=AVERAGE([.B385:.B386];[.B388];[.B390:.B393];[.B397];[.B399])" office:value-type="float" office:value="195.666666666667">
            <text:p>195,6666666667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urchschnitt 5 Shapes</text:p>
          </table:table-cell>
          <table:table-cell table:formula="of:=AVERAGE([.B396])" office:value-type="float" office:value="238">
            <text:p>238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office:value-type="string">
            <text:p>Durchschnitt: 0x Text</text:p>
          </table:table-cell>
          <table:table-cell table:formula="of:=AVERAGE([.B380:.B383];[.B385:.B387];[.B393];[.B394];[.B397];[.B398])" office:value-type="float" office:value="145">
            <text:p>145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urchschnitt: 1x Text</text:p>
          </table:table-cell>
          <table:table-cell table:formula="of:=AVERAGE([.B384];[.B389:.B392];[.B395];[.B396];[.B399])" office:value-type="float" office:value="195">
            <text:p>195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urchschnitt: 2x Text</text:p>
          </table:table-cell>
          <table:table-cell table:formula="of:=AVERAGE([.B388])" office:value-type="float" office:value="294">
            <text:p>294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office:value-type="string">
            <text:p>Durchschnitt 0x Image</text:p>
          </table:table-cell>
          <table:table-cell table:formula="of:=AVERAGE([.B381])" office:value-type="float" office:value="186">
            <text:p>186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urchschnitt 1x Image</text:p>
          </table:table-cell>
          <table:table-cell table:formula="of:=AVERAGE([.B388];[.B389])" office:value-type="float" office:value="255">
            <text:p>255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urchschnitt 2x Image</text:p>
          </table:table-cell>
          <table:table-cell table:formula="of:=AVERAGE([.B380];[.B382];[.B383];[.B384];[.B387];[.B392];[.B393];[.B394];[.B395])" office:value-type="float" office:value="148.444444444444">
            <text:p>148,4444444444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urchschnitt 3x Image</text:p>
          </table:table-cell>
          <table:table-cell table:formula="of:=AVERAGE([.B385];[.B386];[.B390];[.B391];[.B397];[.B398];[.B399])" office:value-type="float" office:value="168.428571428571">
            <text:p>168,4285714286</text:p>
          </table:table-cell>
          <table:table-cell table:number-columns-repeated="1019"/>
        </table:table-row>
        <table:table-row table:style-name="ro1" table:number-rows-repeated="11">
          <table:table-cell table:number-columns-repeated="1022"/>
        </table:table-row>
        <table:table-row table:style-name="ro3">
          <table:table-cell office:value-type="string">
            <text:p>Auswertung SUS-Fragebogen</text:p>
          </table:table-cell>
          <table:table-cell table:number-columns-repeated="1021"/>
        </table:table-row>
        <table:table-row table:style-name="ro1">
          <table:table-cell office:value-type="string">
            <text:p>1: Gerne häufig benutzen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2: Unnötig komplex</text:p>
          </table:table-cell>
          <table:table-cell table:number-columns-repeated="5"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3: Einfach zu benutze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4: Hilfe versierter Person notwendig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5:Verschiedene Funktionen gut integriert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6: Zu viele Inkonsistenzen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7: Meisten Menschen lernen Umgang schnell</text:p>
          </table:table-cell>
          <table:table-cell table:number-columns-repeated="5"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8: Sehr umständlich zu nutzen</text:p>
          </table:table-cell>
          <table:table-cell table:number-columns-repeated="5" office:value-type="float" office:value="4">
            <text:p>4</text:p>
          </table:table-cell>
          <table:table-cell table:number-columns-repeated="1016"/>
        </table:table-row>
        <table:table-row table:style-name="ro3">
          <table:table-cell office:value-type="string">
            <text:p>9: Fühlte mich bei benutzung siche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10: Eine Menge lernen, um zu verwenden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formula="of:=SUM([.B426:.B435])" office:value-type="float" office:value="35">
            <text:p>35</text:p>
          </table:table-cell>
          <table:table-cell table:formula="of:=SUM([.C426:.C435])" office:value-type="float" office:value="30">
            <text:p>30</text:p>
          </table:table-cell>
          <table:table-cell table:formula="of:=SUM([.D426:.D435])" office:value-type="float" office:value="36">
            <text:p>36</text:p>
          </table:table-cell>
          <table:table-cell table:formula="of:=SUM([.E426:.E435])" office:value-type="float" office:value="33">
            <text:p>33</text:p>
          </table:table-cell>
          <table:table-cell table:formula="of:=SUM([.F426:.F435])" office:value-type="float" office:value="37">
            <text:p>37</text:p>
          </table:table-cell>
          <table:table-cell table:number-columns-repeated="1016"/>
        </table:table-row>
        <table:table-row table:style-name="ro1">
          <table:table-cell/>
          <table:table-cell table:formula="of:=PRODUCT(2.5; [.B436])" office:value-type="float" office:value="87.5">
            <text:p>87,5</text:p>
          </table:table-cell>
          <table:table-cell table:formula="of:=PRODUCT(2.5; [.C436])" office:value-type="float" office:value="75">
            <text:p>75</text:p>
          </table:table-cell>
          <table:table-cell table:formula="of:=PRODUCT(2.5; [.D436])" office:value-type="float" office:value="90">
            <text:p>90</text:p>
          </table:table-cell>
          <table:table-cell table:formula="of:=PRODUCT(2.5; [.E436])" office:value-type="float" office:value="82.5">
            <text:p>82,5</text:p>
          </table:table-cell>
          <table:table-cell table:formula="of:=PRODUCT(2.5; [.F436])" office:value-type="float" office:value="92.5">
            <text:p>92,5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3"/>
          <table:table-cell table:formula="of:=AVERAGE([.B437:.F437])" office:value-type="float" office:value="85.5">
            <text:p>85,5</text:p>
          </table:table-cell>
          <table:table-cell table:number-columns-repeated="1018"/>
        </table:table-row>
        <table:table-row table:style-name="ro1" table:number-rows-repeated="1048136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Tabelle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7-24">24.07.2025</text:date>, <text:time>16:12:5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6-24T19:10:26.92</meta:creation-date>
    <meta:editing-duration>P13DT1H46M23S</meta:editing-duration>
    <meta:editing-cycles>13</meta:editing-cycles>
    <meta:generator>OpenOffice/4.1.15$Win32 OpenOffice.org_project/4115m2$Build-9813</meta:generator>
    <meta:initial-creator>Jonas Czeslik</meta:initial-creator>
    <dc:date>2025-07-24T16:12:51.72</dc:date>
    <dc:creator>Jonas Czeslik</dc:creator>
    <meta:document-statistic meta:table-count="3" meta:cell-count="8025" meta:object-count="0"/>
  </office:meta>
</office:document-meta>
</file>